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Pictures/2000000A000000FD000000FDD4B68D62.svm" manifest:media-type=""/>
  <manifest:file-entry manifest:full-path="Object 20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cript" svg:font-family="Script" style:font-family-generic="script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2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1mm"/>
    </style:style>
    <style:style style:name="co5" style:family="table-column">
      <style:table-column-properties fo:break-before="auto" style:column-width="26.63mm"/>
    </style:style>
    <style:style style:name="co6" style:family="table-column">
      <style:table-column-properties fo:break-before="auto" style:column-width="25.24mm"/>
    </style:style>
    <style:style style:name="co7" style:family="table-column">
      <style:table-column-properties fo:break-before="auto" style:column-width="25.81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3.58mm"/>
    </style:style>
    <style:style style:name="ro1" style:family="table-row">
      <style:table-row-properties style:row-height="10.4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09mm" fo:break-before="auto" style:use-optimal-row-height="true"/>
    </style:style>
    <style:style style:name="ro5" style:family="table-row">
      <style:table-row-properties style:row-height="8.15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0.28mm" fo:break-before="auto" style:use-optimal-row-height="true"/>
    </style:style>
    <style:style style:name="ro8" style:family="table-row">
      <style:table-row-properties style:row-height="17.37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1"/>
    </style:style>
    <style:style style:name="ce13" style:family="table-cell" style:parent-style-name="Default">
      <style:text-properties fo:color="#ce181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"/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-33% 58%" style:font-size-asian="10pt" style:font-size-complex="10pt"/>
    </style:style>
    <style:style style:name="T2" style:family="text">
      <style:text-properties style:font-name="Arial" style:text-position="-66% 58%"/>
    </style:style>
    <style:style style:name="T3" style:family="text">
      <style:text-properties style:font-name="Arial"/>
    </style:style>
    <style:style style:name="T4" style:family="text">
      <style:text-properties fo:font-size="10pt" style:font-size-asian="10pt" style:font-size-complex="10pt" style:text-position="-66% 58%"/>
    </style:style>
    <style:style style:name="T5" style:family="text">
      <style:text-properties style:text-position="-33% 58%"/>
    </style:style>
    <style:style style:name="T6" style:family="text">
      <style:text-properties fo:font-size="10pt" style:text-position="-66% 58%" style:font-size-asian="10pt" style:font-size-complex="10pt"/>
    </style:style>
    <style:style style:name="T7" style:family="text">
      <style:text-properties fo:font-size="10pt" style:font-size-asian="10pt" style:font-size-complex="10pt" style:text-position="0% 100%"/>
    </style:style>
    <style:style style:name="T8" style:family="text">
      <style:text-properties fo:font-size="10pt" style:font-size-asian="10pt" style:font-size-complex="10pt" style:text-position="-33% 58%"/>
    </style:style>
    <style:style style:name="T9" style:family="text">
      <style:text-properties style:text-position="0% 100%"/>
    </style:style>
    <style:style style:name="T10" style:family="text">
      <style:text-properties style:font-name="Script" style:text-position="-33% 58%"/>
    </style:style>
    <style:style style:name="T11" style:family="text">
      <style:text-properties style:font-name="Arial" style:text-position="-99% 58%"/>
    </style:style>
    <style:style style:name="T12" style:family="text">
      <style:text-properties fo:font-size="10pt" style:font-size-asian="10pt" style:font-size-complex="10pt" style:font-name="Arial" style:text-position="-66% 58%"/>
    </style:style>
    <style:style style:name="T13" style:family="text">
      <style:text-properties style:font-name="Arial" fo:font-size="10pt" style:text-position="-66% 58%" style:font-size-asian="10pt" style:font-size-complex="10pt"/>
    </style:style>
    <style:style style:name="T14" style:family="text">
      <style:text-properties style:text-position="-66% 58%"/>
    </style:style>
    <style:style style:name="T15" style:family="text">
      <style:text-properties style:text-position="33% 58%"/>
    </style:style>
    <style:style style:name="T16" style:family="text">
      <style:text-properties style:font-name="Arial" style:text-position="super 58%"/>
    </style:style>
  </office:automatic-styles>
  <office:body>
    <office:spreadsheet>
      <table:table table:name="Reference 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ircraft Reference Dat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is sheet covers reference data commonly reported for aircraft. <text:s/>Fill in the values for the specific aircraft mod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 are creating a flight model for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s</text:p>
          </table:table-cell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Wing area</text:p>
          </table:table-cell>
          <table:table-cell table:style-name="ce13" office:value-type="float" office:value="286" calcext:value-type="float">
            <text:p>286</text:p>
          </table:table-cell>
          <table:table-cell office:value-type="string" calcext:value-type="string">
            <text:p>sq. ft.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Wing span</text:p>
          </table:table-cell>
          <table:table-cell table:style-name="ce13" office:value-type="float" office:value="21.94" calcext:value-type="float">
            <text:p>21,94</text:p>
          </table:table-cell>
          <table:table-cell office:value-type="string" calcext:value-type="string">
            <text:p>ft.</text:p>
          </table:table-cell>
        </table:table-row>
        <table:table-row table:style-name="ro2">
          <table:table-cell office:value-type="string" calcext:value-type="string">
            <text:p>croot</text:p>
          </table:table-cell>
          <table:table-cell office:value-type="string" calcext:value-type="string">
            <text:p>Chord at wing roo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ft.</text:p>
          </table:table-cell>
        </table:table-row>
        <table:table-row table:style-name="ro2">
          <table:table-cell office:value-type="string" calcext:value-type="string">
            <text:p>ctip</text:p>
          </table:table-cell>
          <table:table-cell office:value-type="string" calcext:value-type="string">
            <text:p>Chord at wing tip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ft.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ean aerodynamic chord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ft.</text:p>
          </table:table-cell>
        </table:table-row>
        <table:table-row table:style-name="ro2">
          <table:table-cell office:value-type="string" calcext:value-type="string">
            <text:p>t/c</text:p>
          </table:table-cell>
          <table:table-cell office:value-type="string" calcext:value-type="string">
            <text:p>Wing thickness ratio</text:p>
          </table:table-cell>
          <table:table-cell office:value-type="float" office:value="3.36" calcext:value-type="float">
            <text:p>3,36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Body diame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t.</text:p>
          </table:table-cell>
        </table:table-row>
        <table:table-row table:style-name="ro2">
          <table:table-cell table:style-name="ce3" office:value-type="string" calcext:value-type="string">
            <text:p>ΔLE</text:p>
          </table:table-cell>
          <table:table-cell office:value-type="string" calcext:value-type="string">
            <text:p>Leading edge sweep angle</text:p>
          </table:table-cell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degrees</text:p>
          </table:table-cell>
        </table:table-row>
        <table:table-row table:style-name="ro2">
          <table:table-cell table:style-name="ce3" office:value-type="string" calcext:value-type="string">
            <text:p>Δ ¼</text:p>
          </table:table-cell>
          <table:table-cell office:value-type="string" calcext:value-type="string">
            <text:p>¼ chord sweep 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rees</text:p>
          </table:table-cell>
        </table:table-row>
      </table:table>
      <table:table table:name="Aerodynamic Coefficients" table:style-name="ta1" table:print="false">
        <table:table-column table:style-name="co1" table:number-columns-repeated="38" table:default-cell-style-name="Default"/>
        <table:table-row table:style-name="ro1">
          <table:table-cell table:style-name="ce1" office:value-type="string" calcext:value-type="string">
            <text:p>Aerodynamic Coefficients</text:p>
          </table:table-cell>
          <table:table-cell table:number-columns-repeated="37"/>
        </table:table-row>
        <table:table-row table:style-name="ro2">
          <table:table-cell table:number-columns-repeated="38"/>
        </table:table-row>
        <table:table-row table:style-name="ro2">
          <table:table-cell office:value-type="string" calcext:value-type="string">
            <text:p>This sheet covers data capture of aerodynamic coefficients. <text:s/>Generally this requires a bit of intuitive filling in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of missing data by mapping from coefficient graphs in some report to data values in the spreadsheet.</text:p>
          </table:table-cell>
          <table:table-cell table:number-columns-repeated="37"/>
        </table:table-row>
        <table:table-row table:style-name="ro2">
          <table:table-cell table:number-columns-repeated="38"/>
        </table:table-row>
        <table:table-row table:style-name="ro4">
          <table:table-cell table:style-name="ce2" office:value-type="string" calcext:value-type="string">
            <text:p>Coefficient of Lift (C<text:span text:style-name="T1">L</text:span><text:span text:style-name="T2">α</text:span><text:span text:style-name="T3">) / radian</text:span></text:p>
          </table:table-cell>
          <table:table-cell table:number-columns-repeated="37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number-columns-repeated="2"/>
          <table:table-cell>
            <draw:frame table:end-cell-address="'Aerodynamic Coefficients'.P27" table:end-x="3.35mm" table:end-y="0.83mm" draw:z-index="0" draw:style-name="gr1" draw:text-style-name="P1" svg:width="160.26mm" svg:height="90.33mm" svg:x="1.77mm" svg:y="1.18mm">
              <draw:object draw:notify-on-update-of-ranges="'Aerodynamic Coefficients'.A8:'Aerodynamic Coefficients'.A30 'Aerodynamic Coefficients'.B7:'Aerodynamic Coefficients'.B7 'Aerodynamic Coefficients'.B8:'Aerodynamic Coefficients'.B30 'Aerodynamic Coefficients'.A8:'Aerodynamic Coefficients'.A30 'Aerodynamic Coefficients'.C7:'Aerodynamic Coefficients'.C7 'Aerodynamic Coefficients'.C8:'Aerodynamic Coefficients'.C30 'Aerodynamic Coefficients'.A8:'Aerodynamic Coefficients'.A30 'Aerodynamic Coefficients'.D7:'Aerodynamic Coefficients'.D7 'Aerodynamic Coefficients'.D8:'Aerodynamic Coefficients'.D30 'Aerodynamic Coefficients'.A8:'Aerodynamic Coefficients'.A30 'Aerodynamic Coefficients'.E7:'Aerodynamic Coefficients'.E7 'Aerodynamic Coefficients'.E8:'Aerodynamic Coefficients'.E30 'Aerodynamic Coefficients'.A8:'Aerodynamic Coefficients'.A30 'Aerodynamic Coefficients'.F7:'Aerodynamic Coefficients'.F7 'Aerodynamic Coefficients'.F8:'Aerodynamic Coefficients'.F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6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table:number-columns-repeated="36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.5" calcext:value-type="float">
            <text:p>2,5</text:p>
          </table:table-cell>
          <table:table-cell table:number-columns-repeated="36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.5" calcext:value-type="float">
            <text:p>3,5</text:p>
          </table:table-cell>
          <table:table-cell table:number-columns-repeated="36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3.9" calcext:value-type="float">
            <text:p>3,9</text:p>
          </table:table-cell>
          <table:table-cell office:value-type="float" office:value="3.4" calcext:value-type="float">
            <text:p>3,4</text:p>
          </table:table-cell>
          <table:table-cell table:number-columns-repeated="35"/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2" office:value-type="float" office:value="3.9" calcext:value-type="float">
            <text:p>3,9</text:p>
          </table:table-cell>
          <table:table-cell table:number-columns-repeated="35"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2.8" calcext:value-type="float">
            <text:p>2,8</text:p>
          </table:table-cell>
          <table:table-cell table:number-columns-repeated="34"/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.8" calcext:value-type="float">
            <text:p>3,8</text:p>
          </table:table-cell>
          <table:table-cell table:number-columns-repeated="34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table:number-columns-repeated="34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5.1" calcext:value-type="float">
            <text:p>5,1</text:p>
          </table:table-cell>
          <table:table-cell table:number-columns-repeated="33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5" office:value-type="float" office:value="4.9" calcext:value-type="float">
            <text:p>4,9</text:p>
          </table:table-cell>
          <table:table-cell table:number-columns-repeated="32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B19]-(([.B$19]-[.B$27])/8)" office:value-type="float" office:value="4.575" calcext:value-type="float">
            <text:p>4,575</text:p>
          </table:table-cell>
          <table:table-cell table:formula="of:=[.C19]-(([.C$19]-[.C$27])/8)" office:value-type="float" office:value="4.575" calcext:value-type="float">
            <text:p>4,575</text:p>
          </table:table-cell>
          <table:table-cell table:formula="of:=[.D19]-(([.D$19]-[.D$27])/8)" office:value-type="float" office:value="4.575" calcext:value-type="float">
            <text:p>4,575</text:p>
          </table:table-cell>
          <table:table-cell table:number-columns-repeated="2" office:value-type="float" office:value="4.575" calcext:value-type="float">
            <text:p>4,575</text:p>
          </table:table-cell>
          <table:table-cell table:number-columns-repeated="32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[.B20]-(([.B$19]-[.B$27])/8)" office:value-type="float" office:value="4.25" calcext:value-type="float">
            <text:p>4,25</text:p>
          </table:table-cell>
          <table:table-cell table:formula="of:=[.C20]-(([.C$19]-[.C$27])/8)" office:value-type="float" office:value="4.25" calcext:value-type="float">
            <text:p>4,25</text:p>
          </table:table-cell>
          <table:table-cell table:formula="of:=[.D20]-(([.D$19]-[.D$27])/8)" office:value-type="float" office:value="4.25" calcext:value-type="float">
            <text:p>4,25</text:p>
          </table:table-cell>
          <table:table-cell table:number-columns-repeated="2" office:value-type="float" office:value="4.25" calcext:value-type="float">
            <text:p>4,25</text:p>
          </table:table-cell>
          <table:table-cell table:number-columns-repeated="32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[.B21]-(([.B$19]-[.B$27])/8)" office:value-type="float" office:value="3.925" calcext:value-type="float">
            <text:p>3,925</text:p>
          </table:table-cell>
          <table:table-cell table:formula="of:=[.C21]-(([.C$19]-[.C$27])/8)" office:value-type="float" office:value="3.925" calcext:value-type="float">
            <text:p>3,925</text:p>
          </table:table-cell>
          <table:table-cell table:formula="of:=[.D21]-(([.D$19]-[.D$27])/8)" office:value-type="float" office:value="3.925" calcext:value-type="float">
            <text:p>3,925</text:p>
          </table:table-cell>
          <table:table-cell table:number-columns-repeated="2" office:value-type="float" office:value="3.925" calcext:value-type="float">
            <text:p>3,925</text:p>
          </table:table-cell>
          <table:table-cell table:number-columns-repeated="32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B22]-(([.B$19]-[.B$27])/8)" office:value-type="float" office:value="3.6" calcext:value-type="float">
            <text:p>3,6</text:p>
          </table:table-cell>
          <table:table-cell table:formula="of:=[.C22]-(([.C$19]-[.C$27])/8)" office:value-type="float" office:value="3.6" calcext:value-type="float">
            <text:p>3,6</text:p>
          </table:table-cell>
          <table:table-cell table:formula="of:=[.D22]-(([.D$19]-[.D$27])/8)" office:value-type="float" office:value="3.6" calcext:value-type="float">
            <text:p>3,6</text:p>
          </table:table-cell>
          <table:table-cell table:number-columns-repeated="2" office:value-type="float" office:value="3.6" calcext:value-type="float">
            <text:p>3,6</text:p>
          </table:table-cell>
          <table:table-cell table:number-columns-repeated="32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.B23]-(([.B$19]-[.B$27])/8)" office:value-type="float" office:value="3.275" calcext:value-type="float">
            <text:p>3,275</text:p>
          </table:table-cell>
          <table:table-cell table:formula="of:=[.C23]-(([.C$19]-[.C$27])/8)" office:value-type="float" office:value="3.275" calcext:value-type="float">
            <text:p>3,275</text:p>
          </table:table-cell>
          <table:table-cell table:formula="of:=[.D23]-(([.D$19]-[.D$27])/8)" office:value-type="float" office:value="3.275" calcext:value-type="float">
            <text:p>3,275</text:p>
          </table:table-cell>
          <table:table-cell table:number-columns-repeated="2" office:value-type="float" office:value="3.275" calcext:value-type="float">
            <text:p>3,275</text:p>
          </table:table-cell>
          <table:table-cell table:number-columns-repeated="32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.B24]-(([.B$19]-[.B$27])/8)" office:value-type="float" office:value="2.95" calcext:value-type="float">
            <text:p>2,95</text:p>
          </table:table-cell>
          <table:table-cell table:formula="of:=[.C24]-(([.C$19]-[.C$27])/8)" office:value-type="float" office:value="2.95" calcext:value-type="float">
            <text:p>2,95</text:p>
          </table:table-cell>
          <table:table-cell table:formula="of:=[.D24]-(([.D$19]-[.D$27])/8)" office:value-type="float" office:value="2.95" calcext:value-type="float">
            <text:p>2,95</text:p>
          </table:table-cell>
          <table:table-cell table:number-columns-repeated="2" office:value-type="float" office:value="2.95" calcext:value-type="float">
            <text:p>2,95</text:p>
          </table:table-cell>
          <table:table-cell table:number-columns-repeated="32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.B25]-(([.B$19]-[.B$27])/8)" office:value-type="float" office:value="2.625" calcext:value-type="float">
            <text:p>2,625</text:p>
          </table:table-cell>
          <table:table-cell table:formula="of:=[.C25]-(([.C$19]-[.C$27])/8)" office:value-type="float" office:value="2.625" calcext:value-type="float">
            <text:p>2,625</text:p>
          </table:table-cell>
          <table:table-cell table:formula="of:=[.D25]-(([.D$19]-[.D$27])/8)" office:value-type="float" office:value="2.625" calcext:value-type="float">
            <text:p>2,625</text:p>
          </table:table-cell>
          <table:table-cell table:number-columns-repeated="2" office:value-type="float" office:value="2.625" calcext:value-type="float">
            <text:p>2,625</text:p>
          </table:table-cell>
          <table:table-cell table:number-columns-repeated="32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4" office:value-type="float" office:value="2.3" calcext:value-type="float">
            <text:p>2,3</text:p>
          </table:table-cell>
          <table:table-cell table:number-columns-repeated="3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formula="of:=[.D27]-([.D26]-[.D27])" office:value-type="float" office:value="1.975" calcext:value-type="float">
            <text:p>1,975</text:p>
          </table:table-cell>
          <table:table-cell office:value-type="float" office:value="1.975" calcext:value-type="float">
            <text:p>1,975</text:p>
          </table:table-cell>
          <table:table-cell table:number-columns-repeated="33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2"/>
          <table:table-cell table:formula="of:=[.D28]-([.D27]-[.D28])" office:value-type="float" office:value="1.65" calcext:value-type="float">
            <text:p>1,65</text:p>
          </table:table-cell>
          <table:table-cell table:formula="of:=[.E28]-([.E27]-[.E28])" office:value-type="float" office:value="1.65" calcext:value-type="float">
            <text:p>1,65</text:p>
          </table:table-cell>
          <table:table-cell table:number-columns-repeated="33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3"/>
          <table:table-cell table:formula="of:=[.E29]-([.E28]-[.E29])" office:value-type="float" office:value="1.325" calcext:value-type="float">
            <text:p>1,325</text:p>
          </table:table-cell>
          <table:table-cell table:number-columns-repeated="33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Maximum Coefficient of Lift (C<text:span text:style-name="T1">L</text:span><text:span text:style-name="T4">max</text:span><text:span text:style-name="T3">)</text:span></text:p>
          </table:table-cell>
          <table:table-cell table:number-columns-repeated="37"/>
        </table:table-row>
        <table:table-row table:style-name="ro4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style-name="ce2" office:value-type="string" calcext:value-type="string">
            <text:p>C<text:span text:style-name="T1">L</text:span><text:span text:style-name="T4">max</text:span></text:p>
          </table:table-cell>
          <table:table-cell/>
          <table:table-cell>
            <draw:frame table:end-cell-address="'Aerodynamic Coefficients'.P53" table:end-x="2.79mm" table:end-y="3.68mm" draw:z-index="1" draw:style-name="gr1" draw:text-style-name="P1" svg:width="160.26mm" svg:height="90.22mm" svg:x="1.21mm" svg:y="2.17mm">
              <draw:object draw:notify-on-update-of-ranges="'Aerodynamic Coefficients'.A35:'Aerodynamic Coefficients'.A57 'Aerodynamic Coefficients'.B34:'Aerodynamic Coefficients'.B34 'Aerodynamic Coefficients'.B35:'Aerodynamic Coefficients'.B57 'Aerodynamic Coefficients'.A35:'Aerodynamic Coefficients'.A57 'Aerodynamic Coefficients'.C34:'Aerodynamic Coefficients'.C34 'Aerodynamic Coefficients'.C35:'Aerodynamic Coefficients'.C57 'Aerodynamic Coefficients'.A35:'Aerodynamic Coefficients'.A57 'Aerodynamic Coefficients'.D34:'Aerodynamic Coefficients'.D34 'Aerodynamic Coefficients'.D35:'Aerodynamic Coefficients'.D57 'Aerodynamic Coefficients'.A35:'Aerodynamic Coefficients'.A57 'Aerodynamic Coefficients'.E34:'Aerodynamic Coefficients'.E34 'Aerodynamic Coefficients'.E35:'Aerodynamic Coefficients'.E57 'Aerodynamic Coefficients'.A35:'Aerodynamic Coefficients'.A57 'Aerodynamic Coefficients'.F34:'Aerodynamic Coefficients'.F34 'Aerodynamic Coefficients'.F35:'Aerodynamic Coefficients'.F57 'Aerodynamic Coefficients'.A35:'Aerodynamic Coefficients'.A57 'Aerodynamic Coefficients'.G34:'Aerodynamic Coefficients'.G34 'Aerodynamic Coefficients'.G35:'Aerodynamic Coefficients'.G5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9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31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31"/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31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0.78" calcext:value-type="float">
            <text:p>0,78</text:p>
          </table:table-cell>
          <table:table-cell table:number-columns-repeated="4"/>
          <table:table-cell office:value-type="float" office:value="0.78" calcext:value-type="float">
            <text:p>0,78</text:p>
          </table:table-cell>
          <table:table-cell table:number-columns-repeated="31"/>
        </table:table-row>
        <table:table-row table:style-name="ro2">
          <table:table-cell office:value-type="float" office:value="0.4" calcext:value-type="float">
            <text:p>0,4</text:p>
          </table:table-cell>
          <table:table-cell/>
          <table:table-cell office:value-type="float" office:value="0.748" calcext:value-type="float">
            <text:p>0,748</text:p>
          </table:table-cell>
          <table:table-cell table:number-columns-repeated="3"/>
          <table:table-cell office:value-type="float" office:value="0.75" calcext:value-type="float">
            <text:p>0,75</text:p>
          </table:table-cell>
          <table:table-cell table:number-columns-repeated="31"/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5"/>
          <table:table-cell office:value-type="float" office:value="0.72" calcext:value-type="float">
            <text:p>0,72</text:p>
          </table:table-cell>
          <table:table-cell table:number-columns-repeated="31"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5"/>
          <table:table-cell office:value-type="float" office:value="0.69" calcext:value-type="float">
            <text:p>0,69</text:p>
          </table:table-cell>
          <table:table-cell table:number-columns-repeated="31"/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5"/>
          <table:table-cell office:value-type="float" office:value="0.66" calcext:value-type="float">
            <text:p>0,66</text:p>
          </table:table-cell>
          <table:table-cell table:number-columns-repeated="31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68" calcext:value-type="float">
            <text:p>0,68</text:p>
          </table:table-cell>
          <table:table-cell table:number-columns-repeated="31"/>
        </table:table-row>
        <table:table-row table:style-name="ro2"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3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0.046" calcext:value-type="float">
            <text:p>0,04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Minimum Coefficient of Drag (C<text:span text:style-name="T5">D</text:span><text:span text:style-name="T6">min</text:span><text:span text:style-name="T7"> or C</text:span><text:span text:style-name="T8">D</text:span><text:span text:style-name="T4">0</text:span><text:span text:style-name="T3">)</text:span></text:p>
          </table:table-cell>
          <table:table-cell table:number-columns-repeated="16"/>
          <table:table-cell table:style-name="ce2" office:value-type="string" calcext:value-type="string">
            <text:p>Lift to Drag Ratio (computed)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style-name="ce2" office:value-type="string" calcext:value-type="string">
            <text:p>C<text:span text:style-name="T5">D</text:span><text:span text:style-name="T6">min</text:span></text:p>
          </table:table-cell>
          <table:table-cell/>
          <table:table-cell>
            <draw:frame table:end-cell-address="'Aerodynamic Coefficients'.P80" table:end-x="3.07mm" table:end-y="3.07mm" draw:z-index="2" draw:style-name="gr1" draw:text-style-name="P1" svg:width="160.26mm" svg:height="90.22mm" svg:x="1.49mm" svg:y="1.56mm">
              <draw:object draw:notify-on-update-of-ranges="'Aerodynamic Coefficients'.A62:'Aerodynamic Coefficients'.A84 'Aerodynamic Coefficients'.B61:'Aerodynamic Coefficients'.B61 'Aerodynamic Coefficients'.B62:'Aerodynamic Coefficients'.B84 'Aerodynamic Coefficients'.A62:'Aerodynamic Coefficients'.A84 'Aerodynamic Coefficients'.C61:'Aerodynamic Coefficients'.C61 'Aerodynamic Coefficients'.C62:'Aerodynamic Coefficients'.C84 'Aerodynamic Coefficients'.A62:'Aerodynamic Coefficients'.A84 'Aerodynamic Coefficients'.D61:'Aerodynamic Coefficients'.D61 'Aerodynamic Coefficients'.D62:'Aerodynamic Coefficients'.D84 'Aerodynamic Coefficients'.A62:'Aerodynamic Coefficients'.A84 'Aerodynamic Coefficients'.E61:'Aerodynamic Coefficients'.E61 'Aerodynamic Coefficients'.E62:'Aerodynamic Coefficients'.E84 'Aerodynamic Coefficients'.A62:'Aerodynamic Coefficients'.A84 'Aerodynamic Coefficients'.F61:'Aerodynamic Coefficients'.F61 'Aerodynamic Coefficients'.F62:'Aerodynamic Coefficients'.F84 'Aerodynamic Coefficients'.A62:'Aerodynamic Coefficients'.A84 'Aerodynamic Coefficients'.G61:'Aerodynamic Coefficients'.G61 'Aerodynamic Coefficients'.G62:'Aerodynamic Coefficients'.G8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8"/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>
            <draw:frame table:end-cell-address="'Aerodynamic Coefficients'.AE80" table:end-x="15.61mm" table:end-y="3.83mm" draw:z-index="5" draw:style-name="gr1" draw:text-style-name="P1" svg:width="160.53mm" svg:height="90.48mm" svg:x="13.76mm" svg:y="2.06mm">
              <draw:object draw:notify-on-update-of-ranges="'Aerodynamic Coefficients'.R62:'Aerodynamic Coefficients'.R84 'Aerodynamic Coefficients'.S61:'Aerodynamic Coefficients'.S61 'Aerodynamic Coefficients'.S62:'Aerodynamic Coefficients'.S84 'Aerodynamic Coefficients'.R62:'Aerodynamic Coefficients'.R84 'Aerodynamic Coefficients'.T61:'Aerodynamic Coefficients'.T61 'Aerodynamic Coefficients'.T62:'Aerodynamic Coefficients'.T84 'Aerodynamic Coefficients'.R62:'Aerodynamic Coefficients'.R84 'Aerodynamic Coefficients'.U61:'Aerodynamic Coefficients'.U61 'Aerodynamic Coefficients'.U62:'Aerodynamic Coefficients'.U84 'Aerodynamic Coefficients'.R62:'Aerodynamic Coefficients'.R84 'Aerodynamic Coefficients'.V61:'Aerodynamic Coefficients'.V61 'Aerodynamic Coefficients'.V62:'Aerodynamic Coefficients'.V84 'Aerodynamic Coefficients'.R62:'Aerodynamic Coefficients'.R84 'Aerodynamic Coefficients'.W61:'Aerodynamic Coefficients'.W61 'Aerodynamic Coefficients'.W62:'Aerodynamic Coefficients'.W8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table:formula="of:=[.G63]" office:value-type="float" office:value="0.015" calcext:value-type="float">
            <text:p>0,01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[.B8]/[.B62]" office:value-type="string" office:string-value="" calcext:value-type="error">
            <text:p>#DIV/0 !</text:p>
          </table:table-cell>
          <table:table-cell table:formula="of:=[.C8]/[.C62]" office:value-type="string" office:string-value="" calcext:value-type="error">
            <text:p>#DIV/0 !</text:p>
          </table:table-cell>
          <table:table-cell table:formula="of:=[.D8]/[.D62]" office:value-type="string" office:string-value="" calcext:value-type="error">
            <text:p>#DIV/0 !</text:p>
          </table:table-cell>
          <table:table-cell table:formula="of:=[.E8]/[.E62]" office:value-type="string" office:string-value="" calcext:value-type="error">
            <text:p>#DIV/0 !</text:p>
          </table:table-cell>
          <table:table-cell table:formula="of:=[.F8]/[.F62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5"/>
          <table:table-cell table:formula="of:=[.G64]" office:value-type="float" office:value="0.015" calcext:value-type="float">
            <text:p>0,015</text:p>
          </table:table-cell>
          <table:table-cell table:number-columns-repeated="10"/>
          <table:table-cell office:value-type="float" office:value="0.1" calcext:value-type="float">
            <text:p>0,1</text:p>
          </table:table-cell>
          <table:table-cell table:formula="of:=[.B9]/[.B63]" office:value-type="string" office:string-value="" calcext:value-type="error">
            <text:p>#DIV/0 !</text:p>
          </table:table-cell>
          <table:table-cell table:formula="of:=[.C9]/[.C63]" office:value-type="string" office:string-value="" calcext:value-type="error">
            <text:p>#DIV/0 !</text:p>
          </table:table-cell>
          <table:table-cell table:formula="of:=[.D9]/[.D63]" office:value-type="string" office:string-value="" calcext:value-type="error">
            <text:p>#DIV/0 !</text:p>
          </table:table-cell>
          <table:table-cell table:formula="of:=[.E9]/[.E63]" office:value-type="string" office:string-value="" calcext:value-type="error">
            <text:p>#DIV/0 !</text:p>
          </table:table-cell>
          <table:table-cell table:formula="of:=[.F9]/[.F63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G65]" office:value-type="float" office:value="0.015" calcext:value-type="float">
            <text:p>0,015</text:p>
          </table:table-cell>
          <table:table-cell table:number-columns-repeated="10"/>
          <table:table-cell office:value-type="float" office:value="0.2" calcext:value-type="float">
            <text:p>0,2</text:p>
          </table:table-cell>
          <table:table-cell table:formula="of:=[.B10]/[.B64]" office:value-type="float" office:value="5" calcext:value-type="float">
            <text:p>5</text:p>
          </table:table-cell>
          <table:table-cell table:formula="of:=[.C10]/[.C64]" office:value-type="string" office:string-value="" calcext:value-type="error">
            <text:p>#DIV/0 !</text:p>
          </table:table-cell>
          <table:table-cell table:formula="of:=[.D10]/[.D64]" office:value-type="string" office:string-value="" calcext:value-type="error">
            <text:p>#DIV/0 !</text:p>
          </table:table-cell>
          <table:table-cell table:formula="of:=[.E10]/[.E64]" office:value-type="string" office:string-value="" calcext:value-type="error">
            <text:p>#DIV/0 !</text:p>
          </table:table-cell>
          <table:table-cell table:formula="of:=[.F10]/[.F64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0.09" calcext:value-type="float">
            <text:p>0,09</text:p>
          </table:table-cell>
          <table:table-cell table:number-columns-repeated="4"/>
          <table:table-cell table:formula="of:=[.G66]" office:value-type="float" office:value="0.015" calcext:value-type="float">
            <text:p>0,015</text:p>
          </table:table-cell>
          <table:table-cell table:number-columns-repeated="10"/>
          <table:table-cell office:value-type="float" office:value="0.3" calcext:value-type="float">
            <text:p>0,3</text:p>
          </table:table-cell>
          <table:table-cell table:formula="of:=[.B11]/[.B65]" office:value-type="float" office:value="38.8888888888889" calcext:value-type="float">
            <text:p>38,8888888888889</text:p>
          </table:table-cell>
          <table:table-cell table:formula="of:=[.C11]/[.C65]" office:value-type="string" office:string-value="" calcext:value-type="error">
            <text:p>#DIV/0 !</text:p>
          </table:table-cell>
          <table:table-cell table:formula="of:=[.D11]/[.D65]" office:value-type="string" office:string-value="" calcext:value-type="error">
            <text:p>#DIV/0 !</text:p>
          </table:table-cell>
          <table:table-cell table:formula="of:=[.E11]/[.E65]" office:value-type="string" office:string-value="" calcext:value-type="error">
            <text:p>#DIV/0 !</text:p>
          </table:table-cell>
          <table:table-cell table:formula="of:=[.F11]/[.F65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table:formula="of:=[.G67]" office:value-type="float" office:value="0.015" calcext:value-type="float">
            <text:p>0,015</text:p>
          </table:table-cell>
          <table:table-cell table:number-columns-repeated="10"/>
          <table:table-cell office:value-type="float" office:value="0.4" calcext:value-type="float">
            <text:p>0,4</text:p>
          </table:table-cell>
          <table:table-cell table:formula="of:=[.B12]/[.B66]" office:value-type="float" office:value="97.5" calcext:value-type="float">
            <text:p>97,5</text:p>
          </table:table-cell>
          <table:table-cell table:formula="of:=[.C12]/[.C66]" office:value-type="float" office:value="34" calcext:value-type="float">
            <text:p>34</text:p>
          </table:table-cell>
          <table:table-cell table:formula="of:=[.D12]/[.D66]" office:value-type="string" office:string-value="" calcext:value-type="error">
            <text:p>#DIV/0 !</text:p>
          </table:table-cell>
          <table:table-cell table:formula="of:=[.E12]/[.E66]" office:value-type="string" office:string-value="" calcext:value-type="error">
            <text:p>#DIV/0 !</text:p>
          </table:table-cell>
          <table:table-cell table:formula="of:=[.F12]/[.F66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  <table:table-cell table:formula="of:=[.G68]" office:value-type="float" office:value="0.015" calcext:value-type="float">
            <text:p>0,015</text:p>
          </table:table-cell>
          <table:table-cell table:number-columns-repeated="10"/>
          <table:table-cell office:value-type="float" office:value="0.5" calcext:value-type="float">
            <text:p>0,5</text:p>
          </table:table-cell>
          <table:table-cell table:formula="of:=[.B13]/[.B67]" office:value-type="float" office:value="185.714285714286" calcext:value-type="float">
            <text:p>185,714285714286</text:p>
          </table:table-cell>
          <table:table-cell table:formula="of:=[.C13]/[.C67]" office:value-type="float" office:value="86.6666666666667" calcext:value-type="float">
            <text:p>86,6666666666667</text:p>
          </table:table-cell>
          <table:table-cell table:formula="of:=[.D13]/[.D67]" office:value-type="string" office:string-value="" calcext:value-type="error">
            <text:p>#DIV/0 !</text:p>
          </table:table-cell>
          <table:table-cell table:formula="of:=[.E13]/[.E67]" office:value-type="string" office:string-value="" calcext:value-type="error">
            <text:p>#DIV/0 !</text:p>
          </table:table-cell>
          <table:table-cell table:formula="of:=[.F13]/[.F67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7" calcext:value-type="float">
            <text:p>0,027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table:formula="of:=[.G69]" office:value-type="float" office:value="0.015" calcext:value-type="float">
            <text:p>0,015</text:p>
          </table:table-cell>
          <table:table-cell table:number-columns-repeated="10"/>
          <table:table-cell office:value-type="float" office:value="0.6" calcext:value-type="float">
            <text:p>0,6</text:p>
          </table:table-cell>
          <table:table-cell table:formula="of:=[.B14]/[.B68]" office:value-type="float" office:value="221.052631578947" calcext:value-type="float">
            <text:p>221,052631578947</text:p>
          </table:table-cell>
          <table:table-cell table:formula="of:=[.C14]/[.C68]" office:value-type="float" office:value="155.555555555556" calcext:value-type="float">
            <text:p>155,555555555556</text:p>
          </table:table-cell>
          <table:table-cell table:formula="of:=[.D14]/[.D68]" office:value-type="float" office:value="23.3333333333333" calcext:value-type="float">
            <text:p>23,3333333333333</text:p>
          </table:table-cell>
          <table:table-cell table:formula="of:=[.E14]/[.E68]" office:value-type="string" office:string-value="" calcext:value-type="error">
            <text:p>#DIV/0 !</text:p>
          </table:table-cell>
          <table:table-cell table:formula="of:=[.F14]/[.F68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table:formula="of:=[.G70]" office:value-type="float" office:value="0.015" calcext:value-type="float">
            <text:p>0,015</text:p>
          </table:table-cell>
          <table:table-cell table:number-columns-repeated="10"/>
          <table:table-cell office:value-type="float" office:value="0.7" calcext:value-type="float">
            <text:p>0,7</text:p>
          </table:table-cell>
          <table:table-cell table:formula="of:=[.B15]/[.B69]" office:value-type="float" office:value="233.333333333333" calcext:value-type="float">
            <text:p>233,333333333333</text:p>
          </table:table-cell>
          <table:table-cell table:formula="of:=[.C15]/[.C69]" office:value-type="float" office:value="210" calcext:value-type="float">
            <text:p>210</text:p>
          </table:table-cell>
          <table:table-cell table:formula="of:=[.D15]/[.D69]" office:value-type="float" office:value="47.5" calcext:value-type="float">
            <text:p>47,5</text:p>
          </table:table-cell>
          <table:table-cell table:formula="of:=[.E15]/[.E69]" office:value-type="string" office:string-value="" calcext:value-type="error">
            <text:p>#DIV/0 !</text:p>
          </table:table-cell>
          <table:table-cell table:formula="of:=[.F15]/[.F69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MIN([.B70:.F70])" office:value-type="float" office:value="0.015" calcext:value-type="float">
            <text:p>0,015</text:p>
          </table:table-cell>
          <table:table-cell table:number-columns-repeated="10"/>
          <table:table-cell office:value-type="float" office:value="0.8" calcext:value-type="float">
            <text:p>0,8</text:p>
          </table:table-cell>
          <table:table-cell table:formula="of:=[.B16]/[.B70]" office:value-type="float" office:value="266.666666666667" calcext:value-type="float">
            <text:p>266,666666666667</text:p>
          </table:table-cell>
          <table:table-cell table:formula="of:=[.C16]/[.C70]" office:value-type="float" office:value="210.526315789474" calcext:value-type="float">
            <text:p>210,526315789474</text:p>
          </table:table-cell>
          <table:table-cell table:formula="of:=[.D16]/[.D70]" office:value-type="float" office:value="110" calcext:value-type="float">
            <text:p>110</text:p>
          </table:table-cell>
          <table:table-cell table:formula="of:=[.E16]/[.E70]" office:value-type="float" office:value="0" calcext:value-type="float">
            <text:p>0</text:p>
          </table:table-cell>
          <table:table-cell table:formula="of:=[.F16]/[.F70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 office:value-type="float" office:value="0.035" calcext:value-type="float">
            <text:p>0,035</text:p>
          </table:table-cell>
          <table:table-cell office:value-type="float" office:value="0.07" calcext:value-type="float">
            <text:p>0,07</text:p>
          </table:table-cell>
          <table:table-cell/>
          <table:table-cell table:formula="of:=MIN([.B71:.F71])" office:value-type="float" office:value="0.018" calcext:value-type="float">
            <text:p>0,018</text:p>
          </table:table-cell>
          <table:table-cell table:number-columns-repeated="10"/>
          <table:table-cell office:value-type="float" office:value="0.9" calcext:value-type="float">
            <text:p>0,9</text:p>
          </table:table-cell>
          <table:table-cell table:formula="of:=[.B17]/[.B71]" office:value-type="float" office:value="222.222222222222" calcext:value-type="float">
            <text:p>222,222222222222</text:p>
          </table:table-cell>
          <table:table-cell table:formula="of:=[.C17]/[.C71]" office:value-type="float" office:value="220" calcext:value-type="float">
            <text:p>220</text:p>
          </table:table-cell>
          <table:table-cell table:formula="of:=[.D17]/[.D71]" office:value-type="float" office:value="142.857142857143" calcext:value-type="float">
            <text:p>142,857142857143</text:p>
          </table:table-cell>
          <table:table-cell table:formula="of:=[.E17]/[.E71]" office:value-type="float" office:value="0" calcext:value-type="float">
            <text:p>0</text:p>
          </table:table-cell>
          <table:table-cell table:formula="of:=[.F17]/[.F71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.045" calcext:value-type="float">
            <text:p>0,045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4" calcext:value-type="float">
            <text:p>0,14</text:p>
          </table:table-cell>
          <table:table-cell table:formula="of:=MIN([.B72:.F72])" office:value-type="float" office:value="0.045" calcext:value-type="float">
            <text:p>0,04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B18]/[.B72]" office:value-type="float" office:value="113.333333333333" calcext:value-type="float">
            <text:p>113,333333333333</text:p>
          </table:table-cell>
          <table:table-cell table:formula="of:=[.C18]/[.C72]" office:value-type="float" office:value="113.333333333333" calcext:value-type="float">
            <text:p>113,333333333333</text:p>
          </table:table-cell>
          <table:table-cell table:formula="of:=[.D18]/[.D72]" office:value-type="float" office:value="102" calcext:value-type="float">
            <text:p>102</text:p>
          </table:table-cell>
          <table:table-cell table:formula="of:=[.E18]/[.E72]" office:value-type="float" office:value="68" calcext:value-type="float">
            <text:p>68</text:p>
          </table:table-cell>
          <table:table-cell table:formula="of:=[.F18]/[.F72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formula="of:=MIN([.B73:.F73])" office:value-type="float" office:value="0.05" calcext:value-type="float">
            <text:p>0,05</text:p>
          </table:table-cell>
          <table:table-cell table:number-columns-repeated="10"/>
          <table:table-cell office:value-type="float" office:value="1.1" calcext:value-type="float">
            <text:p>1,1</text:p>
          </table:table-cell>
          <table:table-cell table:formula="of:=[.B19]/[.B73]" office:value-type="float" office:value="98" calcext:value-type="float">
            <text:p>98</text:p>
          </table:table-cell>
          <table:table-cell table:formula="of:=[.C19]/[.C73]" office:value-type="float" office:value="98" calcext:value-type="float">
            <text:p>98</text:p>
          </table:table-cell>
          <table:table-cell table:formula="of:=[.D19]/[.D73]" office:value-type="float" office:value="81.6666666666667" calcext:value-type="float">
            <text:p>81,6666666666667</text:p>
          </table:table-cell>
          <table:table-cell table:formula="of:=[.E19]/[.E73]" office:value-type="float" office:value="61.25" calcext:value-type="float">
            <text:p>61,25</text:p>
          </table:table-cell>
          <table:table-cell table:formula="of:=[.F19]/[.F73]" office:value-type="float" office:value="40.8333333333333" calcext:value-type="float">
            <text:p>40,8333333333333</text:p>
          </table:table-cell>
          <table:table-cell table:number-columns-repeated="15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2" office:value-type="float" office:value="0.048" calcext:value-type="float">
            <text:p>0,04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table:formula="of:=MIN([.B74:.F74])" office:value-type="float" office:value="0.048" calcext:value-type="float">
            <text:p>0,048</text:p>
          </table:table-cell>
          <table:table-cell table:number-columns-repeated="10"/>
          <table:table-cell office:value-type="float" office:value="1.2" calcext:value-type="float">
            <text:p>1,2</text:p>
          </table:table-cell>
          <table:table-cell table:formula="of:=[.B20]/[.B74]" office:value-type="float" office:value="95.3125" calcext:value-type="float">
            <text:p>95,3125</text:p>
          </table:table-cell>
          <table:table-cell table:formula="of:=[.C20]/[.C74]" office:value-type="float" office:value="95.3125" calcext:value-type="float">
            <text:p>95,3125</text:p>
          </table:table-cell>
          <table:table-cell table:formula="of:=[.D20]/[.D74]" office:value-type="float" office:value="70.3846153846154" calcext:value-type="float">
            <text:p>70,3846153846154</text:p>
          </table:table-cell>
          <table:table-cell table:formula="of:=[.E20]/[.E74]" office:value-type="float" office:value="61" calcext:value-type="float">
            <text:p>61</text:p>
          </table:table-cell>
          <table:table-cell table:formula="of:=[.F20]/[.F74]" office:value-type="float" office:value="45.75" calcext:value-type="float">
            <text:p>45,75</text:p>
          </table:table-cell>
          <table:table-cell table:number-columns-repeated="15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formula="of:=MIN([.B75:.F75])" office:value-type="float" office:value="0.06" calcext:value-type="float">
            <text:p>0,06</text:p>
          </table:table-cell>
          <table:table-cell table:number-columns-repeated="10"/>
          <table:table-cell office:value-type="float" office:value="1.3" calcext:value-type="float">
            <text:p>1,3</text:p>
          </table:table-cell>
          <table:table-cell table:formula="of:=[.B21]/[.B75]" office:value-type="string" office:string-value="" calcext:value-type="error">
            <text:p>#DIV/0 !</text:p>
          </table:table-cell>
          <table:table-cell table:formula="of:=[.C21]/[.C75]" office:value-type="string" office:string-value="" calcext:value-type="error">
            <text:p>#DIV/0 !</text:p>
          </table:table-cell>
          <table:table-cell table:formula="of:=[.D21]/[.D75]" office:value-type="float" office:value="70.8333333333333" calcext:value-type="float">
            <text:p>70,8333333333333</text:p>
          </table:table-cell>
          <table:table-cell table:formula="of:=[.E21]/[.E75]" office:value-type="float" office:value="60.7142857142857" calcext:value-type="float">
            <text:p>60,7142857142857</text:p>
          </table:table-cell>
          <table:table-cell table:formula="of:=[.F21]/[.F75]" office:value-type="float" office:value="47.2222222222222" calcext:value-type="float">
            <text:p>47,2222222222222</text:p>
          </table:table-cell>
          <table:table-cell table:number-columns-repeated="15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0.055" calcext:value-type="float">
            <text:p>0,055</text:p>
          </table:table-cell>
          <table:table-cell office:value-type="float" office:value="0.065" calcext:value-type="float">
            <text:p>0,065</text:p>
          </table:table-cell>
          <table:table-cell office:value-type="float" office:value="0.08" calcext:value-type="float">
            <text:p>0,08</text:p>
          </table:table-cell>
          <table:table-cell table:formula="of:=MIN([.B76:.F76])" office:value-type="float" office:value="0.055" calcext:value-type="float">
            <text:p>0,055</text:p>
          </table:table-cell>
          <table:table-cell table:number-columns-repeated="10"/>
          <table:table-cell office:value-type="float" office:value="1.4" calcext:value-type="float">
            <text:p>1,4</text:p>
          </table:table-cell>
          <table:table-cell table:formula="of:=[.B22]/[.B76]" office:value-type="string" office:string-value="" calcext:value-type="error">
            <text:p>#DIV/0 !</text:p>
          </table:table-cell>
          <table:table-cell table:formula="of:=[.C22]/[.C76]" office:value-type="string" office:string-value="" calcext:value-type="error">
            <text:p>#DIV/0 !</text:p>
          </table:table-cell>
          <table:table-cell table:formula="of:=[.D22]/[.D76]" office:value-type="float" office:value="71.3636363636364" calcext:value-type="float">
            <text:p>71,3636363636364</text:p>
          </table:table-cell>
          <table:table-cell table:formula="of:=[.E22]/[.E76]" office:value-type="float" office:value="60.3846153846154" calcext:value-type="float">
            <text:p>60,3846153846154</text:p>
          </table:table-cell>
          <table:table-cell table:formula="of:=[.F22]/[.F76]" office:value-type="float" office:value="49.0625" calcext:value-type="float">
            <text:p>49,0625</text:p>
          </table:table-cell>
          <table:table-cell table:number-columns-repeated="15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055" calcext:value-type="float">
            <text:p>0,055</text:p>
          </table:table-cell>
          <table:table-cell office:value-type="float" office:value="0.07" calcext:value-type="float">
            <text:p>0,07</text:p>
          </table:table-cell>
          <table:table-cell table:formula="of:=MIN([.B77:.F77])" office:value-type="float" office:value="0.05" calcext:value-type="float">
            <text:p>0,05</text:p>
          </table:table-cell>
          <table:table-cell table:number-columns-repeated="10"/>
          <table:table-cell office:value-type="float" office:value="1.5" calcext:value-type="float">
            <text:p>1,5</text:p>
          </table:table-cell>
          <table:table-cell table:formula="of:=[.B23]/[.B77]" office:value-type="string" office:string-value="" calcext:value-type="error">
            <text:p>#DIV/0 !</text:p>
          </table:table-cell>
          <table:table-cell table:formula="of:=[.C23]/[.C77]" office:value-type="string" office:string-value="" calcext:value-type="error">
            <text:p>#DIV/0 !</text:p>
          </table:table-cell>
          <table:table-cell table:formula="of:=[.D23]/[.D77]" office:value-type="float" office:value="72" calcext:value-type="float">
            <text:p>72</text:p>
          </table:table-cell>
          <table:table-cell table:formula="of:=[.E23]/[.E77]" office:value-type="float" office:value="65.4545454545455" calcext:value-type="float">
            <text:p>65,4545454545455</text:p>
          </table:table-cell>
          <table:table-cell table:formula="of:=[.F23]/[.F77]" office:value-type="float" office:value="51.4285714285714" calcext:value-type="float">
            <text:p>51,4285714285714</text:p>
          </table:table-cell>
          <table:table-cell table:number-columns-repeated="15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0.045" calcext:value-type="float">
            <text:p>0,045</text:p>
          </table:table-cell>
          <table:table-cell office:value-type="float" office:value="0.051" calcext:value-type="float">
            <text:p>0,051</text:p>
          </table:table-cell>
          <table:table-cell office:value-type="float" office:value="0.065" calcext:value-type="float">
            <text:p>0,065</text:p>
          </table:table-cell>
          <table:table-cell table:formula="of:=MIN([.B78:.F78])" office:value-type="float" office:value="0.045" calcext:value-type="float">
            <text:p>0,045</text:p>
          </table:table-cell>
          <table:table-cell table:number-columns-repeated="10"/>
          <table:table-cell office:value-type="float" office:value="1.6" calcext:value-type="float">
            <text:p>1,6</text:p>
          </table:table-cell>
          <table:table-cell table:formula="of:=[.B24]/[.B78]" office:value-type="string" office:string-value="" calcext:value-type="error">
            <text:p>#DIV/0 !</text:p>
          </table:table-cell>
          <table:table-cell table:formula="of:=[.C24]/[.C78]" office:value-type="string" office:string-value="" calcext:value-type="error">
            <text:p>#DIV/0 !</text:p>
          </table:table-cell>
          <table:table-cell table:formula="of:=[.D24]/[.D78]" office:value-type="float" office:value="72.7777777777778" calcext:value-type="float">
            <text:p>72,7777777777778</text:p>
          </table:table-cell>
          <table:table-cell table:formula="of:=[.E24]/[.E78]" office:value-type="float" office:value="64.2156862745098" calcext:value-type="float">
            <text:p>64,2156862745098</text:p>
          </table:table-cell>
          <table:table-cell table:formula="of:=[.F24]/[.F78]" office:value-type="float" office:value="50.3846153846154" calcext:value-type="float">
            <text:p>50,3846153846154</text:p>
          </table:table-cell>
          <table:table-cell table:number-columns-repeated="15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MIN([.B79:.F79])" office:value-type="float" office:value="0.04" calcext:value-type="float">
            <text:p>0,04</text:p>
          </table:table-cell>
          <table:table-cell table:number-columns-repeated="10"/>
          <table:table-cell office:value-type="float" office:value="1.7" calcext:value-type="float">
            <text:p>1,7</text:p>
          </table:table-cell>
          <table:table-cell table:formula="of:=[.B25]/[.B79]" office:value-type="string" office:string-value="" calcext:value-type="error">
            <text:p>#DIV/0 !</text:p>
          </table:table-cell>
          <table:table-cell table:formula="of:=[.C25]/[.C79]" office:value-type="string" office:string-value="" calcext:value-type="error">
            <text:p>#DIV/0 !</text:p>
          </table:table-cell>
          <table:table-cell table:formula="of:=[.D25]/[.D79]" office:value-type="float" office:value="73.75" calcext:value-type="float">
            <text:p>73,75</text:p>
          </table:table-cell>
          <table:table-cell table:formula="of:=[.E25]/[.E79]" office:value-type="float" office:value="59" calcext:value-type="float">
            <text:p>59</text:p>
          </table:table-cell>
          <table:table-cell table:formula="of:=[.F25]/[.F79]" office:value-type="float" office:value="49.1666666666667" calcext:value-type="float">
            <text:p>49,1666666666667</text:p>
          </table:table-cell>
          <table:table-cell table:number-columns-repeated="15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5" calcext:value-type="float">
            <text:p>0,055</text:p>
          </table:table-cell>
          <table:table-cell table:formula="of:=MIN([.B80:.F80])" office:value-type="float" office:value="0.035" calcext:value-type="float">
            <text:p>0,035</text:p>
          </table:table-cell>
          <table:table-cell table:number-columns-repeated="10"/>
          <table:table-cell office:value-type="float" office:value="1.8" calcext:value-type="float">
            <text:p>1,8</text:p>
          </table:table-cell>
          <table:table-cell table:formula="of:=[.B26]/[.B80]" office:value-type="string" office:string-value="" calcext:value-type="error">
            <text:p>#DIV/0 !</text:p>
          </table:table-cell>
          <table:table-cell table:formula="of:=[.C26]/[.C80]" office:value-type="string" office:string-value="" calcext:value-type="error">
            <text:p>#DIV/0 !</text:p>
          </table:table-cell>
          <table:table-cell table:formula="of:=[.D26]/[.D80]" office:value-type="float" office:value="75" calcext:value-type="float">
            <text:p>75</text:p>
          </table:table-cell>
          <table:table-cell table:formula="of:=[.E26]/[.E80]" office:value-type="float" office:value="53.5714285714286" calcext:value-type="float">
            <text:p>53,5714285714286</text:p>
          </table:table-cell>
          <table:table-cell table:formula="of:=[.F26]/[.F80]" office:value-type="float" office:value="47.7272727272727" calcext:value-type="float">
            <text:p>47,7272727272727</text:p>
          </table:table-cell>
          <table:table-cell table:number-columns-repeated="15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52" calcext:value-type="float">
            <text:p>0,052</text:p>
          </table:table-cell>
          <table:table-cell table:formula="of:=MIN([.B81:.F81])" office:value-type="float" office:value="0.03" calcext:value-type="float">
            <text:p>0,03</text:p>
          </table:table-cell>
          <table:table-cell table:number-columns-repeated="10"/>
          <table:table-cell office:value-type="float" office:value="1.9" calcext:value-type="float">
            <text:p>1,9</text:p>
          </table:table-cell>
          <table:table-cell table:formula="of:=[.B27]/[.B81]" office:value-type="string" office:string-value="" calcext:value-type="error">
            <text:p>#DIV/0 !</text:p>
          </table:table-cell>
          <table:table-cell table:formula="of:=[.C27]/[.C81]" office:value-type="string" office:string-value="" calcext:value-type="error">
            <text:p>#DIV/0 !</text:p>
          </table:table-cell>
          <table:table-cell table:formula="of:=[.D27]/[.D81]" office:value-type="float" office:value="76.6666666666667" calcext:value-type="float">
            <text:p>76,6666666666667</text:p>
          </table:table-cell>
          <table:table-cell table:formula="of:=[.E27]/[.E81]" office:value-type="float" office:value="47.9166666666667" calcext:value-type="float">
            <text:p>47,9166666666667</text:p>
          </table:table-cell>
          <table:table-cell table:formula="of:=[.F27]/[.F81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5" calcext:value-type="float">
            <text:p>0,025</text:p>
          </table:table-cell>
          <table:table-cell office:value-type="float" office:value="0.0475" calcext:value-type="float">
            <text:p>0,0475</text:p>
          </table:table-cell>
          <table:table-cell office:value-type="float" office:value="0.05" calcext:value-type="float">
            <text:p>0,05</text:p>
          </table:table-cell>
          <table:table-cell table:formula="of:=MIN([.B82:.F82])" office:value-type="float" office:value="0.025" calcext:value-type="float">
            <text:p>0,02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B28]/[.B82]" office:value-type="string" office:string-value="" calcext:value-type="error">
            <text:p>#DIV/0 !</text:p>
          </table:table-cell>
          <table:table-cell table:formula="of:=[.C28]/[.C82]" office:value-type="string" office:string-value="" calcext:value-type="error">
            <text:p>#DIV/0 !</text:p>
          </table:table-cell>
          <table:table-cell table:formula="of:=[.D28]/[.D82]" office:value-type="float" office:value="79" calcext:value-type="float">
            <text:p>79</text:p>
          </table:table-cell>
          <table:table-cell table:formula="of:=[.E28]/[.E82]" office:value-type="float" office:value="41.5789473684211" calcext:value-type="float">
            <text:p>41,5789473684211</text:p>
          </table:table-cell>
          <table:table-cell table:formula="of:=[.F28]/[.F82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table:number-columns-repeated="2"/>
          <table:table-cell table:formula="of:=MIN([.B83:.F83])" office:value-type="float" office:value="0.02" calcext:value-type="float">
            <text:p>0,02</text:p>
          </table:table-cell>
          <table:table-cell table:number-columns-repeated="10"/>
          <table:table-cell office:value-type="float" office:value="2.1" calcext:value-type="float">
            <text:p>2,1</text:p>
          </table:table-cell>
          <table:table-cell table:formula="of:=[.B29]/[.B83]" office:value-type="string" office:string-value="" calcext:value-type="error">
            <text:p>#DIV/0 !</text:p>
          </table:table-cell>
          <table:table-cell table:formula="of:=[.C29]/[.C83]" office:value-type="string" office:string-value="" calcext:value-type="error">
            <text:p>#DIV/0 !</text:p>
          </table:table-cell>
          <table:table-cell table:formula="of:=[.D29]/[.D83]" office:value-type="float" office:value="82.5000000000001" calcext:value-type="float">
            <text:p>82,5000000000001</text:p>
          </table:table-cell>
          <table:table-cell table:formula="of:=[.E29]/[.E83]" office:value-type="string" office:string-value="" calcext:value-type="error">
            <text:p>#DIV/0 !</text:p>
          </table:table-cell>
          <table:table-cell table:formula="of:=[.F29]/[.F83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0.015" calcext:value-type="float">
            <text:p>0,015</text:p>
          </table:table-cell>
          <table:table-cell table:number-columns-repeated="2"/>
          <table:table-cell table:formula="of:=MIN([.B84:.F84])" office:value-type="float" office:value="0.015" calcext:value-type="float">
            <text:p>0,015</text:p>
          </table:table-cell>
          <table:table-cell table:number-columns-repeated="10"/>
          <table:table-cell office:value-type="float" office:value="2.2" calcext:value-type="float">
            <text:p>2,2</text:p>
          </table:table-cell>
          <table:table-cell table:formula="of:=[.B30]/[.B84]" office:value-type="string" office:string-value="" calcext:value-type="error">
            <text:p>#DIV/0 !</text:p>
          </table:table-cell>
          <table:table-cell table:formula="of:=[.C30]/[.C84]" office:value-type="string" office:string-value="" calcext:value-type="error">
            <text:p>#DIV/0 !</text:p>
          </table:table-cell>
          <table:table-cell table:formula="of:=[.D30]/[.D84]" office:value-type="float" office:value="0" calcext:value-type="float">
            <text:p>0</text:p>
          </table:table-cell>
          <table:table-cell table:formula="of:=[.E30]/[.E84]" office:value-type="string" office:string-value="" calcext:value-type="error">
            <text:p>#DIV/0 !</text:p>
          </table:table-cell>
          <table:table-cell table:formula="of:=[.F30]/[.F84]" office:value-type="string" office:string-value="" calcext:value-type="error">
            <text:p>#DIV/0 !</text:p>
          </table:table-cell>
          <table:table-cell table:number-columns-repeated="15"/>
        </table:table-row>
        <table:table-row table:style-name="ro2" table:number-rows-repeated="2">
          <table:table-cell table:number-columns-repeated="38"/>
        </table:table-row>
        <table:table-row table:style-name="ro5">
          <table:table-cell table:style-name="ce2" office:value-type="string" calcext:value-type="string">
            <text:p>Aileron Control Power (roll) Coefficient (<text:span text:style-name="T9">C</text:span><text:span text:style-name="T10">l</text:span><text:span text:style-name="T2">δ</text:span><text:span text:style-name="T11">a</text:span>)</text:p>
          </table:table-cell>
          <table:table-cell table:number-columns-repeated="37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number-columns-repeated="2"/>
          <table:table-cell>
            <draw:frame table:end-cell-address="'Aerodynamic Coefficients'.P108" table:end-x="3.07mm" table:end-y="0.24mm" draw:z-index="3" draw:style-name="gr1" draw:text-style-name="P1" svg:width="160.26mm" svg:height="90.21mm" svg:x="1.49mm" svg:y="0.7mm">
              <draw:object draw:notify-on-update-of-ranges="'Aerodynamic Coefficients'.A89:'Aerodynamic Coefficients'.A111 'Aerodynamic Coefficients'.B88:'Aerodynamic Coefficients'.B88 'Aerodynamic Coefficients'.B89:'Aerodynamic Coefficients'.B111 'Aerodynamic Coefficients'.A89:'Aerodynamic Coefficients'.A111 'Aerodynamic Coefficients'.C88:'Aerodynamic Coefficients'.C88 'Aerodynamic Coefficients'.C89:'Aerodynamic Coefficients'.C111 'Aerodynamic Coefficients'.A89:'Aerodynamic Coefficients'.A111 'Aerodynamic Coefficients'.D88:'Aerodynamic Coefficients'.D88 'Aerodynamic Coefficients'.D89:'Aerodynamic Coefficients'.D111 'Aerodynamic Coefficients'.A89:'Aerodynamic Coefficients'.A111 'Aerodynamic Coefficients'.E88:'Aerodynamic Coefficients'.E88 'Aerodynamic Coefficients'.E89:'Aerodynamic Coefficients'.E111 'Aerodynamic Coefficients'.A89:'Aerodynamic Coefficients'.A111 'Aerodynamic Coefficients'.F88:'Aerodynamic Coefficients'.F88 'Aerodynamic Coefficients'.F89:'Aerodynamic Coefficients'.F11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table:number-columns-repeated="36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0.047" calcext:value-type="float">
            <text:p>0,047</text:p>
          </table:table-cell>
          <table:table-cell table:number-columns-repeated="36"/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5" office:value-type="float" office:value="0.045" calcext:value-type="float">
            <text:p>0,045</text:p>
          </table:table-cell>
          <table:table-cell table:number-columns-repeated="32"/>
        </table:table-row>
        <table:table-row table:style-name="ro2">
          <table:table-cell office:value-type="float" office:value="0.3" calcext:value-type="float">
            <text:p>0,3</text:p>
          </table:table-cell>
          <table:table-cell table:number-columns-repeated="5" office:value-type="float" office:value="0.043" calcext:value-type="float">
            <text:p>0,043</text:p>
          </table:table-cell>
          <table:table-cell table:number-columns-repeated="32"/>
        </table:table-row>
        <table:table-row table:style-name="ro2">
          <table:table-cell office:value-type="float" office:value="0.4" calcext:value-type="float">
            <text:p>0,4</text:p>
          </table:table-cell>
          <table:table-cell table:number-columns-repeated="5" office:value-type="float" office:value="0.042" calcext:value-type="float">
            <text:p>0,042</text:p>
          </table:table-cell>
          <table:table-cell table:number-columns-repeated="32"/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5" office:value-type="float" office:value="0.0415" calcext:value-type="float">
            <text:p>0,0415</text:p>
          </table:table-cell>
          <table:table-cell table:number-columns-repeated="32"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5" office:value-type="float" office:value="0.041" calcext:value-type="float">
            <text:p>0,041</text:p>
          </table:table-cell>
          <table:table-cell table:number-columns-repeated="32"/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5" office:value-type="float" office:value="0.041" calcext:value-type="float">
            <text:p>0,041</text:p>
          </table:table-cell>
          <table:table-cell table:number-columns-repeated="32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5" office:value-type="float" office:value="0.041" calcext:value-type="float">
            <text:p>0,041</text:p>
          </table:table-cell>
          <table:table-cell table:number-columns-repeated="32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5" office:value-type="float" office:value="0.041" calcext:value-type="float">
            <text:p>0,041</text:p>
          </table:table-cell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.043" calcext:value-type="float">
            <text:p>0,043</text:p>
          </table:table-cell>
          <table:table-cell table:number-columns-repeated="32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5" office:value-type="float" office:value="0.037" calcext:value-type="float">
            <text:p>0,037</text:p>
          </table:table-cell>
          <table:table-cell table:number-columns-repeated="32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5" office:value-type="float" office:value="0.033" calcext:value-type="float">
            <text:p>0,033</text:p>
          </table:table-cell>
          <table:table-cell table:number-columns-repeated="32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5" office:value-type="float" office:value="0.028" calcext:value-type="float">
            <text:p>0,028</text:p>
          </table:table-cell>
          <table:table-cell table:number-columns-repeated="32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5" office:value-type="float" office:value="0.025" calcext:value-type="float">
            <text:p>0,025</text:p>
          </table:table-cell>
          <table:table-cell table:number-columns-repeated="32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5" office:value-type="float" office:value="0.022" calcext:value-type="float">
            <text:p>0,022</text:p>
          </table:table-cell>
          <table:table-cell table:number-columns-repeated="32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5" office:value-type="float" office:value="0.02" calcext:value-type="float">
            <text:p>0,02</text:p>
          </table:table-cell>
          <table:table-cell table:number-columns-repeated="32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5" office:value-type="float" office:value="0.017" calcext:value-type="float">
            <text:p>0,017</text:p>
          </table:table-cell>
          <table:table-cell table:number-columns-repeated="32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5" office:value-type="float" office:value="0.016" calcext:value-type="float">
            <text:p>0,016</text:p>
          </table:table-cell>
          <table:table-cell table:number-columns-repeated="32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5" office:value-type="float" office:value="0.015" calcext:value-type="float">
            <text:p>0,015</text:p>
          </table:table-cell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.014" calcext:value-type="float">
            <text:p>0,014</text:p>
          </table:table-cell>
          <table:table-cell table:number-columns-repeated="32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5" office:value-type="float" office:value="0.013" calcext:value-type="float">
            <text:p>0,013</text:p>
          </table:table-cell>
          <table:table-cell table:number-columns-repeated="32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5" office:value-type="float" office:value="0.012" calcext:value-type="float">
            <text:p>0,012</text:p>
          </table:table-cell>
          <table:table-cell table:number-columns-repeated="32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Roll Damping Coefficient (<text:span text:style-name="T9">C</text:span><text:span text:style-name="T10">l</text:span><text:span text:style-name="T2">p</text:span>)</text:p>
          </table:table-cell>
          <table:table-cell table:style-name="ce2" table:number-columns-repeated="5"/>
          <table:table-cell table:number-columns-repeated="32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number-columns-repeated="2"/>
          <table:table-cell>
            <draw:frame table:end-cell-address="'Aerodynamic Coefficients'.P135" table:end-x="3.35mm" table:end-y="0.59mm" draw:z-index="4" draw:style-name="gr1" draw:text-style-name="P1" svg:width="160.26mm" svg:height="90.32mm" svg:x="1.77mm" svg:y="0.95mm">
              <draw:object draw:notify-on-update-of-ranges="'Aerodynamic Coefficients'.A116:'Aerodynamic Coefficients'.A138 'Aerodynamic Coefficients'.B115:'Aerodynamic Coefficients'.B115 'Aerodynamic Coefficients'.B116:'Aerodynamic Coefficients'.B138 'Aerodynamic Coefficients'.A116:'Aerodynamic Coefficients'.A138 'Aerodynamic Coefficients'.C115:'Aerodynamic Coefficients'.C115 'Aerodynamic Coefficients'.C116:'Aerodynamic Coefficients'.C138 'Aerodynamic Coefficients'.A116:'Aerodynamic Coefficients'.A138 'Aerodynamic Coefficients'.D115:'Aerodynamic Coefficients'.D115 'Aerodynamic Coefficients'.D116:'Aerodynamic Coefficients'.D138 'Aerodynamic Coefficients'.A116:'Aerodynamic Coefficients'.A138 'Aerodynamic Coefficients'.E115:'Aerodynamic Coefficients'.E115 'Aerodynamic Coefficients'.E116:'Aerodynamic Coefficients'.E138 'Aerodynamic Coefficients'.A116:'Aerodynamic Coefficients'.A138 'Aerodynamic Coefficients'.F115:'Aerodynamic Coefficients'.F115 'Aerodynamic Coefficients'.F116:'Aerodynamic Coefficients'.F13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table:number-columns-repeated="36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-0.08" calcext:value-type="float">
            <text:p>-0,08</text:p>
          </table:table-cell>
          <table:table-cell table:number-columns-repeated="36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-0.1" calcext:value-type="float">
            <text:p>-0,1</text:p>
          </table:table-cell>
          <table:table-cell table:number-columns-repeated="36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-0.12" calcext:value-type="float">
            <text:p>-0,12</text:p>
          </table:table-cell>
          <table:table-cell table:number-columns-repeated="36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-0.32" calcext:value-type="float">
            <text:p>-0,32</text:p>
          </table:table-cell>
          <table:table-cell office:value-type="float" office:value="-0.15" calcext:value-type="float">
            <text:p>-0,15</text:p>
          </table:table-cell>
          <table:table-cell table:number-columns-repeated="35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-0.34" calcext:value-type="float">
            <text:p>-0,34</text:p>
          </table:table-cell>
          <table:table-cell office:value-type="float" office:value="-0.29" calcext:value-type="float">
            <text:p>-0,29</text:p>
          </table:table-cell>
          <table:table-cell table:number-columns-repeated="35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-0.33" calcext:value-type="float">
            <text:p>-0,33</text:p>
          </table:table-cell>
          <table:table-cell office:value-type="float" office:value="-0.35" calcext:value-type="float">
            <text:p>-0,35</text:p>
          </table:table-cell>
          <table:table-cell table:number-columns-repeated="3" office:value-type="float" office:value="-0.1" calcext:value-type="float">
            <text:p>-0,1</text:p>
          </table:table-cell>
          <table:table-cell table:number-columns-repeated="32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-0.31" calcext:value-type="float">
            <text:p>-0,31</text:p>
          </table:table-cell>
          <table:table-cell office:value-type="float" office:value="-0.35" calcext:value-type="float">
            <text:p>-0,35</text:p>
          </table:table-cell>
          <table:table-cell table:number-columns-repeated="3" office:value-type="float" office:value="-0.24" calcext:value-type="float">
            <text:p>-0,24</text:p>
          </table:table-cell>
          <table:table-cell table:number-columns-repeated="32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-0.31" calcext:value-type="float">
            <text:p>-0,31</text:p>
          </table:table-cell>
          <table:table-cell office:value-type="float" office:value="-0.35" calcext:value-type="float">
            <text:p>-0,35</text:p>
          </table:table-cell>
          <table:table-cell table:number-columns-repeated="3" office:value-type="float" office:value="-0.36" calcext:value-type="float">
            <text:p>-0,36</text:p>
          </table:table-cell>
          <table:table-cell table:number-columns-repeated="32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-0.33" calcext:value-type="float">
            <text:p>-0,33</text:p>
          </table:table-cell>
          <table:table-cell office:value-type="float" office:value="-0.35" calcext:value-type="float">
            <text:p>-0,35</text:p>
          </table:table-cell>
          <table:table-cell table:number-columns-repeated="3" office:value-type="float" office:value="-0.4" calcext:value-type="float">
            <text:p>-0,4</text:p>
          </table:table-cell>
          <table:table-cell table:number-columns-repeated="3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-0.38" calcext:value-type="float">
            <text:p>-0,38</text:p>
          </table:table-cell>
          <table:table-cell table:number-columns-repeated="3" office:value-type="float" office:value="-0.42" calcext:value-type="float">
            <text:p>-0,42</text:p>
          </table:table-cell>
          <table:table-cell table:number-columns-repeated="32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-0.38" calcext:value-type="float">
            <text:p>-0,38</text:p>
          </table:table-cell>
          <table:table-cell table:number-columns-repeated="4" office:value-type="float" office:value="-0.39" calcext:value-type="float">
            <text:p>-0,39</text:p>
          </table:table-cell>
          <table:table-cell table:number-columns-repeated="32"/>
        </table:table-row>
        <table:table-row table:style-name="ro2">
          <table:table-cell office:value-type="float" office:value="1.2" calcext:value-type="float">
            <text:p>1,2</text:p>
          </table:table-cell>
          <table:table-cell/>
          <table:table-cell office:value-type="float" office:value="-0.35" calcext:value-type="float">
            <text:p>-0,35</text:p>
          </table:table-cell>
          <table:table-cell table:number-columns-repeated="3" office:value-type="float" office:value="-0.38" calcext:value-type="float">
            <text:p>-0,38</text:p>
          </table:table-cell>
          <table:table-cell table:number-columns-repeated="32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2"/>
          <table:table-cell table:number-columns-repeated="3" office:value-type="float" office:value="-0.35" calcext:value-type="float">
            <text:p>-0,35</text:p>
          </table:table-cell>
          <table:table-cell table:number-columns-repeated="32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2"/>
          <table:table-cell table:number-columns-repeated="3" office:value-type="float" office:value="-0.32" calcext:value-type="float">
            <text:p>-0,32</text:p>
          </table:table-cell>
          <table:table-cell table:number-columns-repeated="32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2"/>
          <table:table-cell table:number-columns-repeated="3" office:value-type="float" office:value="-0.31" calcext:value-type="float">
            <text:p>-0,31</text:p>
          </table:table-cell>
          <table:table-cell table:number-columns-repeated="32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2"/>
          <table:table-cell table:number-columns-repeated="3" office:value-type="float" office:value="-0.3" calcext:value-type="float">
            <text:p>-0,3</text:p>
          </table:table-cell>
          <table:table-cell table:number-columns-repeated="32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2"/>
          <table:table-cell table:number-columns-repeated="3" office:value-type="float" office:value="-0.29" calcext:value-type="float">
            <text:p>-0,29</text:p>
          </table:table-cell>
          <table:table-cell table:number-columns-repeated="32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2"/>
          <table:table-cell table:number-columns-repeated="3" office:value-type="float" office:value="-0.28" calcext:value-type="float">
            <text:p>-0,28</text:p>
          </table:table-cell>
          <table:table-cell table:number-columns-repeated="32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2"/>
          <table:table-cell table:number-columns-repeated="3" office:value-type="float" office:value="-0.27" calcext:value-type="float">
            <text:p>-0,27</text:p>
          </table:table-cell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-0.26" calcext:value-type="float">
            <text:p>-0,26</text:p>
          </table:table-cell>
          <table:table-cell table:number-columns-repeated="32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2"/>
          <table:table-cell table:number-columns-repeated="3" office:value-type="float" office:value="-0.25" calcext:value-type="float">
            <text:p>-0,25</text:p>
          </table:table-cell>
          <table:table-cell table:number-columns-repeated="32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2"/>
          <table:table-cell table:number-columns-repeated="3" office:value-type="float" office:value="-0.24" calcext:value-type="float">
            <text:p>-0,24</text:p>
          </table:table-cell>
          <table:table-cell table:number-columns-repeated="32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Wing Pitch Coefficient (<text:span text:style-name="T9">C</text:span><text:span text:style-name="T1">m</text:span><text:span text:style-name="T2">α</text:span>)</text:p>
          </table:table-cell>
          <table:table-cell table:number-columns-repeated="17"/>
          <table:table-cell table:style-name="ce2"/>
          <table:table-cell table:number-columns-repeated="13"/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/>
          <table:table-cell>
            <draw:frame table:end-cell-address="'Aerodynamic Coefficients'.Q163" table:end-x="17.84mm" table:end-y="3.78mm" draw:z-index="6" draw:style-name="gr1" draw:text-style-name="P1" svg:width="207.62mm" svg:height="98.19mm" svg:x="14.23mm" svg:y="0.79mm">
              <draw:object draw:notify-on-update-of-ranges="'Aerodynamic Coefficients'.A143:'Aerodynamic Coefficients'.A165 'Aerodynamic Coefficients'.B142:'Aerodynamic Coefficients'.B142 'Aerodynamic Coefficients'.B143:'Aerodynamic Coefficients'.B165 'Aerodynamic Coefficients'.A143:'Aerodynamic Coefficients'.A165 'Aerodynamic Coefficients'.C142:'Aerodynamic Coefficients'.C142 'Aerodynamic Coefficients'.C143:'Aerodynamic Coefficients'.C165 'Aerodynamic Coefficients'.A143:'Aerodynamic Coefficients'.A165 'Aerodynamic Coefficients'.D142:'Aerodynamic Coefficients'.D142 'Aerodynamic Coefficients'.D143:'Aerodynamic Coefficients'.D165 'Aerodynamic Coefficients'.A143:'Aerodynamic Coefficients'.A165 'Aerodynamic Coefficients'.E142:'Aerodynamic Coefficients'.E142 'Aerodynamic Coefficients'.E143:'Aerodynamic Coefficients'.E165 'Aerodynamic Coefficients'.A143:'Aerodynamic Coefficients'.A165 'Aerodynamic Coefficients'.F142:'Aerodynamic Coefficients'.F142 'Aerodynamic Coefficients'.F143:'Aerodynamic Coefficients'.F165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10"/>
          <table:table-cell table:style-name="ce2" table:number-columns-repeated="6"/>
          <table:table-cell table:number-columns-repeated="8"/>
          <table:table-cell table:style-name="ce2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37"/>
        </table:table-row>
        <table:table-row table:style-name="ro2">
          <table:table-cell office:value-type="float" office:value="0.3" calcext:value-type="float">
            <text:p>0,3</text:p>
          </table:table-cell>
          <table:table-cell table:number-columns-repeated="37"/>
        </table:table-row>
        <table:table-row table:style-name="ro2">
          <table:table-cell office:value-type="float" office:value="0.4" calcext:value-type="float">
            <text:p>0,4</text:p>
          </table:table-cell>
          <table:table-cell table:number-columns-repeated="37"/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37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-0.8" calcext:value-type="float">
            <text:p>-0,8</text:p>
          </table:table-cell>
          <table:table-cell table:number-columns-repeated="34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,1</text:p>
          </table:table-cell>
          <table:table-cell office:value-type="float" office:value="-1.3" calcext:value-type="float">
            <text:p>-1,3</text:p>
          </table:table-cell>
          <table:table-cell table:number-columns-repeated="34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office:value-type="float" office:value="-1.25" calcext:value-type="float">
            <text:p>-1,25</text:p>
          </table:table-cell>
          <table:table-cell table:number-columns-repeated="34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-0.6" calcext:value-type="float">
            <text:p>-0,6</text:p>
          </table:table-cell>
          <table:table-cell office:value-type="float" office:value="-0.8" calcext:value-type="float">
            <text:p>-0,8</text:p>
          </table:table-cell>
          <table:table-cell office:value-type="float" office:value="-1.2" calcext:value-type="float">
            <text:p>-1,2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.35" calcext:value-type="float">
            <text:p>-1,35</text:p>
          </table:table-cell>
          <table:table-cell office:value-type="float" office:value="-1.45" calcext:value-type="float">
            <text:p>-1,45</text:p>
          </table:table-cell>
          <table:table-cell office:value-type="float" office:value="-1.7" calcext:value-type="float">
            <text:p>-1,7</text:p>
          </table:table-cell>
          <table:table-cell table:number-columns-repeated="34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-1.7" calcext:value-type="float">
            <text:p>-1,7</text:p>
          </table:table-cell>
          <table:table-cell office:value-type="float" office:value="-1.8" calcext:value-type="float">
            <text:p>-1,8</text:p>
          </table:table-cell>
          <table:table-cell office:value-type="float" office:value="-1.9" calcext:value-type="float">
            <text:p>-1,9</text:p>
          </table:table-cell>
          <table:table-cell table:number-columns-repeated="34"/>
        </table:table-row>
        <table:table-row table:style-name="ro2">
          <table:table-cell office:value-type="float" office:value="1.2" calcext:value-type="float">
            <text:p>1,2</text:p>
          </table:table-cell>
          <table:table-cell/>
          <table:table-cell office:value-type="float" office:value="-1.9" calcext:value-type="float">
            <text:p>-1,9</text:p>
          </table:table-cell>
          <table:table-cell office:value-type="float" office:value="-2" calcext:value-type="float">
            <text:p>-2</text:p>
          </table:table-cell>
          <table:table-cell office:value-type="float" office:value="-2.2" calcext:value-type="float">
            <text:p>-2,2</text:p>
          </table:table-cell>
          <table:table-cell table:number-columns-repeated="33"/>
        </table:table-row>
        <table:table-row table:style-name="ro2">
          <table:table-cell office:value-type="float" office:value="1.3" calcext:value-type="float">
            <text:p>1,3</text:p>
          </table:table-cell>
          <table:table-cell/>
          <table:table-cell office:value-type="float" office:value="-1.8" calcext:value-type="float">
            <text:p>-1,8</text:p>
          </table:table-cell>
          <table:table-cell office:value-type="float" office:value="-1.9" calcext:value-type="float">
            <text:p>-1,9</text:p>
          </table:table-cell>
          <table:table-cell office:value-type="float" office:value="-2.1" calcext:value-type="float">
            <text:p>-2,1</text:p>
          </table:table-cell>
          <table:table-cell table:number-columns-repeated="33"/>
        </table:table-row>
        <table:table-row table:style-name="ro2">
          <table:table-cell office:value-type="float" office:value="1.4" calcext:value-type="float">
            <text:p>1,4</text:p>
          </table:table-cell>
          <table:table-cell/>
          <table:table-cell office:value-type="float" office:value="-1.7" calcext:value-type="float">
            <text:p>-1,7</text:p>
          </table:table-cell>
          <table:table-cell office:value-type="float" office:value="-1.8" calcext:value-type="float">
            <text:p>-1,8</text:p>
          </table:table-cell>
          <table:table-cell office:value-type="float" office:value="-1.95" calcext:value-type="float">
            <text:p>-1,95</text:p>
          </table:table-cell>
          <table:table-cell office:value-type="float" office:value="-2.1" calcext:value-type="float">
            <text:p>-2,1</text:p>
          </table:table-cell>
          <table:table-cell table:number-columns-repeated="32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-1.65" calcext:value-type="float">
            <text:p>-1,65</text:p>
          </table:table-cell>
          <table:table-cell office:value-type="float" office:value="-1.8" calcext:value-type="float">
            <text:p>-1,8</text:p>
          </table:table-cell>
          <table:table-cell office:value-type="float" office:value="-1.9" calcext:value-type="float">
            <text:p>-1,9</text:p>
          </table:table-cell>
          <table:table-cell table:number-columns-repeated="32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-1.5" calcext:value-type="float">
            <text:p>-1,5</text:p>
          </table:table-cell>
          <table:table-cell office:value-type="float" office:value="-1.6" calcext:value-type="float">
            <text:p>-1,6</text:p>
          </table:table-cell>
          <table:table-cell office:value-type="float" office:value="-1.7" calcext:value-type="float">
            <text:p>-1,7</text:p>
          </table:table-cell>
          <table:table-cell table:number-columns-repeated="32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-1.3" calcext:value-type="float">
            <text:p>-1,3</text:p>
          </table:table-cell>
          <table:table-cell office:value-type="float" office:value="-1.4" calcext:value-type="float">
            <text:p>-1,4</text:p>
          </table:table-cell>
          <table:table-cell office:value-type="float" office:value="-1.5" calcext:value-type="float">
            <text:p>-1,5</text:p>
          </table:table-cell>
          <table:table-cell table:number-columns-repeated="32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-1.1" calcext:value-type="float">
            <text:p>-1,1</text:p>
          </table:table-cell>
          <table:table-cell office:value-type="float" office:value="-1.2" calcext:value-type="float">
            <text:p>-1,2</text:p>
          </table:table-cell>
          <table:table-cell office:value-type="float" office:value="-1.3" calcext:value-type="float">
            <text:p>-1,3</text:p>
          </table:table-cell>
          <table:table-cell table:number-columns-repeated="32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-0.85" calcext:value-type="float">
            <text:p>-0,85</text:p>
          </table:table-cell>
          <table:table-cell office:value-type="float" office:value="-0.95" calcext:value-type="float">
            <text:p>-0,95</text:p>
          </table:table-cell>
          <table:table-cell office:value-type="float" office:value="-1.05" calcext:value-type="float">
            <text:p>-1,05</text:p>
          </table:table-cell>
          <table:table-cell table:number-columns-repeated="3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0.7" calcext:value-type="float">
            <text:p>-0,7</text:p>
          </table:table-cell>
          <table:table-cell office:value-type="float" office:value="-0.75" calcext:value-type="float">
            <text:p>-0,75</text:p>
          </table:table-cell>
          <table:table-cell office:value-type="float" office:value="-0.8" calcext:value-type="float">
            <text:p>-0,8</text:p>
          </table:table-cell>
          <table:table-cell table:number-columns-repeated="32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3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Horizontal Tail Pitch Coefficient (<text:span text:style-name="T9">C</text:span><text:span text:style-name="T1">m</text:span><text:span text:style-name="T12">δ</text:span>)</text:p>
          </table:table-cell>
          <table:table-cell table:number-columns-repeated="37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/>
          <table:table-cell>
            <draw:frame table:end-cell-address="'Aerodynamic Coefficients'.O189" table:end-x="16.45mm" table:end-y="2.26mm" draw:z-index="7" draw:style-name="gr1" draw:text-style-name="P1" svg:width="160.33mm" svg:height="90.29mm" svg:x="14.78mm" svg:y="2.63mm">
              <draw:object draw:notify-on-update-of-ranges="'Aerodynamic Coefficients'.A170:'Aerodynamic Coefficients'.A192 'Aerodynamic Coefficients'.B169:'Aerodynamic Coefficients'.B169 'Aerodynamic Coefficients'.B170:'Aerodynamic Coefficients'.B192 'Aerodynamic Coefficients'.A170:'Aerodynamic Coefficients'.A192 'Aerodynamic Coefficients'.C169:'Aerodynamic Coefficients'.C169 'Aerodynamic Coefficients'.C170:'Aerodynamic Coefficients'.C192 'Aerodynamic Coefficients'.A170:'Aerodynamic Coefficients'.A192 'Aerodynamic Coefficients'.D169:'Aerodynamic Coefficients'.D169 'Aerodynamic Coefficients'.D170:'Aerodynamic Coefficients'.D192 'Aerodynamic Coefficients'.A170:'Aerodynamic Coefficients'.A192 'Aerodynamic Coefficients'.E169:'Aerodynamic Coefficients'.E169 'Aerodynamic Coefficients'.E170:'Aerodynamic Coefficients'.E192 'Aerodynamic Coefficients'.A170:'Aerodynamic Coefficients'.A192 'Aerodynamic Coefficients'.F169:'Aerodynamic Coefficients'.F169 'Aerodynamic Coefficients'.F170:'Aerodynamic Coefficients'.F192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37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-1.46" calcext:value-type="float">
            <text:p>-1,46</text:p>
          </table:table-cell>
          <table:table-cell table:number-columns-repeated="36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-1.35" calcext:value-type="float">
            <text:p>-1,35</text:p>
          </table:table-cell>
          <table:table-cell table:number-columns-repeated="36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-1.3" calcext:value-type="float">
            <text:p>-1,3</text:p>
          </table:table-cell>
          <table:table-cell/>
          <table:table-cell office:value-type="float" office:value="-1.45" calcext:value-type="float">
            <text:p>-1,45</text:p>
          </table:table-cell>
          <table:table-cell table:number-columns-repeated="34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-1.25" calcext:value-type="float">
            <text:p>-1,25</text:p>
          </table:table-cell>
          <table:table-cell/>
          <table:table-cell office:value-type="float" office:value="-1.5" calcext:value-type="float">
            <text:p>-1,5</text:p>
          </table:table-cell>
          <table:table-cell table:number-columns-repeated="34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-1.55" calcext:value-type="float">
            <text:p>-1,55</text:p>
          </table:table-cell>
          <table:table-cell table:number-columns-repeated="34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-1.65" calcext:value-type="float">
            <text:p>-1,65</text:p>
          </table:table-cell>
          <table:table-cell table:number-columns-repeated="34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-1.25" calcext:value-type="float">
            <text:p>-1,25</text:p>
          </table:table-cell>
          <table:table-cell/>
          <table:table-cell office:value-type="float" office:value="-1.8" calcext:value-type="float">
            <text:p>-1,8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-1.7" calcext:value-type="float">
            <text:p>-1,7</text:p>
          </table:table-cell>
          <table:table-cell table:number-columns-repeated="34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.5" calcext:value-type="float">
            <text:p>-1,5</text:p>
          </table:table-cell>
          <table:table-cell table:number-columns-repeated="3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-1.4" calcext:value-type="float">
            <text:p>-1,4</text:p>
          </table:table-cell>
          <table:table-cell table:number-columns-repeated="3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-1.2" calcext:value-type="float">
            <text:p>-1,2</text:p>
          </table:table-cell>
          <table:table-cell table:number-columns-repeated="34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-1.1" calcext:value-type="float">
            <text:p>-1,1</text:p>
          </table:table-cell>
          <table:table-cell office:value-type="float" office:value="-1.4" calcext:value-type="float">
            <text:p>-1,4</text:p>
          </table:table-cell>
          <table:table-cell table:number-columns-repeated="33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,3</text:p>
          </table:table-cell>
          <table:table-cell table:number-columns-repeated="33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-0.9" calcext:value-type="float">
            <text:p>-0,9</text:p>
          </table:table-cell>
          <table:table-cell office:value-type="float" office:value="-1.1" calcext:value-type="float">
            <text:p>-1,1</text:p>
          </table:table-cell>
          <table:table-cell table:number-columns-repeated="33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-0.8" calcext:value-type="float">
            <text:p>-0,8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-0.7" calcext:value-type="float">
            <text:p>-0,7</text:p>
          </table:table-cell>
          <table:table-cell office:value-type="float" office:value="-0.9" calcext:value-type="float">
            <text:p>-0,9</text:p>
          </table:table-cell>
          <table:table-cell table:number-columns-repeated="33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-0.6" calcext:value-type="float">
            <text:p>-0,6</text:p>
          </table:table-cell>
          <table:table-cell office:value-type="float" office:value="-0.8" calcext:value-type="float">
            <text:p>-0,8</text:p>
          </table:table-cell>
          <table:table-cell table:number-columns-repeated="3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0.55" calcext:value-type="float">
            <text:p>-0,55</text:p>
          </table:table-cell>
          <table:table-cell office:value-type="float" office:value="-0.7" calcext:value-type="float">
            <text:p>-0,7</text:p>
          </table:table-cell>
          <table:table-cell table:number-columns-repeated="33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3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4">
          <table:table-cell table:style-name="ce2" office:value-type="string" calcext:value-type="string">
            <text:p>Directional Stability Coefficient (<text:span text:style-name="T9">C</text:span><text:span text:style-name="T5">n</text:span><text:span text:style-name="T13">β</text:span>)</text:p>
          </table:table-cell>
          <table:table-cell table:number-columns-repeated="37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>
            <draw:frame table:end-cell-address="'Aerodynamic Coefficients'.N216" table:end-x="2.93mm" table:end-y="0.67mm" draw:z-index="8" draw:style-name="gr1" draw:text-style-name="P1" svg:width="160.5mm" svg:height="90.35mm" svg:x="1.11mm" svg:y="1mm">
              <draw:object draw:notify-on-update-of-ranges="'Aerodynamic Coefficients'.A197:'Aerodynamic Coefficients'.A219 'Aerodynamic Coefficients'.B196:'Aerodynamic Coefficients'.B196 'Aerodynamic Coefficients'.B197:'Aerodynamic Coefficients'.B219 'Aerodynamic Coefficients'.A197:'Aerodynamic Coefficients'.A219 'Aerodynamic Coefficients'.C196:'Aerodynamic Coefficients'.C196 'Aerodynamic Coefficients'.C197:'Aerodynamic Coefficients'.C219 'Aerodynamic Coefficients'.A197:'Aerodynamic Coefficients'.A219 'Aerodynamic Coefficients'.D196:'Aerodynamic Coefficients'.D196 'Aerodynamic Coefficients'.D197:'Aerodynamic Coefficients'.D219 'Aerodynamic Coefficients'.A197:'Aerodynamic Coefficients'.A219 'Aerodynamic Coefficients'.E196:'Aerodynamic Coefficients'.E196 'Aerodynamic Coefficients'.E197:'Aerodynamic Coefficients'.E219 'Aerodynamic Coefficients'.A197:'Aerodynamic Coefficients'.A219 'Aerodynamic Coefficients'.F196:'Aerodynamic Coefficients'.F196 'Aerodynamic Coefficients'.F197:'Aerodynamic Coefficients'.F219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31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7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37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table:number-columns-repeated="36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 table:number-columns-repeated="36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0.22" calcext:value-type="float">
            <text:p>0,22</text:p>
          </table:table-cell>
          <table:table-cell table:number-columns-repeated="34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0.34" calcext:value-type="float">
            <text:p>0,34</text:p>
          </table:table-cell>
          <table:table-cell table:number-columns-repeated="34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34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36" calcext:value-type="float">
            <text:p>0,36</text:p>
          </table:table-cell>
          <table:table-cell table:number-columns-repeated="34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0.44" calcext:value-type="float">
            <text:p>0,44</text:p>
          </table:table-cell>
          <table:table-cell table:number-columns-repeated="34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0.54" calcext:value-type="float">
            <text:p>0,54</text:p>
          </table:table-cell>
          <table:table-cell table:number-columns-repeated="3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0.49" calcext:value-type="float">
            <text:p>0,49</text:p>
          </table:table-cell>
          <table:table-cell table:number-columns-repeated="3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0.43" calcext:value-type="float">
            <text:p>0,43</text:p>
          </table:table-cell>
          <table:table-cell table:number-columns-repeated="34"/>
        </table:table-row>
        <table:table-row table:style-name="ro2"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table:number-columns-repeated="34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table:number-columns-repeated="34"/>
        </table:table-row>
        <table:table-row table:style-name="ro2"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table:number-columns-repeated="34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table:number-columns-repeated="34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table:number-columns-repeated="34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7" calcext:value-type="float">
            <text:p>0,17</text:p>
          </table:table-cell>
          <table:table-cell table:number-columns-repeated="34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3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37"/>
        </table:table-row>
      </table:table>
      <table:table table:name="Engine Simulation Data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ngine Simulation Dat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his sheet covers data from the NASA jet engine simulator and may be used for recording your results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Simulation Parameters (dry thrust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iameter</text:p>
          </table:table-cell>
          <table:table-cell/>
          <table:table-cell office:value-type="float" office:value="2.433" calcext:value-type="float">
            <text:p>2,4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le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ressure Recovery</text:p>
          </table:table-cell>
          <table:table-cell/>
          <table:table-cell office:value-type="string" calcext:value-type="string">
            <text:p>Mil Sp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resso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ges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ssure Ratio</text:p>
          </table:table-cell>
          <table:table-cell/>
          <table:table-cell office:value-type="float" office:value="18.493" calcext:value-type="float">
            <text:p>18,49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688" calcext:value-type="float">
            <text:p>0,68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Stainless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rne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max-R</text:p>
          </table:table-cell>
          <table:table-cell/>
          <table:table-cell office:value-type="float" office:value="2460" calcext:value-type="float">
            <text:p>24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ssure Ratio</text:p>
          </table:table-cell>
          <table:table-cell/>
          <table:table-cell office:value-type="float" office:value="0.921" calcext:value-type="float">
            <text:p>0,92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926" calcext:value-type="float">
            <text:p>0,92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Nickel All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bin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ges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909" calcext:value-type="float">
            <text:p>0,90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Nickel All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zzl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8/A2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max -R</text:p>
          </table:table-cell>
          <table:table-cell/>
          <table:table-cell office:value-type="float" office:value="2497" calcext:value-type="float">
            <text:p>249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919" calcext:value-type="float">
            <text:p>0,91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Passively Cooled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'Engine Simulation Data'.P49" table:end-x="2.79mm" table:end-y="1.49mm" draw:z-index="3" draw:style-name="gr1" draw:text-style-name="P1" svg:width="159.72mm" svg:height="81.81mm" svg:x="1.21mm" svg:y="1.28mm">
              <draw:object draw:notify-on-update-of-ranges="'Engine Simulation Data'.A35:'Engine Simulation Data'.A48 'Engine Simulation Data'.B34:'Engine Simulation Data'.B34 'Engine Simulation Data'.B35:'Engine Simulation Data'.B48 'Engine Simulation Data'.A35:'Engine Simulation Data'.A48 'Engine Simulation Data'.C34:'Engine Simulation Data'.C34 'Engine Simulation Data'.C35:'Engine Simulation Data'.C48 'Engine Simulation Data'.A35:'Engine Simulation Data'.A48 'Engine Simulation Data'.D34:'Engine Simulation Data'.D34 'Engine Simulation Data'.D35:'Engine Simulation Data'.D48 'Engine Simulation Data'.A35:'Engine Simulation Data'.A48 'Engine Simulation Data'.E34:'Engine Simulation Data'.E34 'Engine Simulation Data'.E35:'Engine Simulation Data'.E48 'Engine Simulation Data'.A35:'Engine Simulation Data'.A48 'Engine Simulation Data'.F34:'Engine Simulation Data'.F34 'Engine Simulation Data'.F35:'Engine Simulation Data'.F48 'Engine Simulation Data'.A35:'Engine Simulation Data'.A48 'Engine Simulation Data'.G34:'Engine Simulation Data'.G34 'Engine Simulation Data'.G35:'Engine Simulation Data'.G48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Net Thrust (dry lbs)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ach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10000 Ft.</text:p>
          </table:table-cell>
          <table:table-cell office:value-type="string" calcext:value-type="string">
            <text:p>20000 Ft.</text:p>
          </table:table-cell>
          <table:table-cell office:value-type="string" calcext:value-type="string">
            <text:p>30000 Ft.</text:p>
          </table:table-cell>
          <table:table-cell office:value-type="string" calcext:value-type="string">
            <text:p>40000 Ft.</text:p>
          </table:table-cell>
          <table:table-cell office:value-type="string" calcext:value-type="string">
            <text:p>50000 Ft.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68" calcext:value-type="float">
            <text:p>10868</text:p>
          </table:table-cell>
          <table:table-cell office:value-type="float" office:value="9152" calcext:value-type="float">
            <text:p>9152</text:p>
          </table:table-cell>
          <table:table-cell office:value-type="float" office:value="7576" calcext:value-type="float">
            <text:p>7576</text:p>
          </table:table-cell>
          <table:table-cell office:value-type="float" office:value="6156" calcext:value-type="float">
            <text:p>6156</text:p>
          </table:table-cell>
          <table:table-cell office:value-type="float" office:value="4429" calcext:value-type="float">
            <text:p>4429</text:p>
          </table:table-cell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9884" calcext:value-type="float">
            <text:p>9884</text:p>
          </table:table-cell>
          <table:table-cell office:value-type="float" office:value="8404" calcext:value-type="float">
            <text:p>8404</text:p>
          </table:table-cell>
          <table:table-cell office:value-type="float" office:value="7017" calcext:value-type="float">
            <text:p>7017</text:p>
          </table:table-cell>
          <table:table-cell office:value-type="float" office:value="5746" calcext:value-type="float">
            <text:p>5746</text:p>
          </table:table-cell>
          <table:table-cell office:value-type="float" office:value="4152" calcext:value-type="float">
            <text:p>4152</text:p>
          </table:table-cell>
          <table:table-cell office:value-type="float" office:value="2567" calcext:value-type="float">
            <text:p>2567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9233" calcext:value-type="float">
            <text:p>9233</text:p>
          </table:table-cell>
          <table:table-cell office:value-type="float" office:value="7916" calcext:value-type="float">
            <text:p>7916</text:p>
          </table:table-cell>
          <table:table-cell office:value-type="float" office:value="6658" calcext:value-type="float">
            <text:p>6658</text:p>
          </table:table-cell>
          <table:table-cell office:value-type="float" office:value="5487" calcext:value-type="float">
            <text:p>5487</text:p>
          </table:table-cell>
          <table:table-cell office:value-type="float" office:value="3980" calcext:value-type="float">
            <text:p>3980</text:p>
          </table:table-cell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8854" calcext:value-type="float">
            <text:p>8854</text:p>
          </table:table-cell>
          <table:table-cell office:value-type="float" office:value="7645" calcext:value-type="float">
            <text:p>7645</text:p>
          </table:table-cell>
          <table:table-cell office:value-type="float" office:value="6468" calcext:value-type="float">
            <text:p>6468</text:p>
          </table:table-cell>
          <table:table-cell office:value-type="float" office:value="5359" calcext:value-type="float">
            <text:p>5359</text:p>
          </table:table-cell>
          <table:table-cell office:value-type="float" office:value="3897" calcext:value-type="float">
            <text:p>3897</text:p>
          </table:table-cell>
          <table:table-cell office:value-type="float" office:value="2410" calcext:value-type="float">
            <text:p>2410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8750" calcext:value-type="float">
            <text:p>8750</text:p>
          </table:table-cell>
          <table:table-cell office:value-type="float" office:value="7578" calcext:value-type="float">
            <text:p>7578</text:p>
          </table:table-cell>
          <table:table-cell office:value-type="float" office:value="6429" calcext:value-type="float">
            <text:p>6429</text:p>
          </table:table-cell>
          <table:table-cell office:value-type="float" office:value="5338" calcext:value-type="float">
            <text:p>5338</text:p>
          </table:table-cell>
          <table:table-cell office:value-type="float" office:value="3887" calcext:value-type="float">
            <text:p>3887</text:p>
          </table:table-cell>
          <table:table-cell office:value-type="float" office:value="2403" calcext:value-type="float">
            <text:p>2403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8696" calcext:value-type="float">
            <text:p>8696</text:p>
          </table:table-cell>
          <table:table-cell office:value-type="float" office:value="7553" calcext:value-type="float">
            <text:p>7553</text:p>
          </table:table-cell>
          <table:table-cell office:value-type="float" office:value="6422" calcext:value-type="float">
            <text:p>6422</text:p>
          </table:table-cell>
          <table:table-cell office:value-type="float" office:value="5343" calcext:value-type="float">
            <text:p>5343</text:p>
          </table:table-cell>
          <table:table-cell office:value-type="float" office:value="3894" calcext:value-type="float">
            <text:p>3894</text:p>
          </table:table-cell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8686" calcext:value-type="float">
            <text:p>8686</text:p>
          </table:table-cell>
          <table:table-cell office:value-type="float" office:value="7565" calcext:value-type="float">
            <text:p>7565</text:p>
          </table:table-cell>
          <table:table-cell office:value-type="float" office:value="6447" calcext:value-type="float">
            <text:p>6447</text:p>
          </table:table-cell>
          <table:table-cell office:value-type="float" office:value="5373" calcext:value-type="float">
            <text:p>5373</text:p>
          </table:table-cell>
          <table:table-cell office:value-type="float" office:value="3920" calcext:value-type="float">
            <text:p>3920</text:p>
          </table:table-cell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16" calcext:value-type="float">
            <text:p>8716</text:p>
          </table:table-cell>
          <table:table-cell office:value-type="float" office:value="7611" calcext:value-type="float">
            <text:p>7611</text:p>
          </table:table-cell>
          <table:table-cell office:value-type="float" office:value="6500" calcext:value-type="float">
            <text:p>6500</text:p>
          </table:table-cell>
          <table:table-cell office:value-type="float" office:value="5426" calcext:value-type="float">
            <text:p>5426</text:p>
          </table:table-cell>
          <table:table-cell office:value-type="float" office:value="3962" calcext:value-type="float">
            <text:p>3962</text:p>
          </table:table-cell>
          <table:table-cell office:value-type="float" office:value="2450" calcext:value-type="float">
            <text:p>2450</text:p>
          </table:table-cell>
          <table:table-cell table:number-columns-repeated="2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8729" calcext:value-type="float">
            <text:p>8729</text:p>
          </table:table-cell>
          <table:table-cell office:value-type="float" office:value="7647" calcext:value-type="float">
            <text:p>7647</text:p>
          </table:table-cell>
          <table:table-cell office:value-type="float" office:value="6547" calcext:value-type="float">
            <text:p>6547</text:p>
          </table:table-cell>
          <table:table-cell office:value-type="float" office:value="5475" calcext:value-type="float">
            <text:p>5475</text:p>
          </table:table-cell>
          <table:table-cell office:value-type="float" office:value="4001" calcext:value-type="float">
            <text:p>4001</text:p>
          </table:table-cell>
          <table:table-cell office:value-type="float" office:value="2474" calcext:value-type="float">
            <text:p>2474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8741" calcext:value-type="float">
            <text:p>8741</text:p>
          </table:table-cell>
          <table:table-cell office:value-type="float" office:value="7686" calcext:value-type="float">
            <text:p>7686</text:p>
          </table:table-cell>
          <table:table-cell office:value-type="float" office:value="6598" calcext:value-type="float">
            <text:p>6598</text:p>
          </table:table-cell>
          <table:table-cell office:value-type="float" office:value="5530" calcext:value-type="float">
            <text:p>5530</text:p>
          </table:table-cell>
          <table:table-cell office:value-type="float" office:value="4045" calcext:value-type="float">
            <text:p>4045</text:p>
          </table:table-cell>
          <table:table-cell office:value-type="float" office:value="2501" calcext:value-type="float">
            <text:p>2501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8755" calcext:value-type="float">
            <text:p>8755</text:p>
          </table:table-cell>
          <table:table-cell office:value-type="float" office:value="7731" calcext:value-type="float">
            <text:p>7731</text:p>
          </table:table-cell>
          <table:table-cell office:value-type="float" office:value="6658" calcext:value-type="float">
            <text:p>6658</text:p>
          </table:table-cell>
          <table:table-cell office:value-type="float" office:value="5592" calcext:value-type="float">
            <text:p>5592</text:p>
          </table:table-cell>
          <table:table-cell office:value-type="float" office:value="4095" calcext:value-type="float">
            <text:p>4095</text:p>
          </table:table-cell>
          <table:table-cell office:value-type="float" office:value="2532" calcext:value-type="float">
            <text:p>2532</text:p>
          </table:table-cell>
          <table:table-cell table:number-columns-repeated="2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8771" calcext:value-type="float">
            <text:p>8771</text:p>
          </table:table-cell>
          <table:table-cell office:value-type="float" office:value="7828" calcext:value-type="float">
            <text:p>7828</text:p>
          </table:table-cell>
          <table:table-cell office:value-type="float" office:value="6795" calcext:value-type="float">
            <text:p>6795</text:p>
          </table:table-cell>
          <table:table-cell office:value-type="float" office:value="5740" calcext:value-type="float">
            <text:p>5740</text:p>
          </table:table-cell>
          <table:table-cell office:value-type="float" office:value="4214" calcext:value-type="float">
            <text:p>4214</text:p>
          </table:table-cell>
          <table:table-cell office:value-type="float" office:value="2606" calcext:value-type="float">
            <text:p>2606</text:p>
          </table:table-cell>
          <table:table-cell table:number-columns-repeated="2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8626" calcext:value-type="float">
            <text:p>8626</text:p>
          </table:table-cell>
          <table:table-cell office:value-type="float" office:value="7903" calcext:value-type="float">
            <text:p>7903</text:p>
          </table:table-cell>
          <table:table-cell office:value-type="float" office:value="6989" calcext:value-type="float">
            <text:p>6989</text:p>
          </table:table-cell>
          <table:table-cell office:value-type="float" office:value="5982" calcext:value-type="float">
            <text:p>5982</text:p>
          </table:table-cell>
          <table:table-cell office:value-type="float" office:value="4418" calcext:value-type="float">
            <text:p>4418</text:p>
          </table:table-cell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267" calcext:value-type="float">
            <text:p>8267</text:p>
          </table:table-cell>
          <table:table-cell office:value-type="float" office:value="7806" calcext:value-type="float">
            <text:p>7806</text:p>
          </table:table-cell>
          <table:table-cell office:value-type="float" office:value="7046" calcext:value-type="float">
            <text:p>7046</text:p>
          </table:table-cell>
          <table:table-cell office:value-type="float" office:value="6117" calcext:value-type="float">
            <text:p>6117</text:p>
          </table:table-cell>
          <table:table-cell office:value-type="float" office:value="4547" calcext:value-type="float">
            <text:p>4547</text:p>
          </table:table-cell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Gross Thrust (dry lbs)</text:p>
          </table:table-cell>
          <table:table-cell table:number-columns-repeated="7"/>
          <table:table-cell>
            <draw:frame table:end-cell-address="'Engine Simulation Data'.P71" table:end-x="2.52mm" table:end-y="0.43mm" draw:z-index="4" draw:style-name="gr1" draw:text-style-name="P1" svg:width="159.71mm" svg:height="90.33mm" svg:x="0.95mm" svg:y="0.77mm">
              <draw:object draw:notify-on-update-of-ranges="'Engine Simulation Data'.A53:'Engine Simulation Data'.A66 'Engine Simulation Data'.B52:'Engine Simulation Data'.B52 'Engine Simulation Data'.B53:'Engine Simulation Data'.B66 'Engine Simulation Data'.A53:'Engine Simulation Data'.A66 'Engine Simulation Data'.C52:'Engine Simulation Data'.C52 'Engine Simulation Data'.C53:'Engine Simulation Data'.C66 'Engine Simulation Data'.A53:'Engine Simulation Data'.A66 'Engine Simulation Data'.D52:'Engine Simulation Data'.D52 'Engine Simulation Data'.D53:'Engine Simulation Data'.D66 'Engine Simulation Data'.A53:'Engine Simulation Data'.A66 'Engine Simulation Data'.E52:'Engine Simulation Data'.E52 'Engine Simulation Data'.E53:'Engine Simulation Data'.E66 'Engine Simulation Data'.A53:'Engine Simulation Data'.A66 'Engine Simulation Data'.F52:'Engine Simulation Data'.F52 'Engine Simulation Data'.F53:'Engine Simulation Data'.F66 'Engine Simulation Data'.A53:'Engine Simulation Data'.A66 'Engine Simulation Data'.G52:'Engine Simulation Data'.G52 'Engine Simulation Data'.G53:'Engine Simulation Data'.G6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2">
          <table:table-cell table:style-name="ce2" office:value-type="string" calcext:value-type="string">
            <text:p>Mach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10000 Ft.</text:p>
          </table:table-cell>
          <table:table-cell office:value-type="string" calcext:value-type="string">
            <text:p>20000 Ft.</text:p>
          </table:table-cell>
          <table:table-cell office:value-type="string" calcext:value-type="string">
            <text:p>30000 Ft.</text:p>
          </table:table-cell>
          <table:table-cell office:value-type="string" calcext:value-type="string">
            <text:p>40000 Ft.</text:p>
          </table:table-cell>
          <table:table-cell office:value-type="string" calcext:value-type="string">
            <text:p>50000 Ft.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68" calcext:value-type="float">
            <text:p>10868</text:p>
          </table:table-cell>
          <table:table-cell office:value-type="float" office:value="9152" calcext:value-type="float">
            <text:p>9152</text:p>
          </table:table-cell>
          <table:table-cell office:value-type="float" office:value="7576" calcext:value-type="float">
            <text:p>7576</text:p>
          </table:table-cell>
          <table:table-cell office:value-type="float" office:value="6156" calcext:value-type="float">
            <text:p>6156</text:p>
          </table:table-cell>
          <table:table-cell office:value-type="float" office:value="4429" calcext:value-type="float">
            <text:p>4429</text:p>
          </table:table-cell>
          <table:table-cell office:value-type="float" office:value="2739" calcext:value-type="float">
            <text:p>2739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1074" calcext:value-type="float">
            <text:p>11074</text:p>
          </table:table-cell>
          <table:table-cell office:value-type="float" office:value="9312" calcext:value-type="float">
            <text:p>9312</text:p>
          </table:table-cell>
          <table:table-cell office:value-type="float" office:value="7697" calcext:value-type="float">
            <text:p>7697</text:p>
          </table:table-cell>
          <table:table-cell office:value-type="float" office:value="6247" calcext:value-type="float">
            <text:p>6247</text:p>
          </table:table-cell>
          <table:table-cell office:value-type="float" office:value="4491" calcext:value-type="float">
            <text:p>4491</text:p>
          </table:table-cell>
          <table:table-cell office:value-type="float" office:value="2777" calcext:value-type="float">
            <text:p>2777</text:p>
          </table:table-cell>
          <table:table-cell table:number-columns-repeated="2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1704" calcext:value-type="float">
            <text:p>11704</text:p>
          </table:table-cell>
          <table:table-cell office:value-type="float" office:value="9798" calcext:value-type="float">
            <text:p>9798</text:p>
          </table:table-cell>
          <table:table-cell office:value-type="float" office:value="8067" calcext:value-type="float">
            <text:p>8067</text:p>
          </table:table-cell>
          <table:table-cell office:value-type="float" office:value="6523" calcext:value-type="float">
            <text:p>6523</text:p>
          </table:table-cell>
          <table:table-cell office:value-type="float" office:value="4680" calcext:value-type="float">
            <text:p>4680</text:p>
          </table:table-cell>
          <table:table-cell office:value-type="float" office:value="2894" calcext:value-type="float">
            <text:p>2894</text:p>
          </table:table-cell>
          <table:table-cell table:number-columns-repeated="2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2795" calcext:value-type="float">
            <text:p>12795</text:p>
          </table:table-cell>
          <table:table-cell office:value-type="float" office:value="10640" calcext:value-type="float">
            <text:p>10640</text:p>
          </table:table-cell>
          <table:table-cell office:value-type="float" office:value="8707" calcext:value-type="float">
            <text:p>8707</text:p>
          </table:table-cell>
          <table:table-cell office:value-type="float" office:value="7000" calcext:value-type="float">
            <text:p>7000</text:p>
          </table:table-cell>
          <table:table-cell office:value-type="float" office:value="5006" calcext:value-type="float">
            <text:p>5006</text:p>
          </table:table-cell>
          <table:table-cell office:value-type="float" office:value="3095" calcext:value-type="float">
            <text:p>3095</text:p>
          </table:table-cell>
          <table:table-cell table:number-columns-repeated="2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13533" calcext:value-type="float">
            <text:p>13533</text:p>
          </table:table-cell>
          <table:table-cell office:value-type="float" office:value="11208" calcext:value-type="float">
            <text:p>11208</text:p>
          </table:table-cell>
          <table:table-cell office:value-type="float" office:value="9138" calcext:value-type="float">
            <text:p>9138</text:p>
          </table:table-cell>
          <table:table-cell office:value-type="float" office:value="7321" calcext:value-type="float">
            <text:p>7321</text:p>
          </table:table-cell>
          <table:table-cell office:value-type="float" office:value="5224" calcext:value-type="float">
            <text:p>5224</text:p>
          </table:table-cell>
          <table:table-cell office:value-type="float" office:value="3230" calcext:value-type="float">
            <text:p>3230</text:p>
          </table:table-cell>
          <table:table-cell table:number-columns-repeated="2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14412" calcext:value-type="float">
            <text:p>14412</text:p>
          </table:table-cell>
          <table:table-cell office:value-type="float" office:value="11885" calcext:value-type="float">
            <text:p>11885</text:p>
          </table:table-cell>
          <table:table-cell office:value-type="float" office:value="9650" calcext:value-type="float">
            <text:p>9650</text:p>
          </table:table-cell>
          <table:table-cell office:value-type="float" office:value="7702" calcext:value-type="float">
            <text:p>7702</text:p>
          </table:table-cell>
          <table:table-cell office:value-type="float" office:value="5484" calcext:value-type="float">
            <text:p>5484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5447" calcext:value-type="float">
            <text:p>15447</text:p>
          </table:table-cell>
          <table:table-cell office:value-type="float" office:value="12680" calcext:value-type="float">
            <text:p>12680</text:p>
          </table:table-cell>
          <table:table-cell office:value-type="float" office:value="10251" calcext:value-type="float">
            <text:p>10251</text:p>
          </table:table-cell>
          <table:table-cell office:value-type="float" office:value="8148" calcext:value-type="float">
            <text:p>8148</text:p>
          </table:table-cell>
          <table:table-cell office:value-type="float" office:value="5787" calcext:value-type="float">
            <text:p>5787</text:p>
          </table:table-cell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51" calcext:value-type="float">
            <text:p>16651</text:p>
          </table:table-cell>
          <table:table-cell office:value-type="float" office:value="13604" calcext:value-type="float">
            <text:p>13604</text:p>
          </table:table-cell>
          <table:table-cell office:value-type="float" office:value="10949" calcext:value-type="float">
            <text:p>10949</text:p>
          </table:table-cell>
          <table:table-cell office:value-type="float" office:value="8665" calcext:value-type="float">
            <text:p>8665</text:p>
          </table:table-cell>
          <table:table-cell office:value-type="float" office:value="6138" calcext:value-type="float">
            <text:p>6138</text:p>
          </table:table-cell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17964" calcext:value-type="float">
            <text:p>17964</text:p>
          </table:table-cell>
          <table:table-cell office:value-type="float" office:value="14608" calcext:value-type="float">
            <text:p>14608</text:p>
          </table:table-cell>
          <table:table-cell office:value-type="float" office:value="11704" calcext:value-type="float">
            <text:p>11704</text:p>
          </table:table-cell>
          <table:table-cell office:value-type="float" office:value="9221" calcext:value-type="float">
            <text:p>9221</text:p>
          </table:table-cell>
          <table:table-cell office:value-type="float" office:value="6515" calcext:value-type="float">
            <text:p>6515</text:p>
          </table:table-cell>
          <table:table-cell office:value-type="float" office:value="4029" calcext:value-type="float">
            <text:p>4029</text:p>
          </table:table-cell>
          <table:table-cell table:number-columns-repeated="2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9427" calcext:value-type="float">
            <text:p>19427</text:p>
          </table:table-cell>
          <table:table-cell office:value-type="float" office:value="15723" calcext:value-type="float">
            <text:p>15723</text:p>
          </table:table-cell>
          <table:table-cell office:value-type="float" office:value="12539" calcext:value-type="float">
            <text:p>12539</text:p>
          </table:table-cell>
          <table:table-cell office:value-type="float" office:value="9835" calcext:value-type="float">
            <text:p>9835</text:p>
          </table:table-cell>
          <table:table-cell office:value-type="float" office:value="6930" calcext:value-type="float">
            <text:p>6930</text:p>
          </table:table-cell>
          <table:table-cell office:value-type="float" office:value="4285" calcext:value-type="float">
            <text:p>4285</text:p>
          </table:table-cell>
          <table:table-cell table:number-columns-repeated="2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21072" calcext:value-type="float">
            <text:p>21072</text:p>
          </table:table-cell>
          <table:table-cell office:value-type="float" office:value="16974" calcext:value-type="float">
            <text:p>16974</text:p>
          </table:table-cell>
          <table:table-cell office:value-type="float" office:value="13475" calcext:value-type="float">
            <text:p>13475</text:p>
          </table:table-cell>
          <table:table-cell office:value-type="float" office:value="10521" calcext:value-type="float">
            <text:p>10521</text:p>
          </table:table-cell>
          <table:table-cell office:value-type="float" office:value="7392" calcext:value-type="float">
            <text:p>7392</text:p>
          </table:table-cell>
          <table:table-cell office:value-type="float" office:value="4571" calcext:value-type="float">
            <text:p>4571</text:p>
          </table:table-cell>
          <table:table-cell table:number-columns-repeated="2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25004" calcext:value-type="float">
            <text:p>25004</text:p>
          </table:table-cell>
          <table:table-cell office:value-type="float" office:value="19955" calcext:value-type="float">
            <text:p>19955</text:p>
          </table:table-cell>
          <table:table-cell office:value-type="float" office:value="15694" calcext:value-type="float">
            <text:p>15694</text:p>
          </table:table-cell>
          <table:table-cell office:value-type="float" office:value="12139" calcext:value-type="float">
            <text:p>12139</text:p>
          </table:table-cell>
          <table:table-cell office:value-type="float" office:value="8480" calcext:value-type="float">
            <text:p>8480</text:p>
          </table:table-cell>
          <table:table-cell office:value-type="float" office:value="5244" calcext:value-type="float">
            <text:p>5244</text:p>
          </table:table-cell>
          <table:table-cell table:number-columns-repeated="2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32877" calcext:value-type="float">
            <text:p>32877</text:p>
          </table:table-cell>
          <table:table-cell office:value-type="float" office:value="25888" calcext:value-type="float">
            <text:p>25888</text:p>
          </table:table-cell>
          <table:table-cell office:value-type="float" office:value="20084" calcext:value-type="float">
            <text:p>20084</text:p>
          </table:table-cell>
          <table:table-cell office:value-type="float" office:value="15319" calcext:value-type="float">
            <text:p>15319</text:p>
          </table:table-cell>
          <table:table-cell office:value-type="float" office:value="10607" calcext:value-type="float">
            <text:p>10607</text:p>
          </table:table-cell>
          <table:table-cell office:value-type="float" office:value="6559" calcext:value-type="float">
            <text:p>655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779" calcext:value-type="float">
            <text:p>39779</text:p>
          </table:table-cell>
          <table:table-cell office:value-type="float" office:value="31059" calcext:value-type="float">
            <text:p>31059</text:p>
          </table:table-cell>
          <table:table-cell office:value-type="float" office:value="23885" calcext:value-type="float">
            <text:p>23885</text:p>
          </table:table-cell>
          <table:table-cell office:value-type="float" office:value="18053" calcext:value-type="float">
            <text:p>18053</text:p>
          </table:table-cell>
          <table:table-cell office:value-type="float" office:value="12429" calcext:value-type="float">
            <text:p>12429</text:p>
          </table:table-cell>
          <table:table-cell office:value-type="float" office:value="7686" calcext:value-type="float">
            <text:p>7686</text:p>
          </table:table-cell>
          <table:table-cell table:number-columns-repeated="2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style-name="ce2" office:value-type="string" calcext:value-type="string">
            <text:p>Thrust Specific Fuel Consumption (dry thrust)</text:p>
          </table:table-cell>
          <table:table-cell table:number-columns-repeated="5"/>
          <table:table-cell>
            <draw:frame table:end-cell-address="'Engine Simulation Data'.N92" table:end-x="2.24mm" table:end-y="3.55mm" draw:z-index="0" draw:style-name="gr1" draw:text-style-name="P1" svg:width="159.88mm" svg:height="90.2mm" svg:x="0.67mm" svg:y="4.03mm">
              <draw:object draw:notify-on-update-of-ranges="'Engine Simulation Data'.A74:'Engine Simulation Data'.A90 'Engine Simulation Data'.B72:'Engine Simulation Data'.B73 'Engine Simulation Data'.B74:'Engine Simulation Data'.B90 'Engine Simulation Data'.A74:'Engine Simulation Data'.A90 'Engine Simulation Data'.C72:'Engine Simulation Data'.C73 'Engine Simulation Data'.C74:'Engine Simulation Data'.C90 'Engine Simulation Data'.A74:'Engine Simulation Data'.A90 'Engine Simulation Data'.D72:'Engine Simulation Data'.D73 'Engine Simulation Data'.D74:'Engine Simulation Data'.D90 'Engine Simulation Data'.A74:'Engine Simulation Data'.A90 'Engine Simulation Data'.E72:'Engine Simulation Data'.E73 'Engine Simulation Data'.E74:'Engine Simulation Data'.E90 'Engine Simulation Data'.A74:'Engine Simulation Data'.A90 'Engine Simulation Data'.F72:'Engine Simulation Data'.F73 'Engine Simulation Data'.F74:'Engine Simulation Data'.F9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10000 Ft.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6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.931" calcext:value-type="float">
            <text:p>0,931</text:p>
          </table:table-cell>
          <table:table-cell office:value-type="float" office:value="0.95" calcext:value-type="float">
            <text:p>0,95</text:p>
          </table:table-cell>
          <table:table-cell table:number-columns-repeated="6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0.996" calcext:value-type="float">
            <text:p>0,996</text:p>
          </table:table-cell>
          <table:table-cell office:value-type="float" office:value="1.039" calcext:value-type="float">
            <text:p>1,039</text:p>
          </table:table-cell>
          <table:table-cell table:number-columns-repeated="6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1.131" calcext:value-type="float">
            <text:p>1,131</text:p>
          </table:table-cell>
          <table:table-cell table:number-columns-repeated="6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1.059" calcext:value-type="float">
            <text:p>1,059</text:p>
          </table:table-cell>
          <table:table-cell office:value-type="float" office:value="1.176" calcext:value-type="float">
            <text:p>1,176</text:p>
          </table:table-cell>
          <table:table-cell table:number-columns-repeated="6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1.065" calcext:value-type="float">
            <text:p>1,065</text:p>
          </table:table-cell>
          <table:table-cell office:value-type="float" office:value="1.151" calcext:value-type="float">
            <text:p>1,151</text:p>
          </table:table-cell>
          <table:table-cell table:number-columns-repeated="6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.069" calcext:value-type="float">
            <text:p>1,069</text:p>
          </table:table-cell>
          <table:table-cell office:value-type="float" office:value="1.02" calcext:value-type="float">
            <text:p>1,02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,069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1.073" calcext:value-type="float">
            <text:p>1,073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.101" calcext:value-type="float">
            <text:p>1,101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8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8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8"/>
        </table:table-row>
        <table:table-row table:style-name="ro2">
          <table:table-cell office:value-type="float" office:value="2.5" calcext:value-type="float">
            <text:p>2,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Simulation Parameters afterburner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iameter</text:p>
          </table:table-cell>
          <table:table-cell/>
          <table:table-cell office:value-type="float" office:value="2.433" calcext:value-type="float">
            <text:p>2,4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le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Pressure Recovery</text:p>
          </table:table-cell>
          <table:table-cell/>
          <table:table-cell office:value-type="string" calcext:value-type="string">
            <text:p>Mil Sp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resso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ges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ssure Ratio</text:p>
          </table:table-cell>
          <table:table-cell/>
          <table:table-cell office:value-type="float" office:value="18.738" calcext:value-type="float">
            <text:p>18,73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995" calcext:value-type="float">
            <text:p>0,99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Stainless Ste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rne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max-R</text:p>
          </table:table-cell>
          <table:table-cell/>
          <table:table-cell office:value-type="float" office:value="2460" calcext:value-type="float">
            <text:p>24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ressure Ratio</text:p>
          </table:table-cell>
          <table:table-cell/>
          <table:table-cell office:value-type="float" office:value="0.926" calcext:value-type="float">
            <text:p>0,92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784" calcext:value-type="float">
            <text:p>0,78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Nickel All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bin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tages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741" calcext:value-type="float">
            <text:p>0,74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Nickel Allo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zzl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8/A2</text:p>
          </table:table-cell>
          <table:table-cell/>
          <table:table-cell office:value-type="string" calcext:value-type="string">
            <text:p>Compute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max -R</text:p>
          </table:table-cell>
          <table:table-cell/>
          <table:table-cell office:value-type="float" office:value="2497" calcext:value-type="float">
            <text:p>249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fficiency</text:p>
          </table:table-cell>
          <table:table-cell/>
          <table:table-cell office:value-type="float" office:value="0.919" calcext:value-type="float">
            <text:p>0,91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</text:p>
          </table:table-cell>
          <table:table-cell/>
          <table:table-cell office:value-type="string" calcext:value-type="string">
            <text:p>Passively Cooled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Net Thrust (afterburner lbs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ch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15,000 ft</text:p>
          </table:table-cell>
          <table:table-cell office:value-type="string" calcext:value-type="string">
            <text:p>35,000 ft</text:p>
          </table:table-cell>
          <table:table-cell office:value-type="string" calcext:value-type="string">
            <text:p>45,000 ft</text:p>
          </table:table-cell>
          <table:table-cell office:value-type="string" calcext:value-type="string">
            <text:p>55,000 ft</text:p>
          </table:table-cell>
          <table:table-cell/>
          <table:table-cell>
            <draw:frame table:end-cell-address="'Engine Simulation Data'.O140" table:end-x="13.66mm" table:end-y="1.36mm" draw:z-index="1" draw:style-name="gr1" draw:text-style-name="P1" svg:width="159.89mm" svg:height="90.05mm" svg:x="11.99mm" svg:y="1.98mm">
              <draw:object draw:notify-on-update-of-ranges="'Engine Simulation Data'.A121:'Engine Simulation Data'.A137 'Engine Simulation Data'.B120:'Engine Simulation Data'.B120 'Engine Simulation Data'.B121:'Engine Simulation Data'.B137 'Engine Simulation Data'.A121:'Engine Simulation Data'.A137 'Engine Simulation Data'.C120:'Engine Simulation Data'.C120 'Engine Simulation Data'.C121:'Engine Simulation Data'.C137 'Engine Simulation Data'.A121:'Engine Simulation Data'.A137 'Engine Simulation Data'.D120:'Engine Simulation Data'.D120 'Engine Simulation Data'.D121:'Engine Simulation Data'.D137 'Engine Simulation Data'.A121:'Engine Simulation Data'.A137 'Engine Simulation Data'.E120:'Engine Simulation Data'.E120 'Engine Simulation Data'.E121:'Engine Simulation Data'.E137 'Engine Simulation Data'.A121:'Engine Simulation Data'.A137 'Engine Simulation Data'.F120:'Engine Simulation Data'.F120 'Engine Simulation Data'.F121:'Engine Simulation Data'.F13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63" calcext:value-type="float">
            <text:p>15663</text:p>
          </table:table-cell>
          <table:table-cell table:number-columns-repeated="7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4986" calcext:value-type="float">
            <text:p>14986</text:p>
          </table:table-cell>
          <table:table-cell table:number-columns-repeated="7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5134" calcext:value-type="float">
            <text:p>15134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6068" calcext:value-type="float">
            <text:p>16068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16836" calcext:value-type="float">
            <text:p>16836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17812" calcext:value-type="float">
            <text:p>17812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9008" calcext:value-type="float">
            <text:p>1900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34" calcext:value-type="float">
            <text:p>20434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22009" calcext:value-type="float">
            <text:p>22009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23768" calcext:value-type="float">
            <text:p>23768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25732" calcext:value-type="float">
            <text:p>25732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30293" calcext:value-type="float">
            <text:p>30293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38578" calcext:value-type="float">
            <text:p>3857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4728" calcext:value-type="float">
            <text:p>44728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8"/>
        </table:table-row>
        <table:table-row table:style-name="ro2">
          <table:table-cell office:value-type="float" office:value="2.5" calcext:value-type="float">
            <text:p>2,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 calcext:value-type="string">
            <text:p>Thrust Specific Fuel Consumption (afterburner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ch</text:p>
          </table:table-cell>
          <table:table-cell office:value-type="string" calcext:value-type="string">
            <text:p>Sea Level</text:p>
          </table:table-cell>
          <table:table-cell office:value-type="string" calcext:value-type="string">
            <text:p>15,000 ft</text:p>
          </table:table-cell>
          <table:table-cell office:value-type="string" calcext:value-type="string">
            <text:p>35,000 ft</text:p>
          </table:table-cell>
          <table:table-cell office:value-type="string" calcext:value-type="string">
            <text:p>45,000 ft</text:p>
          </table:table-cell>
          <table:table-cell office:value-type="string" calcext:value-type="string">
            <text:p>55,000 f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208" calcext:value-type="float">
            <text:p>1,208</text:p>
          </table:table-cell>
          <table:table-cell table:number-columns-repeated="5"/>
          <table:table-cell>
            <draw:frame table:end-cell-address="'Engine Simulation Data'.O162" table:end-x="15.89mm" table:end-y="3.52mm" draw:z-index="2" draw:style-name="gr1" draw:text-style-name="P1" svg:width="159.89mm" svg:height="90.01mm" svg:x="14.22mm" svg:y="4.14mm">
              <draw:object draw:notify-on-update-of-ranges="'Engine Simulation Data'.A142:'Engine Simulation Data'.A158 'Engine Simulation Data'.B141:'Engine Simulation Data'.B141 'Engine Simulation Data'.B142:'Engine Simulation Data'.B158 'Engine Simulation Data'.A142:'Engine Simulation Data'.A158 'Engine Simulation Data'.C141:'Engine Simulation Data'.C141 'Engine Simulation Data'.C142:'Engine Simulation Data'.C158 'Engine Simulation Data'.A142:'Engine Simulation Data'.A158 'Engine Simulation Data'.D141:'Engine Simulation Data'.D141 'Engine Simulation Data'.D142:'Engine Simulation Data'.D158 'Engine Simulation Data'.A142:'Engine Simulation Data'.A158 'Engine Simulation Data'.E141:'Engine Simulation Data'.E141 'Engine Simulation Data'.E142:'Engine Simulation Data'.E158 'Engine Simulation Data'.A142:'Engine Simulation Data'.A158 'Engine Simulation Data'.F141:'Engine Simulation Data'.F141 'Engine Simulation Data'.F142:'Engine Simulation Data'.F158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1.291" calcext:value-type="float">
            <text:p>1,291</text:p>
          </table:table-cell>
          <table:table-cell table:number-columns-repeated="7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1.363" calcext:value-type="float">
            <text:p>1,363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1.423" calcext:value-type="float">
            <text:p>1,423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1.449" calcext:value-type="float">
            <text:p>1,449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1.472" calcext:value-type="float">
            <text:p>1,472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.493" calcext:value-type="float">
            <text:p>1,4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513" calcext:value-type="float">
            <text:p>1,513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1.532" calcext:value-type="float">
            <text:p>1,532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.552" calcext:value-type="float">
            <text:p>1,552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1.571" calcext:value-type="float">
            <text:p>1,571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.61" calcext:value-type="float">
            <text:p>1,61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1.675" calcext:value-type="float">
            <text:p>1,67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727" calcext:value-type="float">
            <text:p>1,727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8"/>
        </table:table-row>
        <table:table-row table:style-name="ro2">
          <table:table-cell office:value-type="float" office:value="2.5" calcext:value-type="float">
            <text:p>2,5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Computed Data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mputed Data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his section is used to compute missing data or compute summarized data where there is too much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or example, The Coefficient of Lift has different values for Mach and altitude, but DCS World SF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nly varies by Mach. <text:s/>Another example is computing the proper induced drag factors, which are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ypically not provided by NASA reports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4">
          <table:table-cell table:style-name="ce2" office:value-type="string" calcext:value-type="string">
            <text:p>Coefficient of Lift (C<text:span text:style-name="T1">L</text:span><text:span text:style-name="T2">α</text:span><text:span text:style-name="T3">) Consolidation</text:span>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CL alpha min</text:p>
          </table:table-cell>
          <table:table-cell table:style-name="ce2" office:value-type="string" calcext:value-type="string">
            <text:p>CL alpha max</text:p>
          </table:table-cell>
          <table:table-cell table:style-name="ce2" office:value-type="string" calcext:value-type="string">
            <text:p>CL alpha avg</text:p>
          </table:table-cell>
          <table:table-cell table:number-columns-repeated="2"/>
          <table:table-cell>
            <draw:frame table:end-cell-address="'Computed Data'.N29" table:end-x="9.73mm" table:end-y="0.54mm" draw:z-index="0" draw:style-name="gr1" draw:text-style-name="P1" svg:width="168.68mm" svg:height="90.44mm" svg:x="0.56mm" svg:y="0.77mm">
              <draw:object draw:notify-on-update-of-ranges="'Computed Data'.A10:'Computed Data'.A32 'Computed Data'.B9:'Computed Data'.B9 'Computed Data'.B10:'Computed Data'.B32 'Computed Data'.A10:'Computed Data'.A32 'Computed Data'.C9:'Computed Data'.C9 'Computed Data'.C10:'Computed Data'.C32 'Computed Data'.A10:'Computed Data'.A32 'Computed Data'.D9:'Computed Data'.D9 'Computed Data'.D10:'Computed Data'.D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Aerodynamic Coefficients'.B8:.F8])" office:value-type="float" office:value="0.5" calcext:value-type="float">
            <text:p>0,5</text:p>
          </table:table-cell>
          <table:table-cell table:formula="of:=MAX(['Aerodynamic Coefficients'.B8:.F8])" office:value-type="float" office:value="0.5" calcext:value-type="float">
            <text:p>0,5</text:p>
          </table:table-cell>
          <table:table-cell table:formula="of:=AVERAGE(['Aerodynamic Coefficients'.B8:.F8])" office:value-type="float" office:value="0.5" calcext:value-type="float">
            <text:p>0,5</text:p>
          </table:table-cell>
          <table:table-cell table:number-columns-repeated="8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MIN(['Aerodynamic Coefficients'.B9:.F9])" office:value-type="float" office:value="1.5" calcext:value-type="float">
            <text:p>1,5</text:p>
          </table:table-cell>
          <table:table-cell table:formula="of:=MAX(['Aerodynamic Coefficients'.B9:.F9])" office:value-type="float" office:value="1.5" calcext:value-type="float">
            <text:p>1,5</text:p>
          </table:table-cell>
          <table:table-cell table:formula="of:=AVERAGE(['Aerodynamic Coefficients'.B9:.F9])" office:value-type="float" office:value="1.5" calcext:value-type="float">
            <text:p>1,5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Aerodynamic Coefficients'.B10:.F10])" office:value-type="float" office:value="2.5" calcext:value-type="float">
            <text:p>2,5</text:p>
          </table:table-cell>
          <table:table-cell table:formula="of:=MAX(['Aerodynamic Coefficients'.B10:.F10])" office:value-type="float" office:value="2.5" calcext:value-type="float">
            <text:p>2,5</text:p>
          </table:table-cell>
          <table:table-cell table:formula="of:=AVERAGE(['Aerodynamic Coefficients'.B10:.F10])" office:value-type="float" office:value="2.5" calcext:value-type="float">
            <text:p>2,5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MIN(['Aerodynamic Coefficients'.B11:.F11])" office:value-type="float" office:value="3.5" calcext:value-type="float">
            <text:p>3,5</text:p>
          </table:table-cell>
          <table:table-cell table:formula="of:=MAX(['Aerodynamic Coefficients'.B11:.F11])" office:value-type="float" office:value="3.5" calcext:value-type="float">
            <text:p>3,5</text:p>
          </table:table-cell>
          <table:table-cell table:formula="of:=AVERAGE(['Aerodynamic Coefficients'.B11:.F11])" office:value-type="float" office:value="3.5" calcext:value-type="float">
            <text:p>3,5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Aerodynamic Coefficients'.B12:.F12])" office:value-type="float" office:value="3.4" calcext:value-type="float">
            <text:p>3,4</text:p>
          </table:table-cell>
          <table:table-cell table:formula="of:=MAX(['Aerodynamic Coefficients'.B12:.F12])" office:value-type="float" office:value="3.9" calcext:value-type="float">
            <text:p>3,9</text:p>
          </table:table-cell>
          <table:table-cell table:formula="of:=AVERAGE(['Aerodynamic Coefficients'.B12:.F12])" office:value-type="float" office:value="3.65" calcext:value-type="float">
            <text:p>3,65</text:p>
          </table:table-cell>
          <table:table-cell table:number-columns-repeated="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MIN(['Aerodynamic Coefficients'.B13:.F13])" office:value-type="float" office:value="3.9" calcext:value-type="float">
            <text:p>3,9</text:p>
          </table:table-cell>
          <table:table-cell table:formula="of:=MAX(['Aerodynamic Coefficients'.B13:.F13])" office:value-type="float" office:value="3.9" calcext:value-type="float">
            <text:p>3,9</text:p>
          </table:table-cell>
          <table:table-cell table:formula="of:=AVERAGE(['Aerodynamic Coefficients'.B13:.F13])" office:value-type="float" office:value="3.9" calcext:value-type="float">
            <text:p>3,9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Aerodynamic Coefficients'.B14:.F14])" office:value-type="float" office:value="2.8" calcext:value-type="float">
            <text:p>2,8</text:p>
          </table:table-cell>
          <table:table-cell table:formula="of:=MAX(['Aerodynamic Coefficients'.B14:.F14])" office:value-type="float" office:value="4.2" calcext:value-type="float">
            <text:p>4,2</text:p>
          </table:table-cell>
          <table:table-cell table:formula="of:=AVERAGE(['Aerodynamic Coefficients'.B14:.F14])" office:value-type="float" office:value="3.73333333333333" calcext:value-type="float">
            <text:p>3,73333333333333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Aerodynamic Coefficients'.B15:.F15])" office:value-type="float" office:value="3.8" calcext:value-type="float">
            <text:p>3,8</text:p>
          </table:table-cell>
          <table:table-cell table:formula="of:=MAX(['Aerodynamic Coefficients'.B15:.F15])" office:value-type="float" office:value="4.2" calcext:value-type="float">
            <text:p>4,2</text:p>
          </table:table-cell>
          <table:table-cell table:formula="of:=AVERAGE(['Aerodynamic Coefficients'.B15:.F15])" office:value-type="float" office:value="4.06666666666667" calcext:value-type="float">
            <text:p>4,06666666666667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Aerodynamic Coefficients'.B16:.F16])" office:value-type="float" office:value="4" calcext:value-type="float">
            <text:p>4</text:p>
          </table:table-cell>
          <table:table-cell table:formula="of:=MAX(['Aerodynamic Coefficients'.B16:.F16])" office:value-type="float" office:value="4.4" calcext:value-type="float">
            <text:p>4,4</text:p>
          </table:table-cell>
          <table:table-cell table:formula="of:=AVERAGE(['Aerodynamic Coefficients'.B16:.F16])" office:value-type="float" office:value="4.13333333333333" calcext:value-type="float">
            <text:p>4,13333333333333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Aerodynamic Coefficients'.B17:.F17])" office:value-type="float" office:value="4" calcext:value-type="float">
            <text:p>4</text:p>
          </table:table-cell>
          <table:table-cell table:formula="of:=MAX(['Aerodynamic Coefficients'.B17:.F17])" office:value-type="float" office:value="5" calcext:value-type="float">
            <text:p>5</text:p>
          </table:table-cell>
          <table:table-cell table:formula="of:=AVERAGE(['Aerodynamic Coefficients'.B17:.F17])" office:value-type="float" office:value="4.46666666666667" calcext:value-type="float">
            <text:p>4,46666666666667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5.1" calcext:value-type="float">
            <text:p>5,1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Aerodynamic Coefficients'.B19:.F19])" office:value-type="float" office:value="4.9" calcext:value-type="float">
            <text:p>4,9</text:p>
          </table:table-cell>
          <table:table-cell table:formula="of:=MAX(['Aerodynamic Coefficients'.B19:.F19])" office:value-type="float" office:value="4.9" calcext:value-type="float">
            <text:p>4,9</text:p>
          </table:table-cell>
          <table:table-cell table:formula="of:=AVERAGE(['Aerodynamic Coefficients'.B19:.F19])" office:value-type="float" office:value="4.9" calcext:value-type="float">
            <text:p>4,9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Aerodynamic Coefficients'.B20:.F20])" office:value-type="float" office:value="4.575" calcext:value-type="float">
            <text:p>4,575</text:p>
          </table:table-cell>
          <table:table-cell table:formula="of:=MAX(['Aerodynamic Coefficients'.B20:.F20])" office:value-type="float" office:value="4.575" calcext:value-type="float">
            <text:p>4,575</text:p>
          </table:table-cell>
          <table:table-cell table:formula="of:=AVERAGE(['Aerodynamic Coefficients'.B20:.F20])" office:value-type="float" office:value="4.575" calcext:value-type="float">
            <text:p>4,575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Aerodynamic Coefficients'.B21:.F21])" office:value-type="float" office:value="4.25" calcext:value-type="float">
            <text:p>4,25</text:p>
          </table:table-cell>
          <table:table-cell table:formula="of:=MAX(['Aerodynamic Coefficients'.B21:.F21])" office:value-type="float" office:value="4.25" calcext:value-type="float">
            <text:p>4,25</text:p>
          </table:table-cell>
          <table:table-cell table:formula="of:=AVERAGE(['Aerodynamic Coefficients'.B21:.F21])" office:value-type="float" office:value="4.25" calcext:value-type="float">
            <text:p>4,25</text:p>
          </table:table-cell>
          <table:table-cell table:number-columns-repeated="8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MIN(['Aerodynamic Coefficients'.B22:.F22])" office:value-type="float" office:value="3.925" calcext:value-type="float">
            <text:p>3,925</text:p>
          </table:table-cell>
          <table:table-cell table:formula="of:=MAX(['Aerodynamic Coefficients'.B22:.F22])" office:value-type="float" office:value="3.925" calcext:value-type="float">
            <text:p>3,925</text:p>
          </table:table-cell>
          <table:table-cell table:formula="of:=AVERAGE(['Aerodynamic Coefficients'.B22:.F22])" office:value-type="float" office:value="3.925" calcext:value-type="float">
            <text:p>3,925</text:p>
          </table:table-cell>
          <table:table-cell table:number-columns-repeated="8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Aerodynamic Coefficients'.B23:.F23])" office:value-type="float" office:value="3.6" calcext:value-type="float">
            <text:p>3,6</text:p>
          </table:table-cell>
          <table:table-cell table:formula="of:=MAX(['Aerodynamic Coefficients'.B23:.F23])" office:value-type="float" office:value="3.6" calcext:value-type="float">
            <text:p>3,6</text:p>
          </table:table-cell>
          <table:table-cell table:formula="of:=AVERAGE(['Aerodynamic Coefficients'.B23:.F23])" office:value-type="float" office:value="3.6" calcext:value-type="float">
            <text:p>3,6</text:p>
          </table:table-cell>
          <table:table-cell table:number-columns-repeated="8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MIN(['Aerodynamic Coefficients'.B24:.F24])" office:value-type="float" office:value="3.275" calcext:value-type="float">
            <text:p>3,275</text:p>
          </table:table-cell>
          <table:table-cell table:formula="of:=MAX(['Aerodynamic Coefficients'.B24:.F24])" office:value-type="float" office:value="3.275" calcext:value-type="float">
            <text:p>3,275</text:p>
          </table:table-cell>
          <table:table-cell table:formula="of:=AVERAGE(['Aerodynamic Coefficients'.B24:.F24])" office:value-type="float" office:value="3.275" calcext:value-type="float">
            <text:p>3,275</text:p>
          </table:table-cell>
          <table:table-cell table:number-columns-repeated="8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MIN(['Aerodynamic Coefficients'.B25:.F25])" office:value-type="float" office:value="2.95" calcext:value-type="float">
            <text:p>2,95</text:p>
          </table:table-cell>
          <table:table-cell table:formula="of:=MAX(['Aerodynamic Coefficients'.B25:.F25])" office:value-type="float" office:value="2.95" calcext:value-type="float">
            <text:p>2,95</text:p>
          </table:table-cell>
          <table:table-cell table:formula="of:=AVERAGE(['Aerodynamic Coefficients'.B25:.F25])" office:value-type="float" office:value="2.95" calcext:value-type="float">
            <text:p>2,95</text:p>
          </table:table-cell>
          <table:table-cell table:number-columns-repeated="8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Aerodynamic Coefficients'.B26:.F26])" office:value-type="float" office:value="2.625" calcext:value-type="float">
            <text:p>2,625</text:p>
          </table:table-cell>
          <table:table-cell table:formula="of:=MAX(['Aerodynamic Coefficients'.B26:.F26])" office:value-type="float" office:value="2.625" calcext:value-type="float">
            <text:p>2,625</text:p>
          </table:table-cell>
          <table:table-cell table:formula="of:=AVERAGE(['Aerodynamic Coefficients'.B26:.F26])" office:value-type="float" office:value="2.625" calcext:value-type="float">
            <text:p>2,625</text:p>
          </table:table-cell>
          <table:table-cell table:number-columns-repeated="8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MIN(['Aerodynamic Coefficients'.B27:.F27])" office:value-type="float" office:value="2.3" calcext:value-type="float">
            <text:p>2,3</text:p>
          </table:table-cell>
          <table:table-cell table:formula="of:=MAX(['Aerodynamic Coefficients'.B27:.F27])" office:value-type="float" office:value="2.3" calcext:value-type="float">
            <text:p>2,3</text:p>
          </table:table-cell>
          <table:table-cell table:formula="of:=AVERAGE(['Aerodynamic Coefficients'.B27:.F27])" office:value-type="float" office:value="2.3" calcext:value-type="float">
            <text:p>2,3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Aerodynamic Coefficients'.B28:.F28])" office:value-type="float" office:value="1.975" calcext:value-type="float">
            <text:p>1,975</text:p>
          </table:table-cell>
          <table:table-cell table:formula="of:=MAX(['Aerodynamic Coefficients'.B28:.F28])" office:value-type="float" office:value="1.975" calcext:value-type="float">
            <text:p>1,975</text:p>
          </table:table-cell>
          <table:table-cell table:formula="of:=AVERAGE(['Aerodynamic Coefficients'.B28:.F28])" office:value-type="float" office:value="1.975" calcext:value-type="float">
            <text:p>1,975</text:p>
          </table:table-cell>
          <table:table-cell table:number-columns-repeated="8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MIN(['Aerodynamic Coefficients'.B29:.F29])" office:value-type="float" office:value="1.65" calcext:value-type="float">
            <text:p>1,65</text:p>
          </table:table-cell>
          <table:table-cell table:formula="of:=MAX(['Aerodynamic Coefficients'.B29:.F29])" office:value-type="float" office:value="1.65" calcext:value-type="float">
            <text:p>1,65</text:p>
          </table:table-cell>
          <table:table-cell table:formula="of:=AVERAGE(['Aerodynamic Coefficients'.B29:.F29])" office:value-type="float" office:value="1.65" calcext:value-type="float">
            <text:p>1,65</text:p>
          </table:table-cell>
          <table:table-cell table:number-columns-repeated="8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MIN(['Aerodynamic Coefficients'.B30:.F30])" office:value-type="float" office:value="1.325" calcext:value-type="float">
            <text:p>1,325</text:p>
          </table:table-cell>
          <table:table-cell table:formula="of:=MAX(['Aerodynamic Coefficients'.B30:.F30])" office:value-type="float" office:value="1.325" calcext:value-type="float">
            <text:p>1,325</text:p>
          </table:table-cell>
          <table:table-cell table:formula="of:=AVERAGE(['Aerodynamic Coefficients'.B30:.F30])" office:value-type="float" office:value="1.325" calcext:value-type="float">
            <text:p>1,325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6">
          <table:table-cell table:style-name="ce2" office:value-type="string" calcext:value-type="string">
            <text:p>Minimum Drag Coefficient (CD<text:span text:style-name="T1">min</text:span>) Consolidation</text:p>
          </table:table-cell>
          <table:table-cell table:number-columns-repeated="11"/>
        </table:table-row>
        <table:table-row table:style-name="ro6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CD<text:span text:style-name="T1">min</text:span></text:p>
          </table:table-cell>
          <table:table-cell table:number-columns-repeated="4"/>
          <table:table-cell>
            <draw:frame table:end-cell-address="'Computed Data'.N56" table:end-x="2.72mm" table:end-y="0.49mm" draw:z-index="8" draw:style-name="gr1" draw:text-style-name="P1" svg:width="161.16mm" svg:height="90.13mm" svg:x="1.07mm" svg:y="2.28mm">
              <draw:object draw:notify-on-update-of-ranges="'Computed Data'.A37:'Computed Data'.A59 'Computed Data'.B36:'Computed Data'.B36 'Computed Data'.B37:'Computed Data'.B5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'Aerodynamic Coefficients'.G62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'Aerodynamic Coefficients'.G63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'Aerodynamic Coefficients'.G64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'Aerodynamic Coefficients'.G65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'Aerodynamic Coefficients'.G66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'Aerodynamic Coefficients'.G67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'Aerodynamic Coefficients'.G68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['Aerodynamic Coefficients'.G69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['Aerodynamic Coefficients'.G70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['Aerodynamic Coefficients'.G71]" office:value-type="float" office:value="0.018" calcext:value-type="float">
            <text:p>0,018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'Aerodynamic Coefficients'.G72]" office:value-type="float" office:value="0.045" calcext:value-type="float">
            <text:p>0,045</text:p>
          </table:table-cell>
          <table:table-cell table:number-columns-repeated="10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0.048" office:value-type="float" office:value="0.048" calcext:value-type="float">
            <text:p>0,048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0.049" calcext:value-type="float">
            <text:p>0,049</text:p>
          </table:table-cell>
          <table:table-cell table:number-columns-repeated="10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0.051" calcext:value-type="float">
            <text:p>0,051</text:p>
          </table:table-cell>
          <table:table-cell table:number-columns-repeated="10"/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0.053" calcext:value-type="float">
            <text:p>0,053</text:p>
          </table:table-cell>
          <table:table-cell table:number-columns-repeated="10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'Aerodynamic Coefficients'.G77]" office:value-type="float" office:value="0.05" calcext:value-type="float">
            <text:p>0,05</text:p>
          </table:table-cell>
          <table:table-cell table:number-columns-repeated="10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'Aerodynamic Coefficients'.G78]" office:value-type="float" office:value="0.045" calcext:value-type="float">
            <text:p>0,045</text:p>
          </table:table-cell>
          <table:table-cell table:number-columns-repeated="10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'Aerodynamic Coefficients'.G79]" office:value-type="float" office:value="0.04" calcext:value-type="float">
            <text:p>0,04</text:p>
          </table:table-cell>
          <table:table-cell table:number-columns-repeated="10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'Aerodynamic Coefficients'.G80]" office:value-type="float" office:value="0.035" calcext:value-type="float">
            <text:p>0,035</text:p>
          </table:table-cell>
          <table:table-cell table:number-columns-repeated="10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['Aerodynamic Coefficients'.G81]" office:value-type="float" office:value="0.03" calcext:value-type="float">
            <text:p>0,03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'Aerodynamic Coefficients'.G82]" office:value-type="float" office:value="0.025" calcext:value-type="float">
            <text:p>0,025</text:p>
          </table:table-cell>
          <table:table-cell table:number-columns-repeated="10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['Aerodynamic Coefficients'.G83]" office:value-type="float" office:value="0.02" calcext:value-type="float">
            <text:p>0,02</text:p>
          </table:table-cell>
          <table:table-cell table:number-columns-repeated="10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['Aerodynamic Coefficients'.G84]" office:value-type="float" office:value="0.015" calcext:value-type="float">
            <text:p>0,015</text:p>
          </table:table-cell>
          <table:table-cell table:number-columns-repeated="10"/>
        </table:table-row>
        <table:table-row table:style-name="ro2" table:number-rows-repeated="4">
          <table:table-cell table:number-columns-repeated="12"/>
        </table:table-row>
        <table:table-row table:style-name="ro5">
          <table:table-cell table:style-name="ce2" office:value-type="string" calcext:value-type="string">
            <text:p>Aileron Control Power (roll) Coefficient (<text:span text:style-name="T9">C</text:span><text:span text:style-name="T10">l</text:span><text:span text:style-name="T2">δ</text:span><text:span text:style-name="T11">a</text:span>) Consolidation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δ</text:span><text:span text:style-name="T11">a</text:span> min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δ</text:span><text:span text:style-name="T11">a</text:span> max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δ</text:span><text:span text:style-name="T11">a</text:span> avg</text:p>
          </table:table-cell>
          <table:table-cell table:number-columns-repeated="2"/>
          <table:table-cell>
            <draw:frame table:end-cell-address="'Computed Data'.N84" table:end-x="3.15mm" table:end-y="1.31mm" draw:z-index="3" draw:style-name="gr1" draw:text-style-name="P1" svg:width="161.33mm" svg:height="90.25mm" svg:x="1.33mm" svg:y="0.83mm">
              <draw:object draw:notify-on-update-of-ranges="'Computed Data'.A66:'Computed Data'.A88 'Computed Data'.B65:'Computed Data'.B65 'Computed Data'.B66:'Computed Data'.B88 'Computed Data'.A66:'Computed Data'.A88 'Computed Data'.C65:'Computed Data'.C65 'Computed Data'.C66:'Computed Data'.C88 'Computed Data'.A66:'Computed Data'.A88 'Computed Data'.D65:'Computed Data'.D65 'Computed Data'.D66:'Computed Data'.D8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Aerodynamic Coefficients'.B89:.F89])" office:value-type="float" office:value="0.049" calcext:value-type="float">
            <text:p>0,049</text:p>
          </table:table-cell>
          <table:table-cell table:formula="of:=MAX(['Aerodynamic Coefficients'.B89:.F89])" office:value-type="float" office:value="0.049" calcext:value-type="float">
            <text:p>0,049</text:p>
          </table:table-cell>
          <table:table-cell table:formula="of:=AVERAGE(['Aerodynamic Coefficients'.B89:.F89])" office:value-type="float" office:value="0.049" calcext:value-type="float">
            <text:p>0,049</text:p>
          </table:table-cell>
          <table:table-cell table:number-columns-repeated="8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MIN(['Aerodynamic Coefficients'.B90:.F90])" office:value-type="float" office:value="0.047" calcext:value-type="float">
            <text:p>0,047</text:p>
          </table:table-cell>
          <table:table-cell table:formula="of:=MAX(['Aerodynamic Coefficients'.B90:.F90])" office:value-type="float" office:value="0.047" calcext:value-type="float">
            <text:p>0,047</text:p>
          </table:table-cell>
          <table:table-cell table:formula="of:=AVERAGE(['Aerodynamic Coefficients'.B90:.F90])" office:value-type="float" office:value="0.047" calcext:value-type="float">
            <text:p>0,047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Aerodynamic Coefficients'.B91:.F91])" office:value-type="float" office:value="0.045" calcext:value-type="float">
            <text:p>0,045</text:p>
          </table:table-cell>
          <table:table-cell table:formula="of:=MAX(['Aerodynamic Coefficients'.B91:.F91])" office:value-type="float" office:value="0.045" calcext:value-type="float">
            <text:p>0,045</text:p>
          </table:table-cell>
          <table:table-cell table:formula="of:=AVERAGE(['Aerodynamic Coefficients'.B91:.F91])" office:value-type="float" office:value="0.045" calcext:value-type="float">
            <text:p>0,045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MIN(['Aerodynamic Coefficients'.B92:.F92])" office:value-type="float" office:value="0.043" calcext:value-type="float">
            <text:p>0,043</text:p>
          </table:table-cell>
          <table:table-cell table:formula="of:=MAX(['Aerodynamic Coefficients'.B92:.F92])" office:value-type="float" office:value="0.043" calcext:value-type="float">
            <text:p>0,043</text:p>
          </table:table-cell>
          <table:table-cell table:formula="of:=AVERAGE(['Aerodynamic Coefficients'.B92:.F92])" office:value-type="float" office:value="0.043" calcext:value-type="float">
            <text:p>0,043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Aerodynamic Coefficients'.B93:.F93])" office:value-type="float" office:value="0.042" calcext:value-type="float">
            <text:p>0,042</text:p>
          </table:table-cell>
          <table:table-cell table:formula="of:=MAX(['Aerodynamic Coefficients'.B93:.F93])" office:value-type="float" office:value="0.042" calcext:value-type="float">
            <text:p>0,042</text:p>
          </table:table-cell>
          <table:table-cell table:formula="of:=AVERAGE(['Aerodynamic Coefficients'.B93:.F93])" office:value-type="float" office:value="0.042" calcext:value-type="float">
            <text:p>0,042</text:p>
          </table:table-cell>
          <table:table-cell table:number-columns-repeated="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MIN(['Aerodynamic Coefficients'.B94:.F94])" office:value-type="float" office:value="0.0415" calcext:value-type="float">
            <text:p>0,0415</text:p>
          </table:table-cell>
          <table:table-cell table:formula="of:=MAX(['Aerodynamic Coefficients'.B94:.F94])" office:value-type="float" office:value="0.0415" calcext:value-type="float">
            <text:p>0,0415</text:p>
          </table:table-cell>
          <table:table-cell table:formula="of:=AVERAGE(['Aerodynamic Coefficients'.B94:.F94])" office:value-type="float" office:value="0.0415" calcext:value-type="float">
            <text:p>0,0415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Aerodynamic Coefficients'.B95:.F95])" office:value-type="float" office:value="0.041" calcext:value-type="float">
            <text:p>0,041</text:p>
          </table:table-cell>
          <table:table-cell table:formula="of:=MAX(['Aerodynamic Coefficients'.B95:.F95])" office:value-type="float" office:value="0.041" calcext:value-type="float">
            <text:p>0,041</text:p>
          </table:table-cell>
          <table:table-cell table:formula="of:=AVERAGE(['Aerodynamic Coefficients'.B95:.F95])" office:value-type="float" office:value="0.041" calcext:value-type="float">
            <text:p>0,041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Aerodynamic Coefficients'.B96:.F96])" office:value-type="float" office:value="0.041" calcext:value-type="float">
            <text:p>0,041</text:p>
          </table:table-cell>
          <table:table-cell table:formula="of:=MAX(['Aerodynamic Coefficients'.B96:.F96])" office:value-type="float" office:value="0.041" calcext:value-type="float">
            <text:p>0,041</text:p>
          </table:table-cell>
          <table:table-cell table:formula="of:=AVERAGE(['Aerodynamic Coefficients'.B96:.F96])" office:value-type="float" office:value="0.041" calcext:value-type="float">
            <text:p>0,041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Aerodynamic Coefficients'.B97:.F97])" office:value-type="float" office:value="0.041" calcext:value-type="float">
            <text:p>0,041</text:p>
          </table:table-cell>
          <table:table-cell table:formula="of:=MAX(['Aerodynamic Coefficients'.B97:.F97])" office:value-type="float" office:value="0.041" calcext:value-type="float">
            <text:p>0,041</text:p>
          </table:table-cell>
          <table:table-cell table:formula="of:=AVERAGE(['Aerodynamic Coefficients'.B97:.F97])" office:value-type="float" office:value="0.041" calcext:value-type="float">
            <text:p>0,041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Aerodynamic Coefficients'.B98:.F98])" office:value-type="float" office:value="0.041" calcext:value-type="float">
            <text:p>0,041</text:p>
          </table:table-cell>
          <table:table-cell table:formula="of:=MAX(['Aerodynamic Coefficients'.B98:.F98])" office:value-type="float" office:value="0.041" calcext:value-type="float">
            <text:p>0,041</text:p>
          </table:table-cell>
          <table:table-cell table:formula="of:=AVERAGE(['Aerodynamic Coefficients'.B98:.F98])" office:value-type="float" office:value="0.041" calcext:value-type="float">
            <text:p>0,041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Aerodynamic Coefficients'.B99:.F99])" office:value-type="float" office:value="0.043" calcext:value-type="float">
            <text:p>0,043</text:p>
          </table:table-cell>
          <table:table-cell table:formula="of:=MAX(['Aerodynamic Coefficients'.B99:.F99])" office:value-type="float" office:value="0.043" calcext:value-type="float">
            <text:p>0,043</text:p>
          </table:table-cell>
          <table:table-cell table:formula="of:=AVERAGE(['Aerodynamic Coefficients'.B99:.F99])" office:value-type="float" office:value="0.043" calcext:value-type="float">
            <text:p>0,043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Aerodynamic Coefficients'.B100:.F100])" office:value-type="float" office:value="0.037" calcext:value-type="float">
            <text:p>0,037</text:p>
          </table:table-cell>
          <table:table-cell table:formula="of:=MAX(['Aerodynamic Coefficients'.B100:.F100])" office:value-type="float" office:value="0.037" calcext:value-type="float">
            <text:p>0,037</text:p>
          </table:table-cell>
          <table:table-cell table:formula="of:=AVERAGE(['Aerodynamic Coefficients'.B100:.F100])" office:value-type="float" office:value="0.037" calcext:value-type="float">
            <text:p>0,037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Aerodynamic Coefficients'.B101:.F101])" office:value-type="float" office:value="0.033" calcext:value-type="float">
            <text:p>0,033</text:p>
          </table:table-cell>
          <table:table-cell table:formula="of:=MAX(['Aerodynamic Coefficients'.B101:.F101])" office:value-type="float" office:value="0.033" calcext:value-type="float">
            <text:p>0,033</text:p>
          </table:table-cell>
          <table:table-cell table:formula="of:=AVERAGE(['Aerodynamic Coefficients'.B101:.F101])" office:value-type="float" office:value="0.033" calcext:value-type="float">
            <text:p>0,033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Aerodynamic Coefficients'.B102:.F102])" office:value-type="float" office:value="0.028" calcext:value-type="float">
            <text:p>0,028</text:p>
          </table:table-cell>
          <table:table-cell table:formula="of:=MAX(['Aerodynamic Coefficients'.B102:.F102])" office:value-type="float" office:value="0.028" calcext:value-type="float">
            <text:p>0,028</text:p>
          </table:table-cell>
          <table:table-cell table:formula="of:=AVERAGE(['Aerodynamic Coefficients'.B102:.F102])" office:value-type="float" office:value="0.028" calcext:value-type="float">
            <text:p>0,028</text:p>
          </table:table-cell>
          <table:table-cell table:number-columns-repeated="8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MIN(['Aerodynamic Coefficients'.B103:.F103])" office:value-type="float" office:value="0.025" calcext:value-type="float">
            <text:p>0,025</text:p>
          </table:table-cell>
          <table:table-cell table:formula="of:=MAX(['Aerodynamic Coefficients'.B103:.F103])" office:value-type="float" office:value="0.025" calcext:value-type="float">
            <text:p>0,025</text:p>
          </table:table-cell>
          <table:table-cell table:formula="of:=AVERAGE(['Aerodynamic Coefficients'.B103:.F103])" office:value-type="float" office:value="0.025" calcext:value-type="float">
            <text:p>0,025</text:p>
          </table:table-cell>
          <table:table-cell table:number-columns-repeated="8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Aerodynamic Coefficients'.B104:.F104])" office:value-type="float" office:value="0.022" calcext:value-type="float">
            <text:p>0,022</text:p>
          </table:table-cell>
          <table:table-cell table:formula="of:=MAX(['Aerodynamic Coefficients'.B104:.F104])" office:value-type="float" office:value="0.022" calcext:value-type="float">
            <text:p>0,022</text:p>
          </table:table-cell>
          <table:table-cell table:formula="of:=AVERAGE(['Aerodynamic Coefficients'.B104:.F104])" office:value-type="float" office:value="0.022" calcext:value-type="float">
            <text:p>0,022</text:p>
          </table:table-cell>
          <table:table-cell table:number-columns-repeated="8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MIN(['Aerodynamic Coefficients'.B105:.F105])" office:value-type="float" office:value="0.02" calcext:value-type="float">
            <text:p>0,02</text:p>
          </table:table-cell>
          <table:table-cell table:formula="of:=MAX(['Aerodynamic Coefficients'.B105:.F105])" office:value-type="float" office:value="0.02" calcext:value-type="float">
            <text:p>0,02</text:p>
          </table:table-cell>
          <table:table-cell table:formula="of:=AVERAGE(['Aerodynamic Coefficients'.B105:.F105])" office:value-type="float" office:value="0.02" calcext:value-type="float">
            <text:p>0,02</text:p>
          </table:table-cell>
          <table:table-cell table:number-columns-repeated="8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MIN(['Aerodynamic Coefficients'.B106:.F106])" office:value-type="float" office:value="0.017" calcext:value-type="float">
            <text:p>0,017</text:p>
          </table:table-cell>
          <table:table-cell table:formula="of:=MAX(['Aerodynamic Coefficients'.B106:.F106])" office:value-type="float" office:value="0.017" calcext:value-type="float">
            <text:p>0,017</text:p>
          </table:table-cell>
          <table:table-cell table:formula="of:=AVERAGE(['Aerodynamic Coefficients'.B106:.F106])" office:value-type="float" office:value="0.017" calcext:value-type="float">
            <text:p>0,017</text:p>
          </table:table-cell>
          <table:table-cell table:number-columns-repeated="8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Aerodynamic Coefficients'.B107:.F107])" office:value-type="float" office:value="0.016" calcext:value-type="float">
            <text:p>0,016</text:p>
          </table:table-cell>
          <table:table-cell table:formula="of:=MAX(['Aerodynamic Coefficients'.B107:.F107])" office:value-type="float" office:value="0.016" calcext:value-type="float">
            <text:p>0,016</text:p>
          </table:table-cell>
          <table:table-cell table:formula="of:=AVERAGE(['Aerodynamic Coefficients'.B107:.F107])" office:value-type="float" office:value="0.016" calcext:value-type="float">
            <text:p>0,016</text:p>
          </table:table-cell>
          <table:table-cell table:number-columns-repeated="8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MIN(['Aerodynamic Coefficients'.B108:.F108])" office:value-type="float" office:value="0.015" calcext:value-type="float">
            <text:p>0,015</text:p>
          </table:table-cell>
          <table:table-cell table:formula="of:=MAX(['Aerodynamic Coefficients'.B108:.F108])" office:value-type="float" office:value="0.015" calcext:value-type="float">
            <text:p>0,015</text:p>
          </table:table-cell>
          <table:table-cell table:formula="of:=AVERAGE(['Aerodynamic Coefficients'.B108:.F108])" office:value-type="float" office:value="0.015" calcext:value-type="float">
            <text:p>0,015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Aerodynamic Coefficients'.B109:.F109])" office:value-type="float" office:value="0.014" calcext:value-type="float">
            <text:p>0,014</text:p>
          </table:table-cell>
          <table:table-cell table:formula="of:=MAX(['Aerodynamic Coefficients'.B109:.F109])" office:value-type="float" office:value="0.014" calcext:value-type="float">
            <text:p>0,014</text:p>
          </table:table-cell>
          <table:table-cell table:formula="of:=AVERAGE(['Aerodynamic Coefficients'.B109:.F109])" office:value-type="float" office:value="0.014" calcext:value-type="float">
            <text:p>0,014</text:p>
          </table:table-cell>
          <table:table-cell table:number-columns-repeated="8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MIN(['Aerodynamic Coefficients'.B110:.F110])" office:value-type="float" office:value="0.013" calcext:value-type="float">
            <text:p>0,013</text:p>
          </table:table-cell>
          <table:table-cell table:formula="of:=MAX(['Aerodynamic Coefficients'.B110:.F110])" office:value-type="float" office:value="0.013" calcext:value-type="float">
            <text:p>0,013</text:p>
          </table:table-cell>
          <table:table-cell table:formula="of:=AVERAGE(['Aerodynamic Coefficients'.B110:.F110])" office:value-type="float" office:value="0.013" calcext:value-type="float">
            <text:p>0,013</text:p>
          </table:table-cell>
          <table:table-cell table:number-columns-repeated="8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MIN(['Aerodynamic Coefficients'.B111:.F111])" office:value-type="float" office:value="0.012" calcext:value-type="float">
            <text:p>0,012</text:p>
          </table:table-cell>
          <table:table-cell table:formula="of:=MAX(['Aerodynamic Coefficients'.B111:.F111])" office:value-type="float" office:value="0.012" calcext:value-type="float">
            <text:p>0,012</text:p>
          </table:table-cell>
          <table:table-cell table:formula="of:=AVERAGE(['Aerodynamic Coefficients'.B111:.F111])" office:value-type="float" office:value="0.012" calcext:value-type="float">
            <text:p>0,012</text:p>
          </table:table-cell>
          <table:table-cell table:number-columns-repeated="8"/>
        </table:table-row>
        <table:table-row table:style-name="ro2" table:number-rows-repeated="3">
          <table:table-cell table:number-columns-repeated="12"/>
        </table:table-row>
        <table:table-row table:style-name="ro4">
          <table:table-cell table:style-name="ce2" office:value-type="string" calcext:value-type="string">
            <text:p>Roll Damping Coefficient (<text:span text:style-name="T9">C</text:span><text:span text:style-name="T10">l</text:span><text:span text:style-name="T2">p</text:span>)</text:p>
          </table:table-cell>
          <table:table-cell table:number-columns-repeated="11"/>
        </table:table-row>
        <table:table-row table:style-name="ro4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p</text:span> min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p</text:span> max</text:p>
          </table:table-cell>
          <table:table-cell table:style-name="ce2" office:value-type="string" calcext:value-type="string">
            <text:p><text:span text:style-name="T9">C</text:span><text:span text:style-name="T10">l</text:span><text:span text:style-name="T2">p</text:span> avg</text:p>
          </table:table-cell>
          <table:table-cell table:number-columns-repeated="2"/>
          <table:table-cell>
            <draw:frame table:end-cell-address="'Computed Data'.N112" table:end-x="4.4mm" table:end-y="3.13mm" draw:z-index="2" draw:style-name="gr1" draw:text-style-name="P1" svg:width="161.44mm" svg:height="90.24mm" svg:x="2.47mm" svg:y="1.58mm">
              <draw:object draw:notify-on-update-of-ranges="'Computed Data'.A94:'Computed Data'.A116 'Computed Data'.B93:'Computed Data'.B93 'Computed Data'.B94:'Computed Data'.B116 'Computed Data'.A94:'Computed Data'.A116 'Computed Data'.C93:'Computed Data'.C93 'Computed Data'.C94:'Computed Data'.C116 'Computed Data'.A94:'Computed Data'.A116 'Computed Data'.D93:'Computed Data'.D93 'Computed Data'.D94:'Computed Data'.D11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Aerodynamic Coefficients'.B118:.F118])" office:value-type="float" office:value="-0.1" calcext:value-type="float">
            <text:p>-0,1</text:p>
          </table:table-cell>
          <table:table-cell table:formula="of:=MAX(['Aerodynamic Coefficients'.B118:.F118])" office:value-type="float" office:value="-0.1" calcext:value-type="float">
            <text:p>-0,1</text:p>
          </table:table-cell>
          <table:table-cell table:formula="of:=AVERAGE(['Aerodynamic Coefficients'.B118:.F118])" office:value-type="float" office:value="-0.1" calcext:value-type="float">
            <text:p>-0,1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MIN(['Aerodynamic Coefficients'.B119:.F119])" office:value-type="float" office:value="-0.12" calcext:value-type="float">
            <text:p>-0,12</text:p>
          </table:table-cell>
          <table:table-cell table:formula="of:=MAX(['Aerodynamic Coefficients'.B119:.F119])" office:value-type="float" office:value="-0.12" calcext:value-type="float">
            <text:p>-0,12</text:p>
          </table:table-cell>
          <table:table-cell table:formula="of:=AVERAGE(['Aerodynamic Coefficients'.B119:.F119])" office:value-type="float" office:value="-0.12" calcext:value-type="float">
            <text:p>-0,12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Aerodynamic Coefficients'.B120:.F120])" office:value-type="float" office:value="-0.32" calcext:value-type="float">
            <text:p>-0,32</text:p>
          </table:table-cell>
          <table:table-cell table:formula="of:=MAX(['Aerodynamic Coefficients'.B120:.F120])" office:value-type="float" office:value="-0.15" calcext:value-type="float">
            <text:p>-0,15</text:p>
          </table:table-cell>
          <table:table-cell table:formula="of:=AVERAGE(['Aerodynamic Coefficients'.B120:.F120])" office:value-type="float" office:value="-0.235" calcext:value-type="float">
            <text:p>-0,235</text:p>
          </table:table-cell>
          <table:table-cell table:number-columns-repeated="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MIN(['Aerodynamic Coefficients'.B121:.F121])" office:value-type="float" office:value="-0.34" calcext:value-type="float">
            <text:p>-0,34</text:p>
          </table:table-cell>
          <table:table-cell table:formula="of:=MAX(['Aerodynamic Coefficients'.B121:.F121])" office:value-type="float" office:value="-0.29" calcext:value-type="float">
            <text:p>-0,29</text:p>
          </table:table-cell>
          <table:table-cell table:formula="of:=AVERAGE(['Aerodynamic Coefficients'.B121:.F121])" office:value-type="float" office:value="-0.315" calcext:value-type="float">
            <text:p>-0,315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Aerodynamic Coefficients'.B122:.F122])" office:value-type="float" office:value="-0.35" calcext:value-type="float">
            <text:p>-0,35</text:p>
          </table:table-cell>
          <table:table-cell table:formula="of:=MAX(['Aerodynamic Coefficients'.B122:.F122])" office:value-type="float" office:value="-0.1" calcext:value-type="float">
            <text:p>-0,1</text:p>
          </table:table-cell>
          <table:table-cell table:formula="of:=AVERAGE(['Aerodynamic Coefficients'.B122:.F122])" office:value-type="float" office:value="-0.196" calcext:value-type="float">
            <text:p>-0,196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Aerodynamic Coefficients'.B123:.F123])" office:value-type="float" office:value="-0.35" calcext:value-type="float">
            <text:p>-0,35</text:p>
          </table:table-cell>
          <table:table-cell table:formula="of:=MAX(['Aerodynamic Coefficients'.B123:.F123])" office:value-type="float" office:value="-0.24" calcext:value-type="float">
            <text:p>-0,24</text:p>
          </table:table-cell>
          <table:table-cell table:formula="of:=AVERAGE(['Aerodynamic Coefficients'.B123:.F123])" office:value-type="float" office:value="-0.276" calcext:value-type="float">
            <text:p>-0,276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Aerodynamic Coefficients'.B124:.F124])" office:value-type="float" office:value="-0.36" calcext:value-type="float">
            <text:p>-0,36</text:p>
          </table:table-cell>
          <table:table-cell table:formula="of:=MAX(['Aerodynamic Coefficients'.B124:.F124])" office:value-type="float" office:value="-0.31" calcext:value-type="float">
            <text:p>-0,31</text:p>
          </table:table-cell>
          <table:table-cell table:formula="of:=AVERAGE(['Aerodynamic Coefficients'.B124:.F124])" office:value-type="float" office:value="-0.348" calcext:value-type="float">
            <text:p>-0,348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Aerodynamic Coefficients'.B125:.F125])" office:value-type="float" office:value="-0.4" calcext:value-type="float">
            <text:p>-0,4</text:p>
          </table:table-cell>
          <table:table-cell table:formula="of:=MAX(['Aerodynamic Coefficients'.B125:.F125])" office:value-type="float" office:value="-0.33" calcext:value-type="float">
            <text:p>-0,33</text:p>
          </table:table-cell>
          <table:table-cell table:formula="of:=AVERAGE(['Aerodynamic Coefficients'.B125:.F125])" office:value-type="float" office:value="-0.376" calcext:value-type="float">
            <text:p>-0,376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Aerodynamic Coefficients'.B126:.F126])" office:value-type="float" office:value="-0.42" calcext:value-type="float">
            <text:p>-0,42</text:p>
          </table:table-cell>
          <table:table-cell table:formula="of:=MAX(['Aerodynamic Coefficients'.B126:.F126])" office:value-type="float" office:value="-0.38" calcext:value-type="float">
            <text:p>-0,38</text:p>
          </table:table-cell>
          <table:table-cell table:formula="of:=AVERAGE(['Aerodynamic Coefficients'.B126:.F126])" office:value-type="float" office:value="-0.404" calcext:value-type="float">
            <text:p>-0,404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Aerodynamic Coefficients'.B127:.F127])" office:value-type="float" office:value="-0.39" calcext:value-type="float">
            <text:p>-0,39</text:p>
          </table:table-cell>
          <table:table-cell table:formula="of:=MAX(['Aerodynamic Coefficients'.B127:.F127])" office:value-type="float" office:value="-0.38" calcext:value-type="float">
            <text:p>-0,38</text:p>
          </table:table-cell>
          <table:table-cell table:formula="of:=AVERAGE(['Aerodynamic Coefficients'.B127:.F127])" office:value-type="float" office:value="-0.388" calcext:value-type="float">
            <text:p>-0,388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Aerodynamic Coefficients'.B128:.F128])" office:value-type="float" office:value="-0.38" calcext:value-type="float">
            <text:p>-0,38</text:p>
          </table:table-cell>
          <table:table-cell table:formula="of:=MAX(['Aerodynamic Coefficients'.B128:.F128])" office:value-type="float" office:value="-0.35" calcext:value-type="float">
            <text:p>-0,35</text:p>
          </table:table-cell>
          <table:table-cell table:formula="of:=AVERAGE(['Aerodynamic Coefficients'.B128:.F128])" office:value-type="float" office:value="-0.3725" calcext:value-type="float">
            <text:p>-0,3725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Aerodynamic Coefficients'.B129:.F129])" office:value-type="float" office:value="-0.35" calcext:value-type="float">
            <text:p>-0,35</text:p>
          </table:table-cell>
          <table:table-cell table:formula="of:=MAX(['Aerodynamic Coefficients'.B129:.F129])" office:value-type="float" office:value="-0.35" calcext:value-type="float">
            <text:p>-0,35</text:p>
          </table:table-cell>
          <table:table-cell table:formula="of:=AVERAGE(['Aerodynamic Coefficients'.B129:.F129])" office:value-type="float" office:value="-0.35" calcext:value-type="float">
            <text:p>-0,35</text:p>
          </table:table-cell>
          <table:table-cell table:number-columns-repeated="8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MIN(['Aerodynamic Coefficients'.B130:.F130])" office:value-type="float" office:value="-0.32" calcext:value-type="float">
            <text:p>-0,32</text:p>
          </table:table-cell>
          <table:table-cell table:formula="of:=MAX(['Aerodynamic Coefficients'.B130:.F130])" office:value-type="float" office:value="-0.32" calcext:value-type="float">
            <text:p>-0,32</text:p>
          </table:table-cell>
          <table:table-cell table:formula="of:=AVERAGE(['Aerodynamic Coefficients'.B130:.F130])" office:value-type="float" office:value="-0.32" calcext:value-type="float">
            <text:p>-0,32</text:p>
          </table:table-cell>
          <table:table-cell table:number-columns-repeated="8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Aerodynamic Coefficients'.B131:.F131])" office:value-type="float" office:value="-0.31" calcext:value-type="float">
            <text:p>-0,31</text:p>
          </table:table-cell>
          <table:table-cell table:formula="of:=MAX(['Aerodynamic Coefficients'.B131:.F131])" office:value-type="float" office:value="-0.31" calcext:value-type="float">
            <text:p>-0,31</text:p>
          </table:table-cell>
          <table:table-cell table:formula="of:=AVERAGE(['Aerodynamic Coefficients'.B131:.F131])" office:value-type="float" office:value="-0.31" calcext:value-type="float">
            <text:p>-0,31</text:p>
          </table:table-cell>
          <table:table-cell table:number-columns-repeated="8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MIN(['Aerodynamic Coefficients'.B132:.F132])" office:value-type="float" office:value="-0.3" calcext:value-type="float">
            <text:p>-0,3</text:p>
          </table:table-cell>
          <table:table-cell table:formula="of:=MAX(['Aerodynamic Coefficients'.B132:.F132])" office:value-type="float" office:value="-0.3" calcext:value-type="float">
            <text:p>-0,3</text:p>
          </table:table-cell>
          <table:table-cell table:formula="of:=AVERAGE(['Aerodynamic Coefficients'.B132:.F132])" office:value-type="float" office:value="-0.3" calcext:value-type="float">
            <text:p>-0,3</text:p>
          </table:table-cell>
          <table:table-cell table:number-columns-repeated="8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MIN(['Aerodynamic Coefficients'.B133:.F133])" office:value-type="float" office:value="-0.29" calcext:value-type="float">
            <text:p>-0,29</text:p>
          </table:table-cell>
          <table:table-cell table:formula="of:=MAX(['Aerodynamic Coefficients'.B133:.F133])" office:value-type="float" office:value="-0.29" calcext:value-type="float">
            <text:p>-0,29</text:p>
          </table:table-cell>
          <table:table-cell table:formula="of:=AVERAGE(['Aerodynamic Coefficients'.B133:.F133])" office:value-type="float" office:value="-0.29" calcext:value-type="float">
            <text:p>-0,29</text:p>
          </table:table-cell>
          <table:table-cell table:number-columns-repeated="8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Aerodynamic Coefficients'.B134:.F134])" office:value-type="float" office:value="-0.28" calcext:value-type="float">
            <text:p>-0,28</text:p>
          </table:table-cell>
          <table:table-cell table:formula="of:=MAX(['Aerodynamic Coefficients'.B134:.F134])" office:value-type="float" office:value="-0.28" calcext:value-type="float">
            <text:p>-0,28</text:p>
          </table:table-cell>
          <table:table-cell table:formula="of:=AVERAGE(['Aerodynamic Coefficients'.B134:.F134])" office:value-type="float" office:value="-0.28" calcext:value-type="float">
            <text:p>-0,28</text:p>
          </table:table-cell>
          <table:table-cell table:number-columns-repeated="8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MIN(['Aerodynamic Coefficients'.B135:.F135])" office:value-type="float" office:value="-0.27" calcext:value-type="float">
            <text:p>-0,27</text:p>
          </table:table-cell>
          <table:table-cell table:formula="of:=MAX(['Aerodynamic Coefficients'.B135:.F135])" office:value-type="float" office:value="-0.27" calcext:value-type="float">
            <text:p>-0,27</text:p>
          </table:table-cell>
          <table:table-cell table:formula="of:=AVERAGE(['Aerodynamic Coefficients'.B135:.F135])" office:value-type="float" office:value="-0.27" calcext:value-type="float">
            <text:p>-0,27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Aerodynamic Coefficients'.B136:.F136])" office:value-type="float" office:value="-0.26" calcext:value-type="float">
            <text:p>-0,26</text:p>
          </table:table-cell>
          <table:table-cell table:formula="of:=MAX(['Aerodynamic Coefficients'.B136:.F136])" office:value-type="float" office:value="-0.26" calcext:value-type="float">
            <text:p>-0,26</text:p>
          </table:table-cell>
          <table:table-cell table:formula="of:=AVERAGE(['Aerodynamic Coefficients'.B136:.F136])" office:value-type="float" office:value="-0.26" calcext:value-type="float">
            <text:p>-0,26</text:p>
          </table:table-cell>
          <table:table-cell table:number-columns-repeated="8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MIN(['Aerodynamic Coefficients'.B137:.F137])" office:value-type="float" office:value="-0.25" calcext:value-type="float">
            <text:p>-0,25</text:p>
          </table:table-cell>
          <table:table-cell table:formula="of:=MAX(['Aerodynamic Coefficients'.B137:.F137])" office:value-type="float" office:value="-0.25" calcext:value-type="float">
            <text:p>-0,25</text:p>
          </table:table-cell>
          <table:table-cell table:formula="of:=AVERAGE(['Aerodynamic Coefficients'.B137:.F137])" office:value-type="float" office:value="-0.25" calcext:value-type="float">
            <text:p>-0,25</text:p>
          </table:table-cell>
          <table:table-cell table:number-columns-repeated="8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MIN(['Aerodynamic Coefficients'.B138:.F138])" office:value-type="float" office:value="-0.24" calcext:value-type="float">
            <text:p>-0,24</text:p>
          </table:table-cell>
          <table:table-cell table:formula="of:=MAX(['Aerodynamic Coefficients'.B138:.F138])" office:value-type="float" office:value="-0.24" calcext:value-type="float">
            <text:p>-0,24</text:p>
          </table:table-cell>
          <table:table-cell table:formula="of:=AVERAGE(['Aerodynamic Coefficients'.B138:.F138])" office:value-type="float" office:value="-0.24" calcext:value-type="float">
            <text:p>-0,24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4">
          <table:table-cell table:style-name="ce2" office:value-type="string" calcext:value-type="string">
            <text:p>Pitch Effectiveness</text:p>
          </table:table-cell>
          <table:table-cell/>
          <table:table-cell table:style-name="ce2" office:value-type="string" calcext:value-type="string">
            <text:p>Required minimum C<text:span text:style-name="T5">m</text:span><text:span text:style-name="T2">δ</text:span></text:p>
          </table:table-cell>
          <table:table-cell/>
          <table:table-cell office:value-type="float" office:value="-1.46" calcext:value-type="float">
            <text:p>-1,46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>
            <draw:frame table:end-cell-address="'Computed Data'.N140" table:end-x="2.86mm" table:end-y="0.13mm" draw:z-index="9" draw:style-name="gr1" draw:text-style-name="P1" svg:width="160.42mm" svg:height="90.35mm" svg:x="1.95mm" svg:y="0.46mm">
              <draw:object draw:notify-on-update-of-ranges="'Computed Data'.A121:'Computed Data'.A143 'Computed Data'.B120:'Computed Data'.B120 'Computed Data'.B121:'Computed Data'.B143 'Computed Data'.A121:'Computed Data'.A143 'Computed Data'.C120:'Computed Data'.C120 'Computed Data'.C121:'Computed Data'.C143 'Computed Data'.A121:'Computed Data'.A143 'Computed Data'.D120:'Computed Data'.D120 'Computed Data'.D121:'Computed Data'.D143 'Computed Data'.A121:'Computed Data'.A143 'Computed Data'.E120:'Computed Data'.E120 'Computed Data'.E121:'Computed Data'.E143 'Computed Data'.A121:'Computed Data'.A143 'Computed Data'.F120:'Computed Data'.F120 'Computed Data'.F121:'Computed Data'.F14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IF(['Aerodynamic Coefficients'.B170]&lt;=RQDCMD;['Aerodynamic Coefficients'.B170]+['Aerodynamic Coefficients'.B143];&quot;&quot;)">
            <text:p/>
          </table:table-cell>
          <table:table-cell table:formula="of:=IF(['Aerodynamic Coefficients'.C170]&lt;=RQDCMD;['Aerodynamic Coefficients'.C170]+['Aerodynamic Coefficients'.C143];&quot;&quot;)">
            <text:p/>
          </table:table-cell>
          <table:table-cell table:formula="of:=IF(['Aerodynamic Coefficients'.D170]&lt;=RQDCMD;['Aerodynamic Coefficients'.D170]+['Aerodynamic Coefficients'.D143];&quot;&quot;)">
            <text:p/>
          </table:table-cell>
          <table:table-cell table:formula="of:=IF(['Aerodynamic Coefficients'.E170]&lt;=RQDCMD;['Aerodynamic Coefficients'.E170]+['Aerodynamic Coefficients'.E143];&quot;&quot;)">
            <text:p/>
          </table:table-cell>
          <table:table-cell table:formula="of:=IF(['Aerodynamic Coefficients'.F170]&lt;=RQDCMD;['Aerodynamic Coefficients'.F170]+['Aerodynamic Coefficients'.F143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IF(['Aerodynamic Coefficients'.B171]&lt;=RQDCMD;['Aerodynamic Coefficients'.B171]+['Aerodynamic Coefficients'.B144];&quot;&quot;)">
            <text:p/>
          </table:table-cell>
          <table:table-cell table:formula="of:=IF(['Aerodynamic Coefficients'.C171]&lt;=RQDCMD;['Aerodynamic Coefficients'.C171]+['Aerodynamic Coefficients'.C144];&quot;&quot;)">
            <text:p/>
          </table:table-cell>
          <table:table-cell table:formula="of:=IF(['Aerodynamic Coefficients'.D171]&lt;=RQDCMD;['Aerodynamic Coefficients'.D171]+['Aerodynamic Coefficients'.D144];&quot;&quot;)">
            <text:p/>
          </table:table-cell>
          <table:table-cell table:formula="of:=IF(['Aerodynamic Coefficients'.E171]&lt;=RQDCMD;['Aerodynamic Coefficients'.E171]+['Aerodynamic Coefficients'.E144];&quot;&quot;)">
            <text:p/>
          </table:table-cell>
          <table:table-cell table:formula="of:=IF(['Aerodynamic Coefficients'.F171]&lt;=RQDCMD;['Aerodynamic Coefficients'.F171]+['Aerodynamic Coefficients'.F144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IF(['Aerodynamic Coefficients'.B172]&lt;=RQDCMD;['Aerodynamic Coefficients'.B172]+['Aerodynamic Coefficients'.B145];&quot;&quot;)">
            <text:p/>
          </table:table-cell>
          <table:table-cell table:formula="of:=IF(['Aerodynamic Coefficients'.C172]&lt;=RQDCMD;['Aerodynamic Coefficients'.C172]+['Aerodynamic Coefficients'.C145];&quot;&quot;)">
            <text:p/>
          </table:table-cell>
          <table:table-cell table:formula="of:=IF(['Aerodynamic Coefficients'.D172]&lt;=RQDCMD;['Aerodynamic Coefficients'.D172]+['Aerodynamic Coefficients'.D145];&quot;&quot;)">
            <text:p/>
          </table:table-cell>
          <table:table-cell table:formula="of:=IF(['Aerodynamic Coefficients'.E172]&lt;=RQDCMD;['Aerodynamic Coefficients'.E172]+['Aerodynamic Coefficients'.E145];&quot;&quot;)">
            <text:p/>
          </table:table-cell>
          <table:table-cell table:formula="of:=IF(['Aerodynamic Coefficients'.F172]&lt;=RQDCMD;['Aerodynamic Coefficients'.F172]+['Aerodynamic Coefficients'.F145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IF(['Aerodynamic Coefficients'.B173]&lt;=RQDCMD;['Aerodynamic Coefficients'.B173]+['Aerodynamic Coefficients'.B146];&quot;&quot;)" office:value-type="float" office:value="-1.46" calcext:value-type="float">
            <text:p>-1,46</text:p>
          </table:table-cell>
          <table:table-cell table:formula="of:=IF(['Aerodynamic Coefficients'.C173]&lt;=RQDCMD;['Aerodynamic Coefficients'.C173]+['Aerodynamic Coefficients'.C146];&quot;&quot;)">
            <text:p/>
          </table:table-cell>
          <table:table-cell table:formula="of:=IF(['Aerodynamic Coefficients'.D173]&lt;=RQDCMD;['Aerodynamic Coefficients'.D173]+['Aerodynamic Coefficients'.D146];&quot;&quot;)">
            <text:p/>
          </table:table-cell>
          <table:table-cell table:formula="of:=IF(['Aerodynamic Coefficients'.E173]&lt;=RQDCMD;['Aerodynamic Coefficients'.E173]+['Aerodynamic Coefficients'.E146];&quot;&quot;)">
            <text:p/>
          </table:table-cell>
          <table:table-cell table:formula="of:=IF(['Aerodynamic Coefficients'.F173]&lt;=RQDCMD;['Aerodynamic Coefficients'.F173]+['Aerodynamic Coefficients'.F146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IF(['Aerodynamic Coefficients'.B174]&lt;=RQDCMD;['Aerodynamic Coefficients'.B174]+['Aerodynamic Coefficients'.B147];&quot;&quot;)">
            <text:p/>
          </table:table-cell>
          <table:table-cell table:formula="of:=IF(['Aerodynamic Coefficients'.C174]&lt;=RQDCMD;['Aerodynamic Coefficients'.C174]+['Aerodynamic Coefficients'.C147];&quot;&quot;)">
            <text:p/>
          </table:table-cell>
          <table:table-cell table:formula="of:=IF(['Aerodynamic Coefficients'.D174]&lt;=RQDCMD;['Aerodynamic Coefficients'.D174]+['Aerodynamic Coefficients'.D147];&quot;&quot;)">
            <text:p/>
          </table:table-cell>
          <table:table-cell table:formula="of:=IF(['Aerodynamic Coefficients'.E174]&lt;=RQDCMD;['Aerodynamic Coefficients'.E174]+['Aerodynamic Coefficients'.E147];&quot;&quot;)">
            <text:p/>
          </table:table-cell>
          <table:table-cell table:formula="of:=IF(['Aerodynamic Coefficients'.F174]&lt;=RQDCMD;['Aerodynamic Coefficients'.F174]+['Aerodynamic Coefficients'.F147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IF(['Aerodynamic Coefficients'.B175]&lt;=RQDCMD;['Aerodynamic Coefficients'.B175]+['Aerodynamic Coefficients'.B148];&quot;&quot;)">
            <text:p/>
          </table:table-cell>
          <table:table-cell table:formula="of:=IF(['Aerodynamic Coefficients'.C175]&lt;=RQDCMD;['Aerodynamic Coefficients'.C175]+['Aerodynamic Coefficients'.C148];&quot;&quot;)">
            <text:p/>
          </table:table-cell>
          <table:table-cell table:formula="of:=IF(['Aerodynamic Coefficients'.D175]&lt;=RQDCMD;['Aerodynamic Coefficients'.D175]+['Aerodynamic Coefficients'.D148];&quot;&quot;)">
            <text:p/>
          </table:table-cell>
          <table:table-cell table:formula="of:=IF(['Aerodynamic Coefficients'.E175]&lt;=RQDCMD;['Aerodynamic Coefficients'.E175]+['Aerodynamic Coefficients'.E148];&quot;&quot;)">
            <text:p/>
          </table:table-cell>
          <table:table-cell table:formula="of:=IF(['Aerodynamic Coefficients'.F175]&lt;=RQDCMD;['Aerodynamic Coefficients'.F175]+['Aerodynamic Coefficients'.F148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IF(['Aerodynamic Coefficients'.B176]&lt;=RQDCMD;['Aerodynamic Coefficients'.B176]+['Aerodynamic Coefficients'.B149];&quot;&quot;)">
            <text:p/>
          </table:table-cell>
          <table:table-cell table:formula="of:=IF(['Aerodynamic Coefficients'.C176]&lt;=RQDCMD;['Aerodynamic Coefficients'.C176]+['Aerodynamic Coefficients'.C149];&quot;&quot;)">
            <text:p/>
          </table:table-cell>
          <table:table-cell table:formula="of:=IF(['Aerodynamic Coefficients'.D176]&lt;=RQDCMD;['Aerodynamic Coefficients'.D176]+['Aerodynamic Coefficients'.D149];&quot;&quot;)" office:value-type="float" office:value="-2.3" calcext:value-type="float">
            <text:p>-2,3</text:p>
          </table:table-cell>
          <table:table-cell table:formula="of:=IF(['Aerodynamic Coefficients'.E176]&lt;=RQDCMD;['Aerodynamic Coefficients'.E176]+['Aerodynamic Coefficients'.E149];&quot;&quot;)">
            <text:p/>
          </table:table-cell>
          <table:table-cell table:formula="of:=IF(['Aerodynamic Coefficients'.F176]&lt;=RQDCMD;['Aerodynamic Coefficients'.F176]+['Aerodynamic Coefficients'.F149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IF(['Aerodynamic Coefficients'.B177]&lt;=RQDCMD;['Aerodynamic Coefficients'.B177]+['Aerodynamic Coefficients'.B150];&quot;&quot;)">
            <text:p/>
          </table:table-cell>
          <table:table-cell table:formula="of:=IF(['Aerodynamic Coefficients'.C177]&lt;=RQDCMD;['Aerodynamic Coefficients'.C177]+['Aerodynamic Coefficients'.C150];&quot;&quot;)">
            <text:p/>
          </table:table-cell>
          <table:table-cell table:formula="of:=IF(['Aerodynamic Coefficients'.D177]&lt;=RQDCMD;['Aerodynamic Coefficients'.D177]+['Aerodynamic Coefficients'.D150];&quot;&quot;)" office:value-type="float" office:value="-2.85" calcext:value-type="float">
            <text:p>-2,85</text:p>
          </table:table-cell>
          <table:table-cell table:formula="of:=IF(['Aerodynamic Coefficients'.E177]&lt;=RQDCMD;['Aerodynamic Coefficients'.E177]+['Aerodynamic Coefficients'.E150];&quot;&quot;)">
            <text:p/>
          </table:table-cell>
          <table:table-cell table:formula="of:=IF(['Aerodynamic Coefficients'.F177]&lt;=RQDCMD;['Aerodynamic Coefficients'.F177]+['Aerodynamic Coefficients'.F150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IF(['Aerodynamic Coefficients'.B178]&lt;=RQDCMD;['Aerodynamic Coefficients'.B178]+['Aerodynamic Coefficients'.B151];&quot;&quot;)">
            <text:p/>
          </table:table-cell>
          <table:table-cell table:formula="of:=IF(['Aerodynamic Coefficients'.C178]&lt;=RQDCMD;['Aerodynamic Coefficients'.C178]+['Aerodynamic Coefficients'.C151];&quot;&quot;)">
            <text:p/>
          </table:table-cell>
          <table:table-cell table:formula="of:=IF(['Aerodynamic Coefficients'.D178]&lt;=RQDCMD;['Aerodynamic Coefficients'.D178]+['Aerodynamic Coefficients'.D151];&quot;&quot;)" office:value-type="float" office:value="-2.9" calcext:value-type="float">
            <text:p>-2,9</text:p>
          </table:table-cell>
          <table:table-cell table:formula="of:=IF(['Aerodynamic Coefficients'.E178]&lt;=RQDCMD;['Aerodynamic Coefficients'.E178]+['Aerodynamic Coefficients'.E151];&quot;&quot;)">
            <text:p/>
          </table:table-cell>
          <table:table-cell table:formula="of:=IF(['Aerodynamic Coefficients'.F178]&lt;=RQDCMD;['Aerodynamic Coefficients'.F178]+['Aerodynamic Coefficients'.F151];&quot;&quot;)">
            <text:p/>
          </table:table-cell>
          <table:table-cell table:number-columns-repeated="6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IF(['Aerodynamic Coefficients'.B179]&lt;=RQDCMD;['Aerodynamic Coefficients'.B179]+['Aerodynamic Coefficients'.B152];&quot;&quot;)">
            <text:p/>
          </table:table-cell>
          <table:table-cell table:formula="of:=IF(['Aerodynamic Coefficients'.C179]&lt;=RQDCMD;['Aerodynamic Coefficients'.C179]+['Aerodynamic Coefficients'.C152];&quot;&quot;)">
            <text:p/>
          </table:table-cell>
          <table:table-cell table:formula="of:=IF(['Aerodynamic Coefficients'.D179]&lt;=RQDCMD;['Aerodynamic Coefficients'.D179]+['Aerodynamic Coefficients'.D152];&quot;&quot;)" office:value-type="float" office:value="-3" calcext:value-type="float">
            <text:p>-3</text:p>
          </table:table-cell>
          <table:table-cell table:formula="of:=IF(['Aerodynamic Coefficients'.E179]&lt;=RQDCMD;['Aerodynamic Coefficients'.E179]+['Aerodynamic Coefficients'.E152];&quot;&quot;)">
            <text:p/>
          </table:table-cell>
          <table:table-cell table:formula="of:=IF(['Aerodynamic Coefficients'.F179]&lt;=RQDCMD;['Aerodynamic Coefficients'.F179]+['Aerodynamic Coefficients'.F152];&quot;&quot;)"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(['Aerodynamic Coefficients'.B180]&lt;=RQDCMD;['Aerodynamic Coefficients'.B180]+['Aerodynamic Coefficients'.B153];&quot;&quot;)">
            <text:p/>
          </table:table-cell>
          <table:table-cell table:formula="of:=IF(['Aerodynamic Coefficients'.C180]&lt;=RQDCMD;['Aerodynamic Coefficients'.C180]+['Aerodynamic Coefficients'.C153];&quot;&quot;)">
            <text:p/>
          </table:table-cell>
          <table:table-cell table:formula="of:=IF(['Aerodynamic Coefficients'.D180]&lt;=RQDCMD;['Aerodynamic Coefficients'.D180]+['Aerodynamic Coefficients'.D153];&quot;&quot;)" office:value-type="float" office:value="-3.4" calcext:value-type="float">
            <text:p>-3,4</text:p>
          </table:table-cell>
          <table:table-cell table:formula="of:=IF(['Aerodynamic Coefficients'.E180]&lt;=RQDCMD;['Aerodynamic Coefficients'.E180]+['Aerodynamic Coefficients'.E153];&quot;&quot;)">
            <text:p/>
          </table:table-cell>
          <table:table-cell table:formula="of:=IF(['Aerodynamic Coefficients'.F180]&lt;=RQDCMD;['Aerodynamic Coefficients'.F180]+['Aerodynamic Coefficients'.F153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IF(['Aerodynamic Coefficients'.B181]&lt;=RQDCMD;['Aerodynamic Coefficients'.B181]+['Aerodynamic Coefficients'.B154];&quot;&quot;)">
            <text:p/>
          </table:table-cell>
          <table:table-cell table:formula="of:=IF(['Aerodynamic Coefficients'.C181]&lt;=RQDCMD;['Aerodynamic Coefficients'.C181]+['Aerodynamic Coefficients'.C154];&quot;&quot;)">
            <text:p/>
          </table:table-cell>
          <table:table-cell table:formula="of:=IF(['Aerodynamic Coefficients'.D181]&lt;=RQDCMD;['Aerodynamic Coefficients'.D181]+['Aerodynamic Coefficients'.D154];&quot;&quot;)" office:value-type="float" office:value="-3.4" calcext:value-type="float">
            <text:p>-3,4</text:p>
          </table:table-cell>
          <table:table-cell table:formula="of:=IF(['Aerodynamic Coefficients'.E181]&lt;=RQDCMD;['Aerodynamic Coefficients'.E181]+['Aerodynamic Coefficients'.E154];&quot;&quot;)">
            <text:p/>
          </table:table-cell>
          <table:table-cell table:formula="of:=IF(['Aerodynamic Coefficients'.F181]&lt;=RQDCMD;['Aerodynamic Coefficients'.F181]+['Aerodynamic Coefficients'.F154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IF(['Aerodynamic Coefficients'.B182]&lt;=RQDCMD;['Aerodynamic Coefficients'.B182]+['Aerodynamic Coefficients'.B155];&quot;&quot;)">
            <text:p/>
          </table:table-cell>
          <table:table-cell table:formula="of:=IF(['Aerodynamic Coefficients'.C182]&lt;=RQDCMD;['Aerodynamic Coefficients'.C182]+['Aerodynamic Coefficients'.C155];&quot;&quot;)">
            <text:p/>
          </table:table-cell>
          <table:table-cell table:formula="of:=IF(['Aerodynamic Coefficients'.D182]&lt;=RQDCMD;['Aerodynamic Coefficients'.D182]+['Aerodynamic Coefficients'.D155];&quot;&quot;)">
            <text:p/>
          </table:table-cell>
          <table:table-cell table:formula="of:=IF(['Aerodynamic Coefficients'.E182]&lt;=RQDCMD;['Aerodynamic Coefficients'.E182]+['Aerodynamic Coefficients'.E155];&quot;&quot;)">
            <text:p/>
          </table:table-cell>
          <table:table-cell table:formula="of:=IF(['Aerodynamic Coefficients'.F182]&lt;=RQDCMD;['Aerodynamic Coefficients'.F182]+['Aerodynamic Coefficients'.F155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IF(['Aerodynamic Coefficients'.B183]&lt;=RQDCMD;['Aerodynamic Coefficients'.B183]+['Aerodynamic Coefficients'.B156];&quot;&quot;)">
            <text:p/>
          </table:table-cell>
          <table:table-cell table:formula="of:=IF(['Aerodynamic Coefficients'.C183]&lt;=RQDCMD;['Aerodynamic Coefficients'.C183]+['Aerodynamic Coefficients'.C156];&quot;&quot;)">
            <text:p/>
          </table:table-cell>
          <table:table-cell table:formula="of:=IF(['Aerodynamic Coefficients'.D183]&lt;=RQDCMD;['Aerodynamic Coefficients'.D183]+['Aerodynamic Coefficients'.D156];&quot;&quot;)">
            <text:p/>
          </table:table-cell>
          <table:table-cell table:formula="of:=IF(['Aerodynamic Coefficients'.E183]&lt;=RQDCMD;['Aerodynamic Coefficients'.E183]+['Aerodynamic Coefficients'.E156];&quot;&quot;)">
            <text:p/>
          </table:table-cell>
          <table:table-cell table:formula="of:=IF(['Aerodynamic Coefficients'.F183]&lt;=RQDCMD;['Aerodynamic Coefficients'.F183]+['Aerodynamic Coefficients'.F156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IF(['Aerodynamic Coefficients'.B184]&lt;=RQDCMD;['Aerodynamic Coefficients'.B184]+['Aerodynamic Coefficients'.B157];&quot;&quot;)">
            <text:p/>
          </table:table-cell>
          <table:table-cell table:formula="of:=IF(['Aerodynamic Coefficients'.C184]&lt;=RQDCMD;['Aerodynamic Coefficients'.C184]+['Aerodynamic Coefficients'.C157];&quot;&quot;)">
            <text:p/>
          </table:table-cell>
          <table:table-cell table:formula="of:=IF(['Aerodynamic Coefficients'.D184]&lt;=RQDCMD;['Aerodynamic Coefficients'.D184]+['Aerodynamic Coefficients'.D157];&quot;&quot;)">
            <text:p/>
          </table:table-cell>
          <table:table-cell table:formula="of:=IF(['Aerodynamic Coefficients'.E184]&lt;=RQDCMD;['Aerodynamic Coefficients'.E184]+['Aerodynamic Coefficients'.E157];&quot;&quot;)">
            <text:p/>
          </table:table-cell>
          <table:table-cell table:formula="of:=IF(['Aerodynamic Coefficients'.F184]&lt;=RQDCMD;['Aerodynamic Coefficients'.F184]+['Aerodynamic Coefficients'.F157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IF(['Aerodynamic Coefficients'.B185]&lt;=RQDCMD;['Aerodynamic Coefficients'.B185]+['Aerodynamic Coefficients'.B158];&quot;&quot;)">
            <text:p/>
          </table:table-cell>
          <table:table-cell table:formula="of:=IF(['Aerodynamic Coefficients'.C185]&lt;=RQDCMD;['Aerodynamic Coefficients'.C185]+['Aerodynamic Coefficients'.C158];&quot;&quot;)">
            <text:p/>
          </table:table-cell>
          <table:table-cell table:formula="of:=IF(['Aerodynamic Coefficients'.D185]&lt;=RQDCMD;['Aerodynamic Coefficients'.D185]+['Aerodynamic Coefficients'.D158];&quot;&quot;)">
            <text:p/>
          </table:table-cell>
          <table:table-cell table:formula="of:=IF(['Aerodynamic Coefficients'.E185]&lt;=RQDCMD;['Aerodynamic Coefficients'.E185]+['Aerodynamic Coefficients'.E158];&quot;&quot;)">
            <text:p/>
          </table:table-cell>
          <table:table-cell table:formula="of:=IF(['Aerodynamic Coefficients'.F185]&lt;=RQDCMD;['Aerodynamic Coefficients'.F185]+['Aerodynamic Coefficients'.F158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IF(['Aerodynamic Coefficients'.B186]&lt;=RQDCMD;['Aerodynamic Coefficients'.B186]+['Aerodynamic Coefficients'.B159];&quot;&quot;)">
            <text:p/>
          </table:table-cell>
          <table:table-cell table:formula="of:=IF(['Aerodynamic Coefficients'.C186]&lt;=RQDCMD;['Aerodynamic Coefficients'.C186]+['Aerodynamic Coefficients'.C159];&quot;&quot;)">
            <text:p/>
          </table:table-cell>
          <table:table-cell table:formula="of:=IF(['Aerodynamic Coefficients'.D186]&lt;=RQDCMD;['Aerodynamic Coefficients'.D186]+['Aerodynamic Coefficients'.D159];&quot;&quot;)">
            <text:p/>
          </table:table-cell>
          <table:table-cell table:formula="of:=IF(['Aerodynamic Coefficients'.E186]&lt;=RQDCMD;['Aerodynamic Coefficients'.E186]+['Aerodynamic Coefficients'.E159];&quot;&quot;)">
            <text:p/>
          </table:table-cell>
          <table:table-cell table:formula="of:=IF(['Aerodynamic Coefficients'.F186]&lt;=RQDCMD;['Aerodynamic Coefficients'.F186]+['Aerodynamic Coefficients'.F159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IF(['Aerodynamic Coefficients'.B187]&lt;=RQDCMD;['Aerodynamic Coefficients'.B187]+['Aerodynamic Coefficients'.B160];&quot;&quot;)">
            <text:p/>
          </table:table-cell>
          <table:table-cell table:formula="of:=IF(['Aerodynamic Coefficients'.C187]&lt;=RQDCMD;['Aerodynamic Coefficients'.C187]+['Aerodynamic Coefficients'.C160];&quot;&quot;)">
            <text:p/>
          </table:table-cell>
          <table:table-cell table:formula="of:=IF(['Aerodynamic Coefficients'.D187]&lt;=RQDCMD;['Aerodynamic Coefficients'.D187]+['Aerodynamic Coefficients'.D160];&quot;&quot;)">
            <text:p/>
          </table:table-cell>
          <table:table-cell table:formula="of:=IF(['Aerodynamic Coefficients'.E187]&lt;=RQDCMD;['Aerodynamic Coefficients'.E187]+['Aerodynamic Coefficients'.E160];&quot;&quot;)">
            <text:p/>
          </table:table-cell>
          <table:table-cell table:formula="of:=IF(['Aerodynamic Coefficients'.F187]&lt;=RQDCMD;['Aerodynamic Coefficients'.F187]+['Aerodynamic Coefficients'.F160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IF(['Aerodynamic Coefficients'.B188]&lt;=RQDCMD;['Aerodynamic Coefficients'.B188]+['Aerodynamic Coefficients'.B161];&quot;&quot;)">
            <text:p/>
          </table:table-cell>
          <table:table-cell table:formula="of:=IF(['Aerodynamic Coefficients'.C188]&lt;=RQDCMD;['Aerodynamic Coefficients'.C188]+['Aerodynamic Coefficients'.C161];&quot;&quot;)">
            <text:p/>
          </table:table-cell>
          <table:table-cell table:formula="of:=IF(['Aerodynamic Coefficients'.D188]&lt;=RQDCMD;['Aerodynamic Coefficients'.D188]+['Aerodynamic Coefficients'.D161];&quot;&quot;)">
            <text:p/>
          </table:table-cell>
          <table:table-cell table:formula="of:=IF(['Aerodynamic Coefficients'.E188]&lt;=RQDCMD;['Aerodynamic Coefficients'.E188]+['Aerodynamic Coefficients'.E161];&quot;&quot;)">
            <text:p/>
          </table:table-cell>
          <table:table-cell table:formula="of:=IF(['Aerodynamic Coefficients'.F188]&lt;=RQDCMD;['Aerodynamic Coefficients'.F188]+['Aerodynamic Coefficients'.F161];&quot;&quot;)">
            <text:p/>
          </table:table-cell>
          <table:table-cell table:number-columns-repeated="6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IF(['Aerodynamic Coefficients'.B189]&lt;=RQDCMD;['Aerodynamic Coefficients'.B189]+['Aerodynamic Coefficients'.B162];&quot;&quot;)">
            <text:p/>
          </table:table-cell>
          <table:table-cell table:formula="of:=IF(['Aerodynamic Coefficients'.C189]&lt;=RQDCMD;['Aerodynamic Coefficients'.C189]+['Aerodynamic Coefficients'.C162];&quot;&quot;)">
            <text:p/>
          </table:table-cell>
          <table:table-cell table:formula="of:=IF(['Aerodynamic Coefficients'.D189]&lt;=RQDCMD;['Aerodynamic Coefficients'.D189]+['Aerodynamic Coefficients'.D162];&quot;&quot;)">
            <text:p/>
          </table:table-cell>
          <table:table-cell table:formula="of:=IF(['Aerodynamic Coefficients'.E189]&lt;=RQDCMD;['Aerodynamic Coefficients'.E189]+['Aerodynamic Coefficients'.E162];&quot;&quot;)">
            <text:p/>
          </table:table-cell>
          <table:table-cell table:formula="of:=IF(['Aerodynamic Coefficients'.F189]&lt;=RQDCMD;['Aerodynamic Coefficients'.F189]+['Aerodynamic Coefficients'.F162];&quot;&quot;)">
            <text:p/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['Aerodynamic Coefficients'.B190]&lt;=RQDCMD;['Aerodynamic Coefficients'.B190]+['Aerodynamic Coefficients'.B163];&quot;&quot;)">
            <text:p/>
          </table:table-cell>
          <table:table-cell table:formula="of:=IF(['Aerodynamic Coefficients'.C190]&lt;=RQDCMD;['Aerodynamic Coefficients'.C190]+['Aerodynamic Coefficients'.C163];&quot;&quot;)">
            <text:p/>
          </table:table-cell>
          <table:table-cell table:formula="of:=IF(['Aerodynamic Coefficients'.D190]&lt;=RQDCMD;['Aerodynamic Coefficients'.D190]+['Aerodynamic Coefficients'.D163];&quot;&quot;)">
            <text:p/>
          </table:table-cell>
          <table:table-cell table:formula="of:=IF(['Aerodynamic Coefficients'.E190]&lt;=RQDCMD;['Aerodynamic Coefficients'.E190]+['Aerodynamic Coefficients'.E163];&quot;&quot;)">
            <text:p/>
          </table:table-cell>
          <table:table-cell table:formula="of:=IF(['Aerodynamic Coefficients'.F190]&lt;=RQDCMD;['Aerodynamic Coefficients'.F190]+['Aerodynamic Coefficients'.F163];&quot;&quot;)">
            <text:p/>
          </table:table-cell>
          <table:table-cell table:number-columns-repeated="6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IF(['Aerodynamic Coefficients'.B191]&lt;=RQDCMD;['Aerodynamic Coefficients'.B191]+['Aerodynamic Coefficients'.B164];&quot;&quot;)">
            <text:p/>
          </table:table-cell>
          <table:table-cell table:formula="of:=IF(['Aerodynamic Coefficients'.C191]&lt;=RQDCMD;['Aerodynamic Coefficients'.C191]+['Aerodynamic Coefficients'.C164];&quot;&quot;)">
            <text:p/>
          </table:table-cell>
          <table:table-cell table:formula="of:=IF(['Aerodynamic Coefficients'.D191]&lt;=RQDCMD;['Aerodynamic Coefficients'.D191]+['Aerodynamic Coefficients'.D164];&quot;&quot;)">
            <text:p/>
          </table:table-cell>
          <table:table-cell table:formula="of:=IF(['Aerodynamic Coefficients'.E191]&lt;=RQDCMD;['Aerodynamic Coefficients'.E191]+['Aerodynamic Coefficients'.E164];&quot;&quot;)">
            <text:p/>
          </table:table-cell>
          <table:table-cell table:formula="of:=IF(['Aerodynamic Coefficients'.F191]&lt;=RQDCMD;['Aerodynamic Coefficients'.F191]+['Aerodynamic Coefficients'.F164];&quot;&quot;)">
            <text:p/>
          </table:table-cell>
          <table:table-cell table:number-columns-repeated="6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IF(['Aerodynamic Coefficients'.B192]&lt;=RQDCMD;['Aerodynamic Coefficients'.B192]+['Aerodynamic Coefficients'.B165];&quot;&quot;)">
            <text:p/>
          </table:table-cell>
          <table:table-cell table:formula="of:=IF(['Aerodynamic Coefficients'.C192]&lt;=RQDCMD;['Aerodynamic Coefficients'.C192]+['Aerodynamic Coefficients'.C165];&quot;&quot;)">
            <text:p/>
          </table:table-cell>
          <table:table-cell table:formula="of:=IF(['Aerodynamic Coefficients'.D192]&lt;=RQDCMD;['Aerodynamic Coefficients'.D192]+['Aerodynamic Coefficients'.D165];&quot;&quot;)">
            <text:p/>
          </table:table-cell>
          <table:table-cell table:formula="of:=IF(['Aerodynamic Coefficients'.E192]&lt;=RQDCMD;['Aerodynamic Coefficients'.E192]+['Aerodynamic Coefficients'.E165];&quot;&quot;)">
            <text:p/>
          </table:table-cell>
          <table:table-cell table:formula="of:=IF(['Aerodynamic Coefficients'.F192]&lt;=RQDCMD;['Aerodynamic Coefficients'.F192]+['Aerodynamic Coefficients'.F165];&quot;&quot;)">
            <text:p/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spect ratio</text:p>
          </table:table-cell>
          <table:table-cell/>
          <table:table-cell table:formula="of:=WING_SPAN^2/WING_AREA" office:value-type="float" office:value="1.68308951048951" calcext:value-type="float">
            <text:p>1,683089510489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mbda</text:p>
          </table:table-cell>
          <table:table-cell office:value-type="string" calcext:value-type="string">
            <text:p>Taper ratio</text:p>
          </table:table-cell>
          <table:table-cell/>
          <table:table-cell table:formula="of:=CHORD_TIP/CHORD_ROOT" office:value-type="float" office:value="0.517073170731707" calcext:value-type="float">
            <text:p>0,51707317073170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ody diameter to wing span ratio</text:p>
          </table:table-cell>
          <table:table-cell/>
          <table:table-cell table:formula="of:=BODY_DIAMETER/WING_SPAN" office:value-type="float" office:value="0.273473108477666" calcext:value-type="float">
            <text:p>0,27347310847766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¼ chord sweep angle</text:p>
          </table:table-cell>
          <table:table-cell/>
          <table:table-cell table:formula="of:=SWEEP_ANGLE_QUARTER_CHORD" office:value-type="float" office:value="15" calcext:value-type="float">
            <text:p>15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Carried forward from Reference Data for convenienc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ading edge radius</text:p>
          </table:table-cell>
          <table:table-cell/>
          <table:table-cell table:formula="of:=1.1019*((WING_THICKNESS_RATIO/100)^2)" office:value-type="float" office:value="0.001244001024" calcext:value-type="float">
            <text:p>0,001244001024</text:p>
          </table:table-cell>
          <table:table-cell office:value-type="string" calcext:value-type="string">
            <text:p>ft.</text:p>
          </table:table-cell>
          <table:table-cell office:value-type="string" calcext:value-type="string">
            <text:p>Doesn't quite match the .016 inch leading edge radius, but it's clo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C</text:p>
          </table:table-cell>
          <table:table-cell office:value-type="string" calcext:value-type="string">
            <text:p>Mean Aerodynamic Chord</text:p>
          </table:table-cell>
          <table:table-cell/>
          <table:table-cell table:formula="of:=2/3*CHORD_ROOT*((1+TAPER_RATIO+(TAPER_RATIO^2))/(1 + TAPER_RATIO))" office:value-type="float" office:value="8.03762057877814" calcext:value-type="float">
            <text:p>8,03762057877814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<text:span text:style-name="T5">m</text:span><text:span text:style-name="T2">α</text:span></text:p>
          </table:table-cell>
          <table:table-cell office:value-type="string" calcext:value-type="string">
            <text:p>Wing pitch coefficient</text:p>
          </table:table-cell>
          <table:table-cell/>
          <table:table-cell table:formula="of:=['Aerodynamic Coefficients'.D152]" office:value-type="float" office:value="-1.2" calcext:value-type="float">
            <text:p>-1,2</text:p>
          </table:table-cell>
          <table:table-cell/>
          <table:table-cell office:value-type="string" calcext:value-type="string">
            <text:p>Select a Mach and altitude from Pitch Effectiveness and enter values from aerodynamics coefficients her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<text:span text:style-name="T5">m</text:span><text:span text:style-name="T2">δ</text:span></text:p>
          </table:table-cell>
          <table:table-cell office:value-type="string" calcext:value-type="string">
            <text:p>Horizontal tail pitch coefficient</text:p>
          </table:table-cell>
          <table:table-cell/>
          <table:table-cell table:formula="of:=['Aerodynamic Coefficients'.D179]" office:value-type="float" office:value="-1.8" calcext:value-type="float">
            <text:p>-1,8</text:p>
          </table:table-cell>
          <table:table-cell/>
          <table:table-cell office:value-type="string" calcext:value-type="string">
            <text:p>Mach 0.9 @ 35,000 ft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span text:style-name="T9">C</text:span><text:span text:style-name="T10">l</text:span><text:span text:style-name="T2">δ</text:span><text:span text:style-name="T11">a</text:span></text:p>
          </table:table-cell>
          <table:table-cell office:value-type="string" calcext:value-type="string">
            <text:p>Aileron control power coefficient</text:p>
          </table:table-cell>
          <table:table-cell/>
          <table:table-cell table:formula="of:=['Aerodynamic Coefficients'.C98]" office:value-type="float" office:value="0.041" calcext:value-type="float">
            <text:p>0,041</text:p>
          </table:table-cell>
          <table:table-cell/>
          <table:table-cell office:value-type="string" calcext:value-type="string">
            <text:p>Select a Mach and altitude that corresponds to the roll rate selection below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span text:style-name="T9">C</text:span><text:span text:style-name="T10">l</text:span><text:span text:style-name="T2">p</text:span></text:p>
          </table:table-cell>
          <table:table-cell office:value-type="string" calcext:value-type="string">
            <text:p>Aileron damping coefficient</text:p>
          </table:table-cell>
          <table:table-cell/>
          <table:table-cell table:formula="of:=['Aerodynamic Coefficients'.C125]" office:value-type="float" office:value="-0.35" calcext:value-type="float">
            <text:p>-0,35</text:p>
          </table:table-cell>
          <table:table-cell/>
          <table:table-cell office:value-type="string" calcext:value-type="string">
            <text:p>Select a Mach and altitude that corresponds to the roll rate selection below</text:p>
          </table:table-cell>
          <table:table-cell table:number-columns-repeated="6"/>
        </table:table-row>
        <table:table-row table:style-name="ro4">
          <table:table-cell table:style-name="ce7" office:value-type="string" calcext:value-type="string">
            <text:p><text:span text:style-name="T9">C</text:span><text:span text:style-name="T5">n</text:span><text:span text:style-name="T13">β</text:span></text:p>
          </table:table-cell>
          <table:table-cell office:value-type="string" calcext:value-type="string">
            <text:p>Directional stability coefficient</text:p>
          </table:table-cell>
          <table:table-cell/>
          <table:table-cell table:formula="of:=['Aerodynamic Coefficients'.B206]" office:value-type="float" office:value="0.34" calcext:value-type="float">
            <text:p>0,34</text:p>
          </table:table-cell>
          <table:table-cell/>
          <table:table-cell office:value-type="string" calcext:value-type="string">
            <text:p>Must consolidate to a single value, preferably critical speed and altitude or combat speed and altitude.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Weissinger Wing Planform Efficiency Factor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This factor was looked up based on aspect ratio, taper ratio, and ¼ chord sweep angle.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Typical values are between .9 and 1.0.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ee Furlong, G. C. and McHugh, J. G., “A Summary and Analysis of Low Speed Longitudinal Characteristics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of Swept Wings at High Reynolds Number,” NACA RM L52D16, August 1952</text:p>
          </table:table-cell>
          <table:table-cell table:number-columns-repeated="11"/>
        </table:table-row>
        <table:table-row table:style-name="ro2">
          <table:table-cell table:style-name="ce8" office:value-type="string" calcext:value-type="string">
            <text:p>e' =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Wing efficiency factor</text:p>
          </table:table-cell>
          <table:table-cell table:number-columns-repeated="11"/>
        </table:table-row>
        <table:table-row table:style-name="ro2">
          <table:table-cell table:style-name="ce8" office:value-type="string" calcext:value-type="string">
            <text:p>e =</text:p>
          </table:table-cell>
          <table:table-cell table:formula="of:=WEISSINGER_WPE_FACTOR*(1-(BODY_SPAN_RATIO^2))" office:value-type="float" office:value="0.925212458939562" calcext:value-type="float">
            <text:p>0,925212458939562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Induced drag factor (subsonic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' =</text:p>
          </table:table-cell>
          <table:table-cell table:formula="of:=1 / ( PI() * ASPECT_RATIO * WING_EFFICIENCY_FACTOR )" office:value-type="float" office:value="0.204409672116365" calcext:value-type="float">
            <text:p>0,204409672116365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Viscous drag due to lift factor (subsonic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his factor was looked up based on leading edge radius, chord, and taper ratio. <text:s/>Values range from ~ .02 to .16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ith thin leading edges having higher values and larger taper ratios (no taper) having smaller values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Simon, W. E., Ely, W. L., Niedling, L. G., and Voda, J. J., “Prediction of Aircraft Drag Due to Lift,” AF Fligh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ynamics Lab, AFFDL-TR-71-84, Wright-Patterson AFB, Ohio, June 1971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''=</text:p>
          </table:table-cell>
          <table:table-cell office:value-type="float" office:value="0.035" calcext:value-type="float">
            <text:p>0,035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Drag due to lift facto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his table assumes a symmetrical airfoil. <text:s/>See the guide for discussion about non-symmetrical airfoils an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ubsonic vs. transonic vs. supersonic drag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Supersonic LE</text:p>
          </table:table-cell>
          <table:table-cell table:style-name="ce2" office:value-type="string" calcext:value-type="string" table:number-columns-spanned="3" table:number-rows-spanned="1">
            <text:p>Subsonic Leading Edge Suction Parameter</text:p>
          </table:table-cell>
          <table:covered-table-cell table:number-columns-repeated="2" table:style-name="ce2"/>
          <table:table-cell table:number-columns-repeated="4"/>
        </table:table-row>
        <table:table-row table:style-name="ro6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'</text:p>
          </table:table-cell>
          <table:table-cell table:style-name="ce2" office:value-type="string" calcext:value-type="string">
            <text:p>K”</text:p>
          </table:table-cell>
          <table:table-cell table:style-name="ce2" office:value-type="string" calcext:value-type="string">
            <text:p>Beta*cot(<text:span text:style-name="T3">ΔLE)</text:span></text:p>
          </table:table-cell>
          <table:table-cell table:style-name="ce2" office:value-type="string" calcext:value-type="string">
            <text:p><text:span text:style-name="T3">Δ</text:span>N / <text:span text:style-name="T3">Δ</text:span>N<text:span text:style-name="T5">Mach1.0</text:span></text:p>
          </table:table-cell>
          <table:table-cell table:style-name="ce2" office:value-type="string" calcext:value-type="string">
            <text:p><text:span text:style-name="T3">Δ</text:span>N<text:span text:style-name="T5">Mach1.0</text:span></text:p>
          </table:table-cell>
          <table:table-cell table:style-name="ce2" office:value-type="string" calcext:value-type="string">
            <text:p><text:span text:style-name="T3">Δ</text:span>N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UM([.C185:.D185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SUM([.C186:.D186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SUM([.C187:.D187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SUM([.C188:.D188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SUM([.C189:.D189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SUM([.C190:.D190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SUM([.C191:.D191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SUM([.C192:.D192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SUM([.C193:.D193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SUM([.C194:.D194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.C195:.D195])" office:value-type="float" office:value="0.239409672116365" calcext:value-type="float">
            <text:p>0,23940967211636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IF([.E196]&lt;1;(1/[.D21])-[.H196];1/[.D21])" office:value-type="float" office:value="0.204514945060499" calcext:value-type="float">
            <text:p>0,204514945060499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0]*COT(RADIANS(SWEEP_ANGLE_LE))" office:value-type="float" office:value="0.98273652915917" calcext:value-type="float">
            <text:p>0,98273652915917</text:p>
          </table:table-cell>
          <table:table-cell office:value-type="float" office:value="0.01" calcext:value-type="float">
            <text:p>0,01</text:p>
          </table:table-cell>
          <table:table-cell table:formula="of:=IF([.E196]&lt;1;(1/[.$D$20])-([.C196]+[.D196]);&quot;&quot;)" office:value-type="float" office:value="-0.0433312407438164" calcext:value-type="float">
            <text:p>-0,043331240743816</text:p>
          </table:table-cell>
          <table:table-cell table:formula="of:=IF([.E196]&lt;1;[.F196]*[.G196];&quot;&quot;)" office:value-type="float" office:value="-0.000433312407438164" calcext:value-type="float">
            <text:p>-0,000433312407438</text:p>
          </table:table-cell>
          <table:table-cell table:number-columns-repeated="4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IF([.E197]&lt;1;(1/[.D22])-[.H197];1/[.D22])" office:value-type="float" office:value="0.218579234972678" calcext:value-type="float">
            <text:p>0,218579234972678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1]*COT(RADIANS(SWEEP_ANGLE_LE))" office:value-type="float" office:value="1.42250496313014" calcext:value-type="float">
            <text:p>1,42250496313014</text:p>
          </table:table-cell>
          <table:table-cell/>
          <table:table-cell table:formula="of:=IF([.E197]&lt;1;(1/[.$D$20])-([.C197]+[.D197]);&quot;&quot;)">
            <text:p/>
          </table:table-cell>
          <table:table-cell table:formula="of:=IF([.E197]&lt;1;[.F197]*[.G197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IF([.E198]&lt;1;(1/[.D23])-[.H198];1/[.D23])" office:value-type="float" office:value="0.235294117647059" calcext:value-type="float">
            <text:p>0,235294117647059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2]*COT(RADIANS(SWEEP_ANGLE_LE))" office:value-type="float" office:value="1.78136123600977" calcext:value-type="float">
            <text:p>1,78136123600977</text:p>
          </table:table-cell>
          <table:table-cell/>
          <table:table-cell table:formula="of:=IF([.E198]&lt;1;(1/[.$D$20])-([.C198]+[.D198]);&quot;&quot;)">
            <text:p/>
          </table:table-cell>
          <table:table-cell table:formula="of:=IF([.E198]&lt;1;[.F198]*[.G198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IF([.E199]&lt;1;(1/[.D24])-[.H199];1/[.D24])" office:value-type="float" office:value="0.254777070063694" calcext:value-type="float">
            <text:p>0,254777070063694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3]*COT(RADIANS(SWEEP_ANGLE_LE))" office:value-type="float" office:value="2.10117908204628" calcext:value-type="float">
            <text:p>2,10117908204628</text:p>
          </table:table-cell>
          <table:table-cell/>
          <table:table-cell table:formula="of:=IF([.E199]&lt;1;(1/[.$D$20])-([.C199]+[.D199]);&quot;&quot;)">
            <text:p/>
          </table:table-cell>
          <table:table-cell table:formula="of:=IF([.E199]&lt;1;[.F199]*[.G199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IF([.E200]&lt;1;(1/[.D25])-[.H200];1/[.D25])" office:value-type="float" office:value="0.277777777777778" calcext:value-type="float">
            <text:p>0,277777777777778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4]*COT(RADIANS(SWEEP_ANGLE_LE))" office:value-type="float" office:value="2.39763162623906" calcext:value-type="float">
            <text:p>2,39763162623906</text:p>
          </table:table-cell>
          <table:table-cell/>
          <table:table-cell table:formula="of:=IF([.E200]&lt;1;(1/[.$D$20])-([.C200]+[.D200]);&quot;&quot;)">
            <text:p/>
          </table:table-cell>
          <table:table-cell table:formula="of:=IF([.E200]&lt;1;[.F200]*[.G200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IF([.E201]&lt;1;(1/[.D26])-[.H201];1/[.D26])" office:value-type="float" office:value="0.305343511450382" calcext:value-type="float">
            <text:p>0,305343511450382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5]*COT(RADIANS(SWEEP_ANGLE_LE))" office:value-type="float" office:value="2.67848828522674" calcext:value-type="float">
            <text:p>2,67848828522674</text:p>
          </table:table-cell>
          <table:table-cell/>
          <table:table-cell table:formula="of:=IF([.E201]&lt;1;(1/[.$D$20])-([.C201]+[.D201]);&quot;&quot;)">
            <text:p/>
          </table:table-cell>
          <table:table-cell table:formula="of:=IF([.E201]&lt;1;[.F201]*[.G201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IF([.E202]&lt;1;(1/[.D27])-[.H202];1/[.D27])" office:value-type="float" office:value="0.338983050847458" calcext:value-type="float">
            <text:p>0,338983050847458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6]*COT(RADIANS(SWEEP_ANGLE_LE))" office:value-type="float" office:value="2.94820958747751" calcext:value-type="float">
            <text:p>2,94820958747751</text:p>
          </table:table-cell>
          <table:table-cell/>
          <table:table-cell table:formula="of:=IF([.E202]&lt;1;(1/[.$D$20])-([.C202]+[.D202]);&quot;&quot;)">
            <text:p/>
          </table:table-cell>
          <table:table-cell table:formula="of:=IF([.E202]&lt;1;[.F202]*[.G202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IF([.E203]&lt;1;(1/[.D28])-[.H203];1/[.D28])" office:value-type="float" office:value="0.380952380952381" calcext:value-type="float">
            <text:p>0,380952380952381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7]*COT(RADIANS(SWEEP_ANGLE_LE))" office:value-type="float" office:value="3.20960406404497" calcext:value-type="float">
            <text:p>3,20960406404497</text:p>
          </table:table-cell>
          <table:table-cell/>
          <table:table-cell table:formula="of:=IF([.E203]&lt;1;(1/[.$D$20])-([.C203]+[.D203]);&quot;&quot;)">
            <text:p/>
          </table:table-cell>
          <table:table-cell table:formula="of:=IF([.E203]&lt;1;[.F203]*[.G203];&quot;&quot;)">
            <text:p/>
          </table:table-cell>
          <table:table-cell table:number-columns-repeated="4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IF([.E204]&lt;1;(1/[.D29])-[.H204];1/[.D29])" office:value-type="float" office:value="0.434782608695652" calcext:value-type="float">
            <text:p>0,434782608695652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8]*COT(RADIANS(SWEEP_ANGLE_LE))" office:value-type="float" office:value="3.46455695909534" calcext:value-type="float">
            <text:p>3,46455695909534</text:p>
          </table:table-cell>
          <table:table-cell/>
          <table:table-cell table:formula="of:=IF([.E204]&lt;1;(1/[.$D$20])-([.C204]+[.D204]);&quot;&quot;)">
            <text:p/>
          </table:table-cell>
          <table:table-cell table:formula="of:=IF([.E204]&lt;1;[.F204]*[.G204];&quot;&quot;)">
            <text:p/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[.E205]&lt;1;(1/[.D30])-[.H205];1/[.D30])" office:value-type="float" office:value="0.506329113924051" calcext:value-type="float">
            <text:p>0,506329113924051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29]*COT(RADIANS(SWEEP_ANGLE_LE))" office:value-type="float" office:value="3.71439494350563" calcext:value-type="float">
            <text:p>3,71439494350563</text:p>
          </table:table-cell>
          <table:table-cell/>
          <table:table-cell table:formula="of:=IF([.E205]&lt;1;(1/[.$D$20])-([.C205]+[.D205]);&quot;&quot;)">
            <text:p/>
          </table:table-cell>
          <table:table-cell table:formula="of:=IF([.E205]&lt;1;[.F205]*[.G205];&quot;&quot;)">
            <text:p/>
          </table:table-cell>
          <table:table-cell table:number-columns-repeated="4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IF([.E206]&lt;1;(1/[.D31])-[.H206];1/[.D31])" office:value-type="float" office:value="0.606060606060606" calcext:value-type="float">
            <text:p>0,606060606060606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30]*COT(RADIANS(SWEEP_ANGLE_LE))" office:value-type="float" office:value="3.96008621983242" calcext:value-type="float">
            <text:p>3,96008621983242</text:p>
          </table:table-cell>
          <table:table-cell/>
          <table:table-cell table:formula="of:=IF([.E206]&lt;1;(1/[.$D$20])-([.C206]+[.D206]);&quot;&quot;)">
            <text:p/>
          </table:table-cell>
          <table:table-cell table:formula="of:=IF([.E206]&lt;1;[.F206]*[.G206];&quot;&quot;)">
            <text:p/>
          </table:table-cell>
          <table:table-cell table:number-columns-repeated="4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IF([.E207]&lt;1;(1/[.D32])-[.H207];1/[.D32])" office:value-type="float" office:value="0.754716981132075" calcext:value-type="float">
            <text:p>0,754716981132075</text:p>
          </table:table-cell>
          <table:table-cell table:formula="of:=INDUCED_DRAG_FACTOR" office:value-type="float" office:value="0.204409672116365" calcext:value-type="float">
            <text:p>0,204409672116365</text:p>
          </table:table-cell>
          <table:table-cell table:formula="of:=VISCOUS_DRAG_FACTOR" office:value-type="float" office:value="0.035" calcext:value-type="float">
            <text:p>0,035</text:p>
          </table:table-cell>
          <table:table-cell table:formula="of:=[Constants.B31]*COT(RADIANS(SWEEP_ANGLE_LE))" office:value-type="float" office:value="4.20235816409256" calcext:value-type="float">
            <text:p>4,20235816409256</text:p>
          </table:table-cell>
          <table:table-cell/>
          <table:table-cell table:formula="of:=IF([.E207]&lt;1;(1/[.$D$20])-([.C207]+[.D207]);&quot;&quot;)">
            <text:p/>
          </table:table-cell>
          <table:table-cell table:formula="of:=IF([.E207]&lt;1;[.F207]*[.G207];&quot;&quot;)">
            <text:p/>
          </table:table-cell>
          <table:table-cell table:number-columns-repeated="4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Roll rate (degr/sec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degrees aileron deflection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style-name="ce2" office:value-type="string" calcext:value-type="string">
            <text:p>Min roll rate</text:p>
          </table:table-cell>
          <table:table-cell table:style-name="ce2" office:value-type="string" calcext:value-type="string">
            <text:p>Max roll rate</text:p>
          </table:table-cell>
          <table:table-cell table:style-name="ce2" office:value-type="string" calcext:value-type="string">
            <text:p>Avg roll rate</text:p>
          </table:table-cell>
          <table:table-cell table:style-name="ce2" office:value-type="string" calcext:value-type="string">
            <text:p>15K consolidation</text:p>
          </table:table-cell>
          <table:table-cell table:style-name="ce2"/>
          <table:table-cell>
            <draw:frame table:end-cell-address="'Computed Data'.S231" table:end-x="3.32mm" table:end-y="0.53mm" draw:z-index="1" draw:style-name="gr1" draw:text-style-name="P1" svg:width="159.89mm" svg:height="90.21mm" svg:x="1.58mm" svg:y="0.67mm">
              <draw:object draw:notify-on-update-of-ranges="'Computed Data'.A210:'Computed Data'.A232 'Computed Data'.G209:'Computed Data'.G209 'Computed Data'.G210:'Computed Data'.G232 'Computed Data'.H209:'Computed Data'.H209 'Computed Data'.H210:'Computed Data'.H232 'Computed Data'.I209:'Computed Data'.I209 'Computed Data'.I210:'Computed Data'.I232 'Computed Data'.J209:'Computed Data'.J209 'Computed Data'.J210:'Computed Data'.J23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GREES(-((2*[Constants.B36])/WING_SPAN)*['Aerodynamic Coefficients'.B89]/['Aerodynamic Coefficients'.B116]*RADIANS(AILERON_ANGLE)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office:value-type="float" office:value="0.1" calcext:value-type="float">
            <text:p>0,1</text:p>
          </table:table-cell>
          <table:table-cell table:formula="of:=DEGREES(-((2*[Constants.B37])/WING_SPAN)*['Aerodynamic Coefficients'.B90]/['Aerodynamic Coefficients'.B117]*RADIANS(AILERON_ANGLE))" office:value-type="float" office:value="119.58333227799" calcext:value-type="float">
            <text:p>119,58333227799</text:p>
          </table:table-cell>
          <table:table-cell table:number-columns-repeated="7"/>
          <table:table-cell table:formula="of:=[.B213]" office:value-type="float" office:value="119.58333227799" calcext:value-type="float">
            <text:p>119,58333227799</text:p>
          </table:table-cell>
          <table:table-cell table:number-columns-repeated="2"/>
        </table:table-row>
        <table:table-row table:style-name="ro3">
          <table:table-cell office:value-type="float" office:value="0.2" calcext:value-type="float">
            <text:p>0,2</text:p>
          </table:table-cell>
          <table:table-cell table:formula="of:=DEGREES(-((2*[Constants.B38])/WING_SPAN)*['Aerodynamic Coefficients'.B91]/['Aerodynamic Coefficients'.B118]*RADIANS(AILERON_ANGLE))" office:value-type="float" office:value="183.191487745005" calcext:value-type="float">
            <text:p>183,191487745005</text:p>
          </table:table-cell>
          <table:table-cell table:number-columns-repeated="4"/>
          <table:table-cell table:formula="of:=MIN([.B214:.F214])" office:value-type="float" office:value="183.191487745005" calcext:value-type="float">
            <text:p>183,191487745005</text:p>
          </table:table-cell>
          <table:table-cell table:formula="of:=MAX([.B214:.F214])" office:value-type="float" office:value="183.191487745005" calcext:value-type="float">
            <text:p>183,191487745005</text:p>
          </table:table-cell>
          <table:table-cell table:formula="of:=AVERAGE([.B214:.F214])" office:value-type="float" office:value="183.191487745005" calcext:value-type="float">
            <text:p>183,191487745005</text:p>
          </table:table-cell>
          <table:table-cell table:formula="of:=[.B214]" office:value-type="float" office:value="183.191487745005" calcext:value-type="float">
            <text:p>183,191487745005</text:p>
          </table:table-cell>
          <table:table-cell table:number-columns-repeated="2"/>
        </table:table-row>
        <table:table-row table:style-name="ro3">
          <table:table-cell office:value-type="float" office:value="0.3" calcext:value-type="float">
            <text:p>0,3</text:p>
          </table:table-cell>
          <table:table-cell table:formula="of:=DEGREES(-((2*[Constants.B39])/WING_SPAN)*['Aerodynamic Coefficients'.B92]/['Aerodynamic Coefficients'.B119]*RADIANS(AILERON_ANGLE))" office:value-type="float" office:value="218.812054788818" calcext:value-type="float">
            <text:p>218,812054788818</text:p>
          </table:table-cell>
          <table:table-cell table:number-columns-repeated="4"/>
          <table:table-cell table:formula="of:=MIN([.B215:.F215])" office:value-type="float" office:value="218.812054788818" calcext:value-type="float">
            <text:p>218,812054788818</text:p>
          </table:table-cell>
          <table:table-cell table:formula="of:=MAX([.B215:.F215])" office:value-type="float" office:value="218.812054788818" calcext:value-type="float">
            <text:p>218,812054788818</text:p>
          </table:table-cell>
          <table:table-cell table:formula="of:=AVERAGE([.B215:.F215])" office:value-type="float" office:value="218.812054788818" calcext:value-type="float">
            <text:p>218,812054788818</text:p>
          </table:table-cell>
          <table:table-cell table:formula="of:=[.B215]" office:value-type="float" office:value="218.812054788818" calcext:value-type="float">
            <text:p>218,812054788818</text:p>
          </table:table-cell>
          <table:table-cell table:number-columns-repeated="2"/>
        </table:table-row>
        <table:table-row table:style-name="ro3">
          <table:table-cell office:value-type="float" office:value="0.4" calcext:value-type="float">
            <text:p>0,4</text:p>
          </table:table-cell>
          <table:table-cell table:formula="of:=DEGREES(-((2*[Constants.B40])/WING_SPAN)*['Aerodynamic Coefficients'.B93]/['Aerodynamic Coefficients'.B120]*RADIANS(AILERON_ANGLE))" office:value-type="float" office:value="106.861701183911" calcext:value-type="float">
            <text:p>106,861701183911</text:p>
          </table:table-cell>
          <table:table-cell table:formula="of:=DEGREES(-((2*[Constants.C40])/WING_SPAN)*['Aerodynamic Coefficients'.C93]/['Aerodynamic Coefficients'.C120]*RADIANS(AILERON_ANGLE))" office:value-type="float" office:value="172.71449604171" calcext:value-type="float">
            <text:p>172,71449604171</text:p>
          </table:table-cell>
          <table:table-cell table:number-columns-repeated="3"/>
          <table:table-cell table:formula="of:=MIN([.B216:.F216])" office:value-type="float" office:value="106.861701183911" calcext:value-type="float">
            <text:p>106,861701183911</text:p>
          </table:table-cell>
          <table:table-cell table:formula="of:=MAX([.B216:.F216])" office:value-type="float" office:value="172.71449604171" calcext:value-type="float">
            <text:p>172,71449604171</text:p>
          </table:table-cell>
          <table:table-cell table:formula="of:=AVERAGE([.B216:.F216])" office:value-type="float" office:value="139.78809861281" calcext:value-type="float">
            <text:p>139,78809861281</text:p>
          </table:table-cell>
          <table:table-cell table:formula="of:=[.C216]" office:value-type="float" office:value="172.71449604171" calcext:value-type="float">
            <text:p>172,71449604171</text:p>
          </table:table-cell>
          <table:table-cell table:number-columns-repeated="2"/>
        </table:table-row>
        <table:table-row table:style-name="ro3">
          <table:table-cell office:value-type="float" office:value="0.5" calcext:value-type="float">
            <text:p>0,5</text:p>
          </table:table-cell>
          <table:table-cell table:formula="of:=DEGREES(-((2*[Constants.B41])/WING_SPAN)*['Aerodynamic Coefficients'.B94]/['Aerodynamic Coefficients'.B121]*RADIANS(AILERON_ANGLE))" office:value-type="float" office:value="124.222985953402" calcext:value-type="float">
            <text:p>124,222985953402</text:p>
          </table:table-cell>
          <table:table-cell table:formula="of:=DEGREES(-((2*[Constants.C41])/WING_SPAN)*['Aerodynamic Coefficients'.C94]/['Aerodynamic Coefficients'.C121]*RADIANS(AILERON_ANGLE))" office:value-type="float" office:value="110.842742519455" calcext:value-type="float">
            <text:p>110,842742519455</text:p>
          </table:table-cell>
          <table:table-cell table:number-columns-repeated="3"/>
          <table:table-cell table:formula="of:=MIN([.B217:.F217])" office:value-type="float" office:value="110.842742519455" calcext:value-type="float">
            <text:p>110,842742519455</text:p>
          </table:table-cell>
          <table:table-cell table:formula="of:=MAX([.B217:.F217])" office:value-type="float" office:value="124.222985953402" calcext:value-type="float">
            <text:p>124,222985953402</text:p>
          </table:table-cell>
          <table:table-cell table:formula="of:=AVERAGE([.B217:.F217])" office:value-type="float" office:value="117.532864236429" calcext:value-type="float">
            <text:p>117,532864236429</text:p>
          </table:table-cell>
          <table:table-cell table:formula="of:=[.C217]" office:value-type="float" office:value="110.842742519455" calcext:value-type="float">
            <text:p>110,842742519455</text:p>
          </table:table-cell>
          <table:table-cell table:number-columns-repeated="2"/>
        </table:table-row>
        <table:table-row table:style-name="ro3">
          <table:table-cell office:value-type="float" office:value="0.6" calcext:value-type="float">
            <text:p>0,6</text:p>
          </table:table-cell>
          <table:table-cell table:formula="of:=DEGREES(-((2*[Constants.B42])/WING_SPAN)*['Aerodynamic Coefficients'.B95]/['Aerodynamic Coefficients'.B122]*RADIANS(AILERON_ANGLE))" office:value-type="float" office:value="151.734363586772" calcext:value-type="float">
            <text:p>151,734363586772</text:p>
          </table:table-cell>
          <table:table-cell table:formula="of:=DEGREES(-((2*[Constants.C42])/WING_SPAN)*['Aerodynamic Coefficients'.C95]/['Aerodynamic Coefficients'.C122]*RADIANS(AILERON_ANGLE))" office:value-type="float" office:value="109.467092425442" calcext:value-type="float">
            <text:p>109,467092425442</text:p>
          </table:table-cell>
          <table:table-cell table:formula="of:=DEGREES(-((2*[Constants.D42])/WING_SPAN)*['Aerodynamic Coefficients'.D95]/['Aerodynamic Coefficients'.D122]*RADIANS(AILERON_ANGLE))" office:value-type="float" office:value="251.115190165711" calcext:value-type="float">
            <text:p>251,115190165711</text:p>
          </table:table-cell>
          <table:table-cell table:formula="of:=DEGREES(-((2*[Constants.E42])/WING_SPAN)*['Aerodynamic Coefficients'.E95]/['Aerodynamic Coefficients'.E122]*RADIANS(AILERON_ANGLE))" office:value-type="float" office:value="198.337395101694" calcext:value-type="float">
            <text:p>198,337395101694</text:p>
          </table:table-cell>
          <table:table-cell table:formula="of:=DEGREES(-((2*[Constants.F42])/WING_SPAN)*['Aerodynamic Coefficients'.F95]/['Aerodynamic Coefficients'.F122]*RADIANS(AILERON_ANGLE))" office:value-type="float" office:value="156.384420453097" calcext:value-type="float">
            <text:p>156,384420453097</text:p>
          </table:table-cell>
          <table:table-cell table:formula="of:=MIN([.B218:.F218])" office:value-type="float" office:value="109.467092425442" calcext:value-type="float">
            <text:p>109,467092425442</text:p>
          </table:table-cell>
          <table:table-cell table:formula="of:=MAX([.B218:.F218])" office:value-type="float" office:value="251.115190165711" calcext:value-type="float">
            <text:p>251,115190165711</text:p>
          </table:table-cell>
          <table:table-cell table:formula="of:=AVERAGE([.B218:.F218])" office:value-type="float" office:value="173.407692346543" calcext:value-type="float">
            <text:p>173,407692346543</text:p>
          </table:table-cell>
          <table:table-cell table:formula="of:=[.C218]" office:value-type="float" office:value="109.467092425442" calcext:value-type="float">
            <text:p>109,467092425442</text:p>
          </table:table-cell>
          <table:table-cell table:number-columns-repeated="2"/>
        </table:table-row>
        <table:table-row table:style-name="ro3">
          <table:table-cell office:value-type="float" office:value="0.7" calcext:value-type="float">
            <text:p>0,7</text:p>
          </table:table-cell>
          <table:table-cell table:formula="of:=DEGREES(-((2*[Constants.B43])/WING_SPAN)*['Aerodynamic Coefficients'.B96]/['Aerodynamic Coefficients'.B123]*RADIANS(AILERON_ANGLE))" office:value-type="float" office:value="188.444290260991" calcext:value-type="float">
            <text:p>188,444290260991</text:p>
          </table:table-cell>
          <table:table-cell table:formula="of:=DEGREES(-((2*[Constants.C43])/WING_SPAN)*['Aerodynamic Coefficients'.C96]/['Aerodynamic Coefficients'.C123]*RADIANS(AILERON_ANGLE))" office:value-type="float" office:value="128.488879861605" calcext:value-type="float">
            <text:p>128,488879861605</text:p>
          </table:table-cell>
          <table:table-cell table:formula="of:=DEGREES(-((2*[Constants.D43])/WING_SPAN)*['Aerodynamic Coefficients'.D96]/['Aerodynamic Coefficients'.D123]*RADIANS(AILERON_ANGLE))" office:value-type="float" office:value="123.478298489596" calcext:value-type="float">
            <text:p>123,478298489596</text:p>
          </table:table-cell>
          <table:table-cell table:formula="of:=DEGREES(-((2*[Constants.E43])/WING_SPAN)*['Aerodynamic Coefficients'.E96]/['Aerodynamic Coefficients'.E123]*RADIANS(AILERON_ANGLE))" office:value-type="float" office:value="97.6850365274372" calcext:value-type="float">
            <text:p>97,6850365274372</text:p>
          </table:table-cell>
          <table:table-cell table:formula="of:=DEGREES(-((2*[Constants.F43])/WING_SPAN)*['Aerodynamic Coefficients'.F96]/['Aerodynamic Coefficients'.F123]*RADIANS(AILERON_ANGLE))" office:value-type="float" office:value="77.1027048067488" calcext:value-type="float">
            <text:p>77,1027048067488</text:p>
          </table:table-cell>
          <table:table-cell table:formula="of:=MIN([.B219:.F219])" office:value-type="float" office:value="77.1027048067488" calcext:value-type="float">
            <text:p>77,1027048067488</text:p>
          </table:table-cell>
          <table:table-cell table:formula="of:=MAX([.B219:.F219])" office:value-type="float" office:value="188.444290260991" calcext:value-type="float">
            <text:p>188,444290260991</text:p>
          </table:table-cell>
          <table:table-cell table:formula="of:=AVERAGE([.B219:.F219])" office:value-type="float" office:value="123.039841989276" calcext:value-type="float">
            <text:p>123,039841989276</text:p>
          </table:table-cell>
          <table:table-cell table:formula="of:=[.C219]" office:value-type="float" office:value="128.488879861605" calcext:value-type="float">
            <text:p>128,488879861605</text:p>
          </table:table-cell>
          <table:table-cell table:number-columns-repeated="2"/>
        </table:table-row>
        <table:table-row table:style-name="ro3">
          <table:table-cell office:value-type="float" office:value="0.8" calcext:value-type="float">
            <text:p>0,8</text:p>
          </table:table-cell>
          <table:table-cell table:formula="of:=DEGREES(-((2*[Constants.B44])/WING_SPAN)*['Aerodynamic Coefficients'.B97]/['Aerodynamic Coefficients'.B124]*RADIANS(AILERON_ANGLE))" office:value-type="float" office:value="215.364903155418" calcext:value-type="float">
            <text:p>215,364903155418</text:p>
          </table:table-cell>
          <table:table-cell table:formula="of:=DEGREES(-((2*[Constants.C44])/WING_SPAN)*['Aerodynamic Coefficients'.C97]/['Aerodynamic Coefficients'.C124]*RADIANS(AILERON_ANGLE))" office:value-type="float" office:value="147.82464129447" calcext:value-type="float">
            <text:p>147,82464129447</text:p>
          </table:table-cell>
          <table:table-cell table:formula="of:=DEGREES(-((2*[Constants.D44])/WING_SPAN)*['Aerodynamic Coefficients'.D97]/['Aerodynamic Coefficients'.D124]*RADIANS(AILERON_ANGLE))" office:value-type="float" office:value="95.2976539955971" calcext:value-type="float">
            <text:p>95,2976539955971</text:p>
          </table:table-cell>
          <table:table-cell table:formula="of:=DEGREES(-((2*[Constants.E44])/WING_SPAN)*['Aerodynamic Coefficients'.E97]/['Aerodynamic Coefficients'.E124]*RADIANS(AILERON_ANGLE))" office:value-type="float" office:value="75.5367290105501" calcext:value-type="float">
            <text:p>75,5367290105501</text:p>
          </table:table-cell>
          <table:table-cell table:formula="of:=DEGREES(-((2*[Constants.F44])/WING_SPAN)*['Aerodynamic Coefficients'.F97]/['Aerodynamic Coefficients'.F124]*RADIANS(AILERON_ANGLE))" office:value-type="float" office:value="59.695881743106" calcext:value-type="float">
            <text:p>59,695881743106</text:p>
          </table:table-cell>
          <table:table-cell table:formula="of:=MIN([.B220:.F220])" office:value-type="float" office:value="59.695881743106" calcext:value-type="float">
            <text:p>59,695881743106</text:p>
          </table:table-cell>
          <table:table-cell table:formula="of:=MAX([.B220:.F220])" office:value-type="float" office:value="215.364903155418" calcext:value-type="float">
            <text:p>215,364903155418</text:p>
          </table:table-cell>
          <table:table-cell table:formula="of:=AVERAGE([.B220:.F220])" office:value-type="float" office:value="118.743961839828" calcext:value-type="float">
            <text:p>118,743961839828</text:p>
          </table:table-cell>
          <table:table-cell table:formula="of:=[.C220]" office:value-type="float" office:value="147.82464129447" calcext:value-type="float">
            <text:p>147,82464129447</text:p>
          </table:table-cell>
          <table:table-cell table:number-columns-repeated="2"/>
        </table:table-row>
        <table:table-row table:style-name="ro3">
          <table:table-cell office:value-type="float" office:value="0.9" calcext:value-type="float">
            <text:p>0,9</text:p>
          </table:table-cell>
          <table:table-cell table:formula="of:=DEGREES(-((2*[Constants.B45])/WING_SPAN)*['Aerodynamic Coefficients'.B98]/['Aerodynamic Coefficients'.B125]*RADIANS(AILERON_ANGLE))" office:value-type="float" office:value="227.601545380157" calcext:value-type="float">
            <text:p>227,601545380157</text:p>
          </table:table-cell>
          <table:table-cell table:formula="of:=DEGREES(-((2*[Constants.C45])/WING_SPAN)*['Aerodynamic Coefficients'.C98]/['Aerodynamic Coefficients'.C125]*RADIANS(AILERON_ANGLE))" office:value-type="float" office:value="167.489908327531" calcext:value-type="float">
            <text:p>167,489908327531</text:p>
          </table:table-cell>
          <table:table-cell table:formula="of:=DEGREES(-((2*[Constants.D45])/WING_SPAN)*['Aerodynamic Coefficients'.D98]/['Aerodynamic Coefficients'.D125]*RADIANS(AILERON_ANGLE))" office:value-type="float" office:value="97.8611628662226" calcext:value-type="float">
            <text:p>97,8611628662226</text:p>
          </table:table-cell>
          <table:table-cell table:formula="of:=DEGREES(-((2*[Constants.E45])/WING_SPAN)*['Aerodynamic Coefficients'.E98]/['Aerodynamic Coefficients'.E125]*RADIANS(AILERON_ANGLE))" office:value-type="float" office:value="77.7437503912283" calcext:value-type="float">
            <text:p>77,7437503912283</text:p>
          </table:table-cell>
          <table:table-cell table:formula="of:=DEGREES(-((2*[Constants.F45])/WING_SPAN)*['Aerodynamic Coefficients'.F98]/['Aerodynamic Coefficients'.F125]*RADIANS(AILERON_ANGLE))" office:value-type="float" office:value="61.5314323443216" calcext:value-type="float">
            <text:p>61,5314323443216</text:p>
          </table:table-cell>
          <table:table-cell table:formula="of:=MIN([.B221:.F221])" office:value-type="float" office:value="61.5314323443216" calcext:value-type="float">
            <text:p>61,5314323443216</text:p>
          </table:table-cell>
          <table:table-cell table:formula="of:=MAX([.B221:.F221])" office:value-type="float" office:value="227.601545380157" calcext:value-type="float">
            <text:p>227,601545380157</text:p>
          </table:table-cell>
          <table:table-cell table:formula="of:=AVERAGE([.B221:.F221])" office:value-type="float" office:value="126.445559861892" calcext:value-type="float">
            <text:p>126,445559861892</text:p>
          </table:table-cell>
          <table:table-cell table:formula="of:=[.C221]" office:value-type="float" office:value="167.489908327531" calcext:value-type="float">
            <text:p>167,489908327531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DEGREES(-((2*[Constants.B46])/WING_SPAN)*['Aerodynamic Coefficients'.B99]/['Aerodynamic Coefficients'.B126]*RADIANS(AILERON_ANGLE))" office:value-type="float" office:value="230.32847874372" calcext:value-type="float">
            <text:p>230,32847874372</text:p>
          </table:table-cell>
          <table:table-cell table:formula="of:=DEGREES(-((2*[Constants.C46])/WING_SPAN)*['Aerodynamic Coefficients'.C99]/['Aerodynamic Coefficients'.C126]*RADIANS(AILERON_ANGLE))" office:value-type="float" office:value="181.112976894902" calcext:value-type="float">
            <text:p>181,112976894902</text:p>
          </table:table-cell>
          <table:table-cell table:formula="of:=DEGREES(-((2*[Constants.D46])/WING_SPAN)*['Aerodynamic Coefficients'.D99]/['Aerodynamic Coefficients'.D126]*RADIANS(AILERON_ANGLE))" office:value-type="float" office:value="110.271878915503" calcext:value-type="float">
            <text:p>110,271878915503</text:p>
          </table:table-cell>
          <table:table-cell table:formula="of:=DEGREES(-((2*[Constants.E46])/WING_SPAN)*['Aerodynamic Coefficients'.E99]/['Aerodynamic Coefficients'.E126]*RADIANS(AILERON_ANGLE))" office:value-type="float" office:value="87.830754892556" calcext:value-type="float">
            <text:p>87,830754892556</text:p>
          </table:table-cell>
          <table:table-cell table:formula="of:=DEGREES(-((2*[Constants.F46])/WING_SPAN)*['Aerodynamic Coefficients'.F99]/['Aerodynamic Coefficients'.F126]*RADIANS(AILERON_ANGLE))" office:value-type="float" office:value="69.6359381059363" calcext:value-type="float">
            <text:p>69,6359381059363</text:p>
          </table:table-cell>
          <table:table-cell table:formula="of:=MIN([.B222:.F222])" office:value-type="float" office:value="69.6359381059363" calcext:value-type="float">
            <text:p>69,6359381059363</text:p>
          </table:table-cell>
          <table:table-cell table:formula="of:=MAX([.B222:.F222])" office:value-type="float" office:value="230.32847874372" calcext:value-type="float">
            <text:p>230,32847874372</text:p>
          </table:table-cell>
          <table:table-cell table:formula="of:=AVERAGE([.B222:.F222])" office:value-type="float" office:value="135.836005510524" calcext:value-type="float">
            <text:p>135,836005510524</text:p>
          </table:table-cell>
          <table:table-cell table:formula="of:=[.C222]" office:value-type="float" office:value="181.112976894902" calcext:value-type="float">
            <text:p>181,112976894902</text:p>
          </table:table-cell>
          <table:table-cell table:number-columns-repeated="2"/>
        </table:table-row>
        <table:table-row table:style-name="ro3">
          <table:table-cell office:value-type="float" office:value="1.1" calcext:value-type="float">
            <text:p>1,1</text:p>
          </table:table-cell>
          <table:table-cell table:formula="of:=DEGREES(-((2*[Constants.B47])/WING_SPAN)*['Aerodynamic Coefficients'.B100]/['Aerodynamic Coefficients'.B127]*RADIANS(AILERON_ANGLE))" office:value-type="float" office:value="218.008583369055" calcext:value-type="float">
            <text:p>218,008583369055</text:p>
          </table:table-cell>
          <table:table-cell table:formula="of:=DEGREES(-((2*[Constants.C47])/WING_SPAN)*['Aerodynamic Coefficients'.C100]/['Aerodynamic Coefficients'.C127]*RADIANS(AILERON_ANGLE))" office:value-type="float" office:value="168.314087681717" calcext:value-type="float">
            <text:p>168,314087681717</text:p>
          </table:table-cell>
          <table:table-cell table:formula="of:=DEGREES(-((2*[Constants.D47])/WING_SPAN)*['Aerodynamic Coefficients'.D100]/['Aerodynamic Coefficients'.D127]*RADIANS(AILERON_ANGLE))" office:value-type="float" office:value="114.226219193795" calcext:value-type="float">
            <text:p>114,226219193795</text:p>
          </table:table-cell>
          <table:table-cell table:formula="of:=DEGREES(-((2*[Constants.E47])/WING_SPAN)*['Aerodynamic Coefficients'.E100]/['Aerodynamic Coefficients'.E127]*RADIANS(AILERON_ANGLE))" office:value-type="float" office:value="91.2488319840844" calcext:value-type="float">
            <text:p>91,2488319840844</text:p>
          </table:table-cell>
          <table:table-cell table:formula="of:=DEGREES(-((2*[Constants.F47])/WING_SPAN)*['Aerodynamic Coefficients'.F100]/['Aerodynamic Coefficients'.F127]*RADIANS(AILERON_ANGLE))" office:value-type="float" office:value="72.4917492830996" calcext:value-type="float">
            <text:p>72,4917492830996</text:p>
          </table:table-cell>
          <table:table-cell table:formula="of:=MIN([.B223:.F223])" office:value-type="float" office:value="72.4917492830996" calcext:value-type="float">
            <text:p>72,4917492830996</text:p>
          </table:table-cell>
          <table:table-cell table:formula="of:=MAX([.B223:.F223])" office:value-type="float" office:value="218.008583369055" calcext:value-type="float">
            <text:p>218,008583369055</text:p>
          </table:table-cell>
          <table:table-cell table:formula="of:=AVERAGE([.B223:.F223])" office:value-type="float" office:value="132.85789430235" calcext:value-type="float">
            <text:p>132,85789430235</text:p>
          </table:table-cell>
          <table:table-cell table:formula="of:=[.C223]" office:value-type="float" office:value="168.314087681717" calcext:value-type="float">
            <text:p>168,314087681717</text:p>
          </table:table-cell>
          <table:table-cell table:number-columns-repeated="2"/>
        </table:table-row>
        <table:table-row table:style-name="ro3">
          <table:table-cell office:value-type="float" office:value="1.2" calcext:value-type="float">
            <text:p>1,2</text:p>
          </table:table-cell>
          <table:table-cell/>
          <table:table-cell table:formula="of:=DEGREES(-((2*[Constants.C48])/WING_SPAN)*['Aerodynamic Coefficients'.C101]/['Aerodynamic Coefficients'.C128]*RADIANS(AILERON_ANGLE))" office:value-type="float" office:value="183.90133352287" calcext:value-type="float">
            <text:p>183,90133352287</text:p>
          </table:table-cell>
          <table:table-cell table:formula="of:=DEGREES(-((2*[Constants.D48])/WING_SPAN)*['Aerodynamic Coefficients'.D101]/['Aerodynamic Coefficients'.D128]*RADIANS(AILERON_ANGLE))" office:value-type="float" office:value="115.995941187991" calcext:value-type="float">
            <text:p>115,995941187991</text:p>
          </table:table-cell>
          <table:table-cell table:formula="of:=DEGREES(-((2*[Constants.E48])/WING_SPAN)*['Aerodynamic Coefficients'.E101]/['Aerodynamic Coefficients'.E128]*RADIANS(AILERON_ANGLE))" office:value-type="float" office:value="92.9693629135481" calcext:value-type="float">
            <text:p>92,9693629135481</text:p>
          </table:table-cell>
          <table:table-cell table:formula="of:=DEGREES(-((2*[Constants.F48])/WING_SPAN)*['Aerodynamic Coefficients'.F101]/['Aerodynamic Coefficients'.F128]*RADIANS(AILERON_ANGLE))" office:value-type="float" office:value="74.0292668000571" calcext:value-type="float">
            <text:p>74,0292668000571</text:p>
          </table:table-cell>
          <table:table-cell table:formula="of:=MIN([.B224:.F224])" office:value-type="float" office:value="74.0292668000571" calcext:value-type="float">
            <text:p>74,0292668000571</text:p>
          </table:table-cell>
          <table:table-cell table:formula="of:=MAX([.B224:.F224])" office:value-type="float" office:value="183.90133352287" calcext:value-type="float">
            <text:p>183,90133352287</text:p>
          </table:table-cell>
          <table:table-cell table:formula="of:=AVERAGE([.B224:.F224])" office:value-type="float" office:value="116.723976106116" calcext:value-type="float">
            <text:p>116,723976106116</text:p>
          </table:table-cell>
          <table:table-cell table:formula="of:=[.C224]" office:value-type="float" office:value="183.90133352287" calcext:value-type="float">
            <text:p>183,90133352287</text:p>
          </table:table-cell>
          <table:table-cell table:number-columns-repeated="2"/>
        </table:table-row>
        <table:table-row table:style-name="ro3">
          <table:table-cell office:value-type="float" office:value="1.3" calcext:value-type="float">
            <text:p>1,3</text:p>
          </table:table-cell>
          <table:table-cell table:number-columns-repeated="2"/>
          <table:table-cell table:formula="of:=DEGREES(-((2*[Constants.D49])/WING_SPAN)*['Aerodynamic Coefficients'.D102]/['Aerodynamic Coefficients'.D129]*RADIANS(AILERON_ANGLE))" office:value-type="float" office:value="117.781845044438" calcext:value-type="float">
            <text:p>117,781845044438</text:p>
          </table:table-cell>
          <table:table-cell table:formula="of:=DEGREES(-((2*[Constants.E49])/WING_SPAN)*['Aerodynamic Coefficients'.E102]/['Aerodynamic Coefficients'.E129]*RADIANS(AILERON_ANGLE))" office:value-type="float" office:value="94.7472354050794" calcext:value-type="float">
            <text:p>94,7472354050794</text:p>
          </table:table-cell>
          <table:table-cell table:formula="of:=DEGREES(-((2*[Constants.F49])/WING_SPAN)*['Aerodynamic Coefficients'.F102]/['Aerodynamic Coefficients'.F129]*RADIANS(AILERON_ANGLE))" office:value-type="float" office:value="75.6428474290035" calcext:value-type="float">
            <text:p>75,6428474290035</text:p>
          </table:table-cell>
          <table:table-cell table:formula="of:=MIN([.B225:.F225])" office:value-type="float" office:value="75.6428474290035" calcext:value-type="float">
            <text:p>75,6428474290035</text:p>
          </table:table-cell>
          <table:table-cell table:formula="of:=MAX([.B225:.F225])" office:value-type="float" office:value="117.781845044438" calcext:value-type="float">
            <text:p>117,781845044438</text:p>
          </table:table-cell>
          <table:table-cell table:formula="of:=AVERAGE([.B225:.F225])" office:value-type="float" office:value="96.0573092928404" calcext:value-type="float">
            <text:p>96,0573092928404</text:p>
          </table:table-cell>
          <table:table-cell table:formula="of:=[.D225]" office:value-type="float" office:value="117.781845044438" calcext:value-type="float">
            <text:p>117,781845044438</text:p>
          </table:table-cell>
          <table:table-cell table:number-columns-repeated="2"/>
        </table:table-row>
        <table:table-row table:style-name="ro3">
          <table:table-cell office:value-type="float" office:value="1.4" calcext:value-type="float">
            <text:p>1,4</text:p>
          </table:table-cell>
          <table:table-cell table:number-columns-repeated="2"/>
          <table:table-cell table:formula="of:=DEGREES(-((2*[Constants.D50])/WING_SPAN)*['Aerodynamic Coefficients'.D103]/['Aerodynamic Coefficients'.D130]*RADIANS(AILERON_ANGLE))" office:value-type="float" office:value="126.069294339571" calcext:value-type="float">
            <text:p>126,069294339571</text:p>
          </table:table-cell>
          <table:table-cell table:formula="of:=DEGREES(-((2*[Constants.E50])/WING_SPAN)*['Aerodynamic Coefficients'.E103]/['Aerodynamic Coefficients'.E130]*RADIANS(AILERON_ANGLE))" office:value-type="float" office:value="101.82162560344" calcext:value-type="float">
            <text:p>101,82162560344</text:p>
          </table:table-cell>
          <table:table-cell table:formula="of:=DEGREES(-((2*[Constants.F50])/WING_SPAN)*['Aerodynamic Coefficients'.F103]/['Aerodynamic Coefficients'.F130]*RADIANS(AILERON_ANGLE))" office:value-type="float" office:value="81.530499405093" calcext:value-type="float">
            <text:p>81,530499405093</text:p>
          </table:table-cell>
          <table:table-cell table:formula="of:=MIN([.B226:.F226])" office:value-type="float" office:value="81.530499405093" calcext:value-type="float">
            <text:p>81,530499405093</text:p>
          </table:table-cell>
          <table:table-cell table:formula="of:=MAX([.B226:.F226])" office:value-type="float" office:value="126.069294339571" calcext:value-type="float">
            <text:p>126,069294339571</text:p>
          </table:table-cell>
          <table:table-cell table:formula="of:=AVERAGE([.B226:.F226])" office:value-type="float" office:value="103.140473116035" calcext:value-type="float">
            <text:p>103,140473116035</text:p>
          </table:table-cell>
          <table:table-cell table:formula="of:=[.D226]" office:value-type="float" office:value="126.069294339571" calcext:value-type="float">
            <text:p>126,069294339571</text:p>
          </table:table-cell>
          <table:table-cell table:number-columns-repeated="2"/>
        </table:table-row>
        <table:table-row table:style-name="ro3">
          <table:table-cell office:value-type="float" office:value="1.5" calcext:value-type="float">
            <text:p>1,5</text:p>
          </table:table-cell>
          <table:table-cell table:number-columns-repeated="2"/>
          <table:table-cell table:formula="of:=DEGREES(-((2*[Constants.D51])/WING_SPAN)*['Aerodynamic Coefficients'.D104]/['Aerodynamic Coefficients'.D131]*RADIANS(AILERON_ANGLE))" office:value-type="float" office:value="124.893093085966" calcext:value-type="float">
            <text:p>124,893093085966</text:p>
          </table:table-cell>
          <table:table-cell table:formula="of:=DEGREES(-((2*[Constants.E51])/WING_SPAN)*['Aerodynamic Coefficients'.E104]/['Aerodynamic Coefficients'.E131]*RADIANS(AILERON_ANGLE))" office:value-type="float" office:value="101.310499406645" calcext:value-type="float">
            <text:p>101,310499406645</text:p>
          </table:table-cell>
          <table:table-cell table:formula="of:=DEGREES(-((2*[Constants.F51])/WING_SPAN)*['Aerodynamic Coefficients'.F104]/['Aerodynamic Coefficients'.F131]*RADIANS(AILERON_ANGLE))" office:value-type="float" office:value="81.3874224723526" calcext:value-type="float">
            <text:p>81,3874224723526</text:p>
          </table:table-cell>
          <table:table-cell table:formula="of:=MIN([.B227:.F227])" office:value-type="float" office:value="81.3874224723526" calcext:value-type="float">
            <text:p>81,3874224723526</text:p>
          </table:table-cell>
          <table:table-cell table:formula="of:=MAX([.B227:.F227])" office:value-type="float" office:value="124.893093085966" calcext:value-type="float">
            <text:p>124,893093085966</text:p>
          </table:table-cell>
          <table:table-cell table:formula="of:=AVERAGE([.B227:.F227])" office:value-type="float" office:value="102.530338321655" calcext:value-type="float">
            <text:p>102,530338321655</text:p>
          </table:table-cell>
          <table:table-cell table:formula="of:=[.D227]" office:value-type="float" office:value="124.893093085966" calcext:value-type="float">
            <text:p>124,893093085966</text:p>
          </table:table-cell>
          <table:table-cell table:number-columns-repeated="2"/>
        </table:table-row>
        <table:table-row table:style-name="ro3">
          <table:table-cell office:value-type="float" office:value="1.6" calcext:value-type="float">
            <text:p>1,6</text:p>
          </table:table-cell>
          <table:table-cell table:number-columns-repeated="2"/>
          <table:table-cell table:formula="of:=DEGREES(-((2*[Constants.D52])/WING_SPAN)*['Aerodynamic Coefficients'.D105]/['Aerodynamic Coefficients'.D132]*RADIANS(AILERON_ANGLE))" office:value-type="float" office:value="127.373620416194" calcext:value-type="float">
            <text:p>127,373620416194</text:p>
          </table:table-cell>
          <table:table-cell table:formula="of:=DEGREES(-((2*[Constants.E52])/WING_SPAN)*['Aerodynamic Coefficients'.E105]/['Aerodynamic Coefficients'.E132]*RADIANS(AILERON_ANGLE))" office:value-type="float" office:value="103.803170906001" calcext:value-type="float">
            <text:p>103,803170906001</text:p>
          </table:table-cell>
          <table:table-cell table:formula="of:=DEGREES(-((2*[Constants.F52])/WING_SPAN)*['Aerodynamic Coefficients'.F105]/['Aerodynamic Coefficients'.F132]*RADIANS(AILERON_ANGLE))" office:value-type="float" office:value="83.6912167118095" calcext:value-type="float">
            <text:p>83,6912167118095</text:p>
          </table:table-cell>
          <table:table-cell table:formula="of:=MIN([.B228:.F228])" office:value-type="float" office:value="83.6912167118095" calcext:value-type="float">
            <text:p>83,6912167118095</text:p>
          </table:table-cell>
          <table:table-cell table:formula="of:=MAX([.B228:.F228])" office:value-type="float" office:value="127.373620416194" calcext:value-type="float">
            <text:p>127,373620416194</text:p>
          </table:table-cell>
          <table:table-cell table:formula="of:=AVERAGE([.B228:.F228])" office:value-type="float" office:value="104.956002678002" calcext:value-type="float">
            <text:p>104,956002678002</text:p>
          </table:table-cell>
          <table:table-cell table:formula="of:=[.D228]" office:value-type="float" office:value="127.373620416194" calcext:value-type="float">
            <text:p>127,373620416194</text:p>
          </table:table-cell>
          <table:table-cell table:number-columns-repeated="2"/>
        </table:table-row>
        <table:table-row table:style-name="ro3">
          <table:table-cell office:value-type="float" office:value="1.7" calcext:value-type="float">
            <text:p>1,7</text:p>
          </table:table-cell>
          <table:table-cell table:number-columns-repeated="2"/>
          <table:table-cell table:formula="of:=DEGREES(-((2*[Constants.D53])/WING_SPAN)*['Aerodynamic Coefficients'.D106]/['Aerodynamic Coefficients'.D133]*RADIANS(AILERON_ANGLE))" office:value-type="float" office:value="121.091240089543" calcext:value-type="float">
            <text:p>121,091240089543</text:p>
          </table:table-cell>
          <table:table-cell table:formula="of:=DEGREES(-((2*[Constants.E53])/WING_SPAN)*['Aerodynamic Coefficients'.E106]/['Aerodynamic Coefficients'.E133]*RADIANS(AILERON_ANGLE))" office:value-type="float" office:value="99.1679609561192" calcext:value-type="float">
            <text:p>99,1679609561192</text:p>
          </table:table-cell>
          <table:table-cell table:formula="of:=DEGREES(-((2*[Constants.F53])/WING_SPAN)*['Aerodynamic Coefficients'.F106]/['Aerodynamic Coefficients'.F133]*RADIANS(AILERON_ANGLE))" office:value-type="float" office:value="80.2687507886593" calcext:value-type="float">
            <text:p>80,2687507886593</text:p>
          </table:table-cell>
          <table:table-cell table:formula="of:=MIN([.B229:.F229])" office:value-type="float" office:value="80.2687507886593" calcext:value-type="float">
            <text:p>80,2687507886593</text:p>
          </table:table-cell>
          <table:table-cell table:formula="of:=MAX([.B229:.F229])" office:value-type="float" office:value="121.091240089543" calcext:value-type="float">
            <text:p>121,091240089543</text:p>
          </table:table-cell>
          <table:table-cell table:formula="of:=AVERAGE([.B229:.F229])" office:value-type="float" office:value="100.175983944774" calcext:value-type="float">
            <text:p>100,175983944774</text:p>
          </table:table-cell>
          <table:table-cell table:formula="of:=[.D229]" office:value-type="float" office:value="121.091240089543" calcext:value-type="float">
            <text:p>121,091240089543</text:p>
          </table:table-cell>
          <table:table-cell table:number-columns-repeated="2"/>
        </table:table-row>
        <table:table-row table:style-name="ro3">
          <table:table-cell office:value-type="float" office:value="1.8" calcext:value-type="float">
            <text:p>1,8</text:p>
          </table:table-cell>
          <table:table-cell table:number-columns-repeated="2"/>
          <table:table-cell table:formula="of:=DEGREES(-((2*[Constants.D54])/WING_SPAN)*['Aerodynamic Coefficients'.D107]/['Aerodynamic Coefficients'.D134]*RADIANS(AILERON_ANGLE))" office:value-type="float" office:value="127.128626487349" calcext:value-type="float">
            <text:p>127,128626487349</text:p>
          </table:table-cell>
          <table:table-cell table:formula="of:=DEGREES(-((2*[Constants.E54])/WING_SPAN)*['Aerodynamic Coefficients'.E107]/['Aerodynamic Coefficients'.E134]*RADIANS(AILERON_ANGLE))" office:value-type="float" office:value="104.645605980315" calcext:value-type="float">
            <text:p>104,645605980315</text:p>
          </table:table-cell>
          <table:table-cell table:formula="of:=DEGREES(-((2*[Constants.F54])/WING_SPAN)*['Aerodynamic Coefficients'.F107]/['Aerodynamic Coefficients'.F134]*RADIANS(AILERON_ANGLE))" office:value-type="float" office:value="85.0614913209689" calcext:value-type="float">
            <text:p>85,0614913209689</text:p>
          </table:table-cell>
          <table:table-cell table:formula="of:=MIN([.B230:.F230])" office:value-type="float" office:value="85.0614913209689" calcext:value-type="float">
            <text:p>85,0614913209689</text:p>
          </table:table-cell>
          <table:table-cell table:formula="of:=MAX([.B230:.F230])" office:value-type="float" office:value="127.128626487349" calcext:value-type="float">
            <text:p>127,128626487349</text:p>
          </table:table-cell>
          <table:table-cell table:formula="of:=AVERAGE([.B230:.F230])" office:value-type="float" office:value="105.611907929544" calcext:value-type="float">
            <text:p>105,611907929544</text:p>
          </table:table-cell>
          <table:table-cell table:formula="of:=[.D230]" office:value-type="float" office:value="127.128626487349" calcext:value-type="float">
            <text:p>127,128626487349</text:p>
          </table:table-cell>
          <table:table-cell table:number-columns-repeated="2"/>
        </table:table-row>
        <table:table-row table:style-name="ro3">
          <table:table-cell office:value-type="float" office:value="1.9" calcext:value-type="float">
            <text:p>1,9</text:p>
          </table:table-cell>
          <table:table-cell table:number-columns-repeated="2"/>
          <table:table-cell table:formula="of:=DEGREES(-((2*[Constants.D55])/WING_SPAN)*['Aerodynamic Coefficients'.D108]/['Aerodynamic Coefficients'.D135]*RADIANS(AILERON_ANGLE))" office:value-type="float" office:value="132.637407134974" calcext:value-type="float">
            <text:p>132,637407134974</text:p>
          </table:table-cell>
          <table:table-cell table:formula="of:=DEGREES(-((2*[Constants.E55])/WING_SPAN)*['Aerodynamic Coefficients'.E108]/['Aerodynamic Coefficients'.E135]*RADIANS(AILERON_ANGLE))" office:value-type="float" office:value="109.756540247562" calcext:value-type="float">
            <text:p>109,756540247562</text:p>
          </table:table-cell>
          <table:table-cell table:formula="of:=DEGREES(-((2*[Constants.F55])/WING_SPAN)*['Aerodynamic Coefficients'.F108]/['Aerodynamic Coefficients'.F135]*RADIANS(AILERON_ANGLE))" office:value-type="float" office:value="89.6184981329414" calcext:value-type="float">
            <text:p>89,6184981329414</text:p>
          </table:table-cell>
          <table:table-cell table:formula="of:=MIN([.B231:.F231])" office:value-type="float" office:value="89.6184981329414" calcext:value-type="float">
            <text:p>89,6184981329414</text:p>
          </table:table-cell>
          <table:table-cell table:formula="of:=MAX([.B231:.F231])" office:value-type="float" office:value="132.637407134974" calcext:value-type="float">
            <text:p>132,637407134974</text:p>
          </table:table-cell>
          <table:table-cell table:formula="of:=AVERAGE([.B231:.F231])" office:value-type="float" office:value="110.670815171826" calcext:value-type="float">
            <text:p>110,670815171826</text:p>
          </table:table-cell>
          <table:table-cell table:formula="of:=[.D231]" office:value-type="float" office:value="132.637407134974" calcext:value-type="float">
            <text:p>132,637407134974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/>
          <table:table-cell table:formula="of:=DEGREES(-((2*[Constants.D56])/WING_SPAN)*['Aerodynamic Coefficients'.D109]/['Aerodynamic Coefficients'.D136]*RADIANS(AILERON_ANGLE))" office:value-type="float" office:value="137.49347561392" calcext:value-type="float">
            <text:p>137,49347561392</text:p>
          </table:table-cell>
          <table:table-cell table:formula="of:=DEGREES(-((2*[Constants.E56])/WING_SPAN)*['Aerodynamic Coefficients'.E109]/['Aerodynamic Coefficients'.E136]*RADIANS(AILERON_ANGLE))" office:value-type="float" office:value="114.386752014535" calcext:value-type="float">
            <text:p>114,386752014535</text:p>
          </table:table-cell>
          <table:table-cell table:formula="of:=DEGREES(-((2*[Constants.F56])/WING_SPAN)*['Aerodynamic Coefficients'.F109]/['Aerodynamic Coefficients'.F136]*RADIANS(AILERON_ANGLE))" office:value-type="float" office:value="93.8426142989265" calcext:value-type="float">
            <text:p>93,8426142989265</text:p>
          </table:table-cell>
          <table:table-cell table:formula="of:=MIN([.B232:.F232])" office:value-type="float" office:value="93.8426142989265" calcext:value-type="float">
            <text:p>93,8426142989265</text:p>
          </table:table-cell>
          <table:table-cell table:formula="of:=MAX([.B232:.F232])" office:value-type="float" office:value="137.49347561392" calcext:value-type="float">
            <text:p>137,49347561392</text:p>
          </table:table-cell>
          <table:table-cell table:formula="of:=AVERAGE([.B232:.F232])" office:value-type="float" office:value="115.240947309127" calcext:value-type="float">
            <text:p>115,240947309127</text:p>
          </table:table-cell>
          <table:table-cell table:formula="of:=[.D232]" office:value-type="float" office:value="137.49347561392" calcext:value-type="float">
            <text:p>137,49347561392</text:p>
          </table:table-cell>
          <table:table-cell table:number-columns-repeated="2"/>
        </table:table-row>
        <table:table-row table:style-name="ro3">
          <table:table-cell office:value-type="float" office:value="2.1" calcext:value-type="float">
            <text:p>2,1</text:p>
          </table:table-cell>
          <table:table-cell table:number-columns-repeated="2"/>
          <table:table-cell table:formula="of:=DEGREES(-((2*[Constants.D57])/WING_SPAN)*['Aerodynamic Coefficients'.D110]/['Aerodynamic Coefficients'.D137]*RADIANS(AILERON_ANGLE))" office:value-type="float" office:value="141.558444644523" calcext:value-type="float">
            <text:p>141,558444644523</text:p>
          </table:table-cell>
          <table:table-cell table:formula="of:=DEGREES(-((2*[Constants.E57])/WING_SPAN)*['Aerodynamic Coefficients'.E110]/['Aerodynamic Coefficients'.E137]*RADIANS(AILERON_ANGLE))" office:value-type="float" office:value="118.406528698766" calcext:value-type="float">
            <text:p>118,406528698766</text:p>
          </table:table-cell>
          <table:table-cell table:formula="of:=DEGREES(-((2*[Constants.F57])/WING_SPAN)*['Aerodynamic Coefficients'.F110]/['Aerodynamic Coefficients'.F137]*RADIANS(AILERON_ANGLE))" office:value-type="float" office:value="97.620096596715" calcext:value-type="float">
            <text:p>97,620096596715</text:p>
          </table:table-cell>
          <table:table-cell table:formula="of:=MIN([.B233:.F233])" office:value-type="float" office:value="97.620096596715" calcext:value-type="float">
            <text:p>97,620096596715</text:p>
          </table:table-cell>
          <table:table-cell table:formula="of:=MAX([.B233:.F233])" office:value-type="float" office:value="141.558444644523" calcext:value-type="float">
            <text:p>141,558444644523</text:p>
          </table:table-cell>
          <table:table-cell table:formula="of:=AVERAGE([.B233:.F233])" office:value-type="float" office:value="119.195023313335" calcext:value-type="float">
            <text:p>119,195023313335</text:p>
          </table:table-cell>
          <table:table-cell table:formula="of:=[.D233]" office:value-type="float" office:value="141.558444644523" calcext:value-type="float">
            <text:p>141,558444644523</text:p>
          </table:table-cell>
          <table:table-cell table:number-columns-repeated="2"/>
        </table:table-row>
        <table:table-row table:style-name="ro3">
          <table:table-cell office:value-type="float" office:value="2.2" calcext:value-type="float">
            <text:p>2,2</text:p>
          </table:table-cell>
          <table:table-cell table:number-columns-repeated="2"/>
          <table:table-cell table:formula="of:=DEGREES(-((2*[Constants.D58])/WING_SPAN)*['Aerodynamic Coefficients'.D111]/['Aerodynamic Coefficients'.D138]*RADIANS(AILERON_ANGLE))" office:value-type="float" office:value="144.677682213169" calcext:value-type="float">
            <text:p>144,677682213169</text:p>
          </table:table-cell>
          <table:table-cell table:formula="of:=DEGREES(-((2*[Constants.E58])/WING_SPAN)*['Aerodynamic Coefficients'.E111]/['Aerodynamic Coefficients'.E138]*RADIANS(AILERON_ANGLE))" office:value-type="float" office:value="121.669018854656" calcext:value-type="float">
            <text:p>121,669018854656</text:p>
          </table:table-cell>
          <table:table-cell table:formula="of:=DEGREES(-((2*[Constants.F58])/WING_SPAN)*['Aerodynamic Coefficients'.F111]/['Aerodynamic Coefficients'.F138]*RADIANS(AILERON_ANGLE))" office:value-type="float" office:value="100.819102022697" calcext:value-type="float">
            <text:p>100,819102022697</text:p>
          </table:table-cell>
          <table:table-cell table:formula="of:=MIN([.B234:.F234])" office:value-type="float" office:value="100.819102022697" calcext:value-type="float">
            <text:p>100,819102022697</text:p>
          </table:table-cell>
          <table:table-cell table:formula="of:=MAX([.B234:.F234])" office:value-type="float" office:value="144.677682213169" calcext:value-type="float">
            <text:p>144,677682213169</text:p>
          </table:table-cell>
          <table:table-cell table:formula="of:=AVERAGE([.B234:.F234])" office:value-type="float" office:value="122.388601030174" calcext:value-type="float">
            <text:p>122,388601030174</text:p>
          </table:table-cell>
          <table:table-cell table:formula="of:=[.D234]" office:value-type="float" office:value="144.677682213169" calcext:value-type="float">
            <text:p>144,677682213169</text:p>
          </table:table-cell>
          <table:table-cell table:number-columns-repeated="2"/>
        </table:table-row>
        <table:table-row table:style-name="ro3">
          <table:table-cell table:number-columns-repeated="10"/>
          <table:table-cell table:formula="of:=RADIANS([.J235]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Consolidated engine dry thrust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erage</text:p>
          </table:table-cell>
          <table:table-cell table:style-name="ce2"/>
          <table:table-cell/>
          <table:table-cell>
            <draw:frame table:end-cell-address="'Computed Data'.N254" table:end-x="3.76mm" table:end-y="3.47mm" draw:z-index="4" draw:style-name="gr1" draw:text-style-name="P1" svg:width="160.25mm" svg:height="74.62mm" svg:x="3.02mm" svg:y="1.4mm">
              <draw:object draw:notify-on-update-of-ranges="'Computed Data'.A237:'Computed Data'.A252 'Computed Data'.B236:'Computed Data'.B236 'Computed Data'.B237:'Computed Data'.B252 'Computed Data'.A237:'Computed Data'.A252 'Computed Data'.C236:'Computed Data'.C236 'Computed Data'.C237:'Computed Data'.C252 'Computed Data'.A237:'Computed Data'.A252 'Computed Data'.D236:'Computed Data'.D236 'Computed Data'.D237:'Computed Data'.D25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Engine Simulation Data'.B35:.G35])" office:value-type="float" office:value="2739" calcext:value-type="float">
            <text:p>2739</text:p>
          </table:table-cell>
          <table:table-cell table:formula="of:=MAX(['Engine Simulation Data'.B35:.G35])" office:value-type="float" office:value="10868" calcext:value-type="float">
            <text:p>10868</text:p>
          </table:table-cell>
          <table:table-cell table:formula="of:=AVERAGE(['Engine Simulation Data'.B35:.G35])" office:value-type="float" office:value="6820" calcext:value-type="float">
            <text:p>6820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Engine Simulation Data'.B36:.G36])" office:value-type="float" office:value="2567" calcext:value-type="float">
            <text:p>2567</text:p>
          </table:table-cell>
          <table:table-cell table:formula="of:=MAX(['Engine Simulation Data'.B36:.G36])" office:value-type="float" office:value="9884" calcext:value-type="float">
            <text:p>9884</text:p>
          </table:table-cell>
          <table:table-cell table:formula="of:=AVERAGE(['Engine Simulation Data'.B36:.G36])" office:value-type="float" office:value="6295" calcext:value-type="float">
            <text:p>6295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Engine Simulation Data'.B37:.G37])" office:value-type="float" office:value="2461" calcext:value-type="float">
            <text:p>2461</text:p>
          </table:table-cell>
          <table:table-cell table:formula="of:=MAX(['Engine Simulation Data'.B37:.G37])" office:value-type="float" office:value="9233" calcext:value-type="float">
            <text:p>9233</text:p>
          </table:table-cell>
          <table:table-cell table:formula="of:=AVERAGE(['Engine Simulation Data'.B37:.G37])" office:value-type="float" office:value="5955.83333333333" calcext:value-type="float">
            <text:p>5955,83333333333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Engine Simulation Data'.B38:.G38])" office:value-type="float" office:value="2410" calcext:value-type="float">
            <text:p>2410</text:p>
          </table:table-cell>
          <table:table-cell table:formula="of:=MAX(['Engine Simulation Data'.B38:.G38])" office:value-type="float" office:value="8854" calcext:value-type="float">
            <text:p>8854</text:p>
          </table:table-cell>
          <table:table-cell table:formula="of:=AVERAGE(['Engine Simulation Data'.B38:.G38])" office:value-type="float" office:value="5772.16666666667" calcext:value-type="float">
            <text:p>5772,16666666667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Engine Simulation Data'.B39:.G39])" office:value-type="float" office:value="2403" calcext:value-type="float">
            <text:p>2403</text:p>
          </table:table-cell>
          <table:table-cell table:formula="of:=MAX(['Engine Simulation Data'.B39:.G39])" office:value-type="float" office:value="8750" calcext:value-type="float">
            <text:p>8750</text:p>
          </table:table-cell>
          <table:table-cell table:formula="of:=AVERAGE(['Engine Simulation Data'.B39:.G39])" office:value-type="float" office:value="5730.83333333333" calcext:value-type="float">
            <text:p>5730,83333333333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Engine Simulation Data'.B40:.G40])" office:value-type="float" office:value="2408" calcext:value-type="float">
            <text:p>2408</text:p>
          </table:table-cell>
          <table:table-cell table:formula="of:=MAX(['Engine Simulation Data'.B40:.G40])" office:value-type="float" office:value="8696" calcext:value-type="float">
            <text:p>8696</text:p>
          </table:table-cell>
          <table:table-cell table:formula="of:=AVERAGE(['Engine Simulation Data'.B40:.G40])" office:value-type="float" office:value="5719.33333333333" calcext:value-type="float">
            <text:p>5719,33333333333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Engine Simulation Data'.B41:.G41])" office:value-type="float" office:value="2424" calcext:value-type="float">
            <text:p>2424</text:p>
          </table:table-cell>
          <table:table-cell table:formula="of:=MAX(['Engine Simulation Data'.B41:.G41])" office:value-type="float" office:value="8686" calcext:value-type="float">
            <text:p>8686</text:p>
          </table:table-cell>
          <table:table-cell table:formula="of:=AVERAGE(['Engine Simulation Data'.B41:.G41])" office:value-type="float" office:value="5735.83333333333" calcext:value-type="float">
            <text:p>5735,83333333333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Engine Simulation Data'.B42:.G42])" office:value-type="float" office:value="2450" calcext:value-type="float">
            <text:p>2450</text:p>
          </table:table-cell>
          <table:table-cell table:formula="of:=MAX(['Engine Simulation Data'.B42:.G42])" office:value-type="float" office:value="8716" calcext:value-type="float">
            <text:p>8716</text:p>
          </table:table-cell>
          <table:table-cell table:formula="of:=AVERAGE(['Engine Simulation Data'.B42:.G42])" office:value-type="float" office:value="5777.5" calcext:value-type="float">
            <text:p>5777,5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Engine Simulation Data'.B43:.G43])" office:value-type="float" office:value="2474" calcext:value-type="float">
            <text:p>2474</text:p>
          </table:table-cell>
          <table:table-cell table:formula="of:=MAX(['Engine Simulation Data'.B43:.G43])" office:value-type="float" office:value="8729" calcext:value-type="float">
            <text:p>8729</text:p>
          </table:table-cell>
          <table:table-cell table:formula="of:=AVERAGE(['Engine Simulation Data'.B43:.G43])" office:value-type="float" office:value="5812.16666666667" calcext:value-type="float">
            <text:p>5812,16666666667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Engine Simulation Data'.B44:.G44])" office:value-type="float" office:value="2501" calcext:value-type="float">
            <text:p>2501</text:p>
          </table:table-cell>
          <table:table-cell table:formula="of:=MAX(['Engine Simulation Data'.B44:.G44])" office:value-type="float" office:value="8741" calcext:value-type="float">
            <text:p>8741</text:p>
          </table:table-cell>
          <table:table-cell table:formula="of:=AVERAGE(['Engine Simulation Data'.B44:.G44])" office:value-type="float" office:value="5850.16666666667" calcext:value-type="float">
            <text:p>5850,16666666667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Engine Simulation Data'.B45:.G45])" office:value-type="float" office:value="2532" calcext:value-type="float">
            <text:p>2532</text:p>
          </table:table-cell>
          <table:table-cell table:formula="of:=MAX(['Engine Simulation Data'.B45:.G45])" office:value-type="float" office:value="8755" calcext:value-type="float">
            <text:p>8755</text:p>
          </table:table-cell>
          <table:table-cell table:formula="of:=AVERAGE(['Engine Simulation Data'.B45:.G45])" office:value-type="float" office:value="5893.83333333333" calcext:value-type="float">
            <text:p>5893,83333333333</text:p>
          </table:table-cell>
          <table:table-cell table:number-columns-repeated="8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Engine Simulation Data'.B46:.G46])" office:value-type="float" office:value="2606" calcext:value-type="float">
            <text:p>2606</text:p>
          </table:table-cell>
          <table:table-cell table:formula="of:=MAX(['Engine Simulation Data'.B46:.G46])" office:value-type="float" office:value="8771" calcext:value-type="float">
            <text:p>8771</text:p>
          </table:table-cell>
          <table:table-cell table:formula="of:=AVERAGE(['Engine Simulation Data'.B46:.G46])" office:value-type="float" office:value="5992.33333333333" calcext:value-type="float">
            <text:p>5992,33333333333</text:p>
          </table:table-cell>
          <table:table-cell table:number-columns-repeated="8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Engine Simulation Data'.B47:.G47])" office:value-type="float" office:value="2732" calcext:value-type="float">
            <text:p>2732</text:p>
          </table:table-cell>
          <table:table-cell table:formula="of:=MAX(['Engine Simulation Data'.B47:.G47])" office:value-type="float" office:value="8626" calcext:value-type="float">
            <text:p>8626</text:p>
          </table:table-cell>
          <table:table-cell table:formula="of:=AVERAGE(['Engine Simulation Data'.B47:.G47])" office:value-type="float" office:value="6108.33333333333" calcext:value-type="float">
            <text:p>6108,33333333333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Engine Simulation Data'.B48:.G48])" office:value-type="float" office:value="2812" calcext:value-type="float">
            <text:p>2812</text:p>
          </table:table-cell>
          <table:table-cell table:formula="of:=MAX(['Engine Simulation Data'.B48:.G48])" office:value-type="float" office:value="8267" calcext:value-type="float">
            <text:p>8267</text:p>
          </table:table-cell>
          <table:table-cell table:formula="of:=AVERAGE(['Engine Simulation Data'.B48:.G48])" office:value-type="float" office:value="6099.16666666667" calcext:value-type="float">
            <text:p>6099,16666666667</text:p>
          </table:table-cell>
          <table:table-cell table:number-columns-repeated="8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2"/>
          <table:table-cell table:formula="of:=AVERAGE(['Engine Simulation Data'.B49:.F49])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2"/>
          <table:table-cell table:formula="of:=AVERAGE(['Engine Simulation Data'.B50:.F50])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Consolidated TSFC dry thrust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erage</text:p>
          </table:table-cell>
          <table:table-cell table:style-name="ce2"/>
          <table:table-cell/>
          <table:table-cell>
            <draw:frame table:end-cell-address="'Computed Data'.N274" table:end-x="2.92mm" table:end-y="3.03mm" draw:z-index="5" draw:style-name="gr1" draw:text-style-name="P1" svg:width="160.52mm" svg:height="73.72mm" svg:x="1.91mm" svg:y="1.86mm">
              <draw:object draw:notify-on-update-of-ranges="'Computed Data'.A257:'Computed Data'.A272 'Computed Data'.B256:'Computed Data'.B256 'Computed Data'.B257:'Computed Data'.B272 'Computed Data'.A257:'Computed Data'.A272 'Computed Data'.C256:'Computed Data'.C256 'Computed Data'.C257:'Computed Data'.C272 'Computed Data'.A257:'Computed Data'.A272 'Computed Data'.D256:'Computed Data'.D256 'Computed Data'.D257:'Computed Data'.D27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Engine Simulation Data'.B74:.F74])" office:value-type="float" office:value="0.857" calcext:value-type="float">
            <text:p>0,857</text:p>
          </table:table-cell>
          <table:table-cell table:formula="of:=MAX(['Engine Simulation Data'.B74:.F74])" office:value-type="float" office:value="0.857" calcext:value-type="float">
            <text:p>0,857</text:p>
          </table:table-cell>
          <table:table-cell table:formula="of:=AVERAGE(['Engine Simulation Data'.B74:.F74])" office:value-type="float" office:value="0.857" calcext:value-type="float">
            <text:p>0,857</text:p>
          </table:table-cell>
          <table:table-cell table:number-columns-repeated="8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Engine Simulation Data'.B75:.F75])" office:value-type="float" office:value="0.931" calcext:value-type="float">
            <text:p>0,931</text:p>
          </table:table-cell>
          <table:table-cell table:formula="of:=MAX(['Engine Simulation Data'.B75:.F75])" office:value-type="float" office:value="0.95" calcext:value-type="float">
            <text:p>0,95</text:p>
          </table:table-cell>
          <table:table-cell table:formula="of:=AVERAGE(['Engine Simulation Data'.B75:.F75])" office:value-type="float" office:value="0.9405" calcext:value-type="float">
            <text:p>0,9405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Engine Simulation Data'.B76:.F76])" office:value-type="float" office:value="0.996" calcext:value-type="float">
            <text:p>0,996</text:p>
          </table:table-cell>
          <table:table-cell table:formula="of:=MAX(['Engine Simulation Data'.B76:.F76])" office:value-type="float" office:value="1.039" calcext:value-type="float">
            <text:p>1,039</text:p>
          </table:table-cell>
          <table:table-cell table:formula="of:=AVERAGE(['Engine Simulation Data'.B76:.F76])" office:value-type="float" office:value="1.0175" calcext:value-type="float">
            <text:p>1,0175</text:p>
          </table:table-cell>
          <table:table-cell table:number-columns-repeated="8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Engine Simulation Data'.B77:.F77])" office:value-type="float" office:value="1.05" calcext:value-type="float">
            <text:p>1,05</text:p>
          </table:table-cell>
          <table:table-cell table:formula="of:=MAX(['Engine Simulation Data'.B77:.F77])" office:value-type="float" office:value="1.131" calcext:value-type="float">
            <text:p>1,131</text:p>
          </table:table-cell>
          <table:table-cell table:formula="of:=AVERAGE(['Engine Simulation Data'.B77:.F77])" office:value-type="float" office:value="1.0905" calcext:value-type="float">
            <text:p>1,0905</text:p>
          </table:table-cell>
          <table:table-cell table:number-columns-repeated="8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Engine Simulation Data'.B78:.F78])" office:value-type="float" office:value="1.059" calcext:value-type="float">
            <text:p>1,059</text:p>
          </table:table-cell>
          <table:table-cell table:formula="of:=MAX(['Engine Simulation Data'.B78:.F78])" office:value-type="float" office:value="1.176" calcext:value-type="float">
            <text:p>1,176</text:p>
          </table:table-cell>
          <table:table-cell table:formula="of:=AVERAGE(['Engine Simulation Data'.B78:.F78])" office:value-type="float" office:value="1.1175" calcext:value-type="float">
            <text:p>1,1175</text:p>
          </table:table-cell>
          <table:table-cell table:number-columns-repeated="8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Engine Simulation Data'.B79:.F79])" office:value-type="float" office:value="1.065" calcext:value-type="float">
            <text:p>1,065</text:p>
          </table:table-cell>
          <table:table-cell table:formula="of:=MAX(['Engine Simulation Data'.B79:.F79])" office:value-type="float" office:value="1.151" calcext:value-type="float">
            <text:p>1,151</text:p>
          </table:table-cell>
          <table:table-cell table:formula="of:=AVERAGE(['Engine Simulation Data'.B79:.F79])" office:value-type="float" office:value="1.108" calcext:value-type="float">
            <text:p>1,108</text:p>
          </table:table-cell>
          <table:table-cell table:number-columns-repeated="8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Engine Simulation Data'.B80:.F80])" office:value-type="float" office:value="1.02" calcext:value-type="float">
            <text:p>1,02</text:p>
          </table:table-cell>
          <table:table-cell table:formula="of:=MAX(['Engine Simulation Data'.B80:.F80])" office:value-type="float" office:value="1.069" calcext:value-type="float">
            <text:p>1,069</text:p>
          </table:table-cell>
          <table:table-cell table:formula="of:=AVERAGE(['Engine Simulation Data'.B80:.F80])" office:value-type="float" office:value="1.0445" calcext:value-type="float">
            <text:p>1,0445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Engine Simulation Data'.B81:.F81])" office:value-type="float" office:value="1.069" calcext:value-type="float">
            <text:p>1,069</text:p>
          </table:table-cell>
          <table:table-cell table:formula="of:=MAX(['Engine Simulation Data'.B81:.F81])" office:value-type="float" office:value="1.069" calcext:value-type="float">
            <text:p>1,069</text:p>
          </table:table-cell>
          <table:table-cell table:formula="of:=AVERAGE(['Engine Simulation Data'.B81:.F81])" office:value-type="float" office:value="1.069" calcext:value-type="float">
            <text:p>1,069</text:p>
          </table:table-cell>
          <table:table-cell table:number-columns-repeated="8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Engine Simulation Data'.B82:.F82])" office:value-type="float" office:value="1.073" calcext:value-type="float">
            <text:p>1,073</text:p>
          </table:table-cell>
          <table:table-cell table:formula="of:=MAX(['Engine Simulation Data'.B82:.F82])" office:value-type="float" office:value="1.073" calcext:value-type="float">
            <text:p>1,073</text:p>
          </table:table-cell>
          <table:table-cell table:formula="of:=AVERAGE(['Engine Simulation Data'.B82:.F82])" office:value-type="float" office:value="1.073" calcext:value-type="float">
            <text:p>1,073</text:p>
          </table:table-cell>
          <table:table-cell table:number-columns-repeated="8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Engine Simulation Data'.B83:.F83])" office:value-type="float" office:value="1.101" calcext:value-type="float">
            <text:p>1,101</text:p>
          </table:table-cell>
          <table:table-cell table:formula="of:=MAX(['Engine Simulation Data'.B83:.F83])" office:value-type="float" office:value="1.101" calcext:value-type="float">
            <text:p>1,101</text:p>
          </table:table-cell>
          <table:table-cell table:formula="of:=AVERAGE(['Engine Simulation Data'.B83:.F83])" office:value-type="float" office:value="1.101" calcext:value-type="float">
            <text:p>1,101</text:p>
          </table:table-cell>
          <table:table-cell table:number-columns-repeated="8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1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1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11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Consolidated engine afterburner thrust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Capped</text:p>
          </table:table-cell>
          <table:table-cell/>
          <table:table-cell>
            <draw:frame table:end-cell-address="'Computed Data'.N294" table:end-x="2.09mm" table:end-y="3.66mm" draw:z-index="6" draw:style-name="gr1" draw:text-style-name="P1" svg:width="160.53mm" svg:height="75.1mm" svg:x="1.07mm" svg:y="1.09mm">
              <draw:object draw:notify-on-update-of-ranges="'Computed Data'.A277:'Computed Data'.A292 'Computed Data'.B276:'Computed Data'.B276 'Computed Data'.B277:'Computed Data'.B292 'Computed Data'.A277:'Computed Data'.A292 'Computed Data'.C276:'Computed Data'.C276 'Computed Data'.C277:'Computed Data'.C292 'Computed Data'.A277:'Computed Data'.A292 'Computed Data'.D276:'Computed Data'.D276 'Computed Data'.D277:'Computed Data'.D29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Engine Simulation Data'.B121:.F121])" office:value-type="float" office:value="15663" calcext:value-type="float">
            <text:p>15663</text:p>
          </table:table-cell>
          <table:table-cell table:formula="of:=MAX(['Engine Simulation Data'.B121:.F121])" office:value-type="float" office:value="15663" calcext:value-type="float">
            <text:p>15663</text:p>
          </table:table-cell>
          <table:table-cell table:formula="of:=AVERAGE(['Engine Simulation Data'.B121:.F121])" office:value-type="float" office:value="15663" calcext:value-type="float">
            <text:p>15663</text:p>
          </table:table-cell>
          <table:table-cell table:formula="of:=[.C279]" office:value-type="float" office:value="15663" calcext:value-type="float">
            <text:p>15663</text:p>
          </table:table-cell>
          <table:table-cell table:number-columns-repeated="7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Engine Simulation Data'.B122:.F122])" office:value-type="float" office:value="14986" calcext:value-type="float">
            <text:p>14986</text:p>
          </table:table-cell>
          <table:table-cell table:formula="of:=MAX(['Engine Simulation Data'.B122:.F122])" office:value-type="float" office:value="14986" calcext:value-type="float">
            <text:p>14986</text:p>
          </table:table-cell>
          <table:table-cell table:formula="of:=AVERAGE(['Engine Simulation Data'.B122:.F122])" office:value-type="float" office:value="14986" calcext:value-type="float">
            <text:p>14986</text:p>
          </table:table-cell>
          <table:table-cell table:formula="of:=IF([.C280]&gt;[.E279];[.C280];[.E279])" office:value-type="float" office:value="15663" calcext:value-type="float">
            <text:p>15663</text:p>
          </table:table-cell>
          <table:table-cell table:number-columns-repeated="7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Engine Simulation Data'.B123:.F123])" office:value-type="float" office:value="15134" calcext:value-type="float">
            <text:p>15134</text:p>
          </table:table-cell>
          <table:table-cell table:formula="of:=MAX(['Engine Simulation Data'.B123:.F123])" office:value-type="float" office:value="15134" calcext:value-type="float">
            <text:p>15134</text:p>
          </table:table-cell>
          <table:table-cell table:formula="of:=AVERAGE(['Engine Simulation Data'.B123:.F123])" office:value-type="float" office:value="15134" calcext:value-type="float">
            <text:p>15134</text:p>
          </table:table-cell>
          <table:table-cell table:formula="of:=IF([.C281]&gt;[.E280];[.C281];[.E280])" office:value-type="float" office:value="15663" calcext:value-type="float">
            <text:p>15663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Engine Simulation Data'.B124:.F124])" office:value-type="float" office:value="16068" calcext:value-type="float">
            <text:p>16068</text:p>
          </table:table-cell>
          <table:table-cell table:formula="of:=MAX(['Engine Simulation Data'.B124:.F124])" office:value-type="float" office:value="16068" calcext:value-type="float">
            <text:p>16068</text:p>
          </table:table-cell>
          <table:table-cell table:formula="of:=AVERAGE(['Engine Simulation Data'.B124:.F124])" office:value-type="float" office:value="16068" calcext:value-type="float">
            <text:p>16068</text:p>
          </table:table-cell>
          <table:table-cell table:formula="of:=IF([.C282]&gt;[.E281];[.C282];[.E281])" office:value-type="float" office:value="16068" calcext:value-type="float">
            <text:p>16068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Engine Simulation Data'.B125:.F125])" office:value-type="float" office:value="16836" calcext:value-type="float">
            <text:p>16836</text:p>
          </table:table-cell>
          <table:table-cell table:formula="of:=MAX(['Engine Simulation Data'.B125:.F125])" office:value-type="float" office:value="16836" calcext:value-type="float">
            <text:p>16836</text:p>
          </table:table-cell>
          <table:table-cell table:formula="of:=AVERAGE(['Engine Simulation Data'.B125:.F125])" office:value-type="float" office:value="16836" calcext:value-type="float">
            <text:p>16836</text:p>
          </table:table-cell>
          <table:table-cell table:formula="of:=IF([.C283]&gt;[.E282];[.C283];[.E282])" office:value-type="float" office:value="16836" calcext:value-type="float">
            <text:p>16836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Engine Simulation Data'.B126:.F126])" office:value-type="float" office:value="17812" calcext:value-type="float">
            <text:p>17812</text:p>
          </table:table-cell>
          <table:table-cell table:formula="of:=MAX(['Engine Simulation Data'.B126:.F126])" office:value-type="float" office:value="17812" calcext:value-type="float">
            <text:p>17812</text:p>
          </table:table-cell>
          <table:table-cell table:formula="of:=AVERAGE(['Engine Simulation Data'.B126:.F126])" office:value-type="float" office:value="17812" calcext:value-type="float">
            <text:p>17812</text:p>
          </table:table-cell>
          <table:table-cell table:formula="of:=IF([.C284]&gt;[.E283];[.C284];[.E283])" office:value-type="float" office:value="17812" calcext:value-type="float">
            <text:p>17812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Engine Simulation Data'.B127:.F127])" office:value-type="float" office:value="19008" calcext:value-type="float">
            <text:p>19008</text:p>
          </table:table-cell>
          <table:table-cell table:formula="of:=MAX(['Engine Simulation Data'.B127:.F127])" office:value-type="float" office:value="19008" calcext:value-type="float">
            <text:p>19008</text:p>
          </table:table-cell>
          <table:table-cell table:formula="of:=AVERAGE(['Engine Simulation Data'.B127:.F127])" office:value-type="float" office:value="19008" calcext:value-type="float">
            <text:p>19008</text:p>
          </table:table-cell>
          <table:table-cell table:formula="of:=IF([.C285]&gt;[.E284];[.C285];[.E284])" office:value-type="float" office:value="19008" calcext:value-type="float">
            <text:p>1900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Engine Simulation Data'.B128:.F128])" office:value-type="float" office:value="20434" calcext:value-type="float">
            <text:p>20434</text:p>
          </table:table-cell>
          <table:table-cell table:formula="of:=MAX(['Engine Simulation Data'.B128:.F128])" office:value-type="float" office:value="20434" calcext:value-type="float">
            <text:p>20434</text:p>
          </table:table-cell>
          <table:table-cell table:formula="of:=AVERAGE(['Engine Simulation Data'.B128:.F128])" office:value-type="float" office:value="20434" calcext:value-type="float">
            <text:p>20434</text:p>
          </table:table-cell>
          <table:table-cell table:formula="of:=IF([.C286]&gt;[.E285];[.C286];[.E285])" office:value-type="float" office:value="20434" calcext:value-type="float">
            <text:p>20434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Engine Simulation Data'.B129:.F129])" office:value-type="float" office:value="22009" calcext:value-type="float">
            <text:p>22009</text:p>
          </table:table-cell>
          <table:table-cell table:formula="of:=MAX(['Engine Simulation Data'.B129:.F129])" office:value-type="float" office:value="22009" calcext:value-type="float">
            <text:p>22009</text:p>
          </table:table-cell>
          <table:table-cell table:formula="of:=AVERAGE(['Engine Simulation Data'.B129:.F129])" office:value-type="float" office:value="22009" calcext:value-type="float">
            <text:p>22009</text:p>
          </table:table-cell>
          <table:table-cell table:formula="of:=IF([.C287]&gt;[.E286];[.C287];[.E286])" office:value-type="float" office:value="22009" calcext:value-type="float">
            <text:p>22009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Engine Simulation Data'.B130:.F130])" office:value-type="float" office:value="23768" calcext:value-type="float">
            <text:p>23768</text:p>
          </table:table-cell>
          <table:table-cell table:formula="of:=MAX(['Engine Simulation Data'.B130:.F130])" office:value-type="float" office:value="23768" calcext:value-type="float">
            <text:p>23768</text:p>
          </table:table-cell>
          <table:table-cell table:formula="of:=AVERAGE(['Engine Simulation Data'.B130:.F130])" office:value-type="float" office:value="23768" calcext:value-type="float">
            <text:p>23768</text:p>
          </table:table-cell>
          <table:table-cell table:formula="of:=IF([.C288]&gt;[.E287];[.C288];[.E287])" office:value-type="float" office:value="23768" calcext:value-type="float">
            <text:p>23768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Engine Simulation Data'.B131:.F131])" office:value-type="float" office:value="25732" calcext:value-type="float">
            <text:p>25732</text:p>
          </table:table-cell>
          <table:table-cell table:formula="of:=MAX(['Engine Simulation Data'.B131:.F131])" office:value-type="float" office:value="25732" calcext:value-type="float">
            <text:p>25732</text:p>
          </table:table-cell>
          <table:table-cell table:formula="of:=AVERAGE(['Engine Simulation Data'.B131:.F131])" office:value-type="float" office:value="25732" calcext:value-type="float">
            <text:p>25732</text:p>
          </table:table-cell>
          <table:table-cell table:formula="of:=IF([.C289]&gt;[.E288];[.C289];[.E288])" office:value-type="float" office:value="25732" calcext:value-type="float">
            <text:p>25732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Engine Simulation Data'.B132:.F132])" office:value-type="float" office:value="30293" calcext:value-type="float">
            <text:p>30293</text:p>
          </table:table-cell>
          <table:table-cell table:formula="of:=MAX(['Engine Simulation Data'.B132:.F132])" office:value-type="float" office:value="30293" calcext:value-type="float">
            <text:p>30293</text:p>
          </table:table-cell>
          <table:table-cell table:formula="of:=AVERAGE(['Engine Simulation Data'.B132:.F132])" office:value-type="float" office:value="30293" calcext:value-type="float">
            <text:p>30293</text:p>
          </table:table-cell>
          <table:table-cell table:formula="of:=IF([.C290]&gt;[.E289];[.C290];[.E289])" office:value-type="float" office:value="30293" calcext:value-type="float">
            <text:p>30293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Engine Simulation Data'.B133:.F133])" office:value-type="float" office:value="38578" calcext:value-type="float">
            <text:p>38578</text:p>
          </table:table-cell>
          <table:table-cell table:formula="of:=MAX(['Engine Simulation Data'.B133:.F133])" office:value-type="float" office:value="38578" calcext:value-type="float">
            <text:p>38578</text:p>
          </table:table-cell>
          <table:table-cell table:formula="of:=AVERAGE(['Engine Simulation Data'.B133:.F133])" office:value-type="float" office:value="38578" calcext:value-type="float">
            <text:p>38578</text:p>
          </table:table-cell>
          <table:table-cell table:formula="of:=IF([.C291]&gt;[.E290];[.C291];[.E290])" office:value-type="float" office:value="38578" calcext:value-type="float">
            <text:p>3857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Engine Simulation Data'.B134:.F134])" office:value-type="float" office:value="44728" calcext:value-type="float">
            <text:p>44728</text:p>
          </table:table-cell>
          <table:table-cell table:formula="of:=MAX(['Engine Simulation Data'.B134:.F134])" office:value-type="float" office:value="44728" calcext:value-type="float">
            <text:p>44728</text:p>
          </table:table-cell>
          <table:table-cell table:formula="of:=AVERAGE(['Engine Simulation Data'.B134:.F134])" office:value-type="float" office:value="44728" calcext:value-type="float">
            <text:p>44728</text:p>
          </table:table-cell>
          <table:table-cell table:formula="of:=IF([.C292]&gt;[.E291];[.C292];[.E291])" office:value-type="float" office:value="44728" calcext:value-type="float">
            <text:p>44728</text:p>
          </table:table-cell>
          <table:table-cell table:number-columns-repeated="7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2"/>
          <table:table-cell table:formula="of:=AVERAGE(['Engine Simulation Data'.B135:.F135])" office:value-type="string" office:string-value="" calcext:value-type="error">
            <text:p>#DIV/0 !</text:p>
          </table:table-cell>
          <table:table-cell table:formula="of:=IF([.C293]&gt;[.E292];[.C293];[.E292])" office:value-type="float" office:value="44728" calcext:value-type="float">
            <text:p>44728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2"/>
          <table:table-cell table:formula="of:=AVERAGE(['Engine Simulation Data'.B136:.F136])" office:value-type="string" office:string-value="" calcext:value-type="error">
            <text:p>#DIV/0 !</text:p>
          </table:table-cell>
          <table:table-cell table:formula="of:=IF([.C294]&gt;[.E293];[.C294];[.E293])" office:value-type="float" office:value="44728" calcext:value-type="float">
            <text:p>44728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Consolidated TSFC afterburner thrust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Capped</text:p>
          </table:table-cell>
          <table:table-cell/>
          <table:table-cell>
            <draw:frame table:end-cell-address="'Computed Data'.N314" table:end-x="2.64mm" table:end-y="3.46mm" draw:z-index="7" draw:style-name="gr1" draw:text-style-name="P1" svg:width="160.52mm" svg:height="75.04mm" svg:x="1.63mm" svg:y="0.97mm">
              <draw:object draw:notify-on-update-of-ranges="'Computed Data'.A297:'Computed Data'.A312 'Computed Data'.B296:'Computed Data'.B296 'Computed Data'.B297:'Computed Data'.B312 'Computed Data'.A297:'Computed Data'.A312 'Computed Data'.C296:'Computed Data'.C296 'Computed Data'.C297:'Computed Data'.C312 'Computed Data'.A297:'Computed Data'.A312 'Computed Data'.D296:'Computed Data'.D296 'Computed Data'.D297:'Computed Data'.D31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IN(['Engine Simulation Data'.B142:.F142])" office:value-type="float" office:value="1.208" calcext:value-type="float">
            <text:p>1,208</text:p>
          </table:table-cell>
          <table:table-cell table:formula="of:=MAX(['Engine Simulation Data'.B142:.F142])" office:value-type="float" office:value="1.208" calcext:value-type="float">
            <text:p>1,208</text:p>
          </table:table-cell>
          <table:table-cell table:formula="of:=AVERAGE(['Engine Simulation Data'.B142:.F142])" office:value-type="float" office:value="1.208" calcext:value-type="float">
            <text:p>1,208</text:p>
          </table:table-cell>
          <table:table-cell table:formula="of:=[.C299]" office:value-type="float" office:value="1.208" calcext:value-type="float">
            <text:p>1,208</text:p>
          </table:table-cell>
          <table:table-cell table:number-columns-repeated="7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MIN(['Engine Simulation Data'.B143:.F143])" office:value-type="float" office:value="1.291" calcext:value-type="float">
            <text:p>1,291</text:p>
          </table:table-cell>
          <table:table-cell table:formula="of:=MAX(['Engine Simulation Data'.B143:.F143])" office:value-type="float" office:value="1.291" calcext:value-type="float">
            <text:p>1,291</text:p>
          </table:table-cell>
          <table:table-cell table:formula="of:=AVERAGE(['Engine Simulation Data'.B143:.F143])" office:value-type="float" office:value="1.291" calcext:value-type="float">
            <text:p>1,291</text:p>
          </table:table-cell>
          <table:table-cell table:formula="of:=IF([.C300]&gt;[.E299];[.C300];[.E299])" office:value-type="float" office:value="1.291" calcext:value-type="float">
            <text:p>1,291</text:p>
          </table:table-cell>
          <table:table-cell table:number-columns-repeated="7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MIN(['Engine Simulation Data'.B144:.F144])" office:value-type="float" office:value="1.363" calcext:value-type="float">
            <text:p>1,363</text:p>
          </table:table-cell>
          <table:table-cell table:formula="of:=MAX(['Engine Simulation Data'.B144:.F144])" office:value-type="float" office:value="1.363" calcext:value-type="float">
            <text:p>1,363</text:p>
          </table:table-cell>
          <table:table-cell table:formula="of:=AVERAGE(['Engine Simulation Data'.B144:.F144])" office:value-type="float" office:value="1.363" calcext:value-type="float">
            <text:p>1,363</text:p>
          </table:table-cell>
          <table:table-cell table:formula="of:=IF([.C301]&gt;[.E300];[.C301];[.E300])" office:value-type="float" office:value="1.363" calcext:value-type="float">
            <text:p>1,363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MIN(['Engine Simulation Data'.B145:.F145])" office:value-type="float" office:value="1.423" calcext:value-type="float">
            <text:p>1,423</text:p>
          </table:table-cell>
          <table:table-cell table:formula="of:=MAX(['Engine Simulation Data'.B145:.F145])" office:value-type="float" office:value="1.423" calcext:value-type="float">
            <text:p>1,423</text:p>
          </table:table-cell>
          <table:table-cell table:formula="of:=AVERAGE(['Engine Simulation Data'.B145:.F145])" office:value-type="float" office:value="1.423" calcext:value-type="float">
            <text:p>1,423</text:p>
          </table:table-cell>
          <table:table-cell table:formula="of:=IF([.C302]&gt;[.E301];[.C302];[.E301])" office:value-type="float" office:value="1.423" calcext:value-type="float">
            <text:p>1,423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MIN(['Engine Simulation Data'.B146:.F146])" office:value-type="float" office:value="1.449" calcext:value-type="float">
            <text:p>1,449</text:p>
          </table:table-cell>
          <table:table-cell table:formula="of:=MAX(['Engine Simulation Data'.B146:.F146])" office:value-type="float" office:value="1.449" calcext:value-type="float">
            <text:p>1,449</text:p>
          </table:table-cell>
          <table:table-cell table:formula="of:=AVERAGE(['Engine Simulation Data'.B146:.F146])" office:value-type="float" office:value="1.449" calcext:value-type="float">
            <text:p>1,449</text:p>
          </table:table-cell>
          <table:table-cell table:formula="of:=IF([.C303]&gt;[.E302];[.C303];[.E302])" office:value-type="float" office:value="1.449" calcext:value-type="float">
            <text:p>1,449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MIN(['Engine Simulation Data'.B147:.F147])" office:value-type="float" office:value="1.472" calcext:value-type="float">
            <text:p>1,472</text:p>
          </table:table-cell>
          <table:table-cell table:formula="of:=MAX(['Engine Simulation Data'.B147:.F147])" office:value-type="float" office:value="1.472" calcext:value-type="float">
            <text:p>1,472</text:p>
          </table:table-cell>
          <table:table-cell table:formula="of:=AVERAGE(['Engine Simulation Data'.B147:.F147])" office:value-type="float" office:value="1.472" calcext:value-type="float">
            <text:p>1,472</text:p>
          </table:table-cell>
          <table:table-cell table:formula="of:=IF([.C304]&gt;[.E303];[.C304];[.E303])" office:value-type="float" office:value="1.472" calcext:value-type="float">
            <text:p>1,472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MIN(['Engine Simulation Data'.B148:.F148])" office:value-type="float" office:value="1.493" calcext:value-type="float">
            <text:p>1,493</text:p>
          </table:table-cell>
          <table:table-cell table:formula="of:=MAX(['Engine Simulation Data'.B148:.F148])" office:value-type="float" office:value="1.493" calcext:value-type="float">
            <text:p>1,493</text:p>
          </table:table-cell>
          <table:table-cell table:formula="of:=AVERAGE(['Engine Simulation Data'.B148:.F148])" office:value-type="float" office:value="1.493" calcext:value-type="float">
            <text:p>1,493</text:p>
          </table:table-cell>
          <table:table-cell table:formula="of:=IF([.C305]&gt;[.E304];[.C305];[.E304])" office:value-type="float" office:value="1.493" calcext:value-type="float">
            <text:p>1,49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IN(['Engine Simulation Data'.B149:.F149])" office:value-type="float" office:value="1.513" calcext:value-type="float">
            <text:p>1,513</text:p>
          </table:table-cell>
          <table:table-cell table:formula="of:=MAX(['Engine Simulation Data'.B149:.F149])" office:value-type="float" office:value="1.513" calcext:value-type="float">
            <text:p>1,513</text:p>
          </table:table-cell>
          <table:table-cell table:formula="of:=AVERAGE(['Engine Simulation Data'.B149:.F149])" office:value-type="float" office:value="1.513" calcext:value-type="float">
            <text:p>1,513</text:p>
          </table:table-cell>
          <table:table-cell table:formula="of:=IF([.C306]&gt;[.E305];[.C306];[.E305])" office:value-type="float" office:value="1.513" calcext:value-type="float">
            <text:p>1,513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MIN(['Engine Simulation Data'.B150:.F150])" office:value-type="float" office:value="1.532" calcext:value-type="float">
            <text:p>1,532</text:p>
          </table:table-cell>
          <table:table-cell table:formula="of:=MAX(['Engine Simulation Data'.B150:.F150])" office:value-type="float" office:value="1.532" calcext:value-type="float">
            <text:p>1,532</text:p>
          </table:table-cell>
          <table:table-cell table:formula="of:=AVERAGE(['Engine Simulation Data'.B150:.F150])" office:value-type="float" office:value="1.532" calcext:value-type="float">
            <text:p>1,532</text:p>
          </table:table-cell>
          <table:table-cell table:formula="of:=IF([.C307]&gt;[.E306];[.C307];[.E306])" office:value-type="float" office:value="1.532" calcext:value-type="float">
            <text:p>1,532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MIN(['Engine Simulation Data'.B151:.F151])" office:value-type="float" office:value="1.552" calcext:value-type="float">
            <text:p>1,552</text:p>
          </table:table-cell>
          <table:table-cell table:formula="of:=MAX(['Engine Simulation Data'.B151:.F151])" office:value-type="float" office:value="1.552" calcext:value-type="float">
            <text:p>1,552</text:p>
          </table:table-cell>
          <table:table-cell table:formula="of:=AVERAGE(['Engine Simulation Data'.B151:.F151])" office:value-type="float" office:value="1.552" calcext:value-type="float">
            <text:p>1,552</text:p>
          </table:table-cell>
          <table:table-cell table:formula="of:=IF([.C308]&gt;[.E307];[.C308];[.E307])" office:value-type="float" office:value="1.552" calcext:value-type="float">
            <text:p>1,552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MIN(['Engine Simulation Data'.B152:.F152])" office:value-type="float" office:value="1.571" calcext:value-type="float">
            <text:p>1,571</text:p>
          </table:table-cell>
          <table:table-cell table:formula="of:=MAX(['Engine Simulation Data'.B152:.F152])" office:value-type="float" office:value="1.571" calcext:value-type="float">
            <text:p>1,571</text:p>
          </table:table-cell>
          <table:table-cell table:formula="of:=AVERAGE(['Engine Simulation Data'.B152:.F152])" office:value-type="float" office:value="1.571" calcext:value-type="float">
            <text:p>1,571</text:p>
          </table:table-cell>
          <table:table-cell table:formula="of:=IF([.C309]&gt;[.E308];[.C309];[.E308])" office:value-type="float" office:value="1.571" calcext:value-type="float">
            <text:p>1,571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MIN(['Engine Simulation Data'.B153:.F153])" office:value-type="float" office:value="1.61" calcext:value-type="float">
            <text:p>1,61</text:p>
          </table:table-cell>
          <table:table-cell table:formula="of:=MAX(['Engine Simulation Data'.B153:.F153])" office:value-type="float" office:value="1.61" calcext:value-type="float">
            <text:p>1,61</text:p>
          </table:table-cell>
          <table:table-cell table:formula="of:=AVERAGE(['Engine Simulation Data'.B153:.F153])" office:value-type="float" office:value="1.61" calcext:value-type="float">
            <text:p>1,61</text:p>
          </table:table-cell>
          <table:table-cell table:formula="of:=IF([.C310]&gt;[.E309];[.C310];[.E309])" office:value-type="float" office:value="1.61" calcext:value-type="float">
            <text:p>1,61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MIN(['Engine Simulation Data'.B154:.F154])" office:value-type="float" office:value="1.675" calcext:value-type="float">
            <text:p>1,675</text:p>
          </table:table-cell>
          <table:table-cell table:formula="of:=MAX(['Engine Simulation Data'.B154:.F154])" office:value-type="float" office:value="1.675" calcext:value-type="float">
            <text:p>1,675</text:p>
          </table:table-cell>
          <table:table-cell table:formula="of:=AVERAGE(['Engine Simulation Data'.B154:.F154])" office:value-type="float" office:value="1.675" calcext:value-type="float">
            <text:p>1,675</text:p>
          </table:table-cell>
          <table:table-cell table:formula="of:=IF([.C311]&gt;[.E310];[.C311];[.E310])" office:value-type="float" office:value="1.675" calcext:value-type="float">
            <text:p>1,67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IN(['Engine Simulation Data'.B155:.F155])" office:value-type="float" office:value="1.727" calcext:value-type="float">
            <text:p>1,727</text:p>
          </table:table-cell>
          <table:table-cell table:formula="of:=MAX(['Engine Simulation Data'.B155:.F155])" office:value-type="float" office:value="1.727" calcext:value-type="float">
            <text:p>1,727</text:p>
          </table:table-cell>
          <table:table-cell table:formula="of:=AVERAGE(['Engine Simulation Data'.B155:.F155])" office:value-type="float" office:value="1.727" calcext:value-type="float">
            <text:p>1,727</text:p>
          </table:table-cell>
          <table:table-cell table:formula="of:=IF([.C312]&gt;[.E311];[.C312];[.E311])" office:value-type="float" office:value="1.727" calcext:value-type="float">
            <text:p>1,727</text:p>
          </table:table-cell>
          <table:table-cell table:number-columns-repeated="7"/>
        </table:table-row>
        <table:table-row table:style-name="ro2">
          <table:table-cell office:value-type="float" office:value="2.1" calcext:value-type="float">
            <text:p>2,1</text:p>
          </table:table-cell>
          <table:table-cell table:number-columns-repeated="11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Lift and Drag Devices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NASA Power on approach speed: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kts = Mach</text:p>
          </table:table-cell>
          <table:table-cell table:formula="of:=[.D318]*KNOTS_TO_FPS/[Constants.C68]" office:value-type="float" office:value="0.257011554998209" calcext:value-type="float">
            <text:p>0,257011554998209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ASA Power on approach C<text:span text:style-name="T5">L</text:span><text:span text:style-name="T2">α</text:span>:</text:p>
          </table:table-cell>
          <table:table-cell table:number-columns-repeated="2"/>
          <table:table-cell office:value-type="float" office:value="3.44" calcext:value-type="float">
            <text:p>3,44</text:p>
          </table:table-cell>
          <table:table-cell office:value-type="string" calcext:value-type="string">
            <text:p>/ radian with full flaps.  Interpolated C<text:span text:style-name="T5">L</text:span><text:span text:style-name="T2">α</text:span>:</text:p>
          </table:table-cell>
          <table:table-cell table:number-columns-repeated="2"/>
          <table:table-cell table:formula="of:=(['Aerodynamic Coefficients'.B10]+((['Aerodynamic Coefficients'.B11]-['Aerodynamic Coefficients'.B10])*(([.F318]-['Aerodynamic Coefficients'.A10])/(['Aerodynamic Coefficients'.A11]-['Aerodynamic Coefficients'.A10]))))" office:value-type="float" office:value="3.07011554998209" calcext:value-type="float">
            <text:p>3,07011554998209</text:p>
          </table:table-cell>
          <table:table-cell office:value-type="string" calcext:value-type="string">
            <text:p>/ radian in normal flight. <text:s/>Adjust formula if Mach is not between 0.2 and 0.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ASA Power on approach C<text:span text:style-name="T5">D</text:span><text:span text:style-name="T14">α</text:span><text:span text:style-name="T9">:</text:span>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/ radian with full flaps.  Interpolated C<text:span text:style-name="T5">D</text:span><text:span text:style-name="T14">α</text:span><text:span text:style-name="T9">:</text:span></text:p>
          </table:table-cell>
          <table:table-cell table:number-columns-repeated="2"/>
          <table:table-cell table:formula="of:=(['Aerodynamic Coefficients'.B64]+((['Aerodynamic Coefficients'.B65]-['Aerodynamic Coefficients'.B64])*(([.F318]-['Aerodynamic Coefficients'.A64])/(['Aerodynamic Coefficients'.A65]-['Aerodynamic Coefficients'.A64]))))" office:value-type="float" office:value="0.266252624507345" calcext:value-type="float">
            <text:p>0,266252624507345</text:p>
          </table:table-cell>
          <table:table-cell office:value-type="string" calcext:value-type="string">
            <text:p>/ radian in normal flight. <text:s/>Adjust formula if Mach is not between 0.2 and 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ta flap lift:</text:p>
          </table:table-cell>
          <table:table-cell/>
          <table:table-cell table:formula="of:=[.D319]-[.H319]" office:value-type="float" office:value="0.369884450017915" calcext:value-type="float">
            <text:p>0,36988445001791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lta flap drag:</text:p>
          </table:table-cell>
          <table:table-cell/>
          <table:table-cell table:formula="of:=[.D320]-[.H320]" office:value-type="float" office:value="0.183747375492655" calcext:value-type="float">
            <text:p>0,183747375492655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Number of main wheels: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ain wheel frontal area:</text:p>
          </table:table-cell>
          <table:table-cell/>
          <table:table-cell table:formula="of:=[.E325]*METERS_TO_FEET" office:value-type="float" office:value="0.5249344" calcext:value-type="float">
            <text:p>0,5249344</text:p>
          </table:table-cell>
          <table:table-cell office:value-type="string" calcext:value-type="string">
            <text:p>ft<text:span text:style-name="T15">2</text:span><text:span text:style-name="T9"> or</text:span>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m<text:span text:style-name="T15">2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ber of nose wheel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Nose wheel frontal area:</text:p>
          </table:table-cell>
          <table:table-cell/>
          <table:table-cell table:formula="of:=[.E327]*METERS_TO_FEET" office:value-type="float" office:value="0.2624672" calcext:value-type="float">
            <text:p>0,2624672</text:p>
          </table:table-cell>
          <table:table-cell office:value-type="string" calcext:value-type="string">
            <text:p>ft<text:span text:style-name="T15">2</text:span><text:span text:style-name="T9"> or</text:span>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m<text:span text:style-name="T15">2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ber of main struts: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ain struts frontal area:</text:p>
          </table:table-cell>
          <table:table-cell/>
          <table:table-cell table:formula="of:=[.E329]*METERS_TO_FEET" office:value-type="float" office:value="0.3937008" calcext:value-type="float">
            <text:p>0,3937008</text:p>
          </table:table-cell>
          <table:table-cell office:value-type="string" calcext:value-type="string">
            <text:p>ft<text:span text:style-name="T15">2</text:span><text:span text:style-name="T9"> or</text:span>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m<text:span text:style-name="T15">2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ber of nose wheel struts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Nose wheel strut frontal area:</text:p>
          </table:table-cell>
          <table:table-cell/>
          <table:table-cell table:formula="of:=[.E331]*METERS_TO_FEET" office:value-type="float" office:value="0.1968504" calcext:value-type="float">
            <text:p>0,1968504</text:p>
          </table:table-cell>
          <table:table-cell office:value-type="string" calcext:value-type="string">
            <text:p>ft<text:span text:style-name="T15">2</text:span><text:span text:style-name="T9"> or</text:span>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m<text:span text:style-name="T15">2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nding gear delta drag:</text:p>
          </table:table-cell>
          <table:table-cell/>
          <table:table-cell table:formula="of:=(([.C324]*(([.C325]/WING_AREA)*WHEEL_DRAG))+([.C326]*(([.C327]/WING_AREA)*WHEEL_DRAG))+([.C328]*(([.C329]/WING_AREA)*STRUT_DRAG))+([.C330]*(([.C331]/WING_AREA)*STRUT_DRAG)))" office:value-type="float" office:value="0.00447387272727273" calcext:value-type="float">
            <text:p>0,004473872727273</text:p>
          </table:table-cell>
          <table:table-cell table:number-columns-repeated="9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Number of air brake panels: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ir brake panel frontal area:</text:p>
          </table:table-cell>
          <table:table-cell/>
          <table:table-cell table:formula="of:=[.E336]*METERS_TO_FEET" office:value-type="float" office:value="1.2795276" calcext:value-type="float">
            <text:p>1,2795276</text:p>
          </table:table-cell>
          <table:table-cell office:value-type="string" calcext:value-type="string">
            <text:p>ft<text:span text:style-name="T15">2</text:span><text:span text:style-name="T9"> or</text:span>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m<text:span text:style-name="T15">2</text:span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lta air brake drag:</text:p>
          </table:table-cell>
          <table:table-cell/>
          <table:table-cell table:formula="of:=[.C335]*(([.C336]/WING_AREA)*AIRBRAKE_DRAG)" office:value-type="float" office:value="0.00929876984427972" calcext:value-type="float">
            <text:p>0,00929876984428</text:p>
          </table:table-cell>
          <table:table-cell table:number-columns-repeated="9"/>
        </table:table-row>
      </table:table>
      <table:table table:name="DCS World SFM" table:style-name="ta1" table:print="false">
        <table:table-column table:style-name="co1" table:number-columns-repeated="1024" table:default-cell-style-name="Default"/>
        <table:table-row table:style-name="ro7">
          <table:table-cell table:style-name="ce1" office:value-type="string" calcext:value-type="string">
            <text:p>DCS World Simple Flight Mode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is section provides a mapping of the aerodynamic coefficients into the DCS World Simple Flight Mode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 number of compromises must be made in order to convert real world data into a model suitable for u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 the SFM. <text:s/>Typically, this involves either choosing a particular altitude to model or averaging across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altitudes. <text:s/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eference para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Weight</text:p>
          </table:table-cell>
          <table:table-cell/>
          <table:table-cell table:style-name="ce13" office:value-type="float" office:value="13890" calcext:value-type="float">
            <text:p>13890</text:p>
          </table:table-cell>
          <table:table-cell office:value-type="string" calcext:value-type="string">
            <text:p>Kg</text:p>
          </table:table-cell>
          <table:table-cell table:formula="of:=[.C9]*KG_TO_POUND" office:value-type="float" office:value="30622.1718" calcext:value-type="float">
            <text:p>30622,1718</text:p>
          </table:table-cell>
          <table:table-cell office:value-type="string" calcext:value-type="string">
            <text:p>Lb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x fuel</text:p>
          </table:table-cell>
          <table:table-cell/>
          <table:table-cell office:value-type="float" office:value="2641" calcext:value-type="float">
            <text:p>2641</text:p>
          </table:table-cell>
          <table:table-cell office:value-type="string" calcext:value-type="string">
            <text:p>Kg</text:p>
          </table:table-cell>
          <table:table-cell table:formula="of:=[.C10]*KG_TO_POUND" office:value-type="float" office:value="5822.40142" calcext:value-type="float">
            <text:p>5822,40142</text:p>
          </table:table-cell>
          <table:table-cell office:value-type="string" calcext:value-type="string">
            <text:p>Lb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Validation para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ke off flaps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0=none, .5=half flaps, 1=full flap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nuever flaps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0=no combat flaps, .5=half flap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nimum landing fuel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Lb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able lift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3"/>
          <table:table-cell office:value-type="string" calcext:value-type="string">
            <text:p>MILSTD says only 80% of AOA induced lift will be used on T/O and LDG to provide safety margi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SFM Data pa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y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ways zero for symmetrical airfoil wing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zalfa</text:p>
          </table:table-cell>
          <table:table-cell table:formula="of:=-C_M_DELTA" office:value-type="float" office:value="1.8" calcext:value-type="float">
            <text:p>1,8</text:p>
          </table:table-cell>
          <table:table-cell office:value-type="string" calcext:value-type="string">
            <text:p>Tail pitch coefficient. <text:s/>Note swap of alfa and delta terms and inversion of sig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zalfadt</text:p>
          </table:table-cell>
          <table:table-cell table:formula="of:=-C_M_ALPHA" office:value-type="float" office:value="1.2" calcext:value-type="float">
            <text:p>1,2</text:p>
          </table:table-cell>
          <table:table-cell office:value-type="string" calcext:value-type="string">
            <text:p>Wing pitch coefficient. <text:s/>Note swap of alfa and delta terms and inversion of sig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jx</text:p>
          </table:table-cell>
          <table:table-cell table:formula="of:=[.F40]/1.2" office:value-type="float" office:value="2.15002225514007" calcext:value-type="float">
            <text:p>2,15002225514007</text:p>
          </table:table-cell>
          <table:table-cell office:value-type="string" calcext:value-type="string">
            <text:p>Roll acceleration rate in rad/sec. <text:s/>DCSW expects a positive value. <text:s/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jz</text:p>
          </table:table-cell>
          <table:table-cell office:value-type="float" office:value="0.00125" calcext:value-type="float">
            <text:p>0,00125</text:p>
          </table:table-cell>
          <table:table-cell office:value-type="string" calcext:value-type="string">
            <text:p>All planes use 0.00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zbe</text:p>
          </table:table-cell>
          <table:table-cell table:formula="of:=-C_n_beta" office:value-type="float" office:value="-0.34" calcext:value-type="float">
            <text:p>-0,34</text:p>
          </table:table-cell>
          <table:table-cell office:value-type="string" calcext:value-type="string">
            <text:p>Directional stability coefficient. <text:s/>DCSW expects negative value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x_gear</text:p>
          </table:table-cell>
          <table:table-cell table:formula="of:=['Computed Data'.C332]" office:value-type="float" office:value="0.00447387272727273" calcext:value-type="float">
            <text:p>0,004473872727273</text:p>
          </table:table-cell>
          <table:table-cell office:value-type="string" calcext:value-type="string">
            <text:p>Coefficient of drag delta for landing ge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x_flap</text:p>
          </table:table-cell>
          <table:table-cell table:formula="of:=['Computed Data'.C322]" office:value-type="float" office:value="0.183747375492655" calcext:value-type="float">
            <text:p>0,183747375492655</text:p>
          </table:table-cell>
          <table:table-cell office:value-type="string" calcext:value-type="string">
            <text:p>Coefficient of drag delta for full flaps</text:p>
          </table:table-cell>
          <table:table-cell table:number-columns-repeated="6"/>
          <table:table-cell table:style-name="ce11"/>
          <table:table-cell table:number-columns-repeated="1014"/>
        </table:table-row>
        <table:table-row table:style-name="ro3">
          <table:table-cell office:value-type="string" calcext:value-type="string">
            <text:p>cy_flap</text:p>
          </table:table-cell>
          <table:table-cell table:formula="of:=['Computed Data'.C321]" office:value-type="float" office:value="0.369884450017915" calcext:value-type="float">
            <text:p>0,369884450017915</text:p>
          </table:table-cell>
          <table:table-cell office:value-type="string" calcext:value-type="string">
            <text:p>Coefficient of lift delta for full flaps</text:p>
          </table:table-cell>
          <table:table-cell table:number-columns-repeated="6"/>
          <table:table-cell table:style-name="ce11"/>
          <table:table-cell table:number-columns-repeated="1014"/>
        </table:table-row>
        <table:table-row table:style-name="ro3">
          <table:table-cell office:value-type="string" calcext:value-type="string">
            <text:p>cx_brk</text:p>
          </table:table-cell>
          <table:table-cell table:formula="of:=['Computed Data'.C337]" office:value-type="float" office:value="0.00929876984427972" calcext:value-type="float">
            <text:p>0,00929876984428</text:p>
          </table:table-cell>
          <table:table-cell office:value-type="string" calcext:value-type="string">
            <text:p>Coefficient of drag delta for air brakes</text:p>
          </table:table-cell>
          <table:table-cell table:number-columns-repeated="1021"/>
        </table:table-row>
        <table:table-row table:style-name="ro3">
          <table:table-cell table:number-columns-repeated="10"/>
          <table:table-cell table:style-name="ce2"/>
          <table:table-cell table:style-name="ce2" office:value-type="string" calcext:value-type="string">
            <text:p>Maximum AOA</text:p>
          </table:table-cell>
          <table:table-cell table:number-columns-repeated="2"/>
          <table:table-cell table:style-name="ce2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table_data</text:p>
          </table:table-cell>
          <table:table-cell table:number-columns-repeated="9"/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Critical Speed Validation (Sea Level, standard atmosphere, no external stores)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Lift to Drag Ratio</text:p>
          </table:table-cell>
          <table:table-cell table:number-columns-repeated="1001"/>
        </table:table-row>
        <table:table-row table:style-name="ro8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x0</text:p>
          </table:table-cell>
          <table:table-cell table:style-name="ce9" office:value-type="string" calcext:value-type="string">
            <text:p>Cya (per degree)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Omxmax</text:p>
          </table:table-cell>
          <table:table-cell table:style-name="ce9" office:value-type="string" calcext:value-type="string">
            <text:p>Aldop</text:p>
          </table:table-cell>
          <table:table-cell table:style-name="ce9" office:value-type="string" calcext:value-type="string">
            <text:p>Cymax</text:p>
          </table:table-cell>
          <table:table-cell table:style-name="ce9" office:value-type="string" calcext:value-type="string">
            <text:p>Flap Corrected Cymax</text:p>
          </table:table-cell>
          <table:table-cell table:style-name="ce12"/>
          <table:table-cell table:style-name="ce9" office:value-type="string" calcext:value-type="string">
            <text:p>Stall alpha (degrees)</text:p>
          </table:table-cell>
          <table:table-cell table:style-name="ce9" office:value-type="string" calcext:value-type="string">
            <text:p>MILSTD limited Max alpha (degrees)</text:p>
          </table:table-cell>
          <table:table-cell table:style-name="ce9" office:value-type="string" calcext:value-type="string">
            <text:p>Flap Corrected Stall alpha (degrees)</text:p>
          </table:table-cell>
          <table:table-cell table:style-name="ce12"/>
          <table:table-cell table:style-name="ce9" office:value-type="string" calcext:value-type="string">
            <text:p>Mach</text:p>
          </table:table-cell>
          <table:table-cell table:style-name="ce9" office:value-type="string" calcext:value-type="string">
            <text:p>Interpolated Cymax</text:p>
          </table:table-cell>
          <table:table-cell table:style-name="ce9" office:value-type="string" calcext:value-type="string">
            <text:p>Kts</text:p>
          </table:table-cell>
          <table:table-cell table:style-name="ce9" office:value-type="string" calcext:value-type="string">
            <text:p>T/O Weight (lbs)</text:p>
          </table:table-cell>
          <table:table-cell table:style-name="ce9" office:value-type="string" calcext:value-type="string">
            <text:p>Take Off Lift</text:p>
          </table:table-cell>
          <table:table-cell table:style-name="ce9" office:value-type="string" calcext:value-type="string">
            <text:p>Ldg Weight</text:p>
          </table:table-cell>
          <table:table-cell table:style-name="ce9" office:value-type="string" calcext:value-type="string">
            <text:p>Landing Lift</text:p>
          </table:table-cell>
          <table:table-cell table:style-name="ce12"/>
          <table:table-cell table:style-name="ce9" office:value-type="string" calcext:value-type="string">
            <text:p>Mach</text:p>
          </table:table-cell>
          <table:table-cell table:style-name="ce9" office:value-type="string" calcext:value-type="string">
            <text:p>Lift</text:p>
          </table:table-cell>
          <table:table-cell table:style-name="ce9" office:value-type="string" calcext:value-type="string">
            <text:p>Drag</text:p>
          </table:table-cell>
          <table:table-cell table:style-name="ce9" office:value-type="string" calcext:value-type="string">
            <text:p>Lift / Drag</text:p>
          </table:table-cell>
          <table:table-cell table:style-name="ce12"/>
          <table:table-cell table:style-name="ce12">
            <draw:frame table:end-cell-address="'DCS World SFM'.AI48" table:end-x="2.66mm" table:end-y="1.16mm" draw:z-index="1" draw:style-name="gr1" draw:text-style-name="P1" svg:width="160.58mm" svg:height="89.37mm" svg:x="0.74mm" svg:y="1.43mm">
              <draw:object draw:notify-on-update-of-ranges="'DCS World SFM'.W32:'DCS World SFM'.W55 'DCS World SFM'.Z31:'DCS World SFM'.Z31 'DCS World SFM'.Z32:'DCS World SFM'.Z5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12" table:number-columns-repeated="996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'Computed Data'.B37]" office:value-type="float" office:value="0.015" calcext:value-type="float">
            <text:p>0,015</text:p>
          </table:table-cell>
          <table:table-cell table:formula="of:=['Computed Data'.D10]*RADIANS(1)" office:value-type="float" office:value="0.00872664625997165" calcext:value-type="float">
            <text:p>0,008726646259972</text:p>
          </table:table-cell>
          <table:table-cell table:formula="of:=['Computed Data'.B185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2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'Aerodynamic Coefficients'.G35]" office:value-type="float" office:value="0.8" calcext:value-type="float">
            <text:p>0,8</text:p>
          </table:table-cell>
          <table:table-cell table:formula="of:=[.H32]+FLAP_LIFT_COEFFICIENT" office:value-type="float" office:value="1.16988445001791" calcext:value-type="float">
            <text:p>1,16988445001791</text:p>
          </table:table-cell>
          <table:table-cell/>
          <table:table-cell table:formula="of:=DEGREES([.H32]/([.C32]/RADIANS(1)))" office:value-type="float" office:value="91.6732472209317" calcext:value-type="float">
            <text:p>91,6732472209317</text:p>
          </table:table-cell>
          <table:table-cell table:formula="of:=DEGREES([.H32]/([.C32]/RADIANS(1))*USABLE_LIFT)" office:value-type="float" office:value="73.3385977767454" calcext:value-type="float">
            <text:p>73,3385977767454</text:p>
          </table:table-cell>
          <table:table-cell table:number-columns-repeated="2"/>
          <table:table-cell office:value-type="float" office:value="0.196529368684911" calcext:value-type="float">
            <text:p>0,196529368684911</text:p>
          </table:table-cell>
          <table:table-cell table:formula="of:=INDEX(DCS_CYMAX_RANGE;MATCH([.O32];DCS_MACH_RANGE;IF(ISNA(MATCH([.O32];DCS_MACH_RANGE;-1));1;-1)))+([.O32]-INDEX(DCS_MACH_RANGE;MATCH([.O32];DCS_MACH_RANGE;IF(ISNA(MATCH([.O32];DCS_MACH_RANGE;-1));1;-1)))) / (INDEX(DCS_MACH_RANGE;MATCH([.O32];DCS_MACH_RANGE;IF(ISNA(MATCH([.O32];DCS_MACH_RANGE;-1));1;-1))+1)-INDEX(DCS_MACH_RANGE;MATCH([.O32];DCS_MACH_RANGE;IF(ISNA(MATCH([.O32];DCS_MACH_RANGE;-1));1;-1))))*(INDEX(DCS_CYMAX_RANGE;MATCH([.O32];DCS_MACH_RANGE;IF(ISNA(MATCH([.O32];DCS_MACH_RANGE;-1));1;-1))+1)-INDEX(DCS_CYMAX_RANGE;MATCH([.O32];DCS_MACH_RANGE;IF(ISNA(MATCH([.O32];DCS_MACH_RANGE;-1));1;-1))))" office:value-type="float" office:value="0.8" calcext:value-type="float">
            <text:p>0,8</text:p>
          </table:table-cell>
          <table:table-cell office:value-type="float" office:value="130" calcext:value-type="float">
            <text:p>13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2]*KNOTS_TO_FPS)^2)*WING_AREA*USABLE_LIFT*([.P32]+(FLAP_LIFT_COEFFICIENT*FLAP_TAKEOFF_SETTING))" office:value-type="float" office:value="12893.8171580759" calcext:value-type="float">
            <text:p>12893,8171580759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2]*KNOTS_TO_FPS)^2)*WING_AREA*USABLE_LIFT*([.P32]+(FLAP_LIFT_COEFFICIENT))" office:value-type="float" office:value="15314.8842760498" calcext:value-type="float">
            <text:p>15314,8842760498</text:p>
          </table:table-cell>
          <table:table-cell/>
          <table:table-cell table:formula="of:=[.A32]" office:value-type="float" office:value="0" calcext:value-type="float">
            <text:p>0</text:p>
          </table:table-cell>
          <table:table-cell table:formula="of:=[.C32]/RADIANS(1)" office:value-type="float" office:value="0.5" calcext:value-type="float">
            <text:p>0,5</text:p>
          </table:table-cell>
          <table:table-cell table:formula="of:=[.B32]+([.D32]*([.C32]^2))+([.E32]*([.C32]^4))" office:value-type="float" office:value="0.015018232089148" calcext:value-type="float">
            <text:p>0,015018232089148</text:p>
          </table:table-cell>
          <table:table-cell table:formula="of:=[.X32]/[.Y32]" office:value-type="float" office:value="33.2928667656757" calcext:value-type="float">
            <text:p>33,2928667656757</text:p>
          </table:table-cell>
          <table:table-cell table:number-columns-repeated="998"/>
        </table:table-row>
        <table:table-row table:style-name="ro3">
          <table:table-cell office:value-type="float" office:value="0.1" calcext:value-type="float">
            <text:p>0,1</text:p>
          </table:table-cell>
          <table:table-cell table:formula="of:=['Computed Data'.B38]" office:value-type="float" office:value="0.015" calcext:value-type="float">
            <text:p>0,015</text:p>
          </table:table-cell>
          <table:table-cell table:formula="of:=['Computed Data'.D11]*RADIANS(1)" office:value-type="float" office:value="0.0261799387799149" calcext:value-type="float">
            <text:p>0,026179938779915</text:p>
          </table:table-cell>
          <table:table-cell table:formula="of:=['Computed Data'.B186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3])" office:value-type="float" office:value="2.08712287875733" calcext:value-type="float">
            <text:p>2,08712287875733</text:p>
          </table:table-cell>
          <table:table-cell office:value-type="float" office:value="15" calcext:value-type="float">
            <text:p>15</text:p>
          </table:table-cell>
          <table:table-cell table:formula="of:=['Aerodynamic Coefficients'.G36]" office:value-type="float" office:value="0.8" calcext:value-type="float">
            <text:p>0,8</text:p>
          </table:table-cell>
          <table:table-cell table:formula="of:=[.H33]+FLAP_LIFT_COEFFICIENT" office:value-type="float" office:value="1.16988445001791" calcext:value-type="float">
            <text:p>1,16988445001791</text:p>
          </table:table-cell>
          <table:table-cell/>
          <table:table-cell table:formula="of:=DEGREES([.H33]/([.C33]/RADIANS(1)))" office:value-type="float" office:value="30.5577490736439" calcext:value-type="float">
            <text:p>30,5577490736439</text:p>
          </table:table-cell>
          <table:table-cell table:formula="of:=DEGREES([.H33]/([.C33]/RADIANS(1))*USABLE_LIFT)" office:value-type="float" office:value="24.4461992589151" calcext:value-type="float">
            <text:p>24,4461992589151</text:p>
          </table:table-cell>
          <table:table-cell table:number-columns-repeated="2"/>
          <table:table-cell office:value-type="float" office:value="0.211647012429904" calcext:value-type="float">
            <text:p>0,211647012429904</text:p>
          </table:table-cell>
          <table:table-cell table:formula="of:=INDEX(DCS_CYMAX_RANGE;MATCH([.O33];DCS_MACH_RANGE;IF(ISNA(MATCH([.O33];DCS_MACH_RANGE;-1));1;-1)))+([.O33]-INDEX(DCS_MACH_RANGE;MATCH([.O33];DCS_MACH_RANGE;IF(ISNA(MATCH([.O33];DCS_MACH_RANGE;-1));1;-1)))) / (INDEX(DCS_MACH_RANGE;MATCH([.O33];DCS_MACH_RANGE;IF(ISNA(MATCH([.O33];DCS_MACH_RANGE;-1));1;-1))+1)-INDEX(DCS_MACH_RANGE;MATCH([.O33];DCS_MACH_RANGE;IF(ISNA(MATCH([.O33];DCS_MACH_RANGE;-1));1;-1))))*(INDEX(DCS_CYMAX_RANGE;MATCH([.O33];DCS_MACH_RANGE;IF(ISNA(MATCH([.O33];DCS_MACH_RANGE;-1));1;-1))+1)-INDEX(DCS_CYMAX_RANGE;MATCH([.O33];DCS_MACH_RANGE;IF(ISNA(MATCH([.O33];DCS_MACH_RANGE;-1));1;-1))))" office:value-type="float" office:value="0.797670597514019" calcext:value-type="float">
            <text:p>0,797670597514019</text:p>
          </table:table-cell>
          <table:table-cell office:value-type="float" office:value="140" calcext:value-type="float">
            <text:p>14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3]*KNOTS_TO_FPS)^2)*WING_AREA*USABLE_LIFT*([.P33]+(FLAP_LIFT_COEFFICIENT*FLAP_TAKEOFF_SETTING))" office:value-type="float" office:value="14918.4102173855" calcext:value-type="float">
            <text:p>14918,4102173855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3]*KNOTS_TO_FPS)^2)*WING_AREA*USABLE_LIFT*([.P33]+(FLAP_LIFT_COEFFICIENT))" office:value-type="float" office:value="17726.2750405979" calcext:value-type="float">
            <text:p>17726,2750405979</text:p>
          </table:table-cell>
          <table:table-cell/>
          <table:table-cell table:formula="of:=[.A33]" office:value-type="float" office:value="0.1" calcext:value-type="float">
            <text:p>0,1</text:p>
          </table:table-cell>
          <table:table-cell table:formula="of:=[.C33]/RADIANS(1)" office:value-type="float" office:value="1.5" calcext:value-type="float">
            <text:p>1,5</text:p>
          </table:table-cell>
          <table:table-cell table:formula="of:=[.B33]+([.D33]*([.C33]^2))+([.E33]*([.C33]^4))" office:value-type="float" office:value="0.0151640888023322" calcext:value-type="float">
            <text:p>0,015164088802332</text:p>
          </table:table-cell>
          <table:table-cell table:formula="of:=[.X33]/[.Y33]" office:value-type="float" office:value="98.9179118872812" calcext:value-type="float">
            <text:p>98,9179118872812</text:p>
          </table:table-cell>
          <table:table-cell table:number-columns-repeated="998"/>
        </table:table-row>
        <table:table-row table:style-name="ro3">
          <table:table-cell office:value-type="float" office:value="0.2" calcext:value-type="float">
            <text:p>0,2</text:p>
          </table:table-cell>
          <table:table-cell table:formula="of:=['Computed Data'.B39]" office:value-type="float" office:value="0.015" calcext:value-type="float">
            <text:p>0,015</text:p>
          </table:table-cell>
          <table:table-cell table:formula="of:=['Computed Data'.D12]*RADIANS(1)" office:value-type="float" office:value="0.0436332312998582" calcext:value-type="float">
            <text:p>0,043633231299858</text:p>
          </table:table-cell>
          <table:table-cell table:formula="of:=['Computed Data'.B187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4])" office:value-type="float" office:value="3.19729462277718" calcext:value-type="float">
            <text:p>3,19729462277718</text:p>
          </table:table-cell>
          <table:table-cell office:value-type="float" office:value="15" calcext:value-type="float">
            <text:p>15</text:p>
          </table:table-cell>
          <table:table-cell table:formula="of:=['Aerodynamic Coefficients'.G37]" office:value-type="float" office:value="0.8" calcext:value-type="float">
            <text:p>0,8</text:p>
          </table:table-cell>
          <table:table-cell table:formula="of:=[.H34]+FLAP_LIFT_COEFFICIENT" office:value-type="float" office:value="1.16988445001791" calcext:value-type="float">
            <text:p>1,16988445001791</text:p>
          </table:table-cell>
          <table:table-cell/>
          <table:table-cell table:formula="of:=DEGREES([.H34]/([.C34]/RADIANS(1)))" office:value-type="float" office:value="18.3346494441863" calcext:value-type="float">
            <text:p>18,3346494441863</text:p>
          </table:table-cell>
          <table:table-cell table:formula="of:=DEGREES([.H34]/([.C34]/RADIANS(1))*USABLE_LIFT)" office:value-type="float" office:value="14.6677195553491" calcext:value-type="float">
            <text:p>14,6677195553491</text:p>
          </table:table-cell>
          <table:table-cell table:number-columns-repeated="2"/>
          <table:table-cell office:value-type="float" office:value="0.226764656174895" calcext:value-type="float">
            <text:p>0,226764656174895</text:p>
          </table:table-cell>
          <table:table-cell table:formula="of:=INDEX(DCS_CYMAX_RANGE;MATCH([.O34];DCS_MACH_RANGE;IF(ISNA(MATCH([.O34];DCS_MACH_RANGE;-1));1;-1)))+([.O34]-INDEX(DCS_MACH_RANGE;MATCH([.O34];DCS_MACH_RANGE;IF(ISNA(MATCH([.O34];DCS_MACH_RANGE;-1));1;-1)))) / (INDEX(DCS_MACH_RANGE;MATCH([.O34];DCS_MACH_RANGE;IF(ISNA(MATCH([.O34];DCS_MACH_RANGE;-1));1;-1))+1)-INDEX(DCS_MACH_RANGE;MATCH([.O34];DCS_MACH_RANGE;IF(ISNA(MATCH([.O34];DCS_MACH_RANGE;-1));1;-1))))*(INDEX(DCS_CYMAX_RANGE;MATCH([.O34];DCS_MACH_RANGE;IF(ISNA(MATCH([.O34];DCS_MACH_RANGE;-1));1;-1))+1)-INDEX(DCS_CYMAX_RANGE;MATCH([.O34];DCS_MACH_RANGE;IF(ISNA(MATCH([.O34];DCS_MACH_RANGE;-1));1;-1))))" office:value-type="float" office:value="0.794647068765021" calcext:value-type="float">
            <text:p>0,794647068765021</text:p>
          </table:table-cell>
          <table:table-cell office:value-type="float" office:value="150" calcext:value-type="float">
            <text:p>15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4]*KNOTS_TO_FPS)^2)*WING_AREA*USABLE_LIFT*([.P34]+(FLAP_LIFT_COEFFICIENT*FLAP_TAKEOFF_SETTING))" office:value-type="float" office:value="17073.029648834" calcext:value-type="float">
            <text:p>17073,029648834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4]*KNOTS_TO_FPS)^2)*WING_AREA*USABLE_LIFT*([.P34]+(FLAP_LIFT_COEFFICIENT))" office:value-type="float" office:value="20296.3438591543" calcext:value-type="float">
            <text:p>20296,3438591543</text:p>
          </table:table-cell>
          <table:table-cell/>
          <table:table-cell table:formula="of:=[.A34]" office:value-type="float" office:value="0.2" calcext:value-type="float">
            <text:p>0,2</text:p>
          </table:table-cell>
          <table:table-cell table:formula="of:=[.C34]/RADIANS(1)" office:value-type="float" office:value="2.5" calcext:value-type="float">
            <text:p>2,5</text:p>
          </table:table-cell>
          <table:table-cell table:formula="of:=[.B34]+([.D34]*([.C34]^2))+([.E34]*([.C34]^4))" office:value-type="float" office:value="0.0154558022287004" calcext:value-type="float">
            <text:p>0,015455802228701</text:p>
          </table:table-cell>
          <table:table-cell table:formula="of:=[.X34]/[.Y34]" office:value-type="float" office:value="161.751552136043" calcext:value-type="float">
            <text:p>161,751552136043</text:p>
          </table:table-cell>
          <table:table-cell table:number-columns-repeated="998"/>
        </table:table-row>
        <table:table-row table:style-name="ro3">
          <table:table-cell office:value-type="float" office:value="0.3" calcext:value-type="float">
            <text:p>0,3</text:p>
          </table:table-cell>
          <table:table-cell table:formula="of:=['Computed Data'.B40]" office:value-type="float" office:value="0.015" calcext:value-type="float">
            <text:p>0,015</text:p>
          </table:table-cell>
          <table:table-cell table:formula="of:=['Computed Data'.D13]*RADIANS(1)" office:value-type="float" office:value="0.0610865238198015" calcext:value-type="float">
            <text:p>0,061086523819802</text:p>
          </table:table-cell>
          <table:table-cell table:formula="of:=['Computed Data'.B188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5])" office:value-type="float" office:value="3.8189907991191" calcext:value-type="float">
            <text:p>3,8189907991191</text:p>
          </table:table-cell>
          <table:table-cell office:value-type="float" office:value="15" calcext:value-type="float">
            <text:p>15</text:p>
          </table:table-cell>
          <table:table-cell table:formula="of:=['Aerodynamic Coefficients'.G38]" office:value-type="float" office:value="0.78" calcext:value-type="float">
            <text:p>0,78</text:p>
          </table:table-cell>
          <table:table-cell table:formula="of:=[.H35]+FLAP_LIFT_COEFFICIENT" office:value-type="float" office:value="1.14988445001791" calcext:value-type="float">
            <text:p>1,14988445001791</text:p>
          </table:table-cell>
          <table:table-cell/>
          <table:table-cell table:formula="of:=DEGREES([.H35]/([.C35]/RADIANS(1)))" office:value-type="float" office:value="12.7687737200583" calcext:value-type="float">
            <text:p>12,7687737200583</text:p>
          </table:table-cell>
          <table:table-cell table:formula="of:=DEGREES([.H35]/([.C35]/RADIANS(1))*USABLE_LIFT)" office:value-type="float" office:value="10.2150189760467" calcext:value-type="float">
            <text:p>10,2150189760467</text:p>
          </table:table-cell>
          <table:table-cell table:number-columns-repeated="2"/>
          <table:table-cell office:value-type="float" office:value="0.24188229991989" calcext:value-type="float">
            <text:p>0,24188229991989</text:p>
          </table:table-cell>
          <table:table-cell table:formula="of:=INDEX(DCS_CYMAX_RANGE;MATCH([.O35];DCS_MACH_RANGE;IF(ISNA(MATCH([.O35];DCS_MACH_RANGE;-1));1;-1)))+([.O35]-INDEX(DCS_MACH_RANGE;MATCH([.O35];DCS_MACH_RANGE;IF(ISNA(MATCH([.O35];DCS_MACH_RANGE;-1));1;-1)))) / (INDEX(DCS_MACH_RANGE;MATCH([.O35];DCS_MACH_RANGE;IF(ISNA(MATCH([.O35];DCS_MACH_RANGE;-1));1;-1))+1)-INDEX(DCS_MACH_RANGE;MATCH([.O35];DCS_MACH_RANGE;IF(ISNA(MATCH([.O35];DCS_MACH_RANGE;-1));1;-1))))*(INDEX(DCS_CYMAX_RANGE;MATCH([.O35];DCS_MACH_RANGE;IF(ISNA(MATCH([.O35];DCS_MACH_RANGE;-1));1;-1))+1)-INDEX(DCS_CYMAX_RANGE;MATCH([.O35];DCS_MACH_RANGE;IF(ISNA(MATCH([.O35];DCS_MACH_RANGE;-1));1;-1))))" office:value-type="float" office:value="0.791623540016022" calcext:value-type="float">
            <text:p>0,791623540016022</text:p>
          </table:table-cell>
          <table:table-cell office:value-type="float" office:value="160" calcext:value-type="float">
            <text:p>16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5]*KNOTS_TO_FPS)^2)*WING_AREA*USABLE_LIFT*([.P35]+(FLAP_LIFT_COEFFICIENT*FLAP_TAKEOFF_SETTING))" office:value-type="float" office:value="19365.3569795552" calcext:value-type="float">
            <text:p>19365,3569795552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5]*KNOTS_TO_FPS)^2)*WING_AREA*USABLE_LIFT*([.P35]+(FLAP_LIFT_COEFFICIENT))" office:value-type="float" office:value="23032.772258853" calcext:value-type="float">
            <text:p>23032,772258853</text:p>
          </table:table-cell>
          <table:table-cell/>
          <table:table-cell table:formula="of:=[.A35]" office:value-type="float" office:value="0.3" calcext:value-type="float">
            <text:p>0,3</text:p>
          </table:table-cell>
          <table:table-cell table:formula="of:=[.C35]/RADIANS(1)" office:value-type="float" office:value="3.5" calcext:value-type="float">
            <text:p>3,5</text:p>
          </table:table-cell>
          <table:table-cell table:formula="of:=[.B35]+([.D35]*([.C35]^2))+([.E35]*([.C35]^4))" office:value-type="float" office:value="0.0158933723682528" calcext:value-type="float">
            <text:p>0,015893372368253</text:p>
          </table:table-cell>
          <table:table-cell table:formula="of:=[.X35]/[.Y35]" office:value-type="float" office:value="220.217579938622" calcext:value-type="float">
            <text:p>220,217579938622</text:p>
          </table:table-cell>
          <table:table-cell table:number-columns-repeated="998"/>
        </table:table-row>
        <table:table-row table:style-name="ro3">
          <table:table-cell office:value-type="float" office:value="0.4" calcext:value-type="float">
            <text:p>0,4</text:p>
          </table:table-cell>
          <table:table-cell table:formula="of:=['Computed Data'.B41]" office:value-type="float" office:value="0.015" calcext:value-type="float">
            <text:p>0,015</text:p>
          </table:table-cell>
          <table:table-cell table:formula="of:=['Computed Data'.D14]*RADIANS(1)" office:value-type="float" office:value="0.063704517697793" calcext:value-type="float">
            <text:p>0,063704517697793</text:p>
          </table:table-cell>
          <table:table-cell table:formula="of:=['Computed Data'.B189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6])" office:value-type="float" office:value="3.01443662185055" calcext:value-type="float">
            <text:p>3,01443662185055</text:p>
          </table:table-cell>
          <table:table-cell office:value-type="float" office:value="15" calcext:value-type="float">
            <text:p>15</text:p>
          </table:table-cell>
          <table:table-cell table:formula="of:=['Aerodynamic Coefficients'.G39]" office:value-type="float" office:value="0.75" calcext:value-type="float">
            <text:p>0,75</text:p>
          </table:table-cell>
          <table:table-cell table:formula="of:=[.H36]+(FLAP_LIFT_COEFFICIENT*FLAP_COMBAT_SETTING)" office:value-type="float" office:value="0.934942225008957" calcext:value-type="float">
            <text:p>0,934942225008957</text:p>
          </table:table-cell>
          <table:table-cell/>
          <table:table-cell table:formula="of:=DEGREES([.H36]/([.C36]/RADIANS(1)))" office:value-type="float" office:value="11.7731053794005" calcext:value-type="float">
            <text:p>11,7731053794005</text:p>
          </table:table-cell>
          <table:table-cell/>
          <table:table-cell table:formula="of:=DEGREES([.I36]/([.C36]/RADIANS(1)))" office:value-type="float" office:value="14.6762311182421" calcext:value-type="float">
            <text:p>14,6762311182421</text:p>
          </table:table-cell>
          <table:table-cell/>
          <table:table-cell office:value-type="float" office:value="0.256999943664883" calcext:value-type="float">
            <text:p>0,256999943664883</text:p>
          </table:table-cell>
          <table:table-cell table:formula="of:=INDEX(DCS_CYMAX_RANGE;MATCH([.O36];DCS_MACH_RANGE;IF(ISNA(MATCH([.O36];DCS_MACH_RANGE;-1));1;-1)))+([.O36]-INDEX(DCS_MACH_RANGE;MATCH([.O36];DCS_MACH_RANGE;IF(ISNA(MATCH([.O36];DCS_MACH_RANGE;-1));1;-1)))) / (INDEX(DCS_MACH_RANGE;MATCH([.O36];DCS_MACH_RANGE;IF(ISNA(MATCH([.O36];DCS_MACH_RANGE;-1));1;-1))+1)-INDEX(DCS_MACH_RANGE;MATCH([.O36];DCS_MACH_RANGE;IF(ISNA(MATCH([.O36];DCS_MACH_RANGE;-1));1;-1))))*(INDEX(DCS_CYMAX_RANGE;MATCH([.O36];DCS_MACH_RANGE;IF(ISNA(MATCH([.O36];DCS_MACH_RANGE;-1));1;-1))+1)-INDEX(DCS_CYMAX_RANGE;MATCH([.O36];DCS_MACH_RANGE;IF(ISNA(MATCH([.O36];DCS_MACH_RANGE;-1));1;-1))))" office:value-type="float" office:value="0.788600011267023" calcext:value-type="float">
            <text:p>0,788600011267023</text:p>
          </table:table-cell>
          <table:table-cell office:value-type="float" office:value="170" calcext:value-type="float">
            <text:p>17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6]*KNOTS_TO_FPS)^2)*WING_AREA*USABLE_LIFT*([.P36]+(FLAP_LIFT_COEFFICIENT*FLAP_TAKEOFF_SETTING))" office:value-type="float" office:value="21793.9869731219" calcext:value-type="float">
            <text:p>21793,9869731219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6]*KNOTS_TO_FPS)^2)*WING_AREA*USABLE_LIFT*([.P36]+(FLAP_LIFT_COEFFICIENT))" office:value-type="float" office:value="25934.1550032666" calcext:value-type="float">
            <text:p>25934,1550032666</text:p>
          </table:table-cell>
          <table:table-cell/>
          <table:table-cell table:formula="of:=[.A36]" office:value-type="float" office:value="0.4" calcext:value-type="float">
            <text:p>0,4</text:p>
          </table:table-cell>
          <table:table-cell table:formula="of:=[.C36]/RADIANS(1)" office:value-type="float" office:value="3.65" calcext:value-type="float">
            <text:p>3,65</text:p>
          </table:table-cell>
          <table:table-cell table:formula="of:=[.B36]+([.D36]*([.C36]^2))+([.E36]*([.C36]^4))" office:value-type="float" office:value="0.0159715880306978" calcext:value-type="float">
            <text:p>0,015971588030698</text:p>
          </table:table-cell>
          <table:table-cell table:formula="of:=[.X36]/[.Y36]" office:value-type="float" office:value="228.530813152994" calcext:value-type="float">
            <text:p>228,530813152994</text:p>
          </table:table-cell>
          <table:table-cell table:number-columns-repeated="998"/>
        </table:table-row>
        <table:table-row table:style-name="ro3">
          <table:table-cell office:value-type="float" office:value="0.5" calcext:value-type="float">
            <text:p>0,5</text:p>
          </table:table-cell>
          <table:table-cell table:formula="of:=['Computed Data'.B42]" office:value-type="float" office:value="0.015" calcext:value-type="float">
            <text:p>0,015</text:p>
          </table:table-cell>
          <table:table-cell table:formula="of:=['Computed Data'.D15]*RADIANS(1)" office:value-type="float" office:value="0.0680678408277788" calcext:value-type="float">
            <text:p>0,068067840827779</text:p>
          </table:table-cell>
          <table:table-cell table:formula="of:=['Computed Data'.B190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7])" office:value-type="float" office:value="1.93457080890481" calcext:value-type="float">
            <text:p>1,93457080890481</text:p>
          </table:table-cell>
          <table:table-cell office:value-type="float" office:value="15" calcext:value-type="float">
            <text:p>15</text:p>
          </table:table-cell>
          <table:table-cell table:formula="of:=['Aerodynamic Coefficients'.G40]" office:value-type="float" office:value="0.72" calcext:value-type="float">
            <text:p>0,72</text:p>
          </table:table-cell>
          <table:table-cell table:formula="of:=[.H37]+(FLAP_LIFT_COEFFICIENT*FLAP_COMBAT_SETTING)" office:value-type="float" office:value="0.904942225008957" calcext:value-type="float">
            <text:p>0,904942225008957</text:p>
          </table:table-cell>
          <table:table-cell/>
          <table:table-cell table:formula="of:=DEGREES([.H37]/([.C37]/RADIANS(1)))" office:value-type="float" office:value="10.577682371646" calcext:value-type="float">
            <text:p>10,577682371646</text:p>
          </table:table-cell>
          <table:table-cell/>
          <table:table-cell table:formula="of:=DEGREES([.I37]/([.C37]/RADIANS(1)))" office:value-type="float" office:value="13.2947103067157" calcext:value-type="float">
            <text:p>13,2947103067157</text:p>
          </table:table-cell>
          <table:table-cell/>
          <table:table-cell office:value-type="float" office:value="0.272117587409876" calcext:value-type="float">
            <text:p>0,272117587409876</text:p>
          </table:table-cell>
          <table:table-cell table:formula="of:=INDEX(DCS_CYMAX_RANGE;MATCH([.O37];DCS_MACH_RANGE;IF(ISNA(MATCH([.O37];DCS_MACH_RANGE;-1));1;-1)))+([.O37]-INDEX(DCS_MACH_RANGE;MATCH([.O37];DCS_MACH_RANGE;IF(ISNA(MATCH([.O37];DCS_MACH_RANGE;-1));1;-1)))) / (INDEX(DCS_MACH_RANGE;MATCH([.O37];DCS_MACH_RANGE;IF(ISNA(MATCH([.O37];DCS_MACH_RANGE;-1));1;-1))+1)-INDEX(DCS_MACH_RANGE;MATCH([.O37];DCS_MACH_RANGE;IF(ISNA(MATCH([.O37];DCS_MACH_RANGE;-1));1;-1))))*(INDEX(DCS_CYMAX_RANGE;MATCH([.O37];DCS_MACH_RANGE;IF(ISNA(MATCH([.O37];DCS_MACH_RANGE;-1));1;-1))+1)-INDEX(DCS_CYMAX_RANGE;MATCH([.O37];DCS_MACH_RANGE;IF(ISNA(MATCH([.O37];DCS_MACH_RANGE;-1));1;-1))))" office:value-type="float" office:value="0.785576482518025" calcext:value-type="float">
            <text:p>0,785576482518025</text:p>
          </table:table-cell>
          <table:table-cell office:value-type="float" office:value="180" calcext:value-type="float">
            <text:p>18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7]*KNOTS_TO_FPS)^2)*WING_AREA*USABLE_LIFT*([.P37]+(FLAP_LIFT_COEFFICIENT*FLAP_TAKEOFF_SETTING))" office:value-type="float" office:value="24357.5143931068" calcext:value-type="float">
            <text:p>24357,5143931068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7]*KNOTS_TO_FPS)^2)*WING_AREA*USABLE_LIFT*([.P37]+(FLAP_LIFT_COEFFICIENT))" office:value-type="float" office:value="28999.086855968" calcext:value-type="float">
            <text:p>28999,086855968</text:p>
          </table:table-cell>
          <table:table-cell/>
          <table:table-cell table:formula="of:=[.A37]" office:value-type="float" office:value="0.5" calcext:value-type="float">
            <text:p>0,5</text:p>
          </table:table-cell>
          <table:table-cell table:formula="of:=[.C37]/RADIANS(1)" office:value-type="float" office:value="3.9" calcext:value-type="float">
            <text:p>3,9</text:p>
          </table:table-cell>
          <table:table-cell table:formula="of:=[.B37]+([.D37]*([.C37]^2))+([.E37]*([.C37]^4))" office:value-type="float" office:value="0.0161092403037654" calcext:value-type="float">
            <text:p>0,016109240303765</text:p>
          </table:table-cell>
          <table:table-cell table:formula="of:=[.X37]/[.Y37]" office:value-type="float" office:value="242.097077606348" calcext:value-type="float">
            <text:p>242,097077606348</text:p>
          </table:table-cell>
          <table:table-cell table:number-columns-repeated="998"/>
        </table:table-row>
        <table:table-row table:style-name="ro3">
          <table:table-cell office:value-type="float" office:value="0.6" calcext:value-type="float">
            <text:p>0,6</text:p>
          </table:table-cell>
          <table:table-cell table:formula="of:=['Computed Data'.B43]" office:value-type="float" office:value="0.015" calcext:value-type="float">
            <text:p>0,015</text:p>
          </table:table-cell>
          <table:table-cell table:formula="of:=['Computed Data'.D16]*RADIANS(1)" office:value-type="float" office:value="0.0651589587411216" calcext:value-type="float">
            <text:p>0,065158958741122</text:p>
          </table:table-cell>
          <table:table-cell table:formula="of:=['Computed Data'.B191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8])" office:value-type="float" office:value="1.91056118540892" calcext:value-type="float">
            <text:p>1,91056118540892</text:p>
          </table:table-cell>
          <table:table-cell office:value-type="float" office:value="15" calcext:value-type="float">
            <text:p>15</text:p>
          </table:table-cell>
          <table:table-cell table:formula="of:=['Aerodynamic Coefficients'.G41]" office:value-type="float" office:value="0.69" calcext:value-type="float">
            <text:p>0,69</text:p>
          </table:table-cell>
          <table:table-cell table:formula="of:=[.H38]+(FLAP_LIFT_COEFFICIENT*FLAP_COMBAT_SETTING)" office:value-type="float" office:value="0.874942225008958" calcext:value-type="float">
            <text:p>0,874942225008958</text:p>
          </table:table-cell>
          <table:table-cell/>
          <table:table-cell table:formula="of:=DEGREES([.H38]/([.C38]/RADIANS(1)))" office:value-type="float" office:value="10.5894878207215" calcext:value-type="float">
            <text:p>10,5894878207215</text:p>
          </table:table-cell>
          <table:table-cell/>
          <table:table-cell table:formula="of:=DEGREES([.I38]/([.C38]/RADIANS(1)))" office:value-type="float" office:value="13.4278116457497" calcext:value-type="float">
            <text:p>13,4278116457497</text:p>
          </table:table-cell>
          <table:table-cell/>
          <table:table-cell office:value-type="float" office:value="0.287235231154869" calcext:value-type="float">
            <text:p>0,287235231154869</text:p>
          </table:table-cell>
          <table:table-cell table:formula="of:=INDEX(DCS_CYMAX_RANGE;MATCH([.O38];DCS_MACH_RANGE;IF(ISNA(MATCH([.O38];DCS_MACH_RANGE;-1));1;-1)))+([.O38]-INDEX(DCS_MACH_RANGE;MATCH([.O38];DCS_MACH_RANGE;IF(ISNA(MATCH([.O38];DCS_MACH_RANGE;-1));1;-1)))) / (INDEX(DCS_MACH_RANGE;MATCH([.O38];DCS_MACH_RANGE;IF(ISNA(MATCH([.O38];DCS_MACH_RANGE;-1));1;-1))+1)-INDEX(DCS_MACH_RANGE;MATCH([.O38];DCS_MACH_RANGE;IF(ISNA(MATCH([.O38];DCS_MACH_RANGE;-1));1;-1))))*(INDEX(DCS_CYMAX_RANGE;MATCH([.O38];DCS_MACH_RANGE;IF(ISNA(MATCH([.O38];DCS_MACH_RANGE;-1));1;-1))+1)-INDEX(DCS_CYMAX_RANGE;MATCH([.O38];DCS_MACH_RANGE;IF(ISNA(MATCH([.O38];DCS_MACH_RANGE;-1));1;-1))))" office:value-type="float" office:value="0.782552953769026" calcext:value-type="float">
            <text:p>0,782552953769026</text:p>
          </table:table-cell>
          <table:table-cell office:value-type="float" office:value="190" calcext:value-type="float">
            <text:p>19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8]*KNOTS_TO_FPS)^2)*WING_AREA*USABLE_LIFT*([.P38]+(FLAP_LIFT_COEFFICIENT*FLAP_TAKEOFF_SETTING))" office:value-type="float" office:value="27054.5340030827" calcext:value-type="float">
            <text:p>27054,5340030827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8]*KNOTS_TO_FPS)^2)*WING_AREA*USABLE_LIFT*([.P38]+(FLAP_LIFT_COEFFICIENT))" office:value-type="float" office:value="32226.1625805299" calcext:value-type="float">
            <text:p>32226,1625805299</text:p>
          </table:table-cell>
          <table:table-cell/>
          <table:table-cell table:formula="of:=[.A38]" office:value-type="float" office:value="0.6" calcext:value-type="float">
            <text:p>0,6</text:p>
          </table:table-cell>
          <table:table-cell table:formula="of:=[.C38]/RADIANS(1)" office:value-type="float" office:value="3.73333333333333" calcext:value-type="float">
            <text:p>3,73333333333333</text:p>
          </table:table-cell>
          <table:table-cell table:formula="of:=[.B38]+([.D38]*([.C38]^2))+([.E38]*([.C38]^4))" office:value-type="float" office:value="0.0160164592278788" calcext:value-type="float">
            <text:p>0,016016459227879</text:p>
          </table:table-cell>
          <table:table-cell table:formula="of:=[.X38]/[.Y38]" office:value-type="float" office:value="233.093549592719" calcext:value-type="float">
            <text:p>233,093549592719</text:p>
          </table:table-cell>
          <table:table-cell table:number-columns-repeated="998"/>
        </table:table-row>
        <table:table-row table:style-name="ro3">
          <table:table-cell office:value-type="float" office:value="0.7" calcext:value-type="float">
            <text:p>0,7</text:p>
          </table:table-cell>
          <table:table-cell table:formula="of:=['Computed Data'.B44]" office:value-type="float" office:value="0.015" calcext:value-type="float">
            <text:p>0,015</text:p>
          </table:table-cell>
          <table:table-cell table:formula="of:=['Computed Data'.D17]*RADIANS(1)" office:value-type="float" office:value="0.0709767229144361" calcext:value-type="float">
            <text:p>0,070976722914436</text:p>
          </table:table-cell>
          <table:table-cell table:formula="of:=['Computed Data'.B192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19])" office:value-type="float" office:value="2.24255400578444" calcext:value-type="float">
            <text:p>2,24255400578444</text:p>
          </table:table-cell>
          <table:table-cell office:value-type="float" office:value="15" calcext:value-type="float">
            <text:p>15</text:p>
          </table:table-cell>
          <table:table-cell table:formula="of:=['Aerodynamic Coefficients'.G42]" office:value-type="float" office:value="0.66" calcext:value-type="float">
            <text:p>0,66</text:p>
          </table:table-cell>
          <table:table-cell table:formula="of:=[.H39]+(FLAP_LIFT_COEFFICIENT*FLAP_COMBAT_SETTING)" office:value-type="float" office:value="0.844942225008957" calcext:value-type="float">
            <text:p>0,844942225008957</text:p>
          </table:table-cell>
          <table:table-cell/>
          <table:table-cell table:formula="of:=DEGREES([.H39]/([.C39]/RADIANS(1)))" office:value-type="float" office:value="9.29882323245107" calcext:value-type="float">
            <text:p>9,29882323245107</text:p>
          </table:table-cell>
          <table:table-cell/>
          <table:table-cell table:formula="of:=DEGREES([.I39]/([.C39]/RADIANS(1)))" office:value-type="float" office:value="11.9044975636245" calcext:value-type="float">
            <text:p>11,9044975636245</text:p>
          </table:table-cell>
          <table:table-cell/>
          <table:table-cell office:value-type="float" office:value="0.302352874899862" calcext:value-type="float">
            <text:p>0,302352874899862</text:p>
          </table:table-cell>
          <table:table-cell table:formula="of:=INDEX(DCS_CYMAX_RANGE;MATCH([.O39];DCS_MACH_RANGE;IF(ISNA(MATCH([.O39];DCS_MACH_RANGE;-1));1;-1)))+([.O39]-INDEX(DCS_MACH_RANGE;MATCH([.O39];DCS_MACH_RANGE;IF(ISNA(MATCH([.O39];DCS_MACH_RANGE;-1));1;-1)))) / (INDEX(DCS_MACH_RANGE;MATCH([.O39];DCS_MACH_RANGE;IF(ISNA(MATCH([.O39];DCS_MACH_RANGE;-1));1;-1))+1)-INDEX(DCS_MACH_RANGE;MATCH([.O39];DCS_MACH_RANGE;IF(ISNA(MATCH([.O39];DCS_MACH_RANGE;-1));1;-1))))*(INDEX(DCS_CYMAX_RANGE;MATCH([.O39];DCS_MACH_RANGE;IF(ISNA(MATCH([.O39];DCS_MACH_RANGE;-1));1;-1))+1)-INDEX(DCS_CYMAX_RANGE;MATCH([.O39];DCS_MACH_RANGE;IF(ISNA(MATCH([.O39];DCS_MACH_RANGE;-1));1;-1))))" office:value-type="float" office:value="0.779294137530041" calcext:value-type="float">
            <text:p>0,779294137530041</text:p>
          </table:table-cell>
          <table:table-cell office:value-type="float" office:value="200" calcext:value-type="float">
            <text:p>20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39]*KNOTS_TO_FPS)^2)*WING_AREA*USABLE_LIFT*([.P39]+(FLAP_LIFT_COEFFICIENT*FLAP_TAKEOFF_SETTING))" office:value-type="float" office:value="29876.3503090181" calcext:value-type="float">
            <text:p>29876,3503090181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39]*KNOTS_TO_FPS)^2)*WING_AREA*USABLE_LIFT*([.P39]+(FLAP_LIFT_COEFFICIENT))" office:value-type="float" office:value="35606.6866829208" calcext:value-type="float">
            <text:p>35606,6866829208</text:p>
          </table:table-cell>
          <table:table-cell/>
          <table:table-cell table:formula="of:=[.A39]" office:value-type="float" office:value="0.7" calcext:value-type="float">
            <text:p>0,7</text:p>
          </table:table-cell>
          <table:table-cell table:formula="of:=[.C39]/RADIANS(1)" office:value-type="float" office:value="4.06666666666667" calcext:value-type="float">
            <text:p>4,06666666666667</text:p>
          </table:table-cell>
          <table:table-cell table:formula="of:=[.B39]+([.D39]*([.C39]^2))+([.E39]*([.C39]^4))" office:value-type="float" office:value="0.0162060729550182" calcext:value-type="float">
            <text:p>0,016206072955018</text:p>
          </table:table-cell>
          <table:table-cell table:formula="of:=[.X39]/[.Y39]" office:value-type="float" office:value="250.934737734069" calcext:value-type="float">
            <text:p>250,934737734069</text:p>
          </table:table-cell>
          <table:table-cell table:number-columns-repeated="998"/>
        </table:table-row>
        <table:table-row table:style-name="ro3">
          <table:table-cell office:value-type="float" office:value="0.8" calcext:value-type="float">
            <text:p>0,8</text:p>
          </table:table-cell>
          <table:table-cell table:formula="of:=['Computed Data'.B45]" office:value-type="float" office:value="0.015" calcext:value-type="float">
            <text:p>0,015</text:p>
          </table:table-cell>
          <table:table-cell table:formula="of:=['Computed Data'.D18]*RADIANS(1)" office:value-type="float" office:value="0.072140275749099" calcext:value-type="float">
            <text:p>0,072140275749099</text:p>
          </table:table-cell>
          <table:table-cell table:formula="of:=['Computed Data'.B193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20])" office:value-type="float" office:value="2.58002670616808" calcext:value-type="float">
            <text:p>2,58002670616808</text:p>
          </table:table-cell>
          <table:table-cell office:value-type="float" office:value="15" calcext:value-type="float">
            <text:p>15</text:p>
          </table:table-cell>
          <table:table-cell table:formula="of:=['Aerodynamic Coefficients'.G43]" office:value-type="float" office:value="0.68" calcext:value-type="float">
            <text:p>0,68</text:p>
          </table:table-cell>
          <table:table-cell table:formula="of:=[.H40]+(FLAP_LIFT_COEFFICIENT*FLAP_COMBAT_SETTING)" office:value-type="float" office:value="0.864942225008957" calcext:value-type="float">
            <text:p>0,864942225008957</text:p>
          </table:table-cell>
          <table:table-cell/>
          <table:table-cell table:formula="of:=DEGREES([.H40]/([.C40]/RADIANS(1)))" office:value-type="float" office:value="9.42607985537806" calcext:value-type="float">
            <text:p>9,42607985537806</text:p>
          </table:table-cell>
          <table:table-cell/>
          <table:table-cell table:formula="of:=DEGREES([.I40]/([.C40]/RADIANS(1)))" office:value-type="float" office:value="11.98972718121" calcext:value-type="float">
            <text:p>11,98972718121</text:p>
          </table:table-cell>
          <table:table-cell/>
          <table:table-cell office:value-type="float" office:value="0.317470518644854" calcext:value-type="float">
            <text:p>0,317470518644854</text:p>
          </table:table-cell>
          <table:table-cell table:formula="of:=INDEX(DCS_CYMAX_RANGE;MATCH([.O40];DCS_MACH_RANGE;IF(ISNA(MATCH([.O40];DCS_MACH_RANGE;-1));1;-1)))+([.O40]-INDEX(DCS_MACH_RANGE;MATCH([.O40];DCS_MACH_RANGE;IF(ISNA(MATCH([.O40];DCS_MACH_RANGE;-1));1;-1)))) / (INDEX(DCS_MACH_RANGE;MATCH([.O40];DCS_MACH_RANGE;IF(ISNA(MATCH([.O40];DCS_MACH_RANGE;-1));1;-1))+1)-INDEX(DCS_MACH_RANGE;MATCH([.O40];DCS_MACH_RANGE;IF(ISNA(MATCH([.O40];DCS_MACH_RANGE;-1));1;-1))))*(INDEX(DCS_CYMAX_RANGE;MATCH([.O40];DCS_MACH_RANGE;IF(ISNA(MATCH([.O40];DCS_MACH_RANGE;-1));1;-1))+1)-INDEX(DCS_CYMAX_RANGE;MATCH([.O40];DCS_MACH_RANGE;IF(ISNA(MATCH([.O40];DCS_MACH_RANGE;-1));1;-1))))" office:value-type="float" office:value="0.774758844406544" calcext:value-type="float">
            <text:p>0,774758844406544</text:p>
          </table:table-cell>
          <table:table-cell office:value-type="float" office:value="210" calcext:value-type="float">
            <text:p>21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40]*KNOTS_TO_FPS)^2)*WING_AREA*USABLE_LIFT*([.P40]+(FLAP_LIFT_COEFFICIENT*FLAP_TAKEOFF_SETTING))" office:value-type="float" office:value="32783.7488995884" calcext:value-type="float">
            <text:p>32783,7488995884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40]*KNOTS_TO_FPS)^2)*WING_AREA*USABLE_LIFT*([.P40]+(FLAP_LIFT_COEFFICIENT))" office:value-type="float" office:value="39101.4447518161" calcext:value-type="float">
            <text:p>39101,4447518161</text:p>
          </table:table-cell>
          <table:table-cell/>
          <table:table-cell table:formula="of:=[.A40]" office:value-type="float" office:value="0.8" calcext:value-type="float">
            <text:p>0,8</text:p>
          </table:table-cell>
          <table:table-cell table:formula="of:=[.C40]/RADIANS(1)" office:value-type="float" office:value="4.13333333333333" calcext:value-type="float">
            <text:p>4,13333333333333</text:p>
          </table:table-cell>
          <table:table-cell table:formula="of:=[.B40]+([.D40]*([.C40]^2))+([.E40]*([.C40]^4))" office:value-type="float" office:value="0.0162459404566218" calcext:value-type="float">
            <text:p>0,016245940456622</text:p>
          </table:table-cell>
          <table:table-cell table:formula="of:=[.X40]/[.Y40]" office:value-type="float" office:value="254.422533701248" calcext:value-type="float">
            <text:p>254,422533701248</text:p>
          </table:table-cell>
          <table:table-cell table:number-columns-repeated="998"/>
        </table:table-row>
        <table:table-row table:style-name="ro3">
          <table:table-cell office:value-type="float" office:value="0.9" calcext:value-type="float">
            <text:p>0,9</text:p>
          </table:table-cell>
          <table:table-cell table:formula="of:=['Computed Data'.B46]" office:value-type="float" office:value="0.018" calcext:value-type="float">
            <text:p>0,018</text:p>
          </table:table-cell>
          <table:table-cell table:formula="of:=['Computed Data'.D19]*RADIANS(1)" office:value-type="float" office:value="0.0779580399224134" calcext:value-type="float">
            <text:p>0,077958039922413</text:p>
          </table:table-cell>
          <table:table-cell table:formula="of:=['Computed Data'.B194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21])" office:value-type="float" office:value="2.92325036417888" calcext:value-type="float">
            <text:p>2,92325036417888</text:p>
          </table:table-cell>
          <table:table-cell office:value-type="float" office:value="15" calcext:value-type="float">
            <text:p>15</text:p>
          </table:table-cell>
          <table:table-cell table:formula="of:=['Aerodynamic Coefficients'.G44]" office:value-type="float" office:value="0.8" calcext:value-type="float">
            <text:p>0,8</text:p>
          </table:table-cell>
          <table:table-cell table:formula="of:=[.H41]+(FLAP_LIFT_COEFFICIENT*FLAP_COMBAT_SETTING)" office:value-type="float" office:value="0.984942225008957" calcext:value-type="float">
            <text:p>0,984942225008957</text:p>
          </table:table-cell>
          <table:table-cell/>
          <table:table-cell table:formula="of:=DEGREES([.H41]/([.C41]/RADIANS(1)))" office:value-type="float" office:value="10.2619306590595" calcext:value-type="float">
            <text:p>10,2619306590595</text:p>
          </table:table-cell>
          <table:table-cell/>
          <table:table-cell table:formula="of:=DEGREES([.I41]/([.C41]/RADIANS(1)))" office:value-type="float" office:value="12.6342610202772" calcext:value-type="float">
            <text:p>12,6342610202772</text:p>
          </table:table-cell>
          <table:table-cell/>
          <table:table-cell office:value-type="float" office:value="0.332588162389848" calcext:value-type="float">
            <text:p>0,332588162389848</text:p>
          </table:table-cell>
          <table:table-cell table:formula="of:=INDEX(DCS_CYMAX_RANGE;MATCH([.O41];DCS_MACH_RANGE;IF(ISNA(MATCH([.O41];DCS_MACH_RANGE;-1));1;-1)))+([.O41]-INDEX(DCS_MACH_RANGE;MATCH([.O41];DCS_MACH_RANGE;IF(ISNA(MATCH([.O41];DCS_MACH_RANGE;-1));1;-1)))) / (INDEX(DCS_MACH_RANGE;MATCH([.O41];DCS_MACH_RANGE;IF(ISNA(MATCH([.O41];DCS_MACH_RANGE;-1));1;-1))+1)-INDEX(DCS_MACH_RANGE;MATCH([.O41];DCS_MACH_RANGE;IF(ISNA(MATCH([.O41];DCS_MACH_RANGE;-1));1;-1))))*(INDEX(DCS_CYMAX_RANGE;MATCH([.O41];DCS_MACH_RANGE;IF(ISNA(MATCH([.O41];DCS_MACH_RANGE;-1));1;-1))+1)-INDEX(DCS_CYMAX_RANGE;MATCH([.O41];DCS_MACH_RANGE;IF(ISNA(MATCH([.O41];DCS_MACH_RANGE;-1));1;-1))))" office:value-type="float" office:value="0.770223551283046" calcext:value-type="float">
            <text:p>0,770223551283046</text:p>
          </table:table-cell>
          <table:table-cell office:value-type="float" office:value="220" calcext:value-type="float">
            <text:p>22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41]*KNOTS_TO_FPS)^2)*WING_AREA*USABLE_LIFT*([.P41]+(FLAP_LIFT_COEFFICIENT*FLAP_TAKEOFF_SETTING))" office:value-type="float" office:value="35810.3166585179" calcext:value-type="float">
            <text:p>35810,3166585179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41]*KNOTS_TO_FPS)^2)*WING_AREA*USABLE_LIFT*([.P41]+(FLAP_LIFT_COEFFICIENT))" office:value-type="float" office:value="42744.0236709402" calcext:value-type="float">
            <text:p>42744,0236709402</text:p>
          </table:table-cell>
          <table:table-cell/>
          <table:table-cell table:formula="of:=[.A41]" office:value-type="float" office:value="0.9" calcext:value-type="float">
            <text:p>0,9</text:p>
          </table:table-cell>
          <table:table-cell table:formula="of:=[.C41]/RADIANS(1)" office:value-type="float" office:value="4.46666666666667" calcext:value-type="float">
            <text:p>4,46666666666667</text:p>
          </table:table-cell>
          <table:table-cell table:formula="of:=[.B41]+([.D41]*([.C41]^2))+([.E41]*([.C41]^4))" office:value-type="float" office:value="0.0194550017455191" calcext:value-type="float">
            <text:p>0,019455001745519</text:p>
          </table:table-cell>
          <table:table-cell table:formula="of:=[.X41]/[.Y41]" office:value-type="float" office:value="229.589630733158" calcext:value-type="float">
            <text:p>229,589630733158</text:p>
          </table:table-cell>
          <table:table-cell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'Computed Data'.B47]" office:value-type="float" office:value="0.045" calcext:value-type="float">
            <text:p>0,045</text:p>
          </table:table-cell>
          <table:table-cell table:formula="of:=['Computed Data'.D20]*RADIANS(1)" office:value-type="float" office:value="0.0890117918517108" calcext:value-type="float">
            <text:p>0,089011791851711</text:p>
          </table:table-cell>
          <table:table-cell table:formula="of:=['Computed Data'.B195]" office:value-type="float" office:value="0.239409672116365" calcext:value-type="float">
            <text:p>0,239409672116365</text:p>
          </table:table-cell>
          <table:table-cell office:value-type="float" office:value="0" calcext:value-type="float">
            <text:p>0</text:p>
          </table:table-cell>
          <table:table-cell table:formula="of:=RADIANS(['Computed Data'.J222])" office:value-type="float" office:value="3.16101776490446" calcext:value-type="float">
            <text:p>3,16101776490446</text:p>
          </table:table-cell>
          <table:table-cell office:value-type="float" office:value="15" calcext:value-type="float">
            <text:p>15</text:p>
          </table:table-cell>
          <table:table-cell table:formula="of:=['Aerodynamic Coefficients'.G45]" office:value-type="float" office:value="1" calcext:value-type="float">
            <text:p>1</text:p>
          </table:table-cell>
          <table:table-cell table:formula="of:=[.H42]+(FLAP_LIFT_COEFFICIENT*FLAP_COMBAT_SETTING)" office:value-type="float" office:value="1.18494222500896" calcext:value-type="float">
            <text:p>1,18494222500896</text:p>
          </table:table-cell>
          <table:table-cell/>
          <table:table-cell table:formula="of:=DEGREES([.H42]/([.C42]/RADIANS(1)))" office:value-type="float" office:value="11.2344665711926" calcext:value-type="float">
            <text:p>11,2344665711926</text:p>
          </table:table-cell>
          <table:table-cell/>
          <table:table-cell table:formula="of:=DEGREES([.I42]/([.C42]/RADIANS(1)))" office:value-type="float" office:value="13.3121938156577" calcext:value-type="float">
            <text:p>13,3121938156577</text:p>
          </table:table-cell>
          <table:table-cell table:number-columns-repeated="2"/>
          <table:table-cell table:formula="of:=INDEX(DCS_CYMAX_RANGE;MATCH([.O42];DCS_MACH_RANGE;IF(ISNA(MATCH([.O42];DCS_MACH_RANGE;-1));1;-1)))+([.O42]-INDEX(DCS_MACH_RANGE;MATCH([.O42];DCS_MACH_RANGE;IF(ISNA(MATCH([.O42];DCS_MACH_RANGE;-1));1;-1)))) / (INDEX(DCS_MACH_RANGE;MATCH([.O42];DCS_MACH_RANGE;IF(ISNA(MATCH([.O42];DCS_MACH_RANGE;-1));1;-1))+1)-INDEX(DCS_MACH_RANGE;MATCH([.O42];DCS_MACH_RANGE;IF(ISNA(MATCH([.O42];DCS_MACH_RANGE;-1));1;-1))))*(INDEX(DCS_CYMAX_RANGE;MATCH([.O42];DCS_MACH_RANGE;IF(ISNA(MATCH([.O42];DCS_MACH_RANGE;-1));1;-1))+1)-INDEX(DCS_CYMAX_RANGE;MATCH([.O42];DCS_MACH_RANGE;IF(ISNA(MATCH([.O42];DCS_MACH_RANGE;-1));1;-1))))" office:value-type="string" office:string-value="" calcext:value-type="error">
            <text:p>#N/D</text:p>
          </table:table-cell>
          <table:table-cell office:value-type="float" office:value="230" calcext:value-type="float">
            <text:p>23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42]*KNOTS_TO_FPS)^2)*WING_AREA*USABLE_LIFT*([.P42]+(FLAP_LIFT_COEFFICIENT*FLAP_TAKEOFF_SETTING))" office:value-type="string" office:string-value="" calcext:value-type="error">
            <text:p>#N/D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42]*KNOTS_TO_FPS)^2)*WING_AREA*USABLE_LIFT*([.P42]+(FLAP_LIFT_COEFFICIENT))" office:value-type="string" office:string-value="" calcext:value-type="error">
            <text:p>#N/D</text:p>
          </table:table-cell>
          <table:table-cell/>
          <table:table-cell table:formula="of:=[.A42]" office:value-type="float" office:value="1" calcext:value-type="float">
            <text:p>1</text:p>
          </table:table-cell>
          <table:table-cell table:formula="of:=[.C42]/RADIANS(1)" office:value-type="float" office:value="5.1" calcext:value-type="float">
            <text:p>5,1</text:p>
          </table:table-cell>
          <table:table-cell table:formula="of:=[.B42]+([.D42]*([.C42]^2))+([.E42]*([.C42]^4))" office:value-type="float" office:value="0.0468968665549597" calcext:value-type="float">
            <text:p>0,04689686655496</text:p>
          </table:table-cell>
          <table:table-cell table:formula="of:=[.X42]/[.Y42]" office:value-type="float" office:value="108.74926993306" calcext:value-type="float">
            <text:p>108,74926993306</text:p>
          </table:table-cell>
          <table:table-cell table:number-columns-repeated="998"/>
        </table:table-row>
        <table:table-row table:style-name="ro3">
          <table:table-cell office:value-type="float" office:value="1.05" calcext:value-type="float">
            <text:p>1,05</text:p>
          </table:table-cell>
          <table:table-cell table:formula="of:=([.B42]+[.B44])/2" office:value-type="float" office:value="0.0465" calcext:value-type="float">
            <text:p>0,0465</text:p>
          </table:table-cell>
          <table:table-cell table:formula="of:=[.C42]+(([.C44]-[.C42])/2)" office:value-type="float" office:value="0.0872664625997165" calcext:value-type="float">
            <text:p>0,087266462599717</text:p>
          </table:table-cell>
          <table:table-cell table:formula="of:=[.D42]+(([.D44]-[.D42])/2)" office:value-type="float" office:value="0.221962308588432" calcext:value-type="float">
            <text:p>0,221962308588432</text:p>
          </table:table-cell>
          <table:table-cell table:formula="of:=[.E42]+(([.E44]-[.E42])/2)" office:value-type="float" office:value="0" calcext:value-type="float">
            <text:p>0</text:p>
          </table:table-cell>
          <table:table-cell table:formula="of:=[.F42]+(([.F44]-[.F42])/2)" office:value-type="float" office:value="3.04932638622043" calcext:value-type="float">
            <text:p>3,04932638622043</text:p>
          </table:table-cell>
          <table:table-cell office:value-type="float" office:value="15" calcext:value-type="float">
            <text:p>15</text:p>
          </table:table-cell>
          <table:table-cell table:formula="of:=[.H42]+(([.H44]-[.H42])/2)" office:value-type="float" office:value="1" calcext:value-type="float">
            <text:p>1</text:p>
          </table:table-cell>
          <table:table-cell table:formula="of:=[.H43]+(FLAP_LIFT_COEFFICIENT*FLAP_COMBAT_SETTING)" office:value-type="float" office:value="1.18494222500896" calcext:value-type="float">
            <text:p>1,18494222500896</text:p>
          </table:table-cell>
          <table:table-cell/>
          <table:table-cell table:formula="of:=DEGREES([.H43]/([.C43]/RADIANS(1)))" office:value-type="float" office:value="11.4591559026165" calcext:value-type="float">
            <text:p>11,4591559026165</text:p>
          </table:table-cell>
          <table:table-cell/>
          <table:table-cell table:formula="of:=DEGREES([.I43]/([.C43]/RADIANS(1)))" office:value-type="float" office:value="13.5784376919709" calcext:value-type="float">
            <text:p>13,5784376919709</text:p>
          </table:table-cell>
          <table:table-cell table:number-columns-repeated="2"/>
          <table:table-cell table:formula="of:=INDEX(DCS_CYMAX_RANGE;MATCH([.O43];DCS_MACH_RANGE;IF(ISNA(MATCH([.O43];DCS_MACH_RANGE;-1));1;-1)))+([.O43]-INDEX(DCS_MACH_RANGE;MATCH([.O43];DCS_MACH_RANGE;IF(ISNA(MATCH([.O43];DCS_MACH_RANGE;-1));1;-1)))) / (INDEX(DCS_MACH_RANGE;MATCH([.O43];DCS_MACH_RANGE;IF(ISNA(MATCH([.O43];DCS_MACH_RANGE;-1));1;-1))+1)-INDEX(DCS_MACH_RANGE;MATCH([.O43];DCS_MACH_RANGE;IF(ISNA(MATCH([.O43];DCS_MACH_RANGE;-1));1;-1))))*(INDEX(DCS_CYMAX_RANGE;MATCH([.O43];DCS_MACH_RANGE;IF(ISNA(MATCH([.O43];DCS_MACH_RANGE;-1));1;-1))+1)-INDEX(DCS_CYMAX_RANGE;MATCH([.O43];DCS_MACH_RANGE;IF(ISNA(MATCH([.O43];DCS_MACH_RANGE;-1));1;-1))))" office:value-type="string" office:string-value="" calcext:value-type="error">
            <text:p>#N/D</text:p>
          </table:table-cell>
          <table:table-cell office:value-type="float" office:value="240" calcext:value-type="float">
            <text:p>24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43]*KNOTS_TO_FPS)^2)*WING_AREA*USABLE_LIFT*([.P43]+(FLAP_LIFT_COEFFICIENT*FLAP_TAKEOFF_SETTING))" office:value-type="string" office:string-value="" calcext:value-type="error">
            <text:p>#N/D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43]*KNOTS_TO_FPS)^2)*WING_AREA*USABLE_LIFT*([.P43]+(FLAP_LIFT_COEFFICIENT))" office:value-type="string" office:string-value="" calcext:value-type="error">
            <text:p>#N/D</text:p>
          </table:table-cell>
          <table:table-cell/>
          <table:table-cell table:formula="of:=[.A43]" office:value-type="float" office:value="1.05" calcext:value-type="float">
            <text:p>1,05</text:p>
          </table:table-cell>
          <table:table-cell table:formula="of:=[.C43]/RADIANS(1)" office:value-type="float" office:value="5" calcext:value-type="float">
            <text:p>5</text:p>
          </table:table-cell>
          <table:table-cell table:formula="of:=[.B43]+([.D43]*([.C43]^2))+([.E43]*([.C43]^4))" office:value-type="float" office:value="0.0481903396433027" calcext:value-type="float">
            <text:p>0,048190339643303</text:p>
          </table:table-cell>
          <table:table-cell table:formula="of:=[.X43]/[.Y43]" office:value-type="float" office:value="103.755234700756" calcext:value-type="float">
            <text:p>103,755234700756</text:p>
          </table:table-cell>
          <table:table-cell table:number-columns-repeated="998"/>
        </table:table-row>
        <table:table-row table:style-name="ro3">
          <table:table-cell office:value-type="float" office:value="1.1" calcext:value-type="float">
            <text:p>1,1</text:p>
          </table:table-cell>
          <table:table-cell table:formula="of:=['Computed Data'.B48]" office:value-type="float" office:value="0.048" calcext:value-type="float">
            <text:p>0,048</text:p>
          </table:table-cell>
          <table:table-cell table:formula="of:=['Computed Data'.D21]*RADIANS(1)" office:value-type="float" office:value="0.0855211333477222" calcext:value-type="float">
            <text:p>0,085521133347722</text:p>
          </table:table-cell>
          <table:table-cell table:formula="of:=['Computed Data'.B196]" office:value-type="float" office:value="0.204514945060499" calcext:value-type="float">
            <text:p>0,204514945060499</text:p>
          </table:table-cell>
          <table:table-cell office:value-type="float" office:value="0" calcext:value-type="float">
            <text:p>0</text:p>
          </table:table-cell>
          <table:table-cell table:formula="of:=RADIANS(['Computed Data'.J223])" office:value-type="float" office:value="2.9376350075364" calcext:value-type="float">
            <text:p>2,9376350075364</text:p>
          </table:table-cell>
          <table:table-cell office:value-type="float" office:value="15" calcext:value-type="float">
            <text:p>15</text:p>
          </table:table-cell>
          <table:table-cell table:formula="of:=['Aerodynamic Coefficients'.G46]" office:value-type="float" office:value="1" calcext:value-type="float">
            <text:p>1</text:p>
          </table:table-cell>
          <table:table-cell table:formula="of:=[.H44]+(FLAP_LIFT_COEFFICIENT*FLAP_COMBAT_SETTING)" office:value-type="float" office:value="1.18494222500896" calcext:value-type="float">
            <text:p>1,18494222500896</text:p>
          </table:table-cell>
          <table:table-cell/>
          <table:table-cell table:formula="of:=DEGREES([.H44]/([.C44]/RADIANS(1)))" office:value-type="float" office:value="11.6930162271597" calcext:value-type="float">
            <text:p>11,6930162271597</text:p>
          </table:table-cell>
          <table:table-cell/>
          <table:table-cell table:formula="of:=DEGREES([.I44]/([.C44]/RADIANS(1)))" office:value-type="float" office:value="13.8555486652764" calcext:value-type="float">
            <text:p>13,8555486652764</text:p>
          </table:table-cell>
          <table:table-cell table:number-columns-repeated="2"/>
          <table:table-cell table:formula="of:=INDEX(DCS_CYMAX_RANGE;MATCH([.O44];DCS_MACH_RANGE;IF(ISNA(MATCH([.O44];DCS_MACH_RANGE;-1));1;-1)))+([.O44]-INDEX(DCS_MACH_RANGE;MATCH([.O44];DCS_MACH_RANGE;IF(ISNA(MATCH([.O44];DCS_MACH_RANGE;-1));1;-1)))) / (INDEX(DCS_MACH_RANGE;MATCH([.O44];DCS_MACH_RANGE;IF(ISNA(MATCH([.O44];DCS_MACH_RANGE;-1));1;-1))+1)-INDEX(DCS_MACH_RANGE;MATCH([.O44];DCS_MACH_RANGE;IF(ISNA(MATCH([.O44];DCS_MACH_RANGE;-1));1;-1))))*(INDEX(DCS_CYMAX_RANGE;MATCH([.O44];DCS_MACH_RANGE;IF(ISNA(MATCH([.O44];DCS_MACH_RANGE;-1));1;-1))+1)-INDEX(DCS_CYMAX_RANGE;MATCH([.O44];DCS_MACH_RANGE;IF(ISNA(MATCH([.O44];DCS_MACH_RANGE;-1));1;-1))))" office:value-type="string" office:string-value="" calcext:value-type="error">
            <text:p>#N/D</text:p>
          </table:table-cell>
          <table:table-cell office:value-type="float" office:value="250" calcext:value-type="float">
            <text:p>250</text:p>
          </table:table-cell>
          <table:table-cell table:formula="of:=AIRCRAFT_EMPTY_WEIGHT+MAX_FUEL" office:value-type="float" office:value="36444.57322" calcext:value-type="float">
            <text:p>36444,57322</text:p>
          </table:table-cell>
          <table:table-cell table:formula="of:=0.5*SEA_LEVEL_DENSITY*(([.Q44]*KNOTS_TO_FPS)^2)*WING_AREA*USABLE_LIFT*([.P44]+(FLAP_LIFT_COEFFICIENT*FLAP_TAKEOFF_SETTING))" office:value-type="string" office:string-value="" calcext:value-type="error">
            <text:p>#N/D</text:p>
          </table:table-cell>
          <table:table-cell table:formula="of:=AIRCRAFT_EMPTY_WEIGHT+MIN_LDG_FUEL" office:value-type="float" office:value="32122.1718" calcext:value-type="float">
            <text:p>32122,1718</text:p>
          </table:table-cell>
          <table:table-cell table:formula="of:=0.5*SEA_LEVEL_DENSITY*(([.Q44]*KNOTS_TO_FPS)^2)*WING_AREA*USABLE_LIFT*([.P44]+(FLAP_LIFT_COEFFICIENT))" office:value-type="string" office:string-value="" calcext:value-type="error">
            <text:p>#N/D</text:p>
          </table:table-cell>
          <table:table-cell/>
          <table:table-cell table:formula="of:=[.A44]" office:value-type="float" office:value="1.1" calcext:value-type="float">
            <text:p>1,1</text:p>
          </table:table-cell>
          <table:table-cell table:formula="of:=[.C44]/RADIANS(1)" office:value-type="float" office:value="4.9" calcext:value-type="float">
            <text:p>4,9</text:p>
          </table:table-cell>
          <table:table-cell table:formula="of:=[.B44]+([.D44]*([.C44]^2))+([.E44]*([.C44]^4))" office:value-type="float" office:value="0.0494957945450803" calcext:value-type="float">
            <text:p>0,04949579454508</text:p>
          </table:table-cell>
          <table:table-cell table:formula="of:=[.X44]/[.Y44]" office:value-type="float" office:value="98.9983097561375" calcext:value-type="float">
            <text:p>98,9983097561375</text:p>
          </table:table-cell>
          <table:table-cell table:number-columns-repeated="998"/>
        </table:table-row>
        <table:table-row table:style-name="ro3">
          <table:table-cell office:value-type="float" office:value="1.2" calcext:value-type="float">
            <text:p>1,2</text:p>
          </table:table-cell>
          <table:table-cell table:formula="of:=['Computed Data'.B49]" office:value-type="float" office:value="0.049" calcext:value-type="float">
            <text:p>0,049</text:p>
          </table:table-cell>
          <table:table-cell table:formula="of:=['Computed Data'.D22]*RADIANS(1)" office:value-type="float" office:value="0.0798488132787406" calcext:value-type="float">
            <text:p>0,079848813278741</text:p>
          </table:table-cell>
          <table:table-cell table:formula="of:=['Computed Data'.B197]" office:value-type="float" office:value="0.218579234972678" calcext:value-type="float">
            <text:p>0,218579234972678</text:p>
          </table:table-cell>
          <table:table-cell office:value-type="float" office:value="0" calcext:value-type="float">
            <text:p>0</text:p>
          </table:table-cell>
          <table:table-cell table:formula="of:=RADIANS(['Computed Data'.J224])" office:value-type="float" office:value="3.2096837687823" calcext:value-type="float">
            <text:p>3,2096837687823</text:p>
          </table:table-cell>
          <table:table-cell office:value-type="float" office:value="15" calcext:value-type="float">
            <text:p>15</text:p>
          </table:table-cell>
          <table:table-cell table:formula="of:=['Aerodynamic Coefficients'.G47]" office:value-type="float" office:value="1" calcext:value-type="float">
            <text:p>1</text:p>
          </table:table-cell>
          <table:table-cell table:formula="of:=[.H45]" office:value-type="float" office:value="1" calcext:value-type="float">
            <text:p>1</text:p>
          </table:table-cell>
          <table:table-cell/>
          <table:table-cell table:formula="of:=DEGREES([.H45]/([.C45]/RADIANS(1)))" office:value-type="float" office:value="12.5236676531327" calcext:value-type="float">
            <text:p>12,5236676531327</text:p>
          </table:table-cell>
          <table:table-cell/>
          <table:table-cell table:formula="of:=DEGREES([.I45]/([.C45]/RADIANS(1)))" office:value-type="float" office:value="12.5236676531327" calcext:value-type="float">
            <text:p>12,5236676531327</text:p>
          </table:table-cell>
          <table:table-cell table:number-columns-repeated="9"/>
          <table:table-cell table:formula="of:=[.A45]" office:value-type="float" office:value="1.2" calcext:value-type="float">
            <text:p>1,2</text:p>
          </table:table-cell>
          <table:table-cell table:formula="of:=[.C45]/RADIANS(1)" office:value-type="float" office:value="4.575" calcext:value-type="float">
            <text:p>4,575</text:p>
          </table:table-cell>
          <table:table-cell table:formula="of:=[.B45]+([.D45]*([.C45]^2))+([.E45]*([.C45]^4))" office:value-type="float" office:value="0.0503936246955242" calcext:value-type="float">
            <text:p>0,050393624695524</text:p>
          </table:table-cell>
          <table:table-cell table:formula="of:=[.X45]/[.Y45]" office:value-type="float" office:value="90.7852933310895" calcext:value-type="float">
            <text:p>90,7852933310895</text:p>
          </table:table-cell>
          <table:table-cell table:number-columns-repeated="998"/>
        </table:table-row>
        <table:table-row table:style-name="ro3">
          <table:table-cell office:value-type="float" office:value="1.3" calcext:value-type="float">
            <text:p>1,3</text:p>
          </table:table-cell>
          <table:table-cell table:formula="of:=['Computed Data'.B50]" office:value-type="float" office:value="0.051" calcext:value-type="float">
            <text:p>0,051</text:p>
          </table:table-cell>
          <table:table-cell table:formula="of:=['Computed Data'.D23]*RADIANS(1)" office:value-type="float" office:value="0.074176493209759" calcext:value-type="float">
            <text:p>0,074176493209759</text:p>
          </table:table-cell>
          <table:table-cell table:formula="of:=['Computed Data'.B198]" office:value-type="float" office:value="0.235294117647059" calcext:value-type="float">
            <text:p>0,235294117647059</text:p>
          </table:table-cell>
          <table:table-cell office:value-type="float" office:value="0" calcext:value-type="float">
            <text:p>0</text:p>
          </table:table-cell>
          <table:table-cell table:formula="of:=RADIANS(['Computed Data'.J225])" office:value-type="float" office:value="2.05568099509922" calcext:value-type="float">
            <text:p>2,05568099509922</text:p>
          </table:table-cell>
          <table:table-cell office:value-type="float" office:value="15" calcext:value-type="float">
            <text:p>15</text:p>
          </table:table-cell>
          <table:table-cell table:formula="of:=['Aerodynamic Coefficients'.G48]" office:value-type="float" office:value="1" calcext:value-type="float">
            <text:p>1</text:p>
          </table:table-cell>
          <table:table-cell table:formula="of:=[.H46]" office:value-type="float" office:value="1" calcext:value-type="float">
            <text:p>1</text:p>
          </table:table-cell>
          <table:table-cell/>
          <table:table-cell table:formula="of:=DEGREES([.H46]/([.C46]/RADIANS(1)))" office:value-type="float" office:value="13.4813598854311" calcext:value-type="float">
            <text:p>13,4813598854311</text:p>
          </table:table-cell>
          <table:table-cell/>
          <table:table-cell table:formula="of:=DEGREES([.I46]/([.C46]/RADIANS(1)))" office:value-type="float" office:value="13.4813598854311" calcext:value-type="float">
            <text:p>13,4813598854311</text:p>
          </table:table-cell>
          <table:table-cell>
            <draw:frame table:end-cell-address="'DCS World SFM'.U67" table:end-x="21.48mm" table:end-y="0.77mm" draw:z-index="0" draw:style-name="gr1" draw:text-style-name="P1" svg:width="160.53mm" svg:height="93.7mm" svg:x="19.63mm" svg:y="2.06mm">
              <draw:object draw:notify-on-update-of-ranges="'DCS World SFM'.Q32:'DCS World SFM'.Q55 'DCS World SFM'.R31:'DCS World SFM'.R31 'DCS World SFM'.R32:'DCS World SFM'.R55 'DCS World SFM'.Q32:'DCS World SFM'.Q55 'DCS World SFM'.S31:'DCS World SFM'.S31 'DCS World SFM'.S32:'DCS World SFM'.S55 'DCS World SFM'.Q32:'DCS World SFM'.Q55 'DCS World SFM'.T31:'DCS World SFM'.T31 'DCS World SFM'.T32:'DCS World SFM'.T55 'DCS World SFM'.Q32:'DCS World SFM'.Q55 'DCS World SFM'.U31:'DCS World SFM'.U31 'DCS World SFM'.U32:'DCS World SFM'.U5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formula="of:=[.A46]" office:value-type="float" office:value="1.3" calcext:value-type="float">
            <text:p>1,3</text:p>
          </table:table-cell>
          <table:table-cell table:formula="of:=[.C46]/RADIANS(1)" office:value-type="float" office:value="4.25" calcext:value-type="float">
            <text:p>4,25</text:p>
          </table:table-cell>
          <table:table-cell table:formula="of:=[.B46]+([.D46]*([.C46]^2))+([.E46]*([.C46]^4))" office:value-type="float" office:value="0.0522946240340935" calcext:value-type="float">
            <text:p>0,052294624034094</text:p>
          </table:table-cell>
          <table:table-cell table:formula="of:=[.X46]/[.Y46]" office:value-type="float" office:value="81.2703041373662" calcext:value-type="float">
            <text:p>81,2703041373662</text:p>
          </table:table-cell>
          <table:table-cell table:number-columns-repeated="998"/>
        </table:table-row>
        <table:table-row table:style-name="ro3">
          <table:table-cell office:value-type="float" office:value="1.4" calcext:value-type="float">
            <text:p>1,4</text:p>
          </table:table-cell>
          <table:table-cell table:formula="of:=['Computed Data'.B51]" office:value-type="float" office:value="0.053" calcext:value-type="float">
            <text:p>0,053</text:p>
          </table:table-cell>
          <table:table-cell table:formula="of:=['Computed Data'.D24]*RADIANS(1)" office:value-type="float" office:value="0.0685041731407774" calcext:value-type="float">
            <text:p>0,068504173140778</text:p>
          </table:table-cell>
          <table:table-cell table:formula="of:=['Computed Data'.B199]" office:value-type="float" office:value="0.254777070063694" calcext:value-type="float">
            <text:p>0,254777070063694</text:p>
          </table:table-cell>
          <table:table-cell office:value-type="float" office:value="0" calcext:value-type="float">
            <text:p>0</text:p>
          </table:table-cell>
          <table:table-cell table:formula="of:=RADIANS(['Computed Data'.J226])" office:value-type="float" office:value="2.20032427189137" calcext:value-type="float">
            <text:p>2,20032427189137</text:p>
          </table:table-cell>
          <table:table-cell office:value-type="float" office:value="14.5" calcext:value-type="float">
            <text:p>14,5</text:p>
          </table:table-cell>
          <table:table-cell table:formula="of:=['Aerodynamic Coefficients'.G49]" office:value-type="float" office:value="1" calcext:value-type="float">
            <text:p>1</text:p>
          </table:table-cell>
          <table:table-cell table:formula="of:=[.H47]" office:value-type="float" office:value="1" calcext:value-type="float">
            <text:p>1</text:p>
          </table:table-cell>
          <table:table-cell/>
          <table:table-cell table:formula="of:=DEGREES([.H47]/([.C47]/RADIANS(1)))" office:value-type="float" office:value="14.5976508313586" calcext:value-type="float">
            <text:p>14,5976508313586</text:p>
          </table:table-cell>
          <table:table-cell/>
          <table:table-cell table:formula="of:=DEGREES([.I47]/([.C47]/RADIANS(1)))" office:value-type="float" office:value="14.5976508313586" calcext:value-type="float">
            <text:p>14,5976508313586</text:p>
          </table:table-cell>
          <table:table-cell table:number-columns-repeated="9"/>
          <table:table-cell table:formula="of:=[.A47]" office:value-type="float" office:value="1.4" calcext:value-type="float">
            <text:p>1,4</text:p>
          </table:table-cell>
          <table:table-cell table:formula="of:=[.C47]/RADIANS(1)" office:value-type="float" office:value="3.925" calcext:value-type="float">
            <text:p>3,925</text:p>
          </table:table-cell>
          <table:table-cell table:formula="of:=[.B47]+([.D47]*([.C47]^2))+([.E47]*([.C47]^4))" office:value-type="float" office:value="0.0541956233726628" calcext:value-type="float">
            <text:p>0,054195623372663</text:p>
          </table:table-cell>
          <table:table-cell table:formula="of:=[.X47]/[.Y47]" office:value-type="float" office:value="72.4228222823586" calcext:value-type="float">
            <text:p>72,4228222823586</text:p>
          </table:table-cell>
          <table:table-cell table:number-columns-repeated="998"/>
        </table:table-row>
        <table:table-row table:style-name="ro3">
          <table:table-cell office:value-type="float" office:value="1.5" calcext:value-type="float">
            <text:p>1,5</text:p>
          </table:table-cell>
          <table:table-cell table:formula="of:=['Computed Data'.B52]" office:value-type="float" office:value="0.05" calcext:value-type="float">
            <text:p>0,05</text:p>
          </table:table-cell>
          <table:table-cell table:formula="of:=['Computed Data'.D25]*RADIANS(1)" office:value-type="float" office:value="0.0628318530717959" calcext:value-type="float">
            <text:p>0,062831853071796</text:p>
          </table:table-cell>
          <table:table-cell table:formula="of:=['Computed Data'.B200]" office:value-type="float" office:value="0.277777777777778" calcext:value-type="float">
            <text:p>0,277777777777778</text:p>
          </table:table-cell>
          <table:table-cell office:value-type="float" office:value="0" calcext:value-type="float">
            <text:p>0</text:p>
          </table:table-cell>
          <table:table-cell table:formula="of:=RADIANS(['Computed Data'.J227])" office:value-type="float" office:value="2.17979568734987" calcext:value-type="float">
            <text:p>2,17979568734987</text:p>
          </table:table-cell>
          <table:table-cell office:value-type="float" office:value="13" calcext:value-type="float">
            <text:p>13</text:p>
          </table:table-cell>
          <table:table-cell table:formula="of:=['Aerodynamic Coefficients'.G50]" office:value-type="float" office:value="1" calcext:value-type="float">
            <text:p>1</text:p>
          </table:table-cell>
          <table:table-cell table:formula="of:=[.H48]" office:value-type="float" office:value="1" calcext:value-type="float">
            <text:p>1</text:p>
          </table:table-cell>
          <table:table-cell/>
          <table:table-cell table:formula="of:=DEGREES([.H48]/([.C48]/RADIANS(1)))" office:value-type="float" office:value="15.9154943091895" calcext:value-type="float">
            <text:p>15,9154943091895</text:p>
          </table:table-cell>
          <table:table-cell/>
          <table:table-cell table:formula="of:=DEGREES([.I48]/([.C48]/RADIANS(1)))" office:value-type="float" office:value="15.9154943091895" calcext:value-type="float">
            <text:p>15,9154943091895</text:p>
          </table:table-cell>
          <table:table-cell table:number-columns-repeated="9"/>
          <table:table-cell table:formula="of:=[.A48]" office:value-type="float" office:value="1.5" calcext:value-type="float">
            <text:p>1,5</text:p>
          </table:table-cell>
          <table:table-cell table:formula="of:=[.C48]/RADIANS(1)" office:value-type="float" office:value="3.6" calcext:value-type="float">
            <text:p>3,6</text:p>
          </table:table-cell>
          <table:table-cell table:formula="of:=[.B48]+([.D48]*([.C48]^2))+([.E48]*([.C48]^4))" office:value-type="float" office:value="0.0510966227112322" calcext:value-type="float">
            <text:p>0,051096622711232</text:p>
          </table:table-cell>
          <table:table-cell table:formula="of:=[.X48]/[.Y48]" office:value-type="float" office:value="70.45475432584" calcext:value-type="float">
            <text:p>70,45475432584</text:p>
          </table:table-cell>
          <table:table-cell table:number-columns-repeated="998"/>
        </table:table-row>
        <table:table-row table:style-name="ro3">
          <table:table-cell office:value-type="float" office:value="1.6" calcext:value-type="float">
            <text:p>1,6</text:p>
          </table:table-cell>
          <table:table-cell table:formula="of:=['Computed Data'.B53]" office:value-type="float" office:value="0.045" calcext:value-type="float">
            <text:p>0,045</text:p>
          </table:table-cell>
          <table:table-cell table:formula="of:=['Computed Data'.D26]*RADIANS(1)" office:value-type="float" office:value="0.0571595330028143" calcext:value-type="float">
            <text:p>0,057159533002814</text:p>
          </table:table-cell>
          <table:table-cell table:formula="of:=['Computed Data'.B201]" office:value-type="float" office:value="0.305343511450382" calcext:value-type="float">
            <text:p>0,305343511450382</text:p>
          </table:table-cell>
          <table:table-cell office:value-type="float" office:value="0" calcext:value-type="float">
            <text:p>0</text:p>
          </table:table-cell>
          <table:table-cell table:formula="of:=RADIANS(['Computed Data'.J228])" office:value-type="float" office:value="2.22308905644806" calcext:value-type="float">
            <text:p>2,22308905644806</text:p>
          </table:table-cell>
          <table:table-cell office:value-type="float" office:value="12.5" calcext:value-type="float">
            <text:p>12,5</text:p>
          </table:table-cell>
          <table:table-cell table:formula="of:=['Aerodynamic Coefficients'.G51]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DEGREES([.H49]/([.C49]/RADIANS(1)))" office:value-type="float" office:value="17.4948945078114" calcext:value-type="float">
            <text:p>17,4948945078114</text:p>
          </table:table-cell>
          <table:table-cell/>
          <table:table-cell table:formula="of:=DEGREES([.I49]/([.C49]/RADIANS(1)))" office:value-type="float" office:value="15.7454050570303" calcext:value-type="float">
            <text:p>15,7454050570303</text:p>
          </table:table-cell>
          <table:table-cell table:number-columns-repeated="9"/>
          <table:table-cell table:formula="of:=[.A49]" office:value-type="float" office:value="1.6" calcext:value-type="float">
            <text:p>1,6</text:p>
          </table:table-cell>
          <table:table-cell table:formula="of:=[.C49]/RADIANS(1)" office:value-type="float" office:value="3.275" calcext:value-type="float">
            <text:p>3,275</text:p>
          </table:table-cell>
          <table:table-cell table:formula="of:=[.B49]+([.D49]*([.C49]^2))+([.E49]*([.C49]^4))" office:value-type="float" office:value="0.0459976220498015" calcext:value-type="float">
            <text:p>0,045997622049802</text:p>
          </table:table-cell>
          <table:table-cell table:formula="of:=[.X49]/[.Y49]" office:value-type="float" office:value="71.1993327927728" calcext:value-type="float">
            <text:p>71,1993327927728</text:p>
          </table:table-cell>
          <table:table-cell table:number-columns-repeated="998"/>
        </table:table-row>
        <table:table-row table:style-name="ro3">
          <table:table-cell office:value-type="float" office:value="1.7" calcext:value-type="float">
            <text:p>1,7</text:p>
          </table:table-cell>
          <table:table-cell table:formula="of:=['Computed Data'.B54]" office:value-type="float" office:value="0.04" calcext:value-type="float">
            <text:p>0,04</text:p>
          </table:table-cell>
          <table:table-cell table:formula="of:=['Computed Data'.D27]*RADIANS(1)" office:value-type="float" office:value="0.0514872129338327" calcext:value-type="float">
            <text:p>0,051487212933833</text:p>
          </table:table-cell>
          <table:table-cell table:formula="of:=['Computed Data'.B202]" office:value-type="float" office:value="0.338983050847458" calcext:value-type="float">
            <text:p>0,338983050847458</text:p>
          </table:table-cell>
          <table:table-cell office:value-type="float" office:value="0" calcext:value-type="float">
            <text:p>0</text:p>
          </table:table-cell>
          <table:table-cell table:formula="of:=RADIANS(['Computed Data'.J229])" office:value-type="float" office:value="2.11344083488547" calcext:value-type="float">
            <text:p>2,11344083488547</text:p>
          </table:table-cell>
          <table:table-cell office:value-type="float" office:value="12" calcext:value-type="float">
            <text:p>12</text:p>
          </table:table-cell>
          <table:table-cell table:formula="of:=['Aerodynamic Coefficients'.G52]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DEGREES([.H50]/([.C50]/RADIANS(1)))" office:value-type="float" office:value="19.4222981400279" calcext:value-type="float">
            <text:p>19,4222981400279</text:p>
          </table:table-cell>
          <table:table-cell/>
          <table:table-cell table:formula="of:=DEGREES([.I50]/([.C50]/RADIANS(1)))" office:value-type="float" office:value="15.5378385120223" calcext:value-type="float">
            <text:p>15,5378385120223</text:p>
          </table:table-cell>
          <table:table-cell table:number-columns-repeated="9"/>
          <table:table-cell table:formula="of:=[.A50]" office:value-type="float" office:value="1.7" calcext:value-type="float">
            <text:p>1,7</text:p>
          </table:table-cell>
          <table:table-cell table:formula="of:=[.C50]/RADIANS(1)" office:value-type="float" office:value="2.95" calcext:value-type="float">
            <text:p>2,95</text:p>
          </table:table-cell>
          <table:table-cell table:formula="of:=[.B50]+([.D50]*([.C50]^2))+([.E50]*([.C50]^4))" office:value-type="float" office:value="0.0408986213883708" calcext:value-type="float">
            <text:p>0,040898621388371</text:p>
          </table:table-cell>
          <table:table-cell table:formula="of:=[.X50]/[.Y50]" office:value-type="float" office:value="72.1295706275031" calcext:value-type="float">
            <text:p>72,1295706275031</text:p>
          </table:table-cell>
          <table:table-cell table:number-columns-repeated="998"/>
        </table:table-row>
        <table:table-row table:style-name="ro3">
          <table:table-cell office:value-type="float" office:value="1.8" calcext:value-type="float">
            <text:p>1,8</text:p>
          </table:table-cell>
          <table:table-cell table:formula="of:=['Computed Data'.B55]" office:value-type="float" office:value="0.035" calcext:value-type="float">
            <text:p>0,035</text:p>
          </table:table-cell>
          <table:table-cell table:formula="of:=['Computed Data'.D28]*RADIANS(1)" office:value-type="float" office:value="0.0458148928648511" calcext:value-type="float">
            <text:p>0,045814892864851</text:p>
          </table:table-cell>
          <table:table-cell table:formula="of:=['Computed Data'.B203]" office:value-type="float" office:value="0.380952380952381" calcext:value-type="float">
            <text:p>0,380952380952381</text:p>
          </table:table-cell>
          <table:table-cell office:value-type="float" office:value="0" calcext:value-type="float">
            <text:p>0</text:p>
          </table:table-cell>
          <table:table-cell table:formula="of:=RADIANS(['Computed Data'.J230])" office:value-type="float" office:value="2.21881310574231" calcext:value-type="float">
            <text:p>2,21881310574231</text:p>
          </table:table-cell>
          <table:table-cell office:value-type="float" office:value="11.4" calcext:value-type="float">
            <text:p>11,4</text:p>
          </table:table-cell>
          <table:table-cell table:formula="of:=['Aerodynamic Coefficients'.G53]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DEGREES([.H51]/([.C51]/RADIANS(1)))" office:value-type="float" office:value="21.8269636240314" calcext:value-type="float">
            <text:p>21,8269636240314</text:p>
          </table:table-cell>
          <table:table-cell/>
          <table:table-cell table:formula="of:=DEGREES([.I51]/([.C51]/RADIANS(1)))" office:value-type="float" office:value="15.278874536822" calcext:value-type="float">
            <text:p>15,278874536822</text:p>
          </table:table-cell>
          <table:table-cell table:number-columns-repeated="9"/>
          <table:table-cell table:formula="of:=[.A51]" office:value-type="float" office:value="1.8" calcext:value-type="float">
            <text:p>1,8</text:p>
          </table:table-cell>
          <table:table-cell table:formula="of:=[.C51]/RADIANS(1)" office:value-type="float" office:value="2.625" calcext:value-type="float">
            <text:p>2,625</text:p>
          </table:table-cell>
          <table:table-cell table:formula="of:=[.B51]+([.D51]*([.C51]^2))+([.E51]*([.C51]^4))" office:value-type="float" office:value="0.0357996207269401" calcext:value-type="float">
            <text:p>0,03579962072694</text:p>
          </table:table-cell>
          <table:table-cell table:formula="of:=[.X51]/[.Y51]" office:value-type="float" office:value="73.3247991653895" calcext:value-type="float">
            <text:p>73,3247991653895</text:p>
          </table:table-cell>
          <table:table-cell table:number-columns-repeated="998"/>
        </table:table-row>
        <table:table-row table:style-name="ro3">
          <table:table-cell office:value-type="float" office:value="1.9" calcext:value-type="float">
            <text:p>1,9</text:p>
          </table:table-cell>
          <table:table-cell table:formula="of:=['Computed Data'.B56]" office:value-type="float" office:value="0.03" calcext:value-type="float">
            <text:p>0,03</text:p>
          </table:table-cell>
          <table:table-cell table:formula="of:=['Computed Data'.D29]*RADIANS(1)" office:value-type="float" office:value="0.0401425727958696" calcext:value-type="float">
            <text:p>0,04014257279587</text:p>
          </table:table-cell>
          <table:table-cell table:formula="of:=['Computed Data'.B204]" office:value-type="float" office:value="0.434782608695652" calcext:value-type="float">
            <text:p>0,434782608695652</text:p>
          </table:table-cell>
          <table:table-cell office:value-type="float" office:value="0" calcext:value-type="float">
            <text:p>0</text:p>
          </table:table-cell>
          <table:table-cell table:formula="of:=RADIANS(['Computed Data'.J231])" office:value-type="float" office:value="2.31495946581352" calcext:value-type="float">
            <text:p>2,31495946581352</text:p>
          </table:table-cell>
          <table:table-cell office:value-type="float" office:value="10.8" calcext:value-type="float">
            <text:p>10,8</text:p>
          </table:table-cell>
          <table:table-cell table:formula="of:=['Aerodynamic Coefficients'.G54]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DEGREES([.H52]/([.C52]/RADIANS(1)))" office:value-type="float" office:value="24.9112084839488" calcext:value-type="float">
            <text:p>24,9112084839488</text:p>
          </table:table-cell>
          <table:table-cell/>
          <table:table-cell table:formula="of:=DEGREES([.I52]/([.C52]/RADIANS(1)))" office:value-type="float" office:value="14.9467250903693" calcext:value-type="float">
            <text:p>14,9467250903693</text:p>
          </table:table-cell>
          <table:table-cell table:number-columns-repeated="9"/>
          <table:table-cell table:formula="of:=[.A52]" office:value-type="float" office:value="1.9" calcext:value-type="float">
            <text:p>1,9</text:p>
          </table:table-cell>
          <table:table-cell table:formula="of:=[.C52]/RADIANS(1)" office:value-type="float" office:value="2.3" calcext:value-type="float">
            <text:p>2,3</text:p>
          </table:table-cell>
          <table:table-cell table:formula="of:=[.B52]+([.D52]*([.C52]^2))+([.E52]*([.C52]^4))" office:value-type="float" office:value="0.0307006200655094" calcext:value-type="float">
            <text:p>0,03070062006551</text:p>
          </table:table-cell>
          <table:table-cell table:formula="of:=[.X52]/[.Y52]" office:value-type="float" office:value="74.9170536325399" calcext:value-type="float">
            <text:p>74,9170536325399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'Computed Data'.B57]" office:value-type="float" office:value="0.025" calcext:value-type="float">
            <text:p>0,025</text:p>
          </table:table-cell>
          <table:table-cell table:formula="of:=['Computed Data'.D30]*RADIANS(1)" office:value-type="float" office:value="0.034470252726888" calcext:value-type="float">
            <text:p>0,034470252726888</text:p>
          </table:table-cell>
          <table:table-cell table:formula="of:=['Computed Data'.B205]" office:value-type="float" office:value="0.506329113924051" calcext:value-type="float">
            <text:p>0,506329113924051</text:p>
          </table:table-cell>
          <table:table-cell office:value-type="float" office:value="0" calcext:value-type="float">
            <text:p>0</text:p>
          </table:table-cell>
          <table:table-cell table:formula="of:=RADIANS(['Computed Data'.J232])" office:value-type="float" office:value="2.39971384947343" calcext:value-type="float">
            <text:p>2,39971384947343</text:p>
          </table:table-cell>
          <table:table-cell office:value-type="float" office:value="10.2" calcext:value-type="float">
            <text:p>10,2</text:p>
          </table:table-cell>
          <table:table-cell table:formula="of:=['Aerodynamic Coefficients'.G55]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DEGREES([.H53]/([.C53]/RADIANS(1)))" office:value-type="float" office:value="29.0105212724467" calcext:value-type="float">
            <text:p>29,0105212724467</text:p>
          </table:table-cell>
          <table:table-cell/>
          <table:table-cell table:formula="of:=DEGREES([.I53]/([.C53]/RADIANS(1)))" office:value-type="float" office:value="17.406312763468" calcext:value-type="float">
            <text:p>17,406312763468</text:p>
          </table:table-cell>
          <table:table-cell table:number-columns-repeated="9"/>
          <table:table-cell table:formula="of:=[.A53]" office:value-type="float" office:value="2" calcext:value-type="float">
            <text:p>2</text:p>
          </table:table-cell>
          <table:table-cell table:formula="of:=[.C53]/RADIANS(1)" office:value-type="float" office:value="1.975" calcext:value-type="float">
            <text:p>1,975</text:p>
          </table:table-cell>
          <table:table-cell table:formula="of:=[.B53]+([.D53]*([.C53]^2))+([.E53]*([.C53]^4))" office:value-type="float" office:value="0.0256016194040787" calcext:value-type="float">
            <text:p>0,025601619404079</text:p>
          </table:table-cell>
          <table:table-cell table:formula="of:=[.X53]/[.Y53]" office:value-type="float" office:value="77.1435575550096" calcext:value-type="float">
            <text:p>77,1435575550096</text:p>
          </table:table-cell>
          <table:table-cell table:number-columns-repeated="998"/>
        </table:table-row>
        <table:table-row table:style-name="ro3">
          <table:table-cell office:value-type="float" office:value="2.1" calcext:value-type="float">
            <text:p>2,1</text:p>
          </table:table-cell>
          <table:table-cell table:formula="of:=['Computed Data'.B58]" office:value-type="float" office:value="0.02" calcext:value-type="float">
            <text:p>0,02</text:p>
          </table:table-cell>
          <table:table-cell table:formula="of:=['Computed Data'.D31]*RADIANS(1)" office:value-type="float" office:value="0.0287979326579064" calcext:value-type="float">
            <text:p>0,028797932657907</text:p>
          </table:table-cell>
          <table:table-cell table:formula="of:=['Computed Data'.B206]" office:value-type="float" office:value="0.606060606060606" calcext:value-type="float">
            <text:p>0,606060606060606</text:p>
          </table:table-cell>
          <table:table-cell office:value-type="float" office:value="0" calcext:value-type="float">
            <text:p>0</text:p>
          </table:table-cell>
          <table:table-cell table:formula="of:=RADIANS(['Computed Data'.J233])" office:value-type="float" office:value="2.47066094304905" calcext:value-type="float">
            <text:p>2,47066094304905</text:p>
          </table:table-cell>
          <table:table-cell office:value-type="float" office:value="9.6" calcext:value-type="float">
            <text:p>9,6</text:p>
          </table:table-cell>
          <table:table-cell table:formula="of:=['Aerodynamic Coefficients'.G56]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DEGREES([.H54]/([.C54]/RADIANS(1)))" office:value-type="float" office:value="34.7247148564135" calcext:value-type="float">
            <text:p>34,7247148564135</text:p>
          </table:table-cell>
          <table:table-cell/>
          <table:table-cell table:formula="of:=DEGREES([.I54]/([.C54]/RADIANS(1)))" office:value-type="float" office:value="20.8348289138481" calcext:value-type="float">
            <text:p>20,8348289138481</text:p>
          </table:table-cell>
          <table:table-cell table:number-columns-repeated="10"/>
          <table:table-cell table:formula="of:=[.C54]/RADIANS(1)" office:value-type="float" office:value="1.65" calcext:value-type="float">
            <text:p>1,65</text:p>
          </table:table-cell>
          <table:table-cell table:formula="of:=[.B54]+([.D54]*([.C54]^2))+([.E54]*([.C54]^4))" office:value-type="float" office:value="0.0205026187426481" calcext:value-type="float">
            <text:p>0,020502618742648</text:p>
          </table:table-cell>
          <table:table-cell table:formula="of:=[.X54]/[.Y54]" office:value-type="float" office:value="80.4775243938858" calcext:value-type="float">
            <text:p>80,4775243938858</text:p>
          </table:table-cell>
          <table:table-cell table:number-columns-repeated="998"/>
        </table:table-row>
        <table:table-row table:style-name="ro3">
          <table:table-cell office:value-type="float" office:value="2.2" calcext:value-type="float">
            <text:p>2,2</text:p>
          </table:table-cell>
          <table:table-cell table:formula="of:=['Computed Data'.B59]" office:value-type="float" office:value="0.015" calcext:value-type="float">
            <text:p>0,015</text:p>
          </table:table-cell>
          <table:table-cell table:formula="of:=['Computed Data'.D32]*RADIANS(1)" office:value-type="float" office:value="0.0231256125889249" calcext:value-type="float">
            <text:p>0,023125612588925</text:p>
          </table:table-cell>
          <table:table-cell table:formula="of:=['Computed Data'.B207]" office:value-type="float" office:value="0.754716981132075" calcext:value-type="float">
            <text:p>0,754716981132075</text:p>
          </table:table-cell>
          <table:table-cell office:value-type="float" office:value="0" calcext:value-type="float">
            <text:p>0</text:p>
          </table:table-cell>
          <table:table-cell table:formula="of:=RADIANS(['Computed Data'.J234])" office:value-type="float" office:value="2.52510190877383" calcext:value-type="float">
            <text:p>2,52510190877383</text:p>
          </table:table-cell>
          <table:table-cell office:value-type="float" office:value="9" calcext:value-type="float">
            <text:p>9</text:p>
          </table:table-cell>
          <table:table-cell table:formula="of:=['Aerodynamic Coefficients'.G57]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DEGREES([.H55]/([.C55]/RADIANS(1)))" office:value-type="float" office:value="43.2420977457225" calcext:value-type="float">
            <text:p>43,2420977457225</text:p>
          </table:table-cell>
          <table:table-cell/>
          <table:table-cell table:formula="of:=DEGREES([.I55]/([.C55]/RADIANS(1)))" office:value-type="float" office:value="25.9452586474335" calcext:value-type="float">
            <text:p>25,9452586474335</text:p>
          </table:table-cell>
          <table:table-cell table:number-columns-repeated="10"/>
          <table:table-cell table:formula="of:=[.C55]/RADIANS(1)" office:value-type="float" office:value="1.325" calcext:value-type="float">
            <text:p>1,325</text:p>
          </table:table-cell>
          <table:table-cell table:formula="of:=[.B55]+([.D55]*([.C55]^2))+([.E55]*([.C55]^4))" office:value-type="float" office:value="0.0154036180812174" calcext:value-type="float">
            <text:p>0,015403618081217</text:p>
          </table:table-cell>
          <table:table-cell table:formula="of:=[.X55]/[.Y55]" office:value-type="float" office:value="86.0187517642792" calcext:value-type="float">
            <text:p>86,0187517642792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g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mg</text:p>
          </table:table-cell>
          <table:table-cell office:value-type="float" office:value="67.5" calcext:value-type="float">
            <text:p>67,5</text:p>
          </table:table-cell>
          <table:table-cell office:value-type="string" calcext:value-type="string">
            <text:p>Idle thrust RP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R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ways zero for current mod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R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one for current mod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sRUD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MIL power setting or 1 for non-afterbur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sRUD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Fraction of throttle position for AB start, 1 if non-afterburn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cx_eng</text:p>
          </table:table-cell>
          <table:table-cell office:value-type="float" office:value="0.0085" calcext:value-type="float">
            <text:p>0,0085</text:p>
          </table:table-cell>
          <table:table-cell office:value-type="string" calcext:value-type="string">
            <text:p>Engine drag coefficient, but the current models use either 0.0085 or 0.0144. <text:s/>Take your pi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MaxE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m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f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pdh_m</text:p>
          </table:table-cell>
          <table:table-cell/>
          <table:table-cell office:value-type="string" calcext:value-type="string">
            <text:p>Start with 2000 – 3000, but see guide for additional informatio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pdh_f</text:p>
          </table:table-cell>
          <table:table-cell/>
          <table:table-cell office:value-type="string" calcext:value-type="string">
            <text:p>Start with 2000 – 3000, but see guide for additional informati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able_data (kN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max</text:p>
          </table:table-cell>
          <table:table-cell table:style-name="ce2" office:value-type="string" calcext:value-type="string">
            <text:p>Pfor</text:p>
          </table:table-cell>
          <table:table-cell table:style-name="ce2" office:value-type="string" calcext:value-type="string">
            <text:p>Tuned Dry</text:p>
          </table:table-cell>
          <table:table-cell table:style-name="ce2" office:value-type="string" calcext:value-type="string">
            <text:p>Tuned AB</text:p>
          </table:table-cell>
          <table:table-cell table:number-columns-repeated="1019"/>
        </table:table-row>
        <table:table-row table:style-name="ro2">
          <table:table-cell table:formula="of:=['Computed Data'.A299]" office:value-type="float" office:value="0" calcext:value-type="float">
            <text:p>0</text:p>
          </table:table-cell>
          <table:table-cell table:style-name="ce10" table:formula="of:=['Computed Data'.C239]*POUNDS_TO_KN" office:value-type="float" office:value="48444.851" calcext:value-type="float">
            <text:p>48445</text:p>
          </table:table-cell>
          <table:table-cell table:formula="of:=['Computed Data'.C279]*POUNDS_TO_KN" office:value-type="float" office:value="69818.8904318182" calcext:value-type="float">
            <text:p>69818,8904318182</text:p>
          </table:table-cell>
          <table:table-cell office:value-type="float" office:value="48445" calcext:value-type="float">
            <text:p>48445</text:p>
          </table:table-cell>
          <table:table-cell office:value-type="float" office:value="68781" calcext:value-type="float">
            <text:p>68781</text:p>
          </table:table-cell>
          <table:table-cell table:number-columns-repeated="2"/>
          <table:table-cell>
            <draw:frame table:end-cell-address="'DCS World SFM'.O91" table:end-x="5.87mm" table:end-y="4.52mm" draw:z-index="2" draw:style-name="gr1" draw:text-style-name="P1" svg:width="163.12mm" svg:height="84.4mm" svg:x="1.41mm" svg:y="1.69mm">
              <draw:object draw:notify-on-update-of-ranges="'DCS World SFM'.A73:'DCS World SFM'.A86 'DCS World SFM'.B72:'DCS World SFM'.B72 'DCS World SFM'.B73:'DCS World SFM'.B86 'DCS World SFM'.A73:'DCS World SFM'.A86 'DCS World SFM'.C72:'DCS World SFM'.C72 'DCS World SFM'.C73:'DCS World SFM'.C86 'DCS World SFM'.A73:'DCS World SFM'.A86 'DCS World SFM'.D72:'DCS World SFM'.D72 'DCS World SFM'.D73:'DCS World SFM'.D86 'DCS World SFM'.A73:'DCS World SFM'.A86 'DCS World SFM'.E72:'DCS World SFM'.E72 'DCS World SFM'.E73:'DCS World SFM'.E86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formula="of:=['Computed Data'.A300]" office:value-type="float" office:value="0.2" calcext:value-type="float">
            <text:p>0,2</text:p>
          </table:table-cell>
          <table:table-cell table:style-name="ce10" table:formula="of:=['Computed Data'.C240]*POUNDS_TO_KN" office:value-type="float" office:value="44058.6039090909" calcext:value-type="float">
            <text:p>44059</text:p>
          </table:table-cell>
          <table:table-cell table:formula="of:=['Computed Data'.C280]*POUNDS_TO_KN" office:value-type="float" office:value="66801.1167727273" calcext:value-type="float">
            <text:p>66801,1167727273</text:p>
          </table:table-cell>
          <table:table-cell office:value-type="float" office:value="44059" calcext:value-type="float">
            <text:p>44059</text:p>
          </table:table-cell>
          <table:table-cell office:value-type="float" office:value="67776" calcext:value-type="float">
            <text:p>67776</text:p>
          </table:table-cell>
          <table:table-cell table:number-columns-repeated="1019"/>
        </table:table-row>
        <table:table-row table:style-name="ro2">
          <table:table-cell table:formula="of:=['Computed Data'.A301]" office:value-type="float" office:value="0.4" calcext:value-type="float">
            <text:p>0,4</text:p>
          </table:table-cell>
          <table:table-cell table:style-name="ce10" table:formula="of:=['Computed Data'.C241]*POUNDS_TO_KN" office:value-type="float" office:value="41156.7270227273" calcext:value-type="float">
            <text:p>41157</text:p>
          </table:table-cell>
          <table:table-cell table:formula="of:=['Computed Data'.C281]*POUNDS_TO_KN" office:value-type="float" office:value="67460.8368636364" calcext:value-type="float">
            <text:p>67460,8368636364</text:p>
          </table:table-cell>
          <table:table-cell office:value-type="float" office:value="41157" calcext:value-type="float">
            <text:p>41157</text:p>
          </table:table-cell>
          <table:table-cell office:value-type="float" office:value="69410" calcext:value-type="float">
            <text:p>69410</text:p>
          </table:table-cell>
          <table:table-cell table:number-columns-repeated="1019"/>
        </table:table-row>
        <table:table-row table:style-name="ro2">
          <table:table-cell table:formula="of:=['Computed Data'.A302]" office:value-type="float" office:value="0.6" calcext:value-type="float">
            <text:p>0,6</text:p>
          </table:table-cell>
          <table:table-cell table:style-name="ce10" table:formula="of:=['Computed Data'.C242]*POUNDS_TO_KN" office:value-type="float" office:value="39467.3086818182" calcext:value-type="float">
            <text:p>39467</text:p>
          </table:table-cell>
          <table:table-cell table:formula="of:=['Computed Data'.C282]*POUNDS_TO_KN" office:value-type="float" office:value="71624.2055454545" calcext:value-type="float">
            <text:p>71624,2055454545</text:p>
          </table:table-cell>
          <table:table-cell office:value-type="float" office:value="42467" calcext:value-type="float">
            <text:p>42467</text:p>
          </table:table-cell>
          <table:table-cell office:value-type="float" office:value="74549" calcext:value-type="float">
            <text:p>74549</text:p>
          </table:table-cell>
          <table:table-cell table:number-columns-repeated="1019"/>
        </table:table-row>
        <table:table-row table:style-name="ro2">
          <table:table-cell table:formula="of:=['Computed Data'.A303]" office:value-type="float" office:value="0.7" calcext:value-type="float">
            <text:p>0,7</text:p>
          </table:table-cell>
          <table:table-cell table:style-name="ce10" table:formula="of:=['Computed Data'.C243]*POUNDS_TO_KN" office:value-type="float" office:value="39003.7215909091" calcext:value-type="float">
            <text:p>39004</text:p>
          </table:table-cell>
          <table:table-cell table:formula="of:=['Computed Data'.C283]*POUNDS_TO_KN" office:value-type="float" office:value="75047.6179090909" calcext:value-type="float">
            <text:p>75047,6179090909</text:p>
          </table:table-cell>
          <table:table-cell office:value-type="float" office:value="41004" calcext:value-type="float">
            <text:p>41004</text:p>
          </table:table-cell>
          <table:table-cell office:value-type="float" office:value="78947" calcext:value-type="float">
            <text:p>78947</text:p>
          </table:table-cell>
          <table:table-cell table:number-columns-repeated="1019"/>
        </table:table-row>
        <table:table-row table:style-name="ro2">
          <table:table-cell table:formula="of:=['Computed Data'.A304]" office:value-type="float" office:value="0.8" calcext:value-type="float">
            <text:p>0,8</text:p>
          </table:table-cell>
          <table:table-cell table:style-name="ce10" table:formula="of:=['Computed Data'.C244]*POUNDS_TO_KN" office:value-type="float" office:value="38763.0129090909" calcext:value-type="float">
            <text:p>38763</text:p>
          </table:table-cell>
          <table:table-cell table:formula="of:=['Computed Data'.C284]*POUNDS_TO_KN" office:value-type="float" office:value="79398.2044545454" calcext:value-type="float">
            <text:p>79398,2044545454</text:p>
          </table:table-cell>
          <table:table-cell office:value-type="float" office:value="41763" calcext:value-type="float">
            <text:p>41763</text:p>
          </table:table-cell>
          <table:table-cell office:value-type="float" office:value="84276" calcext:value-type="float">
            <text:p>84276</text:p>
          </table:table-cell>
          <table:table-cell table:number-columns-repeated="1019"/>
        </table:table-row>
        <table:table-row table:style-name="ro2">
          <table:table-cell table:formula="of:=['Computed Data'.A305]" office:value-type="float" office:value="0.9" calcext:value-type="float">
            <text:p>0,9</text:p>
          </table:table-cell>
          <table:table-cell table:style-name="ce10" table:formula="of:=['Computed Data'.C245]*POUNDS_TO_KN" office:value-type="float" office:value="38718.4372272727" calcext:value-type="float">
            <text:p>38718</text:p>
          </table:table-cell>
          <table:table-cell table:formula="of:=['Computed Data'.C285]*POUNDS_TO_KN" office:value-type="float" office:value="84729.456" calcext:value-type="float">
            <text:p>84729,456</text:p>
          </table:table-cell>
          <table:table-cell office:value-type="float" office:value="42718" calcext:value-type="float">
            <text:p>42718</text:p>
          </table:table-cell>
          <table:table-cell office:value-type="float" office:value="85153" calcext:value-type="float">
            <text:p>85153</text:p>
          </table:table-cell>
          <table:table-cell table:number-columns-repeated="1019"/>
        </table:table-row>
        <table:table-row table:style-name="ro2">
          <table:table-cell table:formula="of:=['Computed Data'.A306]" office:value-type="float" office:value="1" calcext:value-type="float">
            <text:p>1</text:p>
          </table:table-cell>
          <table:table-cell table:style-name="ce10" table:formula="of:=['Computed Data'.C246]*POUNDS_TO_KN" office:value-type="float" office:value="38852.1642727273" calcext:value-type="float">
            <text:p>38852</text:p>
          </table:table-cell>
          <table:table-cell table:formula="of:=['Computed Data'.C286]*POUNDS_TO_KN" office:value-type="float" office:value="91085.9482272727" calcext:value-type="float">
            <text:p>91085,9482272727</text:p>
          </table:table-cell>
          <table:table-cell office:value-type="float" office:value="41852" calcext:value-type="float">
            <text:p>41852</text:p>
          </table:table-cell>
          <table:table-cell office:value-type="float" office:value="87507" calcext:value-type="float">
            <text:p>87507</text:p>
          </table:table-cell>
          <table:table-cell table:number-columns-repeated="1019"/>
        </table:table-row>
        <table:table-row table:style-name="ro2">
          <table:table-cell table:formula="of:=['Computed Data'.A307]" office:value-type="float" office:value="1.1" calcext:value-type="float">
            <text:p>1,1</text:p>
          </table:table-cell>
          <table:table-cell table:style-name="ce10" table:formula="of:=['Computed Data'.C247]*POUNDS_TO_KN" office:value-type="float" office:value="38910.1126590909" calcext:value-type="float">
            <text:p>38910</text:p>
          </table:table-cell>
          <table:table-cell table:formula="of:=['Computed Data'.C287]*POUNDS_TO_KN" office:value-type="float" office:value="98106.6181136363" calcext:value-type="float">
            <text:p>98106,6181136363</text:p>
          </table:table-cell>
          <table:table-cell office:value-type="float" office:value="38910" calcext:value-type="float">
            <text:p>38910</text:p>
          </table:table-cell>
          <table:table-cell office:value-type="float" office:value="87777" calcext:value-type="float">
            <text:p>87777</text:p>
          </table:table-cell>
          <table:table-cell table:number-columns-repeated="1019"/>
        </table:table-row>
        <table:table-row table:style-name="ro2">
          <table:table-cell table:formula="of:=['Computed Data'.A308]" office:value-type="float" office:value="1.2" calcext:value-type="float">
            <text:p>1,2</text:p>
          </table:table-cell>
          <table:table-cell table:style-name="ce10" table:formula="of:=['Computed Data'.C248]*POUNDS_TO_KN" office:value-type="float" office:value="38963.6034772727" calcext:value-type="float">
            <text:p>38964</text:p>
          </table:table-cell>
          <table:table-cell table:formula="of:=['Computed Data'.C288]*POUNDS_TO_KN" office:value-type="float" office:value="105947.480545455" calcext:value-type="float">
            <text:p>105947,480545455</text:p>
          </table:table-cell>
          <table:table-cell office:value-type="float" office:value="38964" calcext:value-type="float">
            <text:p>38964</text:p>
          </table:table-cell>
          <table:table-cell office:value-type="float" office:value="92411" calcext:value-type="float">
            <text:p>92411</text:p>
          </table:table-cell>
          <table:table-cell table:number-columns-repeated="1019"/>
        </table:table-row>
        <table:table-row table:style-name="ro2">
          <table:table-cell table:formula="of:=['Computed Data'.A309]" office:value-type="float" office:value="1.3" calcext:value-type="float">
            <text:p>1,3</text:p>
          </table:table-cell>
          <table:table-cell table:style-name="ce10" table:formula="of:=['Computed Data'.C249]*POUNDS_TO_KN" office:value-type="float" office:value="39026.0094318182" calcext:value-type="float">
            <text:p>39026</text:p>
          </table:table-cell>
          <table:table-cell table:formula="of:=['Computed Data'.C289]*POUNDS_TO_KN" office:value-type="float" office:value="114702.144454545" calcext:value-type="float">
            <text:p>114702,144454545</text:p>
          </table:table-cell>
          <table:table-cell office:value-type="float" office:value="39026" calcext:value-type="float">
            <text:p>39026</text:p>
          </table:table-cell>
          <table:table-cell office:value-type="float" office:value="97503" calcext:value-type="float">
            <text:p>97503</text:p>
          </table:table-cell>
          <table:table-cell table:number-columns-repeated="1019"/>
        </table:table-row>
        <table:table-row table:style-name="ro2">
          <table:table-cell table:formula="of:=['Computed Data'.A310]" office:value-type="float" office:value="1.5" calcext:value-type="float">
            <text:p>1,5</text:p>
          </table:table-cell>
          <table:table-cell table:style-name="ce10" table:formula="of:=['Computed Data'.C250]*POUNDS_TO_KN" office:value-type="float" office:value="39097.3305227273" calcext:value-type="float">
            <text:p>39097</text:p>
          </table:table-cell>
          <table:table-cell table:formula="of:=['Computed Data'.C290]*POUNDS_TO_KN" office:value-type="float" office:value="135033.112931818" calcext:value-type="float">
            <text:p>135033,112931818</text:p>
          </table:table-cell>
          <table:table-cell office:value-type="float" office:value="39097" calcext:value-type="float">
            <text:p>39097</text:p>
          </table:table-cell>
          <table:table-cell office:value-type="float" office:value="109155" calcext:value-type="float">
            <text:p>109155</text:p>
          </table:table-cell>
          <table:table-cell table:number-columns-repeated="1019"/>
        </table:table-row>
        <table:table-row table:style-name="ro2">
          <table:table-cell table:formula="of:=['Computed Data'.A311]" office:value-type="float" office:value="1.8" calcext:value-type="float">
            <text:p>1,8</text:p>
          </table:table-cell>
          <table:table-cell table:style-name="ce10" table:formula="of:=['Computed Data'.C251]*POUNDS_TO_KN" office:value-type="float" office:value="38450.9831363636" calcext:value-type="float">
            <text:p>38451</text:p>
          </table:table-cell>
          <table:table-cell table:formula="of:=['Computed Data'.C291]*POUNDS_TO_KN" office:value-type="float" office:value="171964.065318182" calcext:value-type="float">
            <text:p>171964,065318182</text:p>
          </table:table-cell>
          <table:table-cell office:value-type="float" office:value="38451" calcext:value-type="float">
            <text:p>38451</text:p>
          </table:table-cell>
          <table:table-cell office:value-type="float" office:value="109458" calcext:value-type="float">
            <text:p>109458</text:p>
          </table:table-cell>
          <table:table-cell table:number-columns-repeated="1019"/>
        </table:table-row>
        <table:table-row table:style-name="ro2">
          <table:table-cell table:formula="of:=['Computed Data'.A312]" office:value-type="float" office:value="2" calcext:value-type="float">
            <text:p>2</text:p>
          </table:table-cell>
          <table:table-cell table:style-name="ce10" table:formula="of:=['Computed Data'.C252]*POUNDS_TO_KN" office:value-type="float" office:value="36850.7161590909" calcext:value-type="float">
            <text:p>36851</text:p>
          </table:table-cell>
          <table:table-cell table:formula="of:=['Computed Data'.C292]*POUNDS_TO_KN" office:value-type="float" office:value="199378.109636364" calcext:value-type="float">
            <text:p>199378,109636364</text:p>
          </table:table-cell>
          <table:table-cell office:value-type="float" office:value="36851" calcext:value-type="float">
            <text:p>36851</text:p>
          </table:table-cell>
          <table:table-cell office:value-type="float" office:value="105541" calcext:value-type="float">
            <text:p>105541</text:p>
          </table:table-cell>
          <table:table-cell table:number-columns-repeated="1019"/>
        </table:table-row>
        <table:table-row table:style-name="ro2">
          <table:table-cell table:formula="of:=['Computed Data'.A313]" office:value-type="float" office:value="2.1" calcext:value-type="float">
            <text:p>2,1</text:p>
          </table:table-cell>
          <table:table-cell table:style-name="ce10" table:formula="of:=['Computed Data'.D253]*POUNDS_TO_KN" office:value-type="string" office:string-value="" calcext:value-type="error">
            <text:p>#DIV/0 !</text:p>
          </table:table-cell>
          <table:table-cell table:formula="of:=['Computed Data'.C293]*POUNDS_TO_KN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formula="of:=['Computed Data'.A314]" office:value-type="float" office:value="2.2" calcext:value-type="float">
            <text:p>2,2</text:p>
          </table:table-cell>
          <table:table-cell table:style-name="ce10" table:formula="of:=['Computed Data'.D254]*POUNDS_TO_KN" office:value-type="string" office:string-value="" calcext:value-type="error">
            <text:p>#DIV/0 !</text:p>
          </table:table-cell>
          <table:table-cell table:formula="of:=['Computed Data'.C294]*POUNDS_TO_KN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</table:table>
      <table:table table:name="Constants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his section provides named constants and data.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Beta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SQRT(1-M^2) for M &lt; 1 or SQRT(M^2-1) for M &gt; 1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Beta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QRT(1-([.A9]^2)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SQRT(1-([.A10]^2))" office:value-type="float" office:value="0.99498743710662" calcext:value-type="float">
            <text:p>0,99498743710662</text:p>
          </table:table-cell>
          <table:table-cell table:number-columns-repeated="11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SQRT(1-([.A11]^2))" office:value-type="float" office:value="0.979795897113271" calcext:value-type="float">
            <text:p>0,979795897113271</text:p>
          </table:table-cell>
          <table:table-cell table:number-columns-repeated="11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SQRT(1-([.A12]^2))" office:value-type="float" office:value="0.953939201416946" calcext:value-type="float">
            <text:p>0,953939201416946</text:p>
          </table:table-cell>
          <table:table-cell table:number-columns-repeated="11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SQRT(1-([.A13]^2))" office:value-type="float" office:value="0.916515138991168" calcext:value-type="float">
            <text:p>0,916515138991168</text:p>
          </table:table-cell>
          <table:table-cell table:number-columns-repeated="11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SQRT(1-([.A14]^2))" office:value-type="float" office:value="0.866025403784439" calcext:value-type="float">
            <text:p>0,866025403784439</text:p>
          </table:table-cell>
          <table:table-cell table:number-columns-repeated="11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SQRT(1-([.A15]^2))" office:value-type="float" office:value="0.8" calcext:value-type="float">
            <text:p>0,8</text:p>
          </table:table-cell>
          <table:table-cell table:number-columns-repeated="11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SQRT(1-([.A16]^2))" office:value-type="float" office:value="0.714142842854285" calcext:value-type="float">
            <text:p>0,714142842854285</text:p>
          </table:table-cell>
          <table:table-cell table:number-columns-repeated="11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SQRT(1-([.A17]^2))" office:value-type="float" office:value="0.6" calcext:value-type="float">
            <text:p>0,6</text:p>
          </table:table-cell>
          <table:table-cell table:number-columns-repeated="11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SQRT(1-([.A18]^2))" office:value-type="float" office:value="0.435889894354067" calcext:value-type="float">
            <text:p>0,435889894354067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QRT(1-([.A19]^2)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SQRT(([.A20]^2)-1)" office:value-type="float" office:value="0.458257569495584" calcext:value-type="float">
            <text:p>0,458257569495584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SQRT(([.A21]^2)-1)" office:value-type="float" office:value="0.66332495807108" calcext:value-type="float">
            <text:p>0,66332495807108</text:p>
          </table:table-cell>
          <table:table-cell table:number-columns-repeated="11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SQRT(([.A22]^2)-1)" office:value-type="float" office:value="0.830662386291808" calcext:value-type="float">
            <text:p>0,830662386291808</text:p>
          </table:table-cell>
          <table:table-cell table:number-columns-repeated="11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SQRT(([.A23]^2)-1)" office:value-type="float" office:value="0.979795897113271" calcext:value-type="float">
            <text:p>0,979795897113271</text:p>
          </table:table-cell>
          <table:table-cell table:number-columns-repeated="11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SQRT(([.A24]^2)-1)" office:value-type="float" office:value="1.1180339887499" calcext:value-type="float">
            <text:p>1,1180339887499</text:p>
          </table:table-cell>
          <table:table-cell table:number-columns-repeated="11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SQRT(([.A25]^2)-1)" office:value-type="float" office:value="1.24899959967968" calcext:value-type="float">
            <text:p>1,24899959967968</text:p>
          </table:table-cell>
          <table:table-cell table:number-columns-repeated="11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SQRT(([.A26]^2)-1)" office:value-type="float" office:value="1.37477270848675" calcext:value-type="float">
            <text:p>1,37477270848675</text:p>
          </table:table-cell>
          <table:table-cell table:number-columns-repeated="11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SQRT(([.A27]^2)-1)" office:value-type="float" office:value="1.49666295470958" calcext:value-type="float">
            <text:p>1,49666295470958</text:p>
          </table:table-cell>
          <table:table-cell table:number-columns-repeated="11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SQRT(([.A28]^2)-1)" office:value-type="float" office:value="1.61554944214035" calcext:value-type="float">
            <text:p>1,61554944214035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QRT(([.A29]^2)-1)" office:value-type="float" office:value="1.73205080756888" calcext:value-type="float">
            <text:p>1,73205080756888</text:p>
          </table:table-cell>
          <table:table-cell table:number-columns-repeated="11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SQRT(([.A30]^2)-1)" office:value-type="float" office:value="1.84661853126194" calcext:value-type="float">
            <text:p>1,84661853126194</text:p>
          </table:table-cell>
          <table:table-cell table:number-columns-repeated="11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SQRT(([.A31]^2)-1)" office:value-type="float" office:value="1.95959179422654" calcext:value-type="float">
            <text:p>1,95959179422654</text:p>
          </table:table-cell>
          <table:table-cell table:number-columns-repeated="1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Calibrated airspeed (fps)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ea Level</text:p>
          </table:table-cell>
          <table:table-cell table:style-name="ce2" office:value-type="string" calcext:value-type="string">
            <text:p>15,000 ft</text:p>
          </table:table-cell>
          <table:table-cell table:style-name="ce2" office:value-type="string" calcext:value-type="string">
            <text:p>35,000 ft</text:p>
          </table:table-cell>
          <table:table-cell table:style-name="ce2" office:value-type="string" calcext:value-type="string">
            <text:p>45,000 ft</text:p>
          </table:table-cell>
          <table:table-cell table:style-name="ce2" office:value-type="string" calcext:value-type="string">
            <text:p>55,000 ft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111.645034475706" calcext:value-type="float">
            <text:p>111,645034475706</text:p>
          </table:table-cell>
          <table:table-cell table:number-columns-repeated="11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223.290068951412" calcext:value-type="float">
            <text:p>223,290068951412</text:p>
          </table:table-cell>
          <table:table-cell office:value-type="float" office:value="168.104692413564" calcext:value-type="float">
            <text:p>168,104692413564</text:p>
          </table:table-cell>
          <table:table-cell office:value-type="float" office:value="108.727555036798" calcext:value-type="float">
            <text:p>108,727555036798</text:p>
          </table:table-cell>
          <table:table-cell office:value-type="float" office:value="85.5510061680704" calcext:value-type="float">
            <text:p>85,5510061680704</text:p>
          </table:table-cell>
          <table:table-cell table:number-columns-repeated="8"/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334.9351034" calcext:value-type="float">
            <text:p>334,9351034</text:p>
          </table:table-cell>
          <table:table-cell office:value-type="float" office:value="252.828606934921" calcext:value-type="float">
            <text:p>252,828606934921</text:p>
          </table:table-cell>
          <table:table-cell office:value-type="float" office:value="163.86351662247" calcext:value-type="float">
            <text:p>163,86351662247</text:p>
          </table:table-cell>
          <table:table-cell office:value-type="float" office:value="129.007793974964" calcext:value-type="float">
            <text:p>129,007793974964</text:p>
          </table:table-cell>
          <table:table-cell table:number-columns-repeated="8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46.5801379" calcext:value-type="float">
            <text:p>446,5801379</text:p>
          </table:table-cell>
          <table:table-cell office:value-type="float" office:value="338.335360995992" calcext:value-type="float">
            <text:p>338,335360995992</text:p>
          </table:table-cell>
          <table:table-cell office:value-type="float" office:value="219.918374537597" calcext:value-type="float">
            <text:p>219,918374537597</text:p>
          </table:table-cell>
          <table:table-cell office:value-type="float" office:value="173.279985536579" calcext:value-type="float">
            <text:p>173,279985536579</text:p>
          </table:table-cell>
          <table:table-cell office:value-type="float" office:value="136.419566569781" calcext:value-type="float">
            <text:p>136,419566569781</text:p>
          </table:table-cell>
          <table:table-cell table:number-columns-repeated="7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58.2251723" calcext:value-type="float">
            <text:p>558,2251723</text:p>
          </table:table-cell>
          <table:table-cell office:value-type="float" office:value="424.84821298451" calcext:value-type="float">
            <text:p>424,84821298451</text:p>
          </table:table-cell>
          <table:table-cell office:value-type="float" office:value="277.184912888554" calcext:value-type="float">
            <text:p>277,184912888554</text:p>
          </table:table-cell>
          <table:table-cell office:value-type="float" office:value="218.635269204411" calcext:value-type="float">
            <text:p>218,635269204411</text:p>
          </table:table-cell>
          <table:table-cell office:value-type="float" office:value="172.242506532421" calcext:value-type="float">
            <text:p>172,242506532421</text:p>
          </table:table-cell>
          <table:table-cell table:number-columns-repeated="7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669.870206854235" calcext:value-type="float">
            <text:p>669,870206854235</text:p>
          </table:table-cell>
          <table:table-cell office:value-type="float" office:value="512.559635814008" calcext:value-type="float">
            <text:p>512,559635814008</text:p>
          </table:table-cell>
          <table:table-cell office:value-type="float" office:value="335.943126355836" calcext:value-type="float">
            <text:p>335,943126355836</text:p>
          </table:table-cell>
          <table:table-cell office:value-type="float" office:value="265.336734666535" calcext:value-type="float">
            <text:p>265,336734666535</text:p>
          </table:table-cell>
          <table:table-cell office:value-type="float" office:value="209.211840532984" calcext:value-type="float">
            <text:p>209,211840532984</text:p>
          </table:table-cell>
          <table:table-cell table:number-columns-repeated="7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781.515241329941" calcext:value-type="float">
            <text:p>781,515241329941</text:p>
          </table:table-cell>
          <table:table-cell office:value-type="float" office:value="601.625675888575" calcext:value-type="float">
            <text:p>601,625675888575</text:p>
          </table:table-cell>
          <table:table-cell office:value-type="float" office:value="396.455688126109" calcext:value-type="float">
            <text:p>396,455688126109</text:p>
          </table:table-cell>
          <table:table-cell office:value-type="float" office:value="313.640444109069" calcext:value-type="float">
            <text:p>313,640444109069</text:p>
          </table:table-cell>
          <table:table-cell office:value-type="float" office:value="247.556099042937" calcext:value-type="float">
            <text:p>247,556099042937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893.160275805647" calcext:value-type="float">
            <text:p>893,160275805647</text:p>
          </table:table-cell>
          <table:table-cell office:value-type="float" office:value="692.161841768438" calcext:value-type="float">
            <text:p>692,161841768438</text:p>
          </table:table-cell>
          <table:table-cell office:value-type="float" office:value="458.962798974893" calcext:value-type="float">
            <text:p>458,962798974893</text:p>
          </table:table-cell>
          <table:table-cell office:value-type="float" office:value="363.792256351786" calcext:value-type="float">
            <text:p>363,792256351786</text:p>
          </table:table-cell>
          <table:table-cell office:value-type="float" office:value="287.501190463261" calcext:value-type="float">
            <text:p>287,501190463261</text:p>
          </table:table-cell>
          <table:table-cell table:number-columns-repeated="7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1004.80531028135" calcext:value-type="float">
            <text:p>1004,80531028135</text:p>
          </table:table-cell>
          <table:table-cell office:value-type="float" office:value="784.240857345798" calcext:value-type="float">
            <text:p>784,240857345798</text:p>
          </table:table-cell>
          <table:table-cell office:value-type="float" office:value="523.676564215835" calcext:value-type="float">
            <text:p>523,676564215835</text:p>
          </table:table-cell>
          <table:table-cell office:value-type="float" office:value="416.023874044768" calcext:value-type="float">
            <text:p>416,023874044768</text:p>
          </table:table-cell>
          <table:table-cell office:value-type="float" office:value="329.268201374248" calcext:value-type="float">
            <text:p>329,26820137424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6.45034475706" calcext:value-type="float">
            <text:p>1116,45034475706</text:p>
          </table:table-cell>
          <table:table-cell office:value-type="float" office:value="877.892506376848" calcext:value-type="float">
            <text:p>877,892506376848</text:p>
          </table:table-cell>
          <table:table-cell office:value-type="float" office:value="590.775180134058" calcext:value-type="float">
            <text:p>590,775180134058</text:p>
          </table:table-cell>
          <table:table-cell office:value-type="float" office:value="470.548162897631" calcext:value-type="float">
            <text:p>470,548162897631</text:p>
          </table:table-cell>
          <table:table-cell office:value-type="float" office:value="373.070489801501" calcext:value-type="float">
            <text:p>373,070489801501</text:p>
          </table:table-cell>
          <table:table-cell table:number-columns-repeated="7"/>
        </table:table-row>
        <table:table-row table:style-name="ro2">
          <table:table-cell office:value-type="float" office:value="1.1" calcext:value-type="float">
            <text:p>1,1</text:p>
          </table:table-cell>
          <table:table-cell office:value-type="float" office:value="1228.09537923276" calcext:value-type="float">
            <text:p>1228,09537923276</text:p>
          </table:table-cell>
          <table:table-cell office:value-type="float" office:value="973.10562341715" calcext:value-type="float">
            <text:p>973,10562341715</text:p>
          </table:table-cell>
          <table:table-cell office:value-type="float" office:value="660.39734267137" calcext:value-type="float">
            <text:p>660,39734267137</text:p>
          </table:table-cell>
          <table:table-cell office:value-type="float" office:value="527.55388902366" calcext:value-type="float">
            <text:p>527,55388902366</text:p>
          </table:table-cell>
          <table:table-cell office:value-type="float" office:value="419.110068862007" calcext:value-type="float">
            <text:p>419,110068862007</text:p>
          </table:table-cell>
          <table:table-cell table:number-columns-repeated="7"/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1339.74041370847" calcext:value-type="float">
            <text:p>1339,74041370847</text:p>
          </table:table-cell>
          <table:table-cell office:value-type="float" office:value="1069.83207585009" calcext:value-type="float">
            <text:p>1069,83207585009</text:p>
          </table:table-cell>
          <table:table-cell office:value-type="float" office:value="732.63739460039" calcext:value-type="float">
            <text:p>732,63739460039</text:p>
          </table:table-cell>
          <table:table-cell office:value-type="float" office:value="587.200130668813" calcext:value-type="float">
            <text:p>587,200130668813</text:p>
          </table:table-cell>
          <table:table-cell office:value-type="float" office:value="467.573335731391" calcext:value-type="float">
            <text:p>467,573335731391</text:p>
          </table:table-cell>
          <table:table-cell table:number-columns-repeated="7"/>
        </table:table-row>
        <table:table-row table:style-name="ro2">
          <table:table-cell office:value-type="float" office:value="1.3" calcext:value-type="float">
            <text:p>1,3</text:p>
          </table:table-cell>
          <table:table-cell office:value-type="float" office:value="1451.38544818418" calcext:value-type="float">
            <text:p>1451,38544818418</text:p>
          </table:table-cell>
          <table:table-cell office:value-type="float" office:value="1167.99237316424" calcext:value-type="float">
            <text:p>1167,99237316424</text:p>
          </table:table-cell>
          <table:table-cell office:value-type="float" office:value="807.541775085931" calcext:value-type="float">
            <text:p>807,541775085931</text:p>
          </table:table-cell>
          <table:table-cell office:value-type="float" office:value="649.610732746076" calcext:value-type="float">
            <text:p>649,610732746076</text:p>
          </table:table-cell>
          <table:table-cell office:value-type="float" office:value="518.626272685105" calcext:value-type="float">
            <text:p>518,626272685105</text:p>
          </table:table-cell>
          <table:table-cell table:number-columns-repeated="7"/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1563.03048265988" calcext:value-type="float">
            <text:p>1563,03048265988</text:p>
          </table:table-cell>
          <table:table-cell office:value-type="float" office:value="1267.48237687972" calcext:value-type="float">
            <text:p>1267,48237687972</text:p>
          </table:table-cell>
          <table:table-cell office:value-type="float" office:value="885.107301699262" calcext:value-type="float">
            <text:p>885,107301699262</text:p>
          </table:table-cell>
          <table:table-cell office:value-type="float" office:value="714.869269036631" calcext:value-type="float">
            <text:p>714,869269036631</text:p>
          </table:table-cell>
          <table:table-cell office:value-type="float" office:value="572.409330223277" calcext:value-type="float">
            <text:p>572,409330223277</text:p>
          </table:table-cell>
          <table:table-cell table:number-columns-repeated="7"/>
        </table:table-row>
        <table:table-row table:style-name="ro2">
          <table:table-cell office:value-type="float" office:value="1.5" calcext:value-type="float">
            <text:p>1,5</text:p>
          </table:table-cell>
          <table:table-cell office:value-type="float" office:value="1674.67551713559" calcext:value-type="float">
            <text:p>1674,67551713559</text:p>
          </table:table-cell>
          <table:table-cell office:value-type="float" office:value="1368.18050128778" calcext:value-type="float">
            <text:p>1368,18050128778</text:p>
          </table:table-cell>
          <table:table-cell office:value-type="float" office:value="965.2816855851" calcext:value-type="float">
            <text:p>965,2816855851</text:p>
          </table:table-cell>
          <table:table-cell office:value-type="float" office:value="783.015034845859" calcext:value-type="float">
            <text:p>783,015034845859</text:p>
          </table:table-cell>
          <table:table-cell office:value-type="float" office:value="629.032290003931" calcext:value-type="float">
            <text:p>629,032290003931</text:p>
          </table:table-cell>
          <table:table-cell table:number-columns-repeated="7"/>
        </table:table-row>
        <table:table-row table:style-name="ro2">
          <table:table-cell office:value-type="float" office:value="1.6" calcext:value-type="float">
            <text:p>1,6</text:p>
          </table:table-cell>
          <table:table-cell office:value-type="float" office:value="1786.32055161129" calcext:value-type="float">
            <text:p>1786,32055161129</text:p>
          </table:table-cell>
          <table:table-cell office:value-type="float" office:value="1469.95480462473" calcext:value-type="float">
            <text:p>1469,95480462473</text:p>
          </table:table-cell>
          <table:table-cell office:value-type="float" office:value="1047.96646197424" calcext:value-type="float">
            <text:p>1047,96646197424</text:p>
          </table:table-cell>
          <table:table-cell office:value-type="float" office:value="854.04058862912" calcext:value-type="float">
            <text:p>854,04058862912</text:p>
          </table:table-cell>
          <table:table-cell office:value-type="float" office:value="688.569485496413" calcext:value-type="float">
            <text:p>688,569485496413</text:p>
          </table:table-cell>
          <table:table-cell table:number-columns-repeated="7"/>
        </table:table-row>
        <table:table-row table:style-name="ro2">
          <table:table-cell office:value-type="float" office:value="1.7" calcext:value-type="float">
            <text:p>1,7</text:p>
          </table:table-cell>
          <table:table-cell office:value-type="float" office:value="1897.965586087" calcext:value-type="float">
            <text:p>1897,965586087</text:p>
          </table:table-cell>
          <table:table-cell office:value-type="float" office:value="1572.66946236705" calcext:value-type="float">
            <text:p>1572,66946236705</text:p>
          </table:table-cell>
          <table:table-cell office:value-type="float" office:value="1133.02224146136" calcext:value-type="float">
            <text:p>1133,02224146136</text:p>
          </table:table-cell>
          <table:table-cell office:value-type="float" office:value="927.891277028535" calcext:value-type="float">
            <text:p>927,891277028535</text:p>
          </table:table-cell>
          <table:table-cell office:value-type="float" office:value="751.055814364594" calcext:value-type="float">
            <text:p>751,055814364594</text:p>
          </table:table-cell>
          <table:table-cell table:number-columns-repeated="7"/>
        </table:table-row>
        <table:table-row table:style-name="ro2">
          <table:table-cell office:value-type="float" office:value="1.8" calcext:value-type="float">
            <text:p>1,8</text:p>
          </table:table-cell>
          <table:table-cell/>
          <table:table-cell office:value-type="float" office:value="1676.19026116794" calcext:value-type="float">
            <text:p>1676,19026116794</text:p>
          </table:table-cell>
          <table:table-cell office:value-type="float" office:value="1220.27590349544" calcext:value-type="float">
            <text:p>1220,27590349544</text:p>
          </table:table-cell>
          <table:table-cell office:value-type="float" office:value="1004.46701040355" calcext:value-type="float">
            <text:p>1004,46701040355</text:p>
          </table:table-cell>
          <table:table-cell office:value-type="float" office:value="816.48398981715" calcext:value-type="float">
            <text:p>816,48398981715</text:p>
          </table:table-cell>
          <table:table-cell table:number-columns-repeated="7"/>
        </table:table-row>
        <table:table-row table:style-name="ro2">
          <table:table-cell office:value-type="float" office:value="1.9" calcext:value-type="float">
            <text:p>1,9</text:p>
          </table:table-cell>
          <table:table-cell/>
          <table:table-cell office:value-type="float" office:value="1780.38891844007" calcext:value-type="float">
            <text:p>1780,38891844007</text:p>
          </table:table-cell>
          <table:table-cell office:value-type="float" office:value="1309.5291206436" calcext:value-type="float">
            <text:p>1309,5291206436</text:p>
          </table:table-cell>
          <table:table-cell office:value-type="float" office:value="1083.62632186418" calcext:value-type="float">
            <text:p>1083,62632186418</text:p>
          </table:table-cell>
          <table:table-cell office:value-type="float" office:value="884.803432066531" calcext:value-type="float">
            <text:p>884,8034320665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885.14618698609" calcext:value-type="float">
            <text:p>1885,14618698609</text:p>
          </table:table-cell>
          <table:table-cell office:value-type="float" office:value="1400.56746837865" calcext:value-type="float">
            <text:p>1400,56746837865</text:p>
          </table:table-cell>
          <table:table-cell office:value-type="float" office:value="1165.19247891377" calcext:value-type="float">
            <text:p>1165,19247891377</text:p>
          </table:table-cell>
          <table:table-cell office:value-type="float" office:value="955.921087512136" calcext:value-type="float">
            <text:p>955,921087512136</text:p>
          </table:table-cell>
          <table:table-cell table:number-columns-repeated="7"/>
        </table:table-row>
        <table:table-row table:style-name="ro2">
          <table:table-cell office:value-type="float" office:value="2.1" calcext:value-type="float">
            <text:p>2,1</text:p>
          </table:table-cell>
          <table:table-cell/>
          <table:table-cell office:value-type="float" office:value="1990.35382503947" calcext:value-type="float">
            <text:p>1990,35382503947</text:p>
          </table:table-cell>
          <table:table-cell office:value-type="float" office:value="1493.16936322155" calcext:value-type="float">
            <text:p>1493,16936322155</text:p>
          </table:table-cell>
          <table:table-cell office:value-type="float" office:value="1248.9611729091" calcext:value-type="float">
            <text:p>1248,9611729091</text:p>
          </table:table-cell>
          <table:table-cell office:value-type="float" office:value="1029.70428814035" calcext:value-type="float">
            <text:p>1029,70428814035</text:p>
          </table:table-cell>
          <table:table-cell table:number-columns-repeated="7"/>
        </table:table-row>
        <table:table-row table:style-name="ro2">
          <table:table-cell office:value-type="float" office:value="2.2" calcext:value-type="float">
            <text:p>2,2</text:p>
          </table:table-cell>
          <table:table-cell/>
          <table:table-cell office:value-type="float" office:value="2095.91559069642" calcext:value-type="float">
            <text:p>2095,91559069642</text:p>
          </table:table-cell>
          <table:table-cell office:value-type="float" office:value="1587.11417387846" calcext:value-type="float">
            <text:p>1587,11417387846</text:p>
          </table:table-cell>
          <table:table-cell office:value-type="float" office:value="1334.70913683558" calcext:value-type="float">
            <text:p>1334,70913683558</text:p>
          </table:table-cell>
          <table:table-cell office:value-type="float" office:value="1105.98554918899" calcext:value-type="float">
            <text:p>1105,98554918899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Convers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nots to Ft / sec</text:p>
          </table:table-cell>
          <table:table-cell/>
          <table:table-cell office:value-type="float" office:value="1.68781" calcext:value-type="float">
            <text:p>1,68781</text:p>
          </table:table-cell>
          <table:table-cell/>
          <table:table-cell office:value-type="string" calcext:value-type="string">
            <text:p>Meters to feet</text:p>
          </table:table-cell>
          <table:table-cell office:value-type="float" office:value="3.28084" calcext:value-type="float">
            <text:p>3,280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g to Pound</text:p>
          </table:table-cell>
          <table:table-cell/>
          <table:table-cell office:value-type="float" office:value="2.20462" calcext:value-type="float">
            <text:p>2,204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ounds to kN</text:p>
          </table:table-cell>
          <table:table-cell/>
          <table:table-cell table:formula="of:=1/2.2*9.80665" office:value-type="float" office:value="4.45756818181818" calcext:value-type="float">
            <text:p>4,45756818181818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Standard Atmosphere</text:p>
          </table:table-cell>
          <table:table-cell table:number-columns-repeated="12"/>
        </table:table-row>
        <table:table-row table:style-name="ro9">
          <table:table-cell table:style-name="ce2" office:value-type="string" calcext:value-type="string">
            <text:p>Altitude (ft)</text:p>
          </table:table-cell>
          <table:table-cell table:style-name="ce2" office:value-type="string" calcext:value-type="string">
            <text:p>Pressure (<text:span text:style-name="T3">ρ, sl/ft</text:span><text:span text:style-name="T16">3</text:span><text:span text:style-name="T3">)</text:span></text:p>
          </table:table-cell>
          <table:table-cell table:style-name="ce2" office:value-type="string" calcext:value-type="string">
            <text:p>Speed of Sound (fps)</text:p>
          </table:table-cell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23769" calcext:value-type="float">
            <text:p>0,0023769</text:p>
          </table:table-cell>
          <table:table-cell office:value-type="float" office:value="1116.4" calcext:value-type="float">
            <text:p>1116,4</text:p>
          </table:table-cell>
          <table:table-cell table:number-columns-repeated="1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2308" calcext:value-type="float">
            <text:p>0,002308</text:p>
          </table:table-cell>
          <table:table-cell office:value-type="float" office:value="1112.6" calcext:value-type="float">
            <text:p>1112,6</text:p>
          </table:table-cell>
          <table:table-cell table:number-columns-repeated="1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2241" calcext:value-type="float">
            <text:p>0,002241</text:p>
          </table:table-cell>
          <table:table-cell office:value-type="float" office:value="1108.7" calcext:value-type="float">
            <text:p>1108,7</text:p>
          </table:table-cell>
          <table:table-cell table:number-columns-repeated="10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02175" calcext:value-type="float">
            <text:p>0,002175</text:p>
          </table:table-cell>
          <table:table-cell office:value-type="float" office:value="1104.9" calcext:value-type="float">
            <text:p>1104,9</text:p>
          </table:table-cell>
          <table:table-cell table:number-columns-repeated="10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2111" calcext:value-type="float">
            <text:p>0,002111</text:p>
          </table:table-cell>
          <table:table-cell office:value-type="float" office:value="1101" calcext:value-type="float">
            <text:p>1101</text:p>
          </table:table-cell>
          <table:table-cell table:number-columns-repeated="6"/>
          <table:table-cell table:formula="of:=LOOKUP(20000;[.A68:.A88];[.B68:.B88])" office:value-type="float" office:value="0.001267" calcext:value-type="float">
            <text:p>0,001267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002043" calcext:value-type="float">
            <text:p>0,002043</text:p>
          </table:table-cell>
          <table:table-cell office:value-type="float" office:value="1097.1" calcext:value-type="float">
            <text:p>1097,1</text:p>
          </table:table-cell>
          <table:table-cell table:number-columns-repeated="10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1987" calcext:value-type="float">
            <text:p>0,001987</text:p>
          </table:table-cell>
          <table:table-cell office:value-type="float" office:value="1093.2" calcext:value-type="float">
            <text:p>1093,2</text:p>
          </table:table-cell>
          <table:table-cell table:number-columns-repeated="10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001927" calcext:value-type="float">
            <text:p>0,001927</text:p>
          </table:table-cell>
          <table:table-cell office:value-type="float" office:value="1089.3" calcext:value-type="float">
            <text:p>1089,3</text:p>
          </table:table-cell>
          <table:table-cell table:number-columns-repeated="1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1869" calcext:value-type="float">
            <text:p>0,001869</text:p>
          </table:table-cell>
          <table:table-cell office:value-type="float" office:value="1085.3" calcext:value-type="float">
            <text:p>1085,3</text:p>
          </table:table-cell>
          <table:table-cell table:number-columns-repeated="1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001811" calcext:value-type="float">
            <text:p>0,001811</text:p>
          </table:table-cell>
          <table:table-cell office:value-type="float" office:value="1081.4" calcext:value-type="float">
            <text:p>1081,4</text:p>
          </table:table-cell>
          <table:table-cell table:number-columns-repeated="1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1756" calcext:value-type="float">
            <text:p>0,001756</text:p>
          </table:table-cell>
          <table:table-cell office:value-type="float" office:value="1077.4" calcext:value-type="float">
            <text:p>1077,4</text:p>
          </table:table-cell>
          <table:table-cell table:number-columns-repeated="10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1073.4" calcext:value-type="float">
            <text:p>1073,4</text:p>
          </table:table-cell>
          <table:table-cell table:number-columns-repeated="10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001648" calcext:value-type="float">
            <text:p>0,001648</text:p>
          </table:table-cell>
          <table:table-cell office:value-type="float" office:value="1069.4" calcext:value-type="float">
            <text:p>1069,4</text:p>
          </table:table-cell>
          <table:table-cell table:number-columns-repeated="10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001596" calcext:value-type="float">
            <text:p>0,001596</text:p>
          </table:table-cell>
          <table:table-cell office:value-type="float" office:value="1065.4" calcext:value-type="float">
            <text:p>1065,4</text:p>
          </table:table-cell>
          <table:table-cell table:number-columns-repeated="10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001546" calcext:value-type="float">
            <text:p>0,001546</text:p>
          </table:table-cell>
          <table:table-cell office:value-type="float" office:value="1061.4" calcext:value-type="float">
            <text:p>1061,4</text:p>
          </table:table-cell>
          <table:table-cell table:number-columns-repeated="10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001496" calcext:value-type="float">
            <text:p>0,001496</text:p>
          </table:table-cell>
          <table:table-cell office:value-type="float" office:value="1057.4" calcext:value-type="float">
            <text:p>1057,4</text:p>
          </table:table-cell>
          <table:table-cell table:number-columns-repeated="10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1053.3" calcext:value-type="float">
            <text:p>1053,3</text:p>
          </table:table-cell>
          <table:table-cell table:number-columns-repeated="10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001401" calcext:value-type="float">
            <text:p>0,001401</text:p>
          </table:table-cell>
          <table:table-cell office:value-type="float" office:value="1049.2" calcext:value-type="float">
            <text:p>1049,2</text:p>
          </table:table-cell>
          <table:table-cell table:number-columns-repeated="10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001355" calcext:value-type="float">
            <text:p>0,001355</text:p>
          </table:table-cell>
          <table:table-cell office:value-type="float" office:value="1045.1" calcext:value-type="float">
            <text:p>1045,1</text:p>
          </table:table-cell>
          <table:table-cell table:number-columns-repeated="10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001311" calcext:value-type="float">
            <text:p>0,001311</text:p>
          </table:table-cell>
          <table:table-cell office:value-type="float" office:value="1041" calcext:value-type="float">
            <text:p>1041</text:p>
          </table:table-cell>
          <table:table-cell table:number-columns-repeated="10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1267" calcext:value-type="float">
            <text:p>0,001267</text:p>
          </table:table-cell>
          <table:table-cell office:value-type="float" office:value="1036.9" calcext:value-type="float">
            <text:p>1036,9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" office:value-type="string" calcext:value-type="string">
            <text:p>Dpdh_m variations by max speed and alt</text:p>
          </table:table-cell>
          <table:table-cell table:number-columns-repeated="11"/>
          <table:table-cell>
            <draw:frame table:end-cell-address="Constants.T114" table:end-x="7.31mm" table:end-y="2.8mm" draw:z-index="0" draw:style-name="gr1" draw:text-style-name="P1" svg:width="165.44mm" svg:height="102.53mm" svg:x="0mm" svg:y="4.5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Altitude</text:p>
          </table:table-cell>
          <table:table-cell office:value-type="string" calcext:value-type="string">
            <text:p>Dpdh_m 0</text:p>
          </table:table-cell>
          <table:table-cell office:value-type="string" calcext:value-type="string">
            <text:p>Dpdh_m 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 office:value-type="float" office:value="1190" calcext:value-type="float">
            <text:p>1190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140" calcext:value-type="float">
            <text:p>1140</text:p>
          </table:table-cell>
          <table:table-cell table:number-columns-repeated="4" office:value-type="float" office:value="1130" calcext:value-type="float">
            <text:p>1130</text:p>
          </table:table-cell>
          <table:table-cell office:value-type="float" office:value="1120" calcext:value-type="float">
            <text:p>1120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060" calcext:value-type="float">
            <text:p>1060</text:p>
          </table:table-cell>
          <table:table-cell office:value-type="float" office:value="1050" calcext:value-type="float">
            <text:p>1050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070" calcext:value-type="float">
            <text:p>1070</text:p>
          </table:table-cell>
          <table:table-cell office:value-type="float" office:value="1040" calcext:value-type="float">
            <text:p>1040</text:p>
          </table:table-cell>
          <table:table-cell office:value-type="float" office:value="1030" calcext:value-type="float">
            <text:p>1030</text:p>
          </table:table-cell>
          <table:table-cell office:value-type="float" office:value="1010" calcext:value-type="float">
            <text:p>1010</text:p>
          </table:table-cell>
          <table:table-cell office:value-type="float" office:value="1000" calcext:value-type="float">
            <text:p>1000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050" calcext:value-type="float">
            <text:p>105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70" calcext:value-type="float">
            <text:p>1070</text:p>
          </table:table-cell>
          <table:table-cell office:value-type="float" office:value="990" calcext:value-type="float">
            <text:p>99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870" calcext:value-type="float">
            <text:p>870</text:p>
          </table:table-cell>
          <table:table-cell office:value-type="float" office:value="850" calcext:value-type="float">
            <text:p>850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030" calcext:value-type="float">
            <text:p>1030</text:p>
          </table:table-cell>
          <table:table-cell office:value-type="float" office:value="1000" calcext:value-type="float">
            <text:p>1000</text:p>
          </table:table-cell>
          <table:table-cell office:value-type="float" office:value="910" calcext:value-type="float">
            <text:p>910</text:p>
          </table:table-cell>
          <table:table-cell office:value-type="float" office:value="850" calcext:value-type="float">
            <text:p>850</text:p>
          </table:table-cell>
          <table:table-cell office:value-type="float" office:value="810" calcext:value-type="float">
            <text:p>810</text:p>
          </table:table-cell>
          <table:table-cell office:value-type="float" office:value="790" calcext:value-type="float">
            <text:p>790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990" calcext:value-type="float">
            <text:p>990</text:p>
          </table:table-cell>
          <table:table-cell office:value-type="float" office:value="950" calcext:value-type="float">
            <text:p>950</text:p>
          </table:table-cell>
          <table:table-cell office:value-type="float" office:value="890" calcext:value-type="float">
            <text:p>89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970" calcext:value-type="float">
            <text:p>970</text:p>
          </table:table-cell>
          <table:table-cell office:value-type="float" office:value="910" calcext:value-type="float">
            <text:p>910</text:p>
          </table:table-cell>
          <table:table-cell office:value-type="float" office:value="870" calcext:value-type="float">
            <text:p>870</text:p>
          </table:table-cell>
          <table:table-cell office:value-type="float" office:value="740" calcext:value-type="float">
            <text:p>740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office:value-type="float" office:value="690" calcext:value-type="float">
            <text:p>690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170" calcext:value-type="float">
            <text:p>1170</text:p>
          </table:table-cell>
          <table:table-cell office:value-type="float" office:value="870" calcext:value-type="float">
            <text:p>870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table:number-columns-repeated="8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120" calcext:value-type="float">
            <text:p>1120</text:p>
          </table:table-cell>
          <table:table-cell office:value-type="float" office:value="1060" calcext:value-type="float">
            <text:p>1060</text:p>
          </table:table-cell>
          <table:table-cell office:value-type="float" office:value="720" calcext:value-type="float">
            <text:p>720</text:p>
          </table:table-cell>
          <table:table-cell office:value-type="float" office:value="570" calcext:value-type="float">
            <text:p>570</text:p>
          </table:table-cell>
          <table:table-cell table:number-columns-repeated="8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040" calcext:value-type="float">
            <text:p>1040</text:p>
          </table:table-cell>
          <table:table-cell office:value-type="float" office:value="980" calcext:value-type="float">
            <text:p>980</text:p>
          </table:table-cell>
          <table:table-cell office:value-type="float" office:value="660" calcext:value-type="float">
            <text:p>660</text:p>
          </table:table-cell>
          <table:table-cell office:value-type="float" office:value="510" calcext:value-type="float">
            <text:p>510</text:p>
          </table:table-cell>
          <table:table-cell table:number-columns-repeated="8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950" calcext:value-type="float">
            <text:p>95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number-columns-repeated="8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office:value-type="float" office:value="550" calcext:value-type="float">
            <text:p>550</text:p>
          </table:table-cell>
          <table:table-cell table:number-columns-repeated="9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810" calcext:value-type="float">
            <text:p>810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740" calcext:value-type="float">
            <text:p>740</text:p>
          </table:table-cell>
          <table:table-cell table:number-columns-repeated="11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style-name="ce2" office:value-type="string" calcext:value-type="string">
            <text:p>kjz Pitch Rate Variations by Altitude and kjz Value at Mach 0.9</text:p>
          </table:table-cell>
          <table:table-cell table:number-columns-repeated="8"/>
          <table:table-cell>
            <draw:frame table:end-cell-address="Constants.Q137" table:end-x="3.34mm" table:end-y="1.14mm" draw:z-index="1" draw:style-name="gr1" draw:text-style-name="P1" svg:width="160.35mm" svg:height="90.2mm" svg:x="1.39mm" svg:y="1.62mm">
              <draw:object draw:notify-on-update-of-ranges="Constants.A119:Constants.A121 Constants.B117:Constants.B118 Constants.B119:Constants.B121 Constants.A119:Constants.A121 Constants.C117:Constants.C118 Constants.C119:Constants.C121 Constants.A119:Constants.A121 Constants.D117:Constants.D118 Constants.D119:Constants.D121 Constants.A119:Constants.A121 Constants.E117:Constants.E118 Constants.E119:Constants.E121 Constants.A119:Constants.A121 Constants.F117:Constants.F118 Constants.F119:Constants.F121 Constants.A119:Constants.A121 Constants.G117:Constants.G118 Constants.G119:Constants.G121 Constants.A119:Constants.A121 Constants.H117:Constants.H118 Constants.H119:Constants.H12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string" calcext:value-type="string">
            <text:p>Altitude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6" office:value-type="float" office:value="0.27" calcext:value-type="float">
            <text:p>0,2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4 sec</text:p>
          </table:table-cell>
          <table:table-cell table:number-columns-repeated="4"/>
          <table:table-cell office:value-type="string" calcext:value-type="string">
            <text:p>4 sec</text:p>
          </table:table-cell>
          <table:table-cell table:number-columns-repeated="6"/>
        </table:table-row>
        <table:table-row table:style-name="ro2" table:number-rows-repeated="17">
          <table:table-cell table:number-columns-repeated="13"/>
        </table:table-row>
        <table:table-row table:style-name="ro2">
          <table:table-cell table:style-name="ce2" office:value-type="string" calcext:value-type="string">
            <text:p>kjz Pitch Rate Variations by Mach and kjz Value at 1,000 feet</text:p>
          </table:table-cell>
          <table:table-cell table:number-columns-repeated="5"/>
          <table:table-cell>
            <draw:frame table:end-cell-address="Constants.N160" table:end-x="3.91mm" table:end-y="1.45mm" draw:z-index="2" draw:style-name="gr1" draw:text-style-name="P1" svg:width="160.53mm" svg:height="90.46mm" svg:x="2.06mm" svg:y="1.67mm">
              <draw:object draw:notify-on-update-of-ranges="Constants.A142:Constants.A145 Constants.B141:Constants.B141 Constants.B142:Constants.B145 Constants.A142:Constants.A145 Constants.C141:Constants.C141 Constants.C142:Constants.C145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office:value-type="string" calcext:value-type="string">
            <text:p>Mach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2" office:value-type="float" office:value="0.17" calcext:value-type="float">
            <text:p>0,17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0.20 @ M1?</text:p>
          </table:table-cell>
          <table:table-cell table:number-columns-repeated="11"/>
        </table:table-row>
        <table:table-row table:style-name="ro2" table:number-rows-repeated="16">
          <table:table-cell table:number-columns-repeated="13"/>
        </table:table-row>
        <table:table-row table:style-name="ro9">
          <table:table-cell table:style-name="ce2" office:value-type="string" calcext:value-type="string">
            <text:p>Drag constants (see <text:a xlink:href="http://faculty.dwc.edu/sadraey/Chapter%203.%20Drag%20Force%20and%20its%20Coefficient.pdf" xlink:type="simple">http://faculty.dwc.edu/sadraey/Chapter%203.%20Drag%20Force%20and%20its%20Coefficient.pdf</text:a>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heel drag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If wheels are covered by a fairing, use 0.15, otherwise 0.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rut drag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Value is 0.6 to 2.5 depending on rod sha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ir brake drag</text:p>
          </table:table-cell>
          <table:table-cell table:formula="of:=(SIN(RADIANS(60))*1.2)" office:value-type="float" office:value="1.03923048454133" calcext:value-type="float">
            <text:p>1,03923048454133</text:p>
          </table:table-cell>
          <table:table-cell office:value-type="string" calcext:value-type="string">
            <text:p>Flat plate drag is roughly 1.1 – 1.3 when normal is to the flow. <text:s/>It will be smaller for angled plates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or rounded fuselage panels, use 1.2 for convex face normal to the flow and less for something angled to the flow</text:p>
          </table:table-cell>
          <table:table-cell table:number-columns-repeated="10"/>
        </table:table-row>
      </table:table>
      <table:table table:name="Flight Test Data" table:style-name="ta1" table:print="false">
        <table:table-column table:style-name="co1" table:number-columns-repeated="15" table:default-cell-style-name="Default"/>
        <table:table-row table:style-name="ro2">
          <table:table-cell office:value-type="string" calcext:value-type="string">
            <text:p>Performance Envelope</text:p>
          </table:table-cell>
          <table:table-cell table:number-columns-repeated="14"/>
        </table:table-row>
        <table:table-row table:style-name="ro8">
          <table:table-cell table:style-name="ce12" office:value-type="string" calcext:value-type="string">
            <text:p>Mach</text:p>
          </table:table-cell>
          <table:table-cell table:style-name="ce12" office:value-type="string" calcext:value-type="string">
            <text:p>F-104 Actual MIL Power</text:p>
          </table:table-cell>
          <table:table-cell table:style-name="ce12" office:value-type="string" calcext:value-type="string">
            <text:p>F-104 Actual Afterburner</text:p>
          </table:table-cell>
          <table:table-cell table:style-name="ce12" office:value-type="string" calcext:value-type="string">
            <text:p>F-104T MIL Power dpdh_m 2000</text:p>
          </table:table-cell>
          <table:table-cell table:style-name="ce12" office:value-type="string" calcext:value-type="string">
            <text:p>F-104T Afterburner @ 3000</text:p>
          </table:table-cell>
          <table:table-cell table:style-name="ce12" office:value-type="string" calcext:value-type="string">
            <text:p>F-104T MIL dpdh_m 2250 +2 to 4 kN</text:p>
          </table:table-cell>
          <table:table-cell table:style-name="ce12" office:value-type="string" calcext:value-type="string">
            <text:p>F-104T MIL dpdh_m 1750</text:p>
          </table:table-cell>
          <table:table-cell table:style-name="ce12" office:value-type="string" calcext:value-type="string">
            <text:p>F-104T MIL dpdh_m 1750 +3 kN</text:p>
          </table:table-cell>
          <table:table-cell table:style-name="ce12" office:value-type="string" calcext:value-type="string">
            <text:p>F-104T Afterburner @3000 + tuning</text:p>
          </table:table-cell>
          <table:table-cell table:style-name="ce12" office:value-type="string" calcext:value-type="string">
            <text:p>F-104T Afterburner @5000 + tuning</text:p>
          </table:table-cell>
          <table:table-cell>
            <draw:frame table:end-cell-address="'Flight Test Data'.V32" table:end-x="21.47mm" table:end-y="1.57mm" draw:z-index="0" draw:style-name="gr1" draw:text-style-name="P1" svg:width="266.28mm" svg:height="147.74mm" svg:x="4.01mm" svg:y="2.67mm">
              <draw:object draw:notify-on-update-of-ranges="'Flight Test Data'.A3:'Flight Test Data'.A153 'Flight Test Data'.B2:'Flight Test Data'.B2 'Flight Test Data'.B3:'Flight Test Data'.B153 'Flight Test Data'.A3:'Flight Test Data'.A153 'Flight Test Data'.C2:'Flight Test Data'.C2 'Flight Test Data'.C3:'Flight Test Data'.C153 'Flight Test Data'.A3:'Flight Test Data'.A153 'Flight Test Data'.F2:'Flight Test Data'.F2 'Flight Test Data'.F3:'Flight Test Data'.F153 'Flight Test Data'.A3:'Flight Test Data'.A153 'Flight Test Data'.J2:'Flight Test Data'.J2 'Flight Test Data'.J3:'Flight Test Data'.J153 'Flight Test Data'.A3:'Flight Test Data'.A153 'Flight Test Data'.G2:'Flight Test Data'.G2 'Flight Test Data'.G3:'Flight Test Data'.G153 'Flight Test Data'.A3:'Flight Test Data'.A153 'Flight Test Data'.H2:'Flight Test Data'.H2 'Flight Test Data'.H3:'Flight Test Data'.H153 'Flight Test Data'.A3:'Flight Test Data'.A153 'Flight Test Data'.E2:'Flight Test Data'.E2 'Flight Test Data'.E3:'Flight Test Data'.E153 'Flight Test Data'.A3:'Flight Test Data'.A153 'Flight Test Data'.I2:'Flight Test Data'.I2 'Flight Test Data'.I3:'Flight Test Data'.I153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38000" calcext:value-type="float">
            <text:p>38000</text:p>
          </table:table-cell>
          <table:table-cell table:number-columns-repeated="13"/>
        </table:table-row>
        <table:table-row table:style-name="ro2">
          <table:table-cell office:value-type="float" office:value="0.63" calcext:value-type="float">
            <text:p>0,63</text:p>
          </table:table-cell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2">
          <table:table-cell office:value-type="float" office:value="0.66" calcext:value-type="float">
            <text:p>0,66</text:p>
          </table:table-cell>
          <table:table-cell table:number-columns-repeated="2" office:value-type="float" office:value="42000" calcext:value-type="float">
            <text:p>42000</text:p>
          </table:table-cell>
          <table:table-cell table:number-columns-repeated="12"/>
        </table:table-row>
        <table:table-row table:style-name="ro2">
          <table:table-cell office:value-type="float" office:value="0.7" calcext:value-type="float">
            <text:p>0,7</text:p>
          </table:table-cell>
          <table:table-cell office:value-type="float" office:value="40000" calcext:value-type="float">
            <text:p>40000</text:p>
          </table:table-cell>
          <table:table-cell table:number-columns-repeated="13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43000" calcext:value-type="float">
            <text:p>43000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45000" calcext:value-type="float">
            <text:p>45000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</table:table-row>
        <table:table-row table:style-name="ro2">
          <table:table-cell office:value-type="float" office:value="0.95" calcext:value-type="float">
            <text:p>0,95</text:p>
          </table:table-cell>
          <table:table-cell office:value-type="float" office:value="43000" calcext:value-type="float">
            <text:p>43000</text:p>
          </table:table-cell>
          <table:table-cell table:number-columns-repeated="13"/>
        </table:table-row>
        <table:table-row table:style-name="ro2">
          <table:table-cell office:value-type="float" office:value="0.99" calcext:value-type="float">
            <text:p>0,99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2">
          <table:table-cell office:value-type="float" office:value="0.99" calcext:value-type="float">
            <text:p>0,99</text:p>
          </table:table-cell>
          <table:table-cell office:value-type="float" office:value="15000" calcext:value-type="float">
            <text:p>15000</text:p>
          </table:table-cell>
          <table:table-cell table:number-columns-repeated="13"/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1000" calcext:value-type="float">
            <text:p>51000</text:p>
          </table:table-cell>
          <table:table-cell table:number-columns-repeated="12"/>
        </table:table-row>
        <table:table-row table:style-name="ro2">
          <table:table-cell office:value-type="float" office:value="1.1" calcext:value-type="float">
            <text:p>1,1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2">
          <table:table-cell office:value-type="float" office:value="1.2" calcext:value-type="float">
            <text:p>1,2</text:p>
          </table:table-cell>
          <table:table-cell/>
          <table:table-cell office:value-type="float" office:value="52000" calcext:value-type="float">
            <text:p>52000</text:p>
          </table:table-cell>
          <table:table-cell table:number-columns-repeated="12"/>
        </table:table-row>
        <table:table-row table:style-name="ro2">
          <table:table-cell office:value-type="float" office:value="1.3" calcext:value-type="float">
            <text:p>1,3</text:p>
          </table:table-cell>
          <table:table-cell/>
          <table:table-cell office:value-type="float" office:value="54000" calcext:value-type="float">
            <text:p>54000</text:p>
          </table:table-cell>
          <table:table-cell table:number-columns-repeated="12"/>
        </table:table-row>
        <table:table-row table:style-name="ro2">
          <table:table-cell office:value-type="float" office:value="1.5" calcext:value-type="float">
            <text:p>1,5</text:p>
          </table:table-cell>
          <table:table-cell/>
          <table:table-cell office:value-type="float" office:value="56000" calcext:value-type="float">
            <text:p>56000</text:p>
          </table:table-cell>
          <table:table-cell table:number-columns-repeated="12"/>
        </table:table-row>
        <table:table-row table:style-name="ro2">
          <table:table-cell office:value-type="float" office:value="1.8" calcext:value-type="float">
            <text:p>1,8</text:p>
          </table:table-cell>
          <table:table-cell/>
          <table:table-cell office:value-type="float" office:value="58000" calcext:value-type="float">
            <text:p>58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12"/>
        </table:table-row>
        <table:table-row table:style-name="ro2">
          <table:table-cell office:value-type="float" office:value="1.8" calcext:value-type="float">
            <text:p>1,8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2">
          <table:table-cell office:value-type="float" office:value="1.13" calcext:value-type="float">
            <text:p>1,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2">
          <table:table-cell office:value-type="float" office:value="0.39" calcext:value-type="float">
            <text:p>0,39</text:p>
          </table:table-cell>
          <table:table-cell table:number-columns-repeated="2"/>
          <table:table-cell office:value-type="float" office:value="19685" calcext:value-type="float">
            <text:p>19685</text:p>
          </table:table-cell>
          <table:table-cell table:number-columns-repeated="11"/>
        </table:table-row>
        <table:table-row table:style-name="ro2">
          <table:table-cell office:value-type="float" office:value="0.41" calcext:value-type="float">
            <text:p>0,41</text:p>
          </table:table-cell>
          <table:table-cell table:number-columns-repeated="2"/>
          <table:table-cell office:value-type="float" office:value="29528" calcext:value-type="float">
            <text:p>29528</text:p>
          </table:table-cell>
          <table:table-cell table:number-columns-repeated="11"/>
        </table:table-row>
        <table:table-row table:style-name="ro2">
          <table:table-cell office:value-type="float" office:value="0.42" calcext:value-type="float">
            <text:p>0,42</text:p>
          </table:table-cell>
          <table:table-cell table:number-columns-repeated="2"/>
          <table:table-cell office:value-type="float" office:value="32841" calcext:value-type="float">
            <text:p>32841</text:p>
          </table:table-cell>
          <table:table-cell table:number-columns-repeated="11"/>
        </table:table-row>
        <table:table-row table:style-name="ro2">
          <table:table-cell office:value-type="float" office:value="0.46" calcext:value-type="float">
            <text:p>0,46</text:p>
          </table:table-cell>
          <table:table-cell table:number-columns-repeated="2"/>
          <table:table-cell office:value-type="float" office:value="36089" calcext:value-type="float">
            <text:p>36089</text:p>
          </table:table-cell>
          <table:table-cell table:number-columns-repeated="11"/>
        </table:table-row>
        <table:table-row table:style-name="ro2">
          <table:table-cell office:value-type="float" office:value="0.49" calcext:value-type="float">
            <text:p>0,49</text:p>
          </table:table-cell>
          <table:table-cell table:number-columns-repeated="2"/>
          <table:table-cell office:value-type="float" office:value="38024" calcext:value-type="float">
            <text:p>38024</text:p>
          </table:table-cell>
          <table:table-cell table:number-columns-repeated="11"/>
        </table:table-row>
        <table:table-row table:style-name="ro2"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42979" calcext:value-type="float">
            <text:p>42979</text:p>
          </table:table-cell>
          <table:table-cell table:number-columns-repeated="11"/>
        </table:table-row>
        <table:table-row table:style-name="ro2">
          <table:table-cell office:value-type="float" office:value="0.84" calcext:value-type="float">
            <text:p>0,84</text:p>
          </table:table-cell>
          <table:table-cell table:number-columns-repeated="2"/>
          <table:table-cell office:value-type="float" office:value="42651" calcext:value-type="float">
            <text:p>42651</text:p>
          </table:table-cell>
          <table:table-cell table:number-columns-repeated="11"/>
        </table:table-row>
        <table:table-row table:style-name="ro2">
          <table:table-cell office:value-type="float" office:value="0.88" calcext:value-type="float">
            <text:p>0,88</text:p>
          </table:table-cell>
          <table:table-cell table:number-columns-repeated="2"/>
          <table:table-cell office:value-type="float" office:value="39370" calcext:value-type="float">
            <text:p>39370</text:p>
          </table:table-cell>
          <table:table-cell table:number-columns-repeated="11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6122" calcext:value-type="float">
            <text:p>36122</text:p>
          </table:table-cell>
          <table:table-cell table:number-columns-repeated="11"/>
        </table:table-row>
        <table:table-row table:style-name="ro2">
          <table:table-cell office:value-type="float" office:value="0.91" calcext:value-type="float">
            <text:p>0,91</text:p>
          </table:table-cell>
          <table:table-cell table:number-columns-repeated="2"/>
          <table:table-cell office:value-type="float" office:value="32808" calcext:value-type="float">
            <text:p>32808</text:p>
          </table:table-cell>
          <table:table-cell table:number-columns-repeated="11"/>
        </table:table-row>
        <table:table-row table:style-name="ro2">
          <table:table-cell office:value-type="float" office:value="0.91" calcext:value-type="float">
            <text:p>0,91</text:p>
          </table:table-cell>
          <table:table-cell table:number-columns-repeated="2"/>
          <table:table-cell office:value-type="float" office:value="29528" calcext:value-type="float">
            <text:p>29528</text:p>
          </table:table-cell>
          <table:table-cell table:number-columns-repeated="11"/>
        </table:table-row>
        <table:table-row table:style-name="ro2"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26247" calcext:value-type="float">
            <text:p>26247</text:p>
          </table:table-cell>
          <table:table-cell table:number-columns-repeated="11"/>
        </table:table-row>
        <table:table-row table:style-name="ro2">
          <table:table-cell office:value-type="float" office:value="0.92" calcext:value-type="float">
            <text:p>0,92</text:p>
          </table:table-cell>
          <table:table-cell table:number-columns-repeated="2"/>
          <table:table-cell office:value-type="float" office:value="22966" calcext:value-type="float">
            <text:p>22966</text:p>
          </table:table-cell>
          <table:table-cell table:number-columns-repeated="11"/>
        </table:table-row>
        <table:table-row table:style-name="ro2"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19685" calcext:value-type="float">
            <text:p>19685</text:p>
          </table:table-cell>
          <table:table-cell table:number-columns-repeated="11"/>
        </table:table-row>
        <table:table-row table:style-name="ro2"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16404" calcext:value-type="float">
            <text:p>16404</text:p>
          </table:table-cell>
          <table:table-cell table:number-columns-repeated="11"/>
        </table:table-row>
        <table:table-row table:style-name="ro2"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13123" calcext:value-type="float">
            <text:p>13123</text:p>
          </table:table-cell>
          <table:table-cell table:number-columns-repeated="11"/>
        </table:table-row>
        <table:table-row table:style-name="ro2">
          <table:table-cell office:value-type="float" office:value="0.935" calcext:value-type="float">
            <text:p>0,935</text:p>
          </table:table-cell>
          <table:table-cell table:number-columns-repeated="2"/>
          <table:table-cell office:value-type="float" office:value="9843" calcext:value-type="float">
            <text:p>9843</text:p>
          </table:table-cell>
          <table:table-cell table:number-columns-repeated="11"/>
        </table:table-row>
        <table:table-row table:style-name="ro2"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6562" calcext:value-type="float">
            <text:p>6562</text:p>
          </table:table-cell>
          <table:table-cell table:number-columns-repeated="11"/>
        </table:table-row>
        <table:table-row table:style-name="ro2"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3281" calcext:value-type="float">
            <text:p>3281</text:p>
          </table:table-cell>
          <table:table-cell table:number-columns-repeated="11"/>
        </table:table-row>
        <table:table-row table:style-name="ro2">
          <table:table-cell office:value-type="float" office:value="0.94" calcext:value-type="float">
            <text:p>0,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20584" calcext:value-type="float">
            <text:p>20584</text:p>
          </table:table-cell>
          <table:table-cell table:number-columns-repeated="9"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38147" calcext:value-type="float">
            <text:p>38147</text:p>
          </table:table-cell>
          <table:table-cell table:number-columns-repeated="9"/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39668" calcext:value-type="float">
            <text:p>39668</text:p>
          </table:table-cell>
          <table:table-cell table:number-columns-repeated="9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4"/>
          <table:table-cell office:value-type="float" office:value="42453" calcext:value-type="float">
            <text:p>42453</text:p>
          </table:table-cell>
          <table:table-cell table:number-columns-repeated="9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44545" calcext:value-type="float">
            <text:p>44545</text:p>
          </table:table-cell>
          <table:table-cell table:number-columns-repeated="9"/>
        </table:table-row>
        <table:table-row table:style-name="ro2">
          <table:table-cell office:value-type="float" office:value="0.95" calcext:value-type="float">
            <text:p>0,95</text:p>
          </table:table-cell>
          <table:table-cell table:number-columns-repeated="4"/>
          <table:table-cell office:value-type="float" office:value="42672" calcext:value-type="float">
            <text:p>42672</text:p>
          </table:table-cell>
          <table:table-cell table:number-columns-repeated="9"/>
        </table:table-row>
        <table:table-row table:style-name="ro2">
          <table:table-cell office:value-type="float" office:value="0.978" calcext:value-type="float">
            <text:p>0,978</text:p>
          </table:table-cell>
          <table:table-cell table:number-columns-repeated="4"/>
          <table:table-cell office:value-type="float" office:value="39383" calcext:value-type="float">
            <text:p>39383</text:p>
          </table:table-cell>
          <table:table-cell table:number-columns-repeated="9"/>
        </table:table-row>
        <table:table-row table:style-name="ro2">
          <table:table-cell office:value-type="float" office:value="0.997" calcext:value-type="float">
            <text:p>0,997</text:p>
          </table:table-cell>
          <table:table-cell table:number-columns-repeated="4"/>
          <table:table-cell office:value-type="float" office:value="36102" calcext:value-type="float">
            <text:p>36102</text:p>
          </table:table-cell>
          <table:table-cell table:number-columns-repeated="9"/>
        </table:table-row>
        <table:table-row table:style-name="ro2">
          <table:table-cell office:value-type="float" office:value="1.003" calcext:value-type="float">
            <text:p>1,003</text:p>
          </table:table-cell>
          <table:table-cell table:number-columns-repeated="4"/>
          <table:table-cell office:value-type="float" office:value="32825" calcext:value-type="float">
            <text:p>32825</text:p>
          </table:table-cell>
          <table:table-cell table:number-columns-repeated="9"/>
        </table:table-row>
        <table:table-row table:style-name="ro2">
          <table:table-cell office:value-type="float" office:value="1.006" calcext:value-type="float">
            <text:p>1,006</text:p>
          </table:table-cell>
          <table:table-cell table:number-columns-repeated="4"/>
          <table:table-cell office:value-type="float" office:value="29549" calcext:value-type="float">
            <text:p>29549</text:p>
          </table:table-cell>
          <table:table-cell table:number-columns-repeated="9"/>
        </table:table-row>
        <table:table-row table:style-name="ro2">
          <table:table-cell office:value-type="float" office:value="0.995" calcext:value-type="float">
            <text:p>0,995</text:p>
          </table:table-cell>
          <table:table-cell table:number-columns-repeated="4"/>
          <table:table-cell office:value-type="float" office:value="19694" calcext:value-type="float">
            <text:p>19694</text:p>
          </table:table-cell>
          <table:table-cell table:number-columns-repeated="9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5"/>
          <table:table-cell office:value-type="float" office:value="39391" calcext:value-type="float">
            <text:p>39391</text:p>
          </table:table-cell>
          <table:table-cell table:number-columns-repeated="8"/>
        </table:table-row>
        <table:table-row table:style-name="ro2">
          <table:table-cell office:value-type="float" office:value="0.864" calcext:value-type="float">
            <text:p>0,864</text:p>
          </table:table-cell>
          <table:table-cell table:number-columns-repeated="5"/>
          <table:table-cell office:value-type="float" office:value="42676" calcext:value-type="float">
            <text:p>42676</text:p>
          </table:table-cell>
          <table:table-cell table:number-columns-repeated="8"/>
        </table:table-row>
        <table:table-row table:style-name="ro2">
          <table:table-cell office:value-type="float" office:value="0.941" calcext:value-type="float">
            <text:p>0,941</text:p>
          </table:table-cell>
          <table:table-cell table:number-columns-repeated="5"/>
          <table:table-cell office:value-type="float" office:value="36110" calcext:value-type="float">
            <text:p>36110</text:p>
          </table:table-cell>
          <table:table-cell table:number-columns-repeated="8"/>
        </table:table-row>
        <table:table-row table:style-name="ro2">
          <table:table-cell office:value-type="float" office:value="0.935" calcext:value-type="float">
            <text:p>0,935</text:p>
          </table:table-cell>
          <table:table-cell table:number-columns-repeated="5"/>
          <table:table-cell office:value-type="float" office:value="32818" calcext:value-type="float">
            <text:p>32818</text:p>
          </table:table-cell>
          <table:table-cell table:number-columns-repeated="8"/>
        </table:table-row>
        <table:table-row table:style-name="ro2">
          <table:table-cell office:value-type="float" office:value="0.94" calcext:value-type="float">
            <text:p>0,94</text:p>
          </table:table-cell>
          <table:table-cell table:number-columns-repeated="5"/>
          <table:table-cell office:value-type="float" office:value="29549" calcext:value-type="float">
            <text:p>29549</text:p>
          </table:table-cell>
          <table:table-cell table:number-columns-repeated="8"/>
        </table:table-row>
        <table:table-row table:style-name="ro2">
          <table:table-cell office:value-type="float" office:value="0.933" calcext:value-type="float">
            <text:p>0,933</text:p>
          </table:table-cell>
          <table:table-cell table:number-columns-repeated="5"/>
          <table:table-cell office:value-type="float" office:value="19718" calcext:value-type="float">
            <text:p>19718</text:p>
          </table:table-cell>
          <table:table-cell table:number-columns-repeated="8"/>
        </table:table-row>
        <table:table-row table:style-name="ro2">
          <table:table-cell office:value-type="float" office:value="0.935" calcext:value-type="float">
            <text:p>0,935</text:p>
          </table:table-cell>
          <table:table-cell table:number-columns-repeated="5"/>
          <table:table-cell office:value-type="float" office:value="9863" calcext:value-type="float">
            <text:p>9863</text:p>
          </table:table-cell>
          <table:table-cell table:number-columns-repeated="8"/>
        </table:table-row>
        <table:table-row table:style-name="ro2">
          <table:table-cell office:value-type="float" office:value="0.948" calcext:value-type="float">
            <text:p>0,948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2">
          <table:table-cell office:value-type="float" office:value="0.978" calcext:value-type="float">
            <text:p>0,978</text:p>
          </table:table-cell>
          <table:table-cell table:number-columns-repeated="6"/>
          <table:table-cell office:value-type="float" office:value="47584" calcext:value-type="float">
            <text:p>47584</text:p>
          </table:table-cell>
          <table:table-cell table:number-columns-repeated="7"/>
        </table:table-row>
        <table:table-row table:style-name="ro2">
          <table:table-cell office:value-type="float" office:value="1.018" calcext:value-type="float">
            <text:p>1,018</text:p>
          </table:table-cell>
          <table:table-cell table:number-columns-repeated="6"/>
          <table:table-cell office:value-type="float" office:value="44302" calcext:value-type="float">
            <text:p>44302</text:p>
          </table:table-cell>
          <table:table-cell table:number-columns-repeated="7"/>
        </table:table-row>
        <table:table-row table:style-name="ro2">
          <table:table-cell office:value-type="float" office:value="1.032" calcext:value-type="float">
            <text:p>1,032</text:p>
          </table:table-cell>
          <table:table-cell table:number-columns-repeated="6"/>
          <table:table-cell office:value-type="float" office:value="42671" calcext:value-type="float">
            <text:p>42671</text:p>
          </table:table-cell>
          <table:table-cell table:number-columns-repeated="7"/>
        </table:table-row>
        <table:table-row table:style-name="ro2">
          <table:table-cell office:value-type="float" office:value="1.056" calcext:value-type="float">
            <text:p>1,056</text:p>
          </table:table-cell>
          <table:table-cell table:number-columns-repeated="6"/>
          <table:table-cell office:value-type="float" office:value="39388" calcext:value-type="float">
            <text:p>39388</text:p>
          </table:table-cell>
          <table:table-cell table:number-columns-repeated="7"/>
        </table:table-row>
        <table:table-row table:style-name="ro2">
          <table:table-cell office:value-type="float" office:value="1.074" calcext:value-type="float">
            <text:p>1,074</text:p>
          </table:table-cell>
          <table:table-cell table:number-columns-repeated="6"/>
          <table:table-cell office:value-type="float" office:value="36106" calcext:value-type="float">
            <text:p>36106</text:p>
          </table:table-cell>
          <table:table-cell table:number-columns-repeated="7"/>
        </table:table-row>
        <table:table-row table:style-name="ro2">
          <table:table-cell office:value-type="float" office:value="1.067" calcext:value-type="float">
            <text:p>1,067</text:p>
          </table:table-cell>
          <table:table-cell table:number-columns-repeated="6"/>
          <table:table-cell office:value-type="float" office:value="32837" calcext:value-type="float">
            <text:p>32837</text:p>
          </table:table-cell>
          <table:table-cell table:number-columns-repeated="7"/>
        </table:table-row>
        <table:table-row table:style-name="ro2">
          <table:table-cell office:value-type="float" office:value="1.055" calcext:value-type="float">
            <text:p>1,055</text:p>
          </table:table-cell>
          <table:table-cell table:number-columns-repeated="6"/>
          <table:table-cell office:value-type="float" office:value="29555" calcext:value-type="float">
            <text:p>29555</text:p>
          </table:table-cell>
          <table:table-cell table:number-columns-repeated="7"/>
        </table:table-row>
        <table:table-row table:style-name="ro2">
          <table:table-cell office:value-type="float" office:value="1.028" calcext:value-type="float">
            <text:p>1,028</text:p>
          </table:table-cell>
          <table:table-cell table:number-columns-repeated="6"/>
          <table:table-cell office:value-type="float" office:value="22986" calcext:value-type="float">
            <text:p>22986</text:p>
          </table:table-cell>
          <table:table-cell table:number-columns-repeated="7"/>
        </table:table-row>
        <table:table-row table:style-name="ro2">
          <table:table-cell office:value-type="float" office:value="1.013" calcext:value-type="float">
            <text:p>1,013</text:p>
          </table:table-cell>
          <table:table-cell table:number-columns-repeated="6"/>
          <table:table-cell office:value-type="float" office:value="19696" calcext:value-type="float">
            <text:p>19696</text:p>
          </table:table-cell>
          <table:table-cell table:number-columns-repeated="7"/>
        </table:table-row>
        <table:table-row table:style-name="ro2">
          <table:table-cell office:value-type="float" office:value="0.989" calcext:value-type="float">
            <text:p>0,989</text:p>
          </table:table-cell>
          <table:table-cell table:number-columns-repeated="6"/>
          <table:table-cell office:value-type="float" office:value="13143" calcext:value-type="float">
            <text:p>13143</text:p>
          </table:table-cell>
          <table:table-cell table:number-columns-repeated="7"/>
        </table:table-row>
        <table:table-row table:style-name="ro2">
          <table:table-cell office:value-type="float" office:value="0.983" calcext:value-type="float">
            <text:p>0,983</text:p>
          </table:table-cell>
          <table:table-cell table:number-columns-repeated="6"/>
          <table:table-cell office:value-type="float" office:value="9860" calcext:value-type="float">
            <text:p>9860</text:p>
          </table:table-cell>
          <table:table-cell table:number-columns-repeated="7"/>
        </table:table-row>
        <table:table-row table:style-name="ro2">
          <table:table-cell office:value-type="float" office:value="0.96" calcext:value-type="float">
            <text:p>0,96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14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1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.16" calcext:value-type="float">
            <text:p>1,16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14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1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.16" calcext:value-type="float">
            <text:p>1,16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53433" calcext:value-type="float">
            <text:p>53433</text:p>
          </table:table-cell>
          <table:table-cell table:number-columns-repeated="10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3"/>
          <table:table-cell office:value-type="float" office:value="57915" calcext:value-type="float">
            <text:p>57915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8380" calcext:value-type="float">
            <text:p>58380</text:p>
          </table:table-cell>
          <table:table-cell table:number-columns-repeated="10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3"/>
          <table:table-cell office:value-type="float" office:value="58116" calcext:value-type="float">
            <text:p>58116</text:p>
          </table:table-cell>
          <table:table-cell table:number-columns-repeated="10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3"/>
          <table:table-cell office:value-type="float" office:value="58180" calcext:value-type="float">
            <text:p>58180</text:p>
          </table:table-cell>
          <table:table-cell table:number-columns-repeated="10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3"/>
          <table:table-cell office:value-type="float" office:value="57623" calcext:value-type="float">
            <text:p>57623</text:p>
          </table:table-cell>
          <table:table-cell table:number-columns-repeated="10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59381" calcext:value-type="float">
            <text:p>59381</text:p>
          </table:table-cell>
          <table:table-cell table:number-columns-repeated="10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3"/>
          <table:table-cell office:value-type="float" office:value="59962" calcext:value-type="float">
            <text:p>59962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0786" calcext:value-type="float">
            <text:p>60786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6000" calcext:value-type="float">
            <text:p>36000</text:p>
          </table:table-cell>
          <table:table-cell table:number-columns-repeated="10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14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1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14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14"/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14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7"/>
          <table:table-cell office:value-type="float" office:value="50900" calcext:value-type="float">
            <text:p>50900</text:p>
          </table:table-cell>
          <table:table-cell table:number-columns-repeated="6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7"/>
          <table:table-cell office:value-type="float" office:value="51969" calcext:value-type="float">
            <text:p>51969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2569" calcext:value-type="float">
            <text:p>52569</text:p>
          </table:table-cell>
          <table:table-cell table:number-columns-repeated="6"/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7"/>
          <table:table-cell office:value-type="float" office:value="52246" calcext:value-type="float">
            <text:p>52246</text:p>
          </table:table-cell>
          <table:table-cell table:number-columns-repeated="6"/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7"/>
          <table:table-cell office:value-type="float" office:value="54319" calcext:value-type="float">
            <text:p>54319</text:p>
          </table:table-cell>
          <table:table-cell table:number-columns-repeated="6"/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7"/>
          <table:table-cell office:value-type="float" office:value="57738" calcext:value-type="float">
            <text:p>57738</text:p>
          </table:table-cell>
          <table:table-cell table:number-columns-repeated="2"/>
          <table:table-cell table:formula="of:=[.I132]-[.C17]" office:value-type="float" office:value="3738" calcext:value-type="float">
            <text:p>3738</text:p>
          </table:table-cell>
          <table:table-cell table:formula="of:=(1-(([.I132]/[.C17])-1))" office:value-type="float" office:value="0.930777777777778" calcext:value-type="float">
            <text:p>0,930777777777778</text:p>
          </table:table-cell>
          <table:table-cell office:value-type="float" office:value="84042" calcext:value-type="float">
            <text:p>84042</text:p>
          </table:table-cell>
          <table:table-cell table:formula="of:=[.N132]*[.M132]" office:value-type="float" office:value="78224.426" calcext:value-type="float">
            <text:p>78224,426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7"/>
          <table:table-cell office:value-type="float" office:value="57168" calcext:value-type="float">
            <text:p>57168</text:p>
          </table:table-cell>
          <table:table-cell table:number-columns-repeated="6"/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7"/>
          <table:table-cell office:value-type="float" office:value="57825" calcext:value-type="float">
            <text:p>57825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1337" calcext:value-type="float">
            <text:p>61337</text:p>
          </table:table-cell>
          <table:table-cell table:number-columns-repeated="6"/>
        </table:table-row>
        <table:table-row table:style-name="ro2">
          <table:table-cell office:value-type="float" office:value="2.2" calcext:value-type="float">
            <text:p>2,2</text:p>
          </table:table-cell>
          <table:table-cell table:number-columns-repeated="7"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7"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2">
          <table:table-cell office:value-type="float" office:value="1.248" calcext:value-type="float">
            <text:p>1,248</text:p>
          </table:table-cell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2">
          <table:table-cell office:value-type="float" office:value="1.144" calcext:value-type="float">
            <text:p>1,144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8"/>
          <table:table-cell office:value-type="float" office:value="49906" calcext:value-type="float">
            <text:p>49906</text:p>
          </table:table-cell>
          <table:table-cell table:formula="of:=[.J140]-[.C8]" office:value-type="float" office:value="-94" calcext:value-type="float">
            <text:p>-94</text:p>
          </table:table-cell>
          <table:table-cell table:formula="of:=[.J140]-[.C8]" office:value-type="float" office:value="-94" calcext:value-type="float">
            <text:p>-94</text:p>
          </table:table-cell>
          <table:table-cell table:formula="of:=1-(([.J140]/[.C8])-1)" office:value-type="float" office:value="1.00188" calcext:value-type="float">
            <text:p>1,00188</text:p>
          </table:table-cell>
          <table:table-cell table:number-columns-repeated="2" office:value-type="float" office:value="84276" calcext:value-type="float">
            <text:p>84276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8"/>
          <table:table-cell office:value-type="float" office:value="51723" calcext:value-type="float">
            <text:p>51723</text:p>
          </table:table-cell>
          <table:table-cell table:formula="of:=[.J141]-[.C9]" office:value-type="float" office:value="-277" calcext:value-type="float">
            <text:p>-277</text:p>
          </table:table-cell>
          <table:table-cell table:formula="of:=[.J141]-[.C9]" office:value-type="float" office:value="-277" calcext:value-type="float">
            <text:p>-277</text:p>
          </table:table-cell>
          <table:table-cell table:formula="of:=1-(([.J141]/[.C9])-1)" office:value-type="float" office:value="1.00532692307692" calcext:value-type="float">
            <text:p>1,00532692307692</text:p>
          </table:table-cell>
          <table:table-cell office:value-type="float" office:value="85153" calcext:value-type="float">
            <text:p>85153</text:p>
          </table:table-cell>
          <table:table-cell table:formula="of:=[.N141]*[.M141]" office:value-type="float" office:value="85606.6034807692" calcext:value-type="float">
            <text:p>85606,6034807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1072" calcext:value-type="float">
            <text:p>51072</text:p>
          </table:table-cell>
          <table:table-cell table:formula="of:=[.J142]-[.C14]" office:value-type="float" office:value="72" calcext:value-type="float">
            <text:p>72</text:p>
          </table:table-cell>
          <table:table-cell table:formula="of:=[.J142]-[.C14]" office:value-type="float" office:value="72" calcext:value-type="float">
            <text:p>72</text:p>
          </table:table-cell>
          <table:table-cell table:formula="of:=1-(([.J142]/[.C14])-1)" office:value-type="float" office:value="0.998588235294118" calcext:value-type="float">
            <text:p>0,998588235294118</text:p>
          </table:table-cell>
          <table:table-cell office:value-type="float" office:value="87507" calcext:value-type="float">
            <text:p>87507</text:p>
          </table:table-cell>
          <table:table-cell table:formula="of:=[.N142]*[.M142]" office:value-type="float" office:value="87383.4607058823" calcext:value-type="float">
            <text:p>87383,4607058823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  <table:table-cell table:number-columns-repeated="8"/>
          <table:table-cell office:value-type="float" office:value="50166" calcext:value-type="float">
            <text:p>50166</text:p>
          </table:table-cell>
          <table:table-cell table:formula="of:=[.J143]-[.C15]" office:value-type="float" office:value="166" calcext:value-type="float">
            <text:p>166</text:p>
          </table:table-cell>
          <table:table-cell table:formula="of:=[.J143]-[.C15]" office:value-type="float" office:value="166" calcext:value-type="float">
            <text:p>166</text:p>
          </table:table-cell>
          <table:table-cell table:formula="of:=1-(([.J143]/[.C15])-1)" office:value-type="float" office:value="0.99668" calcext:value-type="float">
            <text:p>0,99668</text:p>
          </table:table-cell>
          <table:table-cell office:value-type="float" office:value="87777" calcext:value-type="float">
            <text:p>87777</text:p>
          </table:table-cell>
          <table:table-cell table:formula="of:=[.N143]*[.M143]" office:value-type="float" office:value="87485.58036" calcext:value-type="float">
            <text:p>87485,58036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table:number-columns-repeated="8"/>
          <table:table-cell office:value-type="float" office:value="51802" calcext:value-type="float">
            <text:p>51802</text:p>
          </table:table-cell>
          <table:table-cell table:formula="of:=[.J144]-[.C16]" office:value-type="float" office:value="-198" calcext:value-type="float">
            <text:p>-198</text:p>
          </table:table-cell>
          <table:table-cell table:formula="of:=[.J144]-[.C16]" office:value-type="float" office:value="-198" calcext:value-type="float">
            <text:p>-198</text:p>
          </table:table-cell>
          <table:table-cell table:formula="of:=1-(([.J144]/[.C16])-1)" office:value-type="float" office:value="1.00380769230769" calcext:value-type="float">
            <text:p>1,00380769230769</text:p>
          </table:table-cell>
          <table:table-cell office:value-type="float" office:value="92411" calcext:value-type="float">
            <text:p>92411</text:p>
          </table:table-cell>
          <table:table-cell table:formula="of:=[.N144]*[.M144]" office:value-type="float" office:value="92762.8726538462" calcext:value-type="float">
            <text:p>92762,8726538462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number-columns-repeated="8"/>
          <table:table-cell office:value-type="float" office:value="54361" calcext:value-type="float">
            <text:p>54361</text:p>
          </table:table-cell>
          <table:table-cell table:formula="of:=[.J145]-[.C17]" office:value-type="float" office:value="361" calcext:value-type="float">
            <text:p>361</text:p>
          </table:table-cell>
          <table:table-cell table:formula="of:=[.J145]-[.C17]" office:value-type="float" office:value="361" calcext:value-type="float">
            <text:p>361</text:p>
          </table:table-cell>
          <table:table-cell table:formula="of:=1-(([.J145]/[.C17])-1)" office:value-type="float" office:value="0.993314814814815" calcext:value-type="float">
            <text:p>0,993314814814815</text:p>
          </table:table-cell>
          <table:table-cell office:value-type="float" office:value="97503" calcext:value-type="float">
            <text:p>97503</text:p>
          </table:table-cell>
          <table:table-cell table:formula="of:=[.N145]*[.M145]" office:value-type="float" office:value="96851.1743888889" calcext:value-type="float">
            <text:p>96851,1743888889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number-columns-repeated="8"/>
          <table:table-cell office:value-type="float" office:value="56793" calcext:value-type="float">
            <text:p>56793</text:p>
          </table:table-cell>
          <table:table-cell table:formula="of:=[.J146]-[.C18]" office:value-type="float" office:value="793" calcext:value-type="float">
            <text:p>793</text:p>
          </table:table-cell>
          <table:table-cell table:formula="of:=[.J146]-[.C18]" office:value-type="float" office:value="793" calcext:value-type="float">
            <text:p>793</text:p>
          </table:table-cell>
          <table:table-cell table:formula="of:=1-(([.J146]/[.C18])-1)" office:value-type="float" office:value="0.985839285714286" calcext:value-type="float">
            <text:p>0,985839285714286</text:p>
          </table:table-cell>
          <table:table-cell office:value-type="float" office:value="109155" calcext:value-type="float">
            <text:p>109155</text:p>
          </table:table-cell>
          <table:table-cell table:formula="of:=[.N146]*[.M146]" office:value-type="float" office:value="107609.287232143" calcext:value-type="float">
            <text:p>107609,287232143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number-columns-repeated="8"/>
          <table:table-cell office:value-type="float" office:value="57842" calcext:value-type="float">
            <text:p>57842</text:p>
          </table:table-cell>
          <table:table-cell table:formula="of:=[.J147]-[.C19]" office:value-type="float" office:value="-158" calcext:value-type="float">
            <text:p>-158</text:p>
          </table:table-cell>
          <table:table-cell table:formula="of:=[.J147]-[.C19]" office:value-type="float" office:value="-158" calcext:value-type="float">
            <text:p>-158</text:p>
          </table:table-cell>
          <table:table-cell table:formula="of:=1-(([.J147]/[.C19])-1)" office:value-type="float" office:value="1.00272413793103" calcext:value-type="float">
            <text:p>1,00272413793103</text:p>
          </table:table-cell>
          <table:table-cell office:value-type="float" office:value="109458" calcext:value-type="float">
            <text:p>109458</text:p>
          </table:table-cell>
          <table:table-cell table:formula="of:=[.N147]*[.M147]" office:value-type="float" office:value="109756.178689655" calcext:value-type="float">
            <text:p>109756,1786896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9981" calcext:value-type="float">
            <text:p>59981</text:p>
          </table:table-cell>
          <table:table-cell table:formula="of:=[.J148]-[.C20]" office:value-type="float" office:value="-19" calcext:value-type="float">
            <text:p>-19</text:p>
          </table:table-cell>
          <table:table-cell table:formula="of:=[.J148]-[.C20]" office:value-type="float" office:value="-19" calcext:value-type="float">
            <text:p>-19</text:p>
          </table:table-cell>
          <table:table-cell table:formula="of:=1-(([.J148]/[.C20])-1)" office:value-type="float" office:value="1.00031666666667" calcext:value-type="float">
            <text:p>1,00031666666667</text:p>
          </table:table-cell>
          <table:table-cell office:value-type="float" office:value="105541" calcext:value-type="float">
            <text:p>105541</text:p>
          </table:table-cell>
          <table:table-cell table:formula="of:=[.N148]*[.M148]" office:value-type="float" office:value="105574.421316667" calcext:value-type="float">
            <text:p>105574,421316667</text:p>
          </table:table-cell>
        </table:table-row>
        <table:table-row table:style-name="ro2">
          <table:table-cell office:value-type="float" office:value="2.01" calcext:value-type="float">
            <text:p>2,01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table:number-columns-repeated="5"/>
        </table:table-row>
        <table:table-row table:style-name="ro2">
          <table:table-cell office:value-type="float" office:value="1.9" calcext:value-type="float">
            <text:p>1,9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table:formula="of:=[.J150]-[.C21]" office:value-type="float" office:value="-6000" calcext:value-type="float">
            <text:p>-6000</text:p>
          </table:table-cell>
          <table:table-cell table:formula="of:=[.J150]-[.C21]" office:value-type="float" office:value="-6000" calcext:value-type="float">
            <text:p>-6000</text:p>
          </table:table-cell>
          <table:table-cell table:formula="of:=1-(([.J150]/[.C21])-1)" office:value-type="float" office:value="1.16666666666667" calcext:value-type="float">
            <text:p>1,16666666666667</text:p>
          </table:table-cell>
          <table:table-cell office:value-type="float" office:value="100854" calcext:value-type="float">
            <text:p>100854</text:p>
          </table:table-cell>
          <table:table-cell table:formula="of:=[.N150]*[.M150]" office:value-type="float" office:value="117663" calcext:value-type="float">
            <text:p>117663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table:formula="of:=[.J151]-[.C22]" office:value-type="float" office:value="-5000" calcext:value-type="float">
            <text:p>-5000</text:p>
          </table:table-cell>
          <table:table-cell table:formula="of:=[.J151]-[.C22]" office:value-type="float" office:value="-5000" calcext:value-type="float">
            <text:p>-5000</text:p>
          </table:table-cell>
          <table:table-cell table:formula="of:=1-(([.J151]/[.C22])-1)" office:value-type="float" office:value="1.2" calcext:value-type="float">
            <text:p>1,2</text:p>
          </table:table-cell>
          <table:table-cell office:value-type="float" office:value="100855" calcext:value-type="float">
            <text:p>100855</text:p>
          </table:table-cell>
          <table:table-cell table:formula="of:=[.N151]*[.M151]" office:value-type="float" office:value="121026" calcext:value-type="float">
            <text:p>121026</text:p>
          </table:table-cell>
        </table:table-row>
        <table:table-row table:style-name="ro2">
          <table:table-cell office:value-type="float" office:value="1.421" calcext:value-type="float">
            <text:p>1,421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table:formula="of:=[.J152]-[.C23]" office:value-type="float" office:value="10000" calcext:value-type="float">
            <text:p>10000</text:p>
          </table:table-cell>
          <table:table-cell table:formula="of:=[.J152]-[.C23]" office:value-type="float" office:value="10000" calcext:value-type="float">
            <text:p>10000</text:p>
          </table:table-cell>
          <table:table-cell table:formula="of:=1-(([.J152]/[.C23])-1)" office:value-type="string" office:string-value="" calcext:value-type="error">
            <text:p>#DIV/0 !</text:p>
          </table:table-cell>
          <table:table-cell office:value-type="float" office:value="100856" calcext:value-type="float">
            <text:p>100856</text:p>
          </table:table-cell>
          <table:table-cell table:formula="of:=[.N152]*[.M152]" office:value-type="string" office:string-value="" calcext:value-type="error">
            <text:p>#DIV/0 !</text:p>
          </table:table-cell>
        </table:table-row>
        <table:table-row table:style-name="ro2">
          <table:table-cell office:value-type="float" office:value="1.144" calcext:value-type="float">
            <text:p>1,144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formula="of:=[.J153]-[.I141]" office:value-type="float" office:value="150" calcext:value-type="float">
            <text:p>150</text:p>
          </table:table-cell>
          <table:table-cell table:number-columns-repeated="4"/>
        </table:table-row>
      </table:table>
      <table:table table:name="SFM Data Reference" table:style-name="ta1">
        <table:table-column table:style-name="co3" table:number-columns-repeated="4" table:default-cell-style-name="Default"/>
        <table:table-row table:style-name="ro3">
          <table:table-cell office:value-type="string" calcext:value-type="string">
            <text:p>SFM Data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AC ID</text:p>
          </table:table-cell>
          <table:table-cell office:value-type="string" calcext:value-type="string">
            <text:p>Aircraft</text:p>
          </table:table-cell>
          <table:table-cell office:value-type="string" calcext:value-type="string">
            <text:p>Mzalfa</text:p>
          </table:table-cell>
          <table:table-cell office:value-type="string" calcext:value-type="string">
            <text:p>Mzalfad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g-23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-29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u-27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u-33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-14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-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-16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iG-25RBT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ig-31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ornado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ig-27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u-24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u-30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fa-18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-111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u-25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-10a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u-16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b-1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u-34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tu-95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tu-142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-52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iG-25PD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tu-22m3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-5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e-3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il-78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c-1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il-76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c-13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mig-29k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-3r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irage-200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tu-143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tu-141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f-117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u-39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n-26b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an-30m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e-2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-3r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v-8b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a-6b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f-4e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f-5e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c-17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u-17m4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ig-29g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mig-29c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u-24mr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f-16a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fa-18c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su-25t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rg-1a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ornado ids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yak-40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-10c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f-15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kc-135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l-39za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-51b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p-51d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C-1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F-86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Hawk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iG-15bis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Q-9 Reaper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Bf-109K-4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W-190D9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TF-51D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Hawk</text:p>
          </table:table-cell>
          <table:table-cell office:value-type="float" office:value="4.355" calcext:value-type="float">
            <text:p>4,355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3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3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3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3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3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3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3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3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3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3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3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3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3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3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3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3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3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3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3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3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3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3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3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3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3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3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3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3"/>
        </table:table-row>
      </table:table>
      <table:named-expressions>
        <table:named-range table:name="AILERON_ANGLE" table:base-cell-address="$'Computed Data'.$B$93" table:cell-range-address="$'Computed Data'.$C$210"/>
        <table:named-range table:name="AIRBRAKE_DRAG" table:base-cell-address="$Constants.$B$167" table:cell-range-address="$Constants.$B$167"/>
        <table:named-range table:name="AIRCRAFT_EMPTY_WEIGHT" table:base-cell-address="$'Computed Data'.$E$9" table:cell-range-address="$'DCS World SFM'.$E$9"/>
        <table:named-range table:name="ASPECTRATIO" table:base-cell-address="$'Reference Data'.$C$5" table:cell-range-address="#REF!"/>
        <table:named-range table:name="ASPECT_RATIO" table:base-cell-address="$'Computed Data'.$D$36" table:cell-range-address="$'Computed Data'.$D$147"/>
        <table:named-range table:name="bdratio" table:base-cell-address="$'Reference Data'.$C$12" table:cell-range-address="#REF!"/>
        <table:named-range table:name="BODY_DIAMETER" table:base-cell-address="$'Aerodynamic Coefficients'.$C$14" table:cell-range-address="$'Reference Data'.$C$13"/>
        <table:named-range table:name="BODY_SPAN_RATIO" table:base-cell-address="$'Computed Data'.$D$38" table:cell-range-address="$'Computed Data'.$D$149"/>
        <table:named-range table:name="CHORD_ROOT" table:base-cell-address="$'Aerodynamic Coefficients'.$C$10" table:cell-range-address="$'Reference Data'.$C$9"/>
        <table:named-range table:name="CHORD_TIP" table:base-cell-address="$'Aerodynamic Coefficients'.$C$11" table:cell-range-address="$'Reference Data'.$C$10"/>
        <table:named-range table:name="C_l_delta_a" table:base-cell-address="$'Computed Data'.$D$155" table:cell-range-address="$'Computed Data'.$D$155"/>
        <table:named-range table:name="C_l_p" table:base-cell-address="$'Computed Data'.$D$156" table:cell-range-address="$'Computed Data'.$D$156"/>
        <table:named-range table:name="C_M_ALPHA" table:base-cell-address="$'Computed Data'.$D$153" table:cell-range-address="$'Computed Data'.$D$153"/>
        <table:named-range table:name="C_M_DELTA" table:base-cell-address="$'Computed Data'.$D$154" table:cell-range-address="$'Computed Data'.$D$154"/>
        <table:named-range table:name="C_n_beta" table:base-cell-address="$'Computed Data'.$A$317" table:cell-range-address="$'Computed Data'.$D$157"/>
        <table:named-range table:name="DCS_CYA_RANGE" table:base-cell-address="$'Computed Data'.$C$46" table:cell-range-address="$'DCS World SFM'.$C$32:.$C$55"/>
        <table:named-range table:name="DCS_CYMAX_RANGE" table:base-cell-address="$'Computed Data'.$H$46" table:cell-range-address="$'DCS World SFM'.$H$32:.$H$55"/>
        <table:named-range table:name="DCS_MACH_RANGE" table:base-cell-address="$'Computed Data'.$A$23" table:cell-range-address="$'DCS World SFM'.$A$32:.$A$55"/>
        <table:named-range table:name="deltaa" table:base-cell-address="$'Reference Data'.$B$199" table:cell-range-address="#REF!"/>
        <table:named-range table:name="e" table:base-cell-address="$'Reference Data'.$C$9" table:cell-range-address="#REF!"/>
        <table:named-range table:name="ef" table:base-cell-address="$'Reference Data'.$C$10" table:cell-range-address="#REF!"/>
        <table:named-range table:name="FLAP_COMBAT_SETTING" table:base-cell-address="$'Computed Data'.$C$12" table:cell-range-address="$'DCS World SFM'.$C$14"/>
        <table:named-range table:name="FLAP_LIFT_COEFFICIENT" table:base-cell-address="$'Computed Data'.$B$22" table:cell-range-address="$'DCS World SFM'.$B$27"/>
        <table:named-range table:name="FLAP_TAKEOFF_SETTING" table:base-cell-address="$'Computed Data'.$C$10" table:cell-range-address="$'DCS World SFM'.$C$13"/>
        <table:named-range table:name="INDUCED_DRAG_FACTOR" table:base-cell-address="$'Computed Data'.$B$53" table:cell-range-address="$'Computed Data'.$B$170"/>
        <table:named-range table:name="KDPRIMESUBSONIC" table:base-cell-address="$'Reference Data'.$C$10" table:cell-range-address="#REF!"/>
        <table:named-range table:name="KG_TO_POUND" table:base-cell-address="$'DCS World SFM'.$C$63" table:cell-range-address="$Constants.$C$63"/>
        <table:named-range table:name="KNOTS_TO_FPS" table:base-cell-address="$'DCS World SFM'.$C$62" table:cell-range-address="$Constants.$C$62"/>
        <table:named-range table:name="KPRIME" table:base-cell-address="$'Reference Data'.$C$9" table:cell-range-address="#REF!"/>
        <table:named-range table:name="KPRIMESUBSONIC" table:base-cell-address="$'Reference Data'.$C$9" table:cell-range-address="#REF!"/>
        <table:named-range table:name="lambda" table:base-cell-address="$'Reference Data'.$C$13" table:cell-range-address="#REF!"/>
        <table:named-range table:name="MAC" table:base-cell-address="$'Aerodynamic Coefficients'.$C$12" table:cell-range-address="$'Reference Data'.$C$11"/>
        <table:named-range table:name="MAX_FUEL" table:base-cell-address="$'Computed Data'.$E$10" table:cell-range-address="$'DCS World SFM'.$E$10"/>
        <table:named-range table:name="METERS_TO_FEET" table:base-cell-address="$Constants.$F$62" table:cell-range-address="$Constants.$F$62"/>
        <table:named-range table:name="MIN_LDG_FUEL" table:base-cell-address="$'Computed Data'.$C$15" table:cell-range-address="$'DCS World SFM'.$C$15"/>
        <table:named-range table:name="POUNDS_TO_KN" table:base-cell-address="$Constants.$C$64" table:cell-range-address="$Constants.$C$64"/>
        <table:named-range table:name="RQDCMD" table:base-cell-address="$'Computed Data'.$E$119" table:cell-range-address="$'Computed Data'.$E$119"/>
        <table:named-range table:name="SEA_LEVEL_DENSITY" table:base-cell-address="$'DCS World SFM'.$B$67" table:cell-range-address="$Constants.$B$68"/>
        <table:named-range table:name="STRUT_DRAG" table:base-cell-address="$Constants.$B$166" table:cell-range-address="$Constants.$B$166"/>
        <table:named-range table:name="SWEEPLE" table:base-cell-address="$'Reference Data'.$C$8" table:cell-range-address="#REF!"/>
        <table:named-range table:name="SWEEPTC" table:base-cell-address="$'Reference Data'.$C$7" table:cell-range-address="#REF!"/>
        <table:named-range table:name="SWEEP_ANGLE_LE" table:base-cell-address="$'Aerodynamic Coefficients'.$C$14" table:cell-range-address="$'Reference Data'.$C$14"/>
        <table:named-range table:name="SWEEP_ANGLE_QUARTER_CHORD" table:base-cell-address="$'Aerodynamic Coefficients'.$C$15" table:cell-range-address="$'Reference Data'.$C$15"/>
        <table:named-range table:name="TAPER_RATIO" table:base-cell-address="$'Computed Data'.$D$121" table:cell-range-address="$'Computed Data'.$D$148"/>
        <table:named-range table:name="USABLE_LIFT" table:base-cell-address="$'Computed Data'.$C$12" table:cell-range-address="$'DCS World SFM'.$C$16"/>
        <table:named-range table:name="VISCOUS_DRAG_FACTOR" table:base-cell-address="$'Computed Data'.$B$60" table:cell-range-address="$'Computed Data'.$B$177"/>
        <table:named-range table:name="WEISSINGER_WPE_FACTOR" table:base-cell-address="$'Computed Data'.$B$45" table:cell-range-address="$'Computed Data'.$B$164"/>
        <table:named-range table:name="WHEEL_DRAG" table:base-cell-address="$Constants.$B$165" table:cell-range-address="$Constants.$B$165"/>
        <table:named-range table:name="WINGSPAN" table:base-cell-address="$'Reference Data'.$C$4" table:cell-range-address="#REF!"/>
        <table:named-range table:name="WING_AREA" table:base-cell-address="$'Aerodynamic Coefficients'.$C$7" table:cell-range-address="$'Reference Data'.$C$7"/>
        <table:named-range table:name="WING_EFFICIENCY_FACTOR" table:base-cell-address="$'Computed Data'.$B$49" table:cell-range-address="$'Computed Data'.$B$167"/>
        <table:named-range table:name="WING_SPAN" table:base-cell-address="$'Aerodynamic Coefficients'.$C$8" table:cell-range-address="$'Reference Data'.$C$8"/>
        <table:named-range table:name="WING_THICKNESS" table:base-cell-address="$'Aerodynamic Coefficients'.$C$13" table:cell-range-address="$'Reference Data'.$C$12"/>
        <table:named-range table:name="WING_THICKNESS_RATIO" table:base-cell-address="$'Aerodynamic Coefficients'.$C$13" table:cell-range-address="$'Reference Data'.$C$12"/>
      </table:named-expressions>
      <table:database-ranges>
        <table:database-range table:name="__Anonymous_Sheet_DB__7" table:target-range-address="'SFM Data Reference'.A3:'SFM Data Reference'.D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cript" svg:font-family="Script" style:font-family-generic="script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16:36:14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09:08:53.50</meta:creation-date>
    <dc:date>2018-05-27T21:56:06.942000000</dc:date>
    <meta:editing-duration>P11DT19H35M39S</meta:editing-duration>
    <meta:editing-cycles>90</meta:editing-cycles>
    <meta:generator>LibreOffice/6.0.2.1$Windows_X86_64 LibreOffice_project/f7f06a8f319e4b62f9bc5095aa112a65d2f3ac89</meta:generator>
    <meta:document-statistic meta:table-count="8" meta:cell-count="4271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459cm" xlink:href=".." xlink:type="simple" chart:class="chart:scatter" chart:style-name="ch1">
        <chart:title svg:x="6.555cm" svg:y="0.325cm" chart:style-name="ch2">
          <text:p>Speed vs. Lift</text:p>
        </chart:title>
        <chart:subtitle svg:x="4.994cm" svg:y="1.293cm" chart:style-name="ch3">
          <text:p>Takeoff and Landing Configuration</text:p>
        </chart:subtitle>
        <chart:legend chart:legend-position="end" svg:x="12.145cm" svg:y="3.683cm" style:legend-expansion="high" chart:style-name="ch4"/>
        <chart:plot-area chart:style-name="ch5" table:cell-range-address="'DCS World SFM'.Q32:'DCS World SFM'.U55 'DCS World SFM'.R31:'DCS World SFM'.U31" chart:data-source-has-labels="row" svg:x="1.331cm" svg:y="2.165cm" svg:width="10.494cm" svg:height="6.124cm">
          <chartooo:coordinate-region svg:x="2.508cm" svg:y="2.364cm" svg:width="9.036cm" svg:height="5.278cm"/>
          <chart:axis chart:dimension="x" chart:name="primary-x" chart:style-name="ch6">
            <chart:title svg:x="6.111cm" svg:y="8.478cm" chart:style-name="ch7">
              <text:p>Knots</text:p>
            </chart:title>
          </chart:axis>
          <chart:axis chart:dimension="y" chart:name="primary-y" chart:style-name="ch6">
            <chart:title svg:x="0.451cm" svg:y="5.84cm" chart:style-name="ch8">
              <text:p>Pounds</text:p>
            </chart:title>
            <chart:grid chart:style-name="ch9" chart:class="major"/>
          </chart:axis>
          <chart:series chart:style-name="ch10" chart:values-cell-range-address="'DCS World SFM'.R32:'DCS World SFM'.R55" chart:label-cell-address="'DCS World SFM'.R31:'DCS World SFM'.R31" chart:class="chart:scatter">
            <chart:domain table:cell-range-address="'DCS World SFM'.Q32:'DCS World SFM'.Q55"/>
            <chart:data-point chart:repeated="24"/>
          </chart:series>
          <chart:series chart:style-name="ch11" chart:values-cell-range-address="'DCS World SFM'.S32:'DCS World SFM'.S55" chart:label-cell-address="'DCS World SFM'.S31:'DCS World SFM'.S31" chart:class="chart:scatter">
            <chart:data-point chart:repeated="24"/>
          </chart:series>
          <chart:series chart:style-name="ch12" chart:values-cell-range-address="'DCS World SFM'.T32:'DCS World SFM'.T55" chart:label-cell-address="'DCS World SFM'.T31:'DCS World SFM'.T31" chart:class="chart:scatter">
            <chart:data-point chart:repeated="24"/>
          </chart:series>
          <chart:series chart:style-name="ch13" chart:values-cell-range-address="'DCS World SFM'.U32:'DCS World SFM'.U55" chart:label-cell-address="'DCS World SFM'.U31:'DCS World SFM'.U31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Q</text:p>
              </table:table-cell>
              <table:table-cell office:value-type="string">
                <text:p>T/O Weight (lbs)</text:p>
                <draw:g>
                  <svg:desc>'DCS World SFM'.R31:'DCS World SFM'.R31</svg:desc>
                </draw:g>
              </table:table-cell>
              <table:table-cell office:value-type="string">
                <text:p>Take Off Lift</text:p>
                <draw:g>
                  <svg:desc>'DCS World SFM'.S31:'DCS World SFM'.S31</svg:desc>
                </draw:g>
              </table:table-cell>
              <table:table-cell office:value-type="string">
                <text:p>Ldg Weight</text:p>
                <draw:g>
                  <svg:desc>'DCS World SFM'.T31:'DCS World SFM'.T31</svg:desc>
                </draw:g>
              </table:table-cell>
              <table:table-cell office:value-type="string">
                <text:p>Landing Lift</text:p>
                <draw:g>
                  <svg:desc>'DCS World SFM'.U31:'DCS World SFM'.U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'DCS World SFM'.Q32:'DCS World SFM'.Q55</svg:desc>
                </draw:g>
              </table:table-cell>
              <table:table-cell office:value-type="float" office:value="36444.57322">
                <text:p>36444.57322</text:p>
                <draw:g>
                  <svg:desc>'DCS World SFM'.R32:'DCS World SFM'.R55</svg:desc>
                </draw:g>
              </table:table-cell>
              <table:table-cell office:value-type="float" office:value="12893.8171580759">
                <text:p>12893.8171580759</text:p>
                <draw:g>
                  <svg:desc>'DCS World SFM'.S32:'DCS World SFM'.S55</svg:desc>
                </draw:g>
              </table:table-cell>
              <table:table-cell office:value-type="float" office:value="32122.1718">
                <text:p>32122.1718</text:p>
                <draw:g>
                  <svg:desc>'DCS World SFM'.T32:'DCS World SFM'.T55</svg:desc>
                </draw:g>
              </table:table-cell>
              <table:table-cell office:value-type="float" office:value="15314.8842760498">
                <text:p>15314.8842760498</text:p>
                <draw:g>
                  <svg:desc>'DCS World SFM'.U32:'DCS World SFM'.U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14918.4102173855">
                <text:p>14918.4102173855</text:p>
              </table:table-cell>
              <table:table-cell office:value-type="float" office:value="32122.1718">
                <text:p>32122.1718</text:p>
              </table:table-cell>
              <table:table-cell office:value-type="float" office:value="17726.2750405979">
                <text:p>17726.2750405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17073.029648834">
                <text:p>17073.029648834</text:p>
              </table:table-cell>
              <table:table-cell office:value-type="float" office:value="32122.1718">
                <text:p>32122.1718</text:p>
              </table:table-cell>
              <table:table-cell office:value-type="float" office:value="20296.3438591543">
                <text:p>20296.3438591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19365.3569795552">
                <text:p>19365.3569795552</text:p>
              </table:table-cell>
              <table:table-cell office:value-type="float" office:value="32122.1718">
                <text:p>32122.1718</text:p>
              </table:table-cell>
              <table:table-cell office:value-type="float" office:value="23032.772258853">
                <text:p>23032.77225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21793.9869731219">
                <text:p>21793.9869731219</text:p>
              </table:table-cell>
              <table:table-cell office:value-type="float" office:value="32122.1718">
                <text:p>32122.1718</text:p>
              </table:table-cell>
              <table:table-cell office:value-type="float" office:value="25934.1550032666">
                <text:p>25934.1550032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24357.5143931068">
                <text:p>24357.5143931068</text:p>
              </table:table-cell>
              <table:table-cell office:value-type="float" office:value="32122.1718">
                <text:p>32122.1718</text:p>
              </table:table-cell>
              <table:table-cell office:value-type="float" office:value="28999.086855968">
                <text:p>28999.086855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27054.5340030827">
                <text:p>27054.5340030827</text:p>
              </table:table-cell>
              <table:table-cell office:value-type="float" office:value="32122.1718">
                <text:p>32122.1718</text:p>
              </table:table-cell>
              <table:table-cell office:value-type="float" office:value="32226.1625805299">
                <text:p>32226.1625805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29876.3503090181">
                <text:p>29876.3503090181</text:p>
              </table:table-cell>
              <table:table-cell office:value-type="float" office:value="32122.1718">
                <text:p>32122.1718</text:p>
              </table:table-cell>
              <table:table-cell office:value-type="float" office:value="35606.6866829208">
                <text:p>35606.6866829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32783.7488995884">
                <text:p>32783.7488995884</text:p>
              </table:table-cell>
              <table:table-cell office:value-type="float" office:value="32122.1718">
                <text:p>32122.1718</text:p>
              </table:table-cell>
              <table:table-cell office:value-type="float" office:value="39101.4447518161">
                <text:p>39101.4447518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0">
                <text:p>22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35810.3166585179">
                <text:p>35810.3166585179</text:p>
              </table:table-cell>
              <table:table-cell office:value-type="float" office:value="32122.1718">
                <text:p>32122.1718</text:p>
              </table:table-cell>
              <table:table-cell office:value-type="float" office:value="42744.0236709402">
                <text:p>42744.0236709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NaN">
                <text:p>NaN</text:p>
              </table:table-cell>
              <table:table-cell office:value-type="float" office:value="32122.1718">
                <text:p>32122.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NaN">
                <text:p>NaN</text:p>
              </table:table-cell>
              <table:table-cell office:value-type="float" office:value="32122.1718">
                <text:p>32122.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6444.57322">
                <text:p>36444.57322</text:p>
              </table:table-cell>
              <table:table-cell office:value-type="float" office:value="NaN">
                <text:p>NaN</text:p>
              </table:table-cell>
              <table:table-cell office:value-type="float" office:value="32122.1718">
                <text:p>32122.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98cm" xlink:href=".." xlink:type="simple" chart:class="chart:scatter" chart:style-name="ch1">
        <chart:title svg:x="4.914cm" svg:y="0.315cm" chart:style-name="ch2">
          <text:p>Roll Damping Coefficient (Cl p)</text:p>
        </chart:title>
        <chart:legend chart:legend-position="end" svg:x="13.149cm" svg:y="3.204cm" style:legend-expansion="high" chart:style-name="ch3"/>
        <chart:plot-area chart:style-name="ch4" table:cell-range-address="'Aerodynamic Coefficients'.A116:'Aerodynamic Coefficients'.F138 'Aerodynamic Coefficients'.B115:'Aerodynamic Coefficients'.F115" chart:data-source-has-labels="row" svg:x="1.33cm" svg:y="1.631cm" svg:width="11.181cm" svg:height="6.207cm">
          <chartooo:coordinate-region svg:x="2.348cm" svg:y="1.83cm" svg:width="10.07cm" svg:height="5.809cm"/>
          <chart:axis chart:dimension="x" chart:name="primary-x" chart:style-name="ch5">
            <chart:title svg:x="6.479cm" svg:y="8.017cm" chart:style-name="ch6">
              <text:p>Mach</text:p>
            </chart:title>
          </chart:axis>
          <chart:axis chart:dimension="y" chart:name="primary-y" chart:style-name="ch7">
            <chart:title svg:x="0.451cm" svg:y="5.082cm" chart:style-name="ch8">
              <text:p>Cl p</text:p>
            </chart:title>
            <chart:grid chart:style-name="ch9" chart:class="major"/>
          </chart:axis>
          <chart:series chart:style-name="ch10" chart:values-cell-range-address="'Aerodynamic Coefficients'.B116:'Aerodynamic Coefficients'.B138" chart:label-cell-address="'Aerodynamic Coefficients'.B115:'Aerodynamic Coefficients'.B115" chart:class="chart:scatter">
            <chart:domain table:cell-range-address="'Aerodynamic Coefficients'.A116:'Aerodynamic Coefficients'.A138"/>
            <chart:data-point chart:repeated="23"/>
          </chart:series>
          <chart:series chart:style-name="ch11" chart:values-cell-range-address="'Aerodynamic Coefficients'.C116:'Aerodynamic Coefficients'.C138" chart:label-cell-address="'Aerodynamic Coefficients'.C115:'Aerodynamic Coefficients'.C115" chart:class="chart:scatter">
            <chart:data-point chart:repeated="23"/>
          </chart:series>
          <chart:series chart:style-name="ch12" chart:values-cell-range-address="'Aerodynamic Coefficients'.D116:'Aerodynamic Coefficients'.D138" chart:label-cell-address="'Aerodynamic Coefficients'.D115:'Aerodynamic Coefficients'.D115" chart:class="chart:scatter">
            <chart:data-point chart:repeated="23"/>
          </chart:series>
          <chart:series chart:style-name="ch13" chart:values-cell-range-address="'Aerodynamic Coefficients'.E116:'Aerodynamic Coefficients'.E138" chart:label-cell-address="'Aerodynamic Coefficients'.E115:'Aerodynamic Coefficients'.E115" chart:class="chart:scatter">
            <chart:data-point chart:repeated="23"/>
          </chart:series>
          <chart:series chart:style-name="ch14" chart:values-cell-range-address="'Aerodynamic Coefficients'.F116:'Aerodynamic Coefficients'.F138" chart:label-cell-address="'Aerodynamic Coefficients'.F115:'Aerodynamic Coefficients'.F115" chart:class="chart:scatter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115:'Aerodynamic Coefficients'.B115</svg:desc>
                </draw:g>
              </table:table-cell>
              <table:table-cell office:value-type="string">
                <text:p>15,000 ft</text:p>
                <draw:g>
                  <svg:desc>'Aerodynamic Coefficients'.C115:'Aerodynamic Coefficients'.C115</svg:desc>
                </draw:g>
              </table:table-cell>
              <table:table-cell office:value-type="string">
                <text:p>35,000 ft</text:p>
                <draw:g>
                  <svg:desc>'Aerodynamic Coefficients'.D115:'Aerodynamic Coefficients'.D115</svg:desc>
                </draw:g>
              </table:table-cell>
              <table:table-cell office:value-type="string">
                <text:p>45,000 ft</text:p>
                <draw:g>
                  <svg:desc>'Aerodynamic Coefficients'.E115:'Aerodynamic Coefficients'.E115</svg:desc>
                </draw:g>
              </table:table-cell>
              <table:table-cell office:value-type="string">
                <text:p>55,000 ft</text:p>
                <draw:g>
                  <svg:desc>'Aerodynamic Coefficients'.F115:'Aerodynamic Coefficients'.F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116:'Aerodynamic Coefficients'.A138</svg:desc>
                </draw:g>
              </table:table-cell>
              <table:table-cell office:value-type="float" office:value="-0.06">
                <text:p>-0.06</text:p>
                <draw:g>
                  <svg:desc>'Aerodynamic Coefficients'.B116:'Aerodynamic Coefficients'.B138</svg:desc>
                </draw:g>
              </table:table-cell>
              <table:table-cell office:value-type="float" office:value="NaN">
                <text:p>NaN</text:p>
                <draw:g>
                  <svg:desc>'Aerodynamic Coefficients'.C116:'Aerodynamic Coefficients'.C138</svg:desc>
                </draw:g>
              </table:table-cell>
              <table:table-cell office:value-type="float" office:value="NaN">
                <text:p>NaN</text:p>
                <draw:g>
                  <svg:desc>'Aerodynamic Coefficients'.D116:'Aerodynamic Coefficients'.D138</svg:desc>
                </draw:g>
              </table:table-cell>
              <table:table-cell office:value-type="float" office:value="NaN">
                <text:p>NaN</text:p>
                <draw:g>
                  <svg:desc>'Aerodynamic Coefficients'.E116:'Aerodynamic Coefficients'.E138</svg:desc>
                </draw:g>
              </table:table-cell>
              <table:table-cell office:value-type="float" office:value="NaN">
                <text:p>NaN</text:p>
                <draw:g>
                  <svg:desc>'Aerodynamic Coefficients'.F116:'Aerodynamic Coefficients'.F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0.08">
                <text:p>-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12">
                <text:p>-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32">
                <text:p>-0.32</text:p>
              </table:table-cell>
              <table:table-cell office:value-type="float" office:value="-0.15">
                <text:p>-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34">
                <text:p>-0.34</text:p>
              </table:table-cell>
              <table:table-cell office:value-type="float" office:value="-0.29">
                <text:p>-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33">
                <text:p>-0.33</text:p>
              </table:table-cell>
              <table:table-cell office:value-type="float" office:value="-0.35">
                <text:p>-0.35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31">
                <text:p>-0.31</text:p>
              </table:table-cell>
              <table:table-cell office:value-type="float" office:value="-0.35">
                <text:p>-0.35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31">
                <text:p>-0.31</text:p>
              </table:table-cell>
              <table:table-cell office:value-type="float" office:value="-0.35">
                <text:p>-0.35</text:p>
              </table:table-cell>
              <table:table-cell office:value-type="float" office:value="-0.36">
                <text:p>-0.36</text:p>
              </table:table-cell>
              <table:table-cell office:value-type="float" office:value="-0.36">
                <text:p>-0.3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33">
                <text:p>-0.33</text:p>
              </table:table-cell>
              <table:table-cell office:value-type="float" office:value="-0.35">
                <text:p>-0.35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38">
                <text:p>-0.38</text:p>
              </table:table-cell>
              <table:table-cell office:value-type="float" office:value="-0.38">
                <text:p>-0.38</text:p>
              </table:table-cell>
              <table:table-cell office:value-type="float" office:value="-0.42">
                <text:p>-0.42</text:p>
              </table:table-cell>
              <table:table-cell office:value-type="float" office:value="-0.42">
                <text:p>-0.4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38">
                <text:p>-0.38</text:p>
              </table:table-cell>
              <table:table-cell office:value-type="float" office:value="-0.39">
                <text:p>-0.39</text:p>
              </table:table-cell>
              <table:table-cell office:value-type="float" office:value="-0.39">
                <text:p>-0.39</text:p>
              </table:table-cell>
              <table:table-cell office:value-type="float" office:value="-0.39">
                <text:p>-0.3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-0.35">
                <text:p>-0.35</text:p>
              </table:table-cell>
              <table:table-cell office:value-type="float" office:value="-0.38">
                <text:p>-0.38</text:p>
              </table:table-cell>
              <table:table-cell office:value-type="float" office:value="-0.38">
                <text:p>-0.3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">
                <text:p>-0.35</text:p>
              </table:table-cell>
              <table:table-cell office:value-type="float" office:value="-0.35">
                <text:p>-0.3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">
                <text:p>-0.32</text:p>
              </table:table-cell>
              <table:table-cell office:value-type="float" office:value="-0.32">
                <text:p>-0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">
                <text:p>-0.31</text:p>
              </table:table-cell>
              <table:table-cell office:value-type="float" office:value="-0.31">
                <text:p>-0.3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">
                <text:p>-0.29</text:p>
              </table:table-cell>
              <table:table-cell office:value-type="float" office:value="-0.29">
                <text:p>-0.2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">
                <text:p>-0.27</text:p>
              </table:table-cell>
              <table:table-cell office:value-type="float" office:value="-0.27">
                <text:p>-0.2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">
                <text:p>-0.26</text:p>
              </table:table-cell>
              <table:table-cell office:value-type="float" office:value="-0.26">
                <text:p>-0.2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-0.25">
                <text:p>-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35cm" svg:height="9.02cm" xlink:href=".." xlink:type="simple" chart:class="chart:scatter" chart:style-name="ch1">
        <chart:title svg:x="4.672cm" svg:y="0.316cm" chart:style-name="ch2">
          <text:p>Coefficient of Lift Data Consolidation</text:p>
        </chart:title>
        <chart:legend chart:legend-position="end" svg:x="13.274cm" svg:y="3.713cm" style:legend-expansion="high" chart:style-name="ch3"/>
        <chart:plot-area chart:style-name="ch4" table:cell-range-address="'Computed Data'.A10:'Computed Data'.D32 'Computed Data'.B9:'Computed Data'.D9" chart:data-source-has-labels="row" svg:x="1.345cm" svg:y="1.275cm" svg:width="11.595cm" svg:height="6.584cm">
          <chartooo:coordinate-region svg:x="1.781cm" svg:y="1.474cm" svg:width="10.92cm" svg:height="5.738cm"/>
          <chart:axis chart:dimension="x" chart:name="primary-x" chart:style-name="ch5">
            <chart:title svg:x="6.688cm" svg:y="8.039cm" chart:style-name="ch6">
              <text:p>Mach</text:p>
            </chart:title>
          </chart:axis>
          <chart:axis chart:dimension="y" chart:name="primary-y" chart:style-name="ch5">
            <chart:title svg:x="0.451cm" svg:y="5.286cm" chart:style-name="ch7">
              <text:p>CL alpha</text:p>
            </chart:title>
            <chart:grid chart:style-name="ch8" chart:class="major"/>
          </chart:axis>
          <chart:series chart:style-name="ch9" chart:values-cell-range-address="'Computed Data'.B10:'Computed Data'.B32" chart:label-cell-address="'Computed Data'.B9:'Computed Data'.B9" chart:class="chart:scatter">
            <chart:domain table:cell-range-address="'Computed Data'.A10:'Computed Data'.A32"/>
            <chart:data-point chart:repeated="23"/>
          </chart:series>
          <chart:series chart:style-name="ch10" chart:values-cell-range-address="'Computed Data'.C10:'Computed Data'.C32" chart:label-cell-address="'Computed Data'.C9:'Computed Data'.C9" chart:class="chart:scatter">
            <chart:data-point chart:repeated="23"/>
          </chart:series>
          <chart:series chart:style-name="ch11" chart:values-cell-range-address="'Computed Data'.D10:'Computed Data'.D32" chart:label-cell-address="'Computed Data'.D9:'Computed Data'.D9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L alpha min</text:p>
                <draw:g>
                  <svg:desc>'Computed Data'.B9:'Computed Data'.B9</svg:desc>
                </draw:g>
              </table:table-cell>
              <table:table-cell office:value-type="string">
                <text:p>CL alpha max</text:p>
                <draw:g>
                  <svg:desc>'Computed Data'.C9:'Computed Data'.C9</svg:desc>
                </draw:g>
              </table:table-cell>
              <table:table-cell office:value-type="string">
                <text:p>CL alpha avg</text:p>
                <draw:g>
                  <svg:desc>'Computed Data'.D9:'Computed Data'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Data'.A10:'Computed Data'.A32</svg:desc>
                </draw:g>
              </table:table-cell>
              <table:table-cell office:value-type="float" office:value="0.5">
                <text:p>0.5</text:p>
                <draw:g>
                  <svg:desc>'Computed Data'.B10:'Computed Data'.B32</svg:desc>
                </draw:g>
              </table:table-cell>
              <table:table-cell office:value-type="float" office:value="0.5">
                <text:p>0.5</text:p>
                <draw:g>
                  <svg:desc>'Computed Data'.C10:'Computed Data'.C32</svg:desc>
                </draw:g>
              </table:table-cell>
              <table:table-cell office:value-type="float" office:value="0.5">
                <text:p>0.5</text:p>
                <draw:g>
                  <svg:desc>'Computed Data'.D10:'Computed Data'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3.9">
                <text:p>3.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  <table:table-cell office:value-type="float" office:value="3.73333333333333">
                <text:p>3.7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8">
                <text:p>3.8</text:p>
              </table:table-cell>
              <table:table-cell office:value-type="float" office:value="4.2">
                <text:p>4.2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975">
                <text:p>1.975</text:p>
              </table:table-cell>
              <table:table-cell office:value-type="float" office:value="1.975">
                <text:p>1.975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325">
                <text:p>1.325</text:p>
              </table:table-cell>
              <table:table-cell office:value-type="float" office:value="1.325">
                <text:p>1.325</text:p>
              </table:table-cell>
              <table:table-cell office:value-type="float" office:value="1.325">
                <text:p>1.3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19cm" xlink:href=".." xlink:type="simple" chart:class="chart:scatter" chart:style-name="ch1">
        <chart:title svg:x="5.698cm" svg:y="0.316cm" chart:style-name="ch2">
          <text:p>Roll Rate Consolidation</text:p>
        </chart:title>
        <chart:legend chart:legend-position="end" svg:x="13.103cm" svg:y="3.463cm" style:legend-expansion="high" chart:style-name="ch3"/>
        <chart:plot-area chart:style-name="ch4" table:cell-range-address="'Computed Data'.A210:'Computed Data'.A232 'Computed Data'.G209:'Computed Data'.J232" chart:data-source-has-labels="row" svg:x="1.33cm" svg:y="1.635cm" svg:width="11.135cm" svg:height="6.223cm">
          <chartooo:coordinate-region svg:x="2.137cm" svg:y="1.834cm" svg:width="10.088cm" svg:height="5.377cm"/>
          <chart:axis chart:dimension="x" chart:name="primary-x" chart:style-name="ch5">
            <chart:title svg:x="6.456cm" svg:y="8.038cm" chart:style-name="ch6">
              <text:p>Mach</text:p>
            </chart:title>
          </chart:axis>
          <chart:axis chart:dimension="y" chart:name="primary-y" chart:style-name="ch5">
            <chart:title svg:x="0.451cm" svg:y="6.827cm" chart:style-name="ch7">
              <text:p>Roll rate (degrees / second)</text:p>
            </chart:title>
            <chart:grid chart:style-name="ch8" chart:class="major"/>
          </chart:axis>
          <chart:series chart:style-name="ch9" chart:values-cell-range-address="'Computed Data'.G210:'Computed Data'.G232" chart:label-cell-address="'Computed Data'.G209:'Computed Data'.G209" chart:class="chart:scatter">
            <chart:domain table:cell-range-address="'Computed Data'.A210:'Computed Data'.A232"/>
            <chart:data-point chart:repeated="23"/>
          </chart:series>
          <chart:series chart:style-name="ch10" chart:values-cell-range-address="'Computed Data'.H210:'Computed Data'.H232" chart:label-cell-address="'Computed Data'.H209:'Computed Data'.H209" chart:class="chart:scatter">
            <chart:domain table:cell-range-address="'Computed Data'.A210:'Computed Data'.A232 'Computed Data'.G210:'Computed Data'.G232"/>
            <chart:data-point chart:repeated="46"/>
          </chart:series>
          <chart:series chart:style-name="ch11" chart:values-cell-range-address="'Computed Data'.I210:'Computed Data'.I232" chart:label-cell-address="'Computed Data'.I209:'Computed Data'.I209" chart:class="chart:scatter">
            <chart:domain table:cell-range-address="'Computed Data'.A210:'Computed Data'.A232 'Computed Data'.G210:'Computed Data'.G232"/>
            <chart:data-point chart:repeated="46"/>
          </chart:series>
          <chart:series chart:style-name="ch12" chart:values-cell-range-address="'Computed Data'.J210:'Computed Data'.J232" chart:label-cell-address="'Computed Data'.J209:'Computed Data'.J209" chart:class="chart:scatter">
            <chart:domain table:cell-range-address="'Computed Data'.A210:'Computed Data'.A232 'Computed Data'.G210:'Computed Data'.G232"/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omputed Data'.G209:'Computed Data'.G209</svg:desc>
                </draw:g>
              </table:table-cell>
              <table:table-cell office:value-type="string">
                <text:p>Column A Column G</text:p>
              </table:table-cell>
              <table:table-cell office:value-type="string">
                <text:p/>
                <draw:g>
                  <svg:desc>'Computed Data'.H209:'Computed Data'.H209</svg:desc>
                </draw:g>
              </table:table-cell>
              <table:table-cell office:value-type="string">
                <text:p>Column A Column G</text:p>
              </table:table-cell>
              <table:table-cell office:value-type="string">
                <text:p/>
                <draw:g>
                  <svg:desc>'Computed Data'.I209:'Computed Data'.I209</svg:desc>
                </draw:g>
              </table:table-cell>
              <table:table-cell office:value-type="string">
                <text:p>Column A Column G</text:p>
              </table:table-cell>
              <table:table-cell office:value-type="string">
                <text:p/>
                <draw:g>
                  <svg:desc>'Computed Data'.J209:'Computed Data'.J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uted Data'.A210:'Computed Data'.A232</svg:desc>
                </draw:g>
              </table:table-cell>
              <table:table-cell office:value-type="float" office:value="NaN">
                <text:p>NaN</text:p>
                <draw:g>
                  <svg:desc>'Computed Data'.G210:'Computed Data'.G232</svg:desc>
                </draw:g>
              </table:table-cell>
              <table:table-cell office:value-type="float" office:value="NaN">
                <text:p>NaN</text:p>
                <draw:g>
                  <svg:desc>'Computed Data'.A210:'Computed Data'.A232 'Computed Data'.G210:'Computed Data'.G232</svg:desc>
                </draw:g>
              </table:table-cell>
              <table:table-cell office:value-type="float" office:value="NaN">
                <text:p>NaN</text:p>
                <draw:g>
                  <svg:desc>'Computed Data'.H210:'Computed Data'.H232</svg:desc>
                </draw:g>
              </table:table-cell>
              <table:table-cell office:value-type="float" office:value="NaN">
                <text:p>NaN</text:p>
                <draw:g>
                  <svg:desc>'Computed Data'.A210:'Computed Data'.A232 'Computed Data'.G210:'Computed Data'.G232</svg:desc>
                </draw:g>
              </table:table-cell>
              <table:table-cell office:value-type="float" office:value="NaN">
                <text:p>NaN</text:p>
                <draw:g>
                  <svg:desc>'Computed Data'.I210:'Computed Data'.I232</svg:desc>
                </draw:g>
              </table:table-cell>
              <table:table-cell office:value-type="float" office:value="NaN">
                <text:p>NaN</text:p>
                <draw:g>
                  <svg:desc>'Computed Data'.A210:'Computed Data'.A232 'Computed Data'.G210:'Computed Data'.G232</svg:desc>
                </draw:g>
              </table:table-cell>
              <table:table-cell office:value-type="float" office:value="NaN">
                <text:p>NaN</text:p>
                <draw:g>
                  <svg:desc>'Computed Data'.J210:'Computed Data'.J2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19.58333227799">
                <text:p>119.58333227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0.2">
                <text:p>0.2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0.2">
                <text:p>0.2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0.2">
                <text:p>0.2</text:p>
              </table:table-cell>
              <table:table-cell office:value-type="float" office:value="183.191487745005">
                <text:p>183.191487745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0.3">
                <text:p>0.3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0.3">
                <text:p>0.3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0.3">
                <text:p>0.3</text:p>
              </table:table-cell>
              <table:table-cell office:value-type="float" office:value="218.812054788818">
                <text:p>218.812054788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06.861701183911">
                <text:p>106.861701183911</text:p>
              </table:table-cell>
              <table:table-cell office:value-type="float" office:value="0.4">
                <text:p>0.4</text:p>
              </table:table-cell>
              <table:table-cell office:value-type="float" office:value="172.71449604171">
                <text:p>172.71449604171</text:p>
              </table:table-cell>
              <table:table-cell office:value-type="float" office:value="0.4">
                <text:p>0.4</text:p>
              </table:table-cell>
              <table:table-cell office:value-type="float" office:value="139.78809861281">
                <text:p>139.78809861281</text:p>
              </table:table-cell>
              <table:table-cell office:value-type="float" office:value="0.4">
                <text:p>0.4</text:p>
              </table:table-cell>
              <table:table-cell office:value-type="float" office:value="172.71449604171">
                <text:p>172.71449604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10.842742519455">
                <text:p>110.842742519455</text:p>
              </table:table-cell>
              <table:table-cell office:value-type="float" office:value="0.5">
                <text:p>0.5</text:p>
              </table:table-cell>
              <table:table-cell office:value-type="float" office:value="124.222985953402">
                <text:p>124.222985953402</text:p>
              </table:table-cell>
              <table:table-cell office:value-type="float" office:value="0.5">
                <text:p>0.5</text:p>
              </table:table-cell>
              <table:table-cell office:value-type="float" office:value="117.532864236429">
                <text:p>117.532864236429</text:p>
              </table:table-cell>
              <table:table-cell office:value-type="float" office:value="0.5">
                <text:p>0.5</text:p>
              </table:table-cell>
              <table:table-cell office:value-type="float" office:value="110.842742519455">
                <text:p>110.842742519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09.467092425442">
                <text:p>109.467092425442</text:p>
              </table:table-cell>
              <table:table-cell office:value-type="float" office:value="0.6">
                <text:p>0.6</text:p>
              </table:table-cell>
              <table:table-cell office:value-type="float" office:value="251.115190165711">
                <text:p>251.115190165711</text:p>
              </table:table-cell>
              <table:table-cell office:value-type="float" office:value="0.6">
                <text:p>0.6</text:p>
              </table:table-cell>
              <table:table-cell office:value-type="float" office:value="173.407692346543">
                <text:p>173.407692346543</text:p>
              </table:table-cell>
              <table:table-cell office:value-type="float" office:value="0.6">
                <text:p>0.6</text:p>
              </table:table-cell>
              <table:table-cell office:value-type="float" office:value="109.467092425442">
                <text:p>109.467092425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77.1027048067488">
                <text:p>77.1027048067488</text:p>
              </table:table-cell>
              <table:table-cell office:value-type="float" office:value="0.7">
                <text:p>0.7</text:p>
              </table:table-cell>
              <table:table-cell office:value-type="float" office:value="188.444290260991">
                <text:p>188.444290260991</text:p>
              </table:table-cell>
              <table:table-cell office:value-type="float" office:value="0.7">
                <text:p>0.7</text:p>
              </table:table-cell>
              <table:table-cell office:value-type="float" office:value="123.039841989276">
                <text:p>123.039841989276</text:p>
              </table:table-cell>
              <table:table-cell office:value-type="float" office:value="0.7">
                <text:p>0.7</text:p>
              </table:table-cell>
              <table:table-cell office:value-type="float" office:value="128.488879861605">
                <text:p>128.488879861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59.695881743106">
                <text:p>59.695881743106</text:p>
              </table:table-cell>
              <table:table-cell office:value-type="float" office:value="0.8">
                <text:p>0.8</text:p>
              </table:table-cell>
              <table:table-cell office:value-type="float" office:value="215.364903155418">
                <text:p>215.364903155418</text:p>
              </table:table-cell>
              <table:table-cell office:value-type="float" office:value="0.8">
                <text:p>0.8</text:p>
              </table:table-cell>
              <table:table-cell office:value-type="float" office:value="118.743961839828">
                <text:p>118.743961839828</text:p>
              </table:table-cell>
              <table:table-cell office:value-type="float" office:value="0.8">
                <text:p>0.8</text:p>
              </table:table-cell>
              <table:table-cell office:value-type="float" office:value="147.82464129447">
                <text:p>147.82464129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61.5314323443216">
                <text:p>61.5314323443216</text:p>
              </table:table-cell>
              <table:table-cell office:value-type="float" office:value="0.9">
                <text:p>0.9</text:p>
              </table:table-cell>
              <table:table-cell office:value-type="float" office:value="227.601545380157">
                <text:p>227.601545380157</text:p>
              </table:table-cell>
              <table:table-cell office:value-type="float" office:value="0.9">
                <text:p>0.9</text:p>
              </table:table-cell>
              <table:table-cell office:value-type="float" office:value="126.445559861892">
                <text:p>126.445559861892</text:p>
              </table:table-cell>
              <table:table-cell office:value-type="float" office:value="0.9">
                <text:p>0.9</text:p>
              </table:table-cell>
              <table:table-cell office:value-type="float" office:value="167.489908327531">
                <text:p>167.489908327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9.6359381059363">
                <text:p>69.6359381059363</text:p>
              </table:table-cell>
              <table:table-cell office:value-type="float" office:value="1">
                <text:p>1</text:p>
              </table:table-cell>
              <table:table-cell office:value-type="float" office:value="230.32847874372">
                <text:p>230.32847874372</text:p>
              </table:table-cell>
              <table:table-cell office:value-type="float" office:value="1">
                <text:p>1</text:p>
              </table:table-cell>
              <table:table-cell office:value-type="float" office:value="135.836005510524">
                <text:p>135.836005510524</text:p>
              </table:table-cell>
              <table:table-cell office:value-type="float" office:value="1">
                <text:p>1</text:p>
              </table:table-cell>
              <table:table-cell office:value-type="float" office:value="181.112976894902">
                <text:p>181.112976894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72.4917492830996">
                <text:p>72.4917492830996</text:p>
              </table:table-cell>
              <table:table-cell office:value-type="float" office:value="1.1">
                <text:p>1.1</text:p>
              </table:table-cell>
              <table:table-cell office:value-type="float" office:value="218.008583369055">
                <text:p>218.008583369055</text:p>
              </table:table-cell>
              <table:table-cell office:value-type="float" office:value="1.1">
                <text:p>1.1</text:p>
              </table:table-cell>
              <table:table-cell office:value-type="float" office:value="132.85789430235">
                <text:p>132.85789430235</text:p>
              </table:table-cell>
              <table:table-cell office:value-type="float" office:value="1.1">
                <text:p>1.1</text:p>
              </table:table-cell>
              <table:table-cell office:value-type="float" office:value="168.314087681717">
                <text:p>168.314087681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">
                <text:p>1.2</text:p>
              </table:table-cell>
              <table:table-cell office:value-type="float" office:value="74.0292668000571">
                <text:p>74.0292668000571</text:p>
              </table:table-cell>
              <table:table-cell office:value-type="float" office:value="1.2">
                <text:p>1.2</text:p>
              </table:table-cell>
              <table:table-cell office:value-type="float" office:value="183.90133352287">
                <text:p>183.90133352287</text:p>
              </table:table-cell>
              <table:table-cell office:value-type="float" office:value="1.2">
                <text:p>1.2</text:p>
              </table:table-cell>
              <table:table-cell office:value-type="float" office:value="116.723976106116">
                <text:p>116.723976106116</text:p>
              </table:table-cell>
              <table:table-cell office:value-type="float" office:value="1.2">
                <text:p>1.2</text:p>
              </table:table-cell>
              <table:table-cell office:value-type="float" office:value="183.90133352287">
                <text:p>183.90133352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">
                <text:p>1.3</text:p>
              </table:table-cell>
              <table:table-cell office:value-type="float" office:value="75.6428474290035">
                <text:p>75.6428474290035</text:p>
              </table:table-cell>
              <table:table-cell office:value-type="float" office:value="1.3">
                <text:p>1.3</text:p>
              </table:table-cell>
              <table:table-cell office:value-type="float" office:value="117.781845044438">
                <text:p>117.781845044438</text:p>
              </table:table-cell>
              <table:table-cell office:value-type="float" office:value="1.3">
                <text:p>1.3</text:p>
              </table:table-cell>
              <table:table-cell office:value-type="float" office:value="96.0573092928404">
                <text:p>96.0573092928404</text:p>
              </table:table-cell>
              <table:table-cell office:value-type="float" office:value="1.3">
                <text:p>1.3</text:p>
              </table:table-cell>
              <table:table-cell office:value-type="float" office:value="117.781845044438">
                <text:p>117.781845044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81.530499405093">
                <text:p>81.530499405093</text:p>
              </table:table-cell>
              <table:table-cell office:value-type="float" office:value="1.4">
                <text:p>1.4</text:p>
              </table:table-cell>
              <table:table-cell office:value-type="float" office:value="126.069294339571">
                <text:p>126.069294339571</text:p>
              </table:table-cell>
              <table:table-cell office:value-type="float" office:value="1.4">
                <text:p>1.4</text:p>
              </table:table-cell>
              <table:table-cell office:value-type="float" office:value="103.140473116035">
                <text:p>103.140473116035</text:p>
              </table:table-cell>
              <table:table-cell office:value-type="float" office:value="1.4">
                <text:p>1.4</text:p>
              </table:table-cell>
              <table:table-cell office:value-type="float" office:value="126.069294339571">
                <text:p>126.069294339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81.3874224723526">
                <text:p>81.3874224723526</text:p>
              </table:table-cell>
              <table:table-cell office:value-type="float" office:value="1.5">
                <text:p>1.5</text:p>
              </table:table-cell>
              <table:table-cell office:value-type="float" office:value="124.893093085966">
                <text:p>124.893093085966</text:p>
              </table:table-cell>
              <table:table-cell office:value-type="float" office:value="1.5">
                <text:p>1.5</text:p>
              </table:table-cell>
              <table:table-cell office:value-type="float" office:value="102.530338321655">
                <text:p>102.530338321655</text:p>
              </table:table-cell>
              <table:table-cell office:value-type="float" office:value="1.5">
                <text:p>1.5</text:p>
              </table:table-cell>
              <table:table-cell office:value-type="float" office:value="124.893093085966">
                <text:p>124.893093085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">
                <text:p>1.6</text:p>
              </table:table-cell>
              <table:table-cell office:value-type="float" office:value="83.6912167118095">
                <text:p>83.6912167118095</text:p>
              </table:table-cell>
              <table:table-cell office:value-type="float" office:value="1.6">
                <text:p>1.6</text:p>
              </table:table-cell>
              <table:table-cell office:value-type="float" office:value="127.373620416194">
                <text:p>127.373620416194</text:p>
              </table:table-cell>
              <table:table-cell office:value-type="float" office:value="1.6">
                <text:p>1.6</text:p>
              </table:table-cell>
              <table:table-cell office:value-type="float" office:value="104.956002678002">
                <text:p>104.956002678002</text:p>
              </table:table-cell>
              <table:table-cell office:value-type="float" office:value="1.6">
                <text:p>1.6</text:p>
              </table:table-cell>
              <table:table-cell office:value-type="float" office:value="127.373620416194">
                <text:p>127.373620416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">
                <text:p>1.7</text:p>
              </table:table-cell>
              <table:table-cell office:value-type="float" office:value="80.2687507886593">
                <text:p>80.2687507886593</text:p>
              </table:table-cell>
              <table:table-cell office:value-type="float" office:value="1.7">
                <text:p>1.7</text:p>
              </table:table-cell>
              <table:table-cell office:value-type="float" office:value="121.091240089543">
                <text:p>121.091240089543</text:p>
              </table:table-cell>
              <table:table-cell office:value-type="float" office:value="1.7">
                <text:p>1.7</text:p>
              </table:table-cell>
              <table:table-cell office:value-type="float" office:value="100.175983944774">
                <text:p>100.175983944774</text:p>
              </table:table-cell>
              <table:table-cell office:value-type="float" office:value="1.7">
                <text:p>1.7</text:p>
              </table:table-cell>
              <table:table-cell office:value-type="float" office:value="121.091240089543">
                <text:p>121.091240089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">
                <text:p>1.8</text:p>
              </table:table-cell>
              <table:table-cell office:value-type="float" office:value="85.0614913209689">
                <text:p>85.0614913209689</text:p>
              </table:table-cell>
              <table:table-cell office:value-type="float" office:value="1.8">
                <text:p>1.8</text:p>
              </table:table-cell>
              <table:table-cell office:value-type="float" office:value="127.128626487349">
                <text:p>127.128626487349</text:p>
              </table:table-cell>
              <table:table-cell office:value-type="float" office:value="1.8">
                <text:p>1.8</text:p>
              </table:table-cell>
              <table:table-cell office:value-type="float" office:value="105.611907929544">
                <text:p>105.611907929544</text:p>
              </table:table-cell>
              <table:table-cell office:value-type="float" office:value="1.8">
                <text:p>1.8</text:p>
              </table:table-cell>
              <table:table-cell office:value-type="float" office:value="127.128626487349">
                <text:p>127.128626487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89.6184981329414">
                <text:p>89.6184981329414</text:p>
              </table:table-cell>
              <table:table-cell office:value-type="float" office:value="1.9">
                <text:p>1.9</text:p>
              </table:table-cell>
              <table:table-cell office:value-type="float" office:value="132.637407134974">
                <text:p>132.637407134974</text:p>
              </table:table-cell>
              <table:table-cell office:value-type="float" office:value="1.9">
                <text:p>1.9</text:p>
              </table:table-cell>
              <table:table-cell office:value-type="float" office:value="110.670815171826">
                <text:p>110.670815171826</text:p>
              </table:table-cell>
              <table:table-cell office:value-type="float" office:value="1.9">
                <text:p>1.9</text:p>
              </table:table-cell>
              <table:table-cell office:value-type="float" office:value="132.637407134974">
                <text:p>132.637407134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93.8426142989265">
                <text:p>93.8426142989265</text:p>
              </table:table-cell>
              <table:table-cell office:value-type="float" office:value="2">
                <text:p>2</text:p>
              </table:table-cell>
              <table:table-cell office:value-type="float" office:value="137.49347561392">
                <text:p>137.49347561392</text:p>
              </table:table-cell>
              <table:table-cell office:value-type="float" office:value="2">
                <text:p>2</text:p>
              </table:table-cell>
              <table:table-cell office:value-type="float" office:value="115.240947309127">
                <text:p>115.240947309127</text:p>
              </table:table-cell>
              <table:table-cell office:value-type="float" office:value="2">
                <text:p>2</text:p>
              </table:table-cell>
              <table:table-cell office:value-type="float" office:value="137.49347561392">
                <text:p>137.4934756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NaN">
                <text:p>NaN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NaN">
                <text:p>NaN</text:p>
              </table:table-cell>
              <table:table-cell office:value-type="float" office:value="183.191487745005">
                <text:p>183.191487745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NaN">
                <text:p>NaN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NaN">
                <text:p>NaN</text:p>
              </table:table-cell>
              <table:table-cell office:value-type="float" office:value="218.812054788818">
                <text:p>218.8120547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.861701183911">
                <text:p>106.861701183911</text:p>
              </table:table-cell>
              <table:table-cell office:value-type="float" office:value="NaN">
                <text:p>NaN</text:p>
              </table:table-cell>
              <table:table-cell office:value-type="float" office:value="106.861701183911">
                <text:p>106.861701183911</text:p>
              </table:table-cell>
              <table:table-cell office:value-type="float" office:value="NaN">
                <text:p>NaN</text:p>
              </table:table-cell>
              <table:table-cell office:value-type="float" office:value="106.861701183911">
                <text:p>106.861701183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842742519455">
                <text:p>110.842742519455</text:p>
              </table:table-cell>
              <table:table-cell office:value-type="float" office:value="NaN">
                <text:p>NaN</text:p>
              </table:table-cell>
              <table:table-cell office:value-type="float" office:value="110.842742519455">
                <text:p>110.842742519455</text:p>
              </table:table-cell>
              <table:table-cell office:value-type="float" office:value="NaN">
                <text:p>NaN</text:p>
              </table:table-cell>
              <table:table-cell office:value-type="float" office:value="110.842742519455">
                <text:p>110.842742519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467092425442">
                <text:p>109.467092425442</text:p>
              </table:table-cell>
              <table:table-cell office:value-type="float" office:value="NaN">
                <text:p>NaN</text:p>
              </table:table-cell>
              <table:table-cell office:value-type="float" office:value="109.467092425442">
                <text:p>109.467092425442</text:p>
              </table:table-cell>
              <table:table-cell office:value-type="float" office:value="NaN">
                <text:p>NaN</text:p>
              </table:table-cell>
              <table:table-cell office:value-type="float" office:value="109.467092425442">
                <text:p>109.467092425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1027048067488">
                <text:p>77.1027048067488</text:p>
              </table:table-cell>
              <table:table-cell office:value-type="float" office:value="NaN">
                <text:p>NaN</text:p>
              </table:table-cell>
              <table:table-cell office:value-type="float" office:value="77.1027048067488">
                <text:p>77.1027048067488</text:p>
              </table:table-cell>
              <table:table-cell office:value-type="float" office:value="NaN">
                <text:p>NaN</text:p>
              </table:table-cell>
              <table:table-cell office:value-type="float" office:value="77.1027048067488">
                <text:p>77.102704806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695881743106">
                <text:p>59.695881743106</text:p>
              </table:table-cell>
              <table:table-cell office:value-type="float" office:value="NaN">
                <text:p>NaN</text:p>
              </table:table-cell>
              <table:table-cell office:value-type="float" office:value="59.695881743106">
                <text:p>59.695881743106</text:p>
              </table:table-cell>
              <table:table-cell office:value-type="float" office:value="NaN">
                <text:p>NaN</text:p>
              </table:table-cell>
              <table:table-cell office:value-type="float" office:value="59.695881743106">
                <text:p>59.695881743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5314323443216">
                <text:p>61.5314323443216</text:p>
              </table:table-cell>
              <table:table-cell office:value-type="float" office:value="NaN">
                <text:p>NaN</text:p>
              </table:table-cell>
              <table:table-cell office:value-type="float" office:value="61.5314323443216">
                <text:p>61.5314323443216</text:p>
              </table:table-cell>
              <table:table-cell office:value-type="float" office:value="NaN">
                <text:p>NaN</text:p>
              </table:table-cell>
              <table:table-cell office:value-type="float" office:value="61.5314323443216">
                <text:p>61.531432344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6359381059363">
                <text:p>69.6359381059363</text:p>
              </table:table-cell>
              <table:table-cell office:value-type="float" office:value="NaN">
                <text:p>NaN</text:p>
              </table:table-cell>
              <table:table-cell office:value-type="float" office:value="69.6359381059363">
                <text:p>69.6359381059363</text:p>
              </table:table-cell>
              <table:table-cell office:value-type="float" office:value="NaN">
                <text:p>NaN</text:p>
              </table:table-cell>
              <table:table-cell office:value-type="float" office:value="69.6359381059363">
                <text:p>69.635938105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4917492830996">
                <text:p>72.4917492830996</text:p>
              </table:table-cell>
              <table:table-cell office:value-type="float" office:value="NaN">
                <text:p>NaN</text:p>
              </table:table-cell>
              <table:table-cell office:value-type="float" office:value="72.4917492830996">
                <text:p>72.4917492830996</text:p>
              </table:table-cell>
              <table:table-cell office:value-type="float" office:value="NaN">
                <text:p>NaN</text:p>
              </table:table-cell>
              <table:table-cell office:value-type="float" office:value="72.4917492830996">
                <text:p>72.491749283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0292668000571">
                <text:p>74.0292668000571</text:p>
              </table:table-cell>
              <table:table-cell office:value-type="float" office:value="NaN">
                <text:p>NaN</text:p>
              </table:table-cell>
              <table:table-cell office:value-type="float" office:value="74.0292668000571">
                <text:p>74.0292668000571</text:p>
              </table:table-cell>
              <table:table-cell office:value-type="float" office:value="NaN">
                <text:p>NaN</text:p>
              </table:table-cell>
              <table:table-cell office:value-type="float" office:value="74.0292668000571">
                <text:p>74.029266800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6428474290035">
                <text:p>75.6428474290035</text:p>
              </table:table-cell>
              <table:table-cell office:value-type="float" office:value="NaN">
                <text:p>NaN</text:p>
              </table:table-cell>
              <table:table-cell office:value-type="float" office:value="75.6428474290035">
                <text:p>75.6428474290035</text:p>
              </table:table-cell>
              <table:table-cell office:value-type="float" office:value="NaN">
                <text:p>NaN</text:p>
              </table:table-cell>
              <table:table-cell office:value-type="float" office:value="75.6428474290035">
                <text:p>75.6428474290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30499405093">
                <text:p>81.530499405093</text:p>
              </table:table-cell>
              <table:table-cell office:value-type="float" office:value="NaN">
                <text:p>NaN</text:p>
              </table:table-cell>
              <table:table-cell office:value-type="float" office:value="81.530499405093">
                <text:p>81.530499405093</text:p>
              </table:table-cell>
              <table:table-cell office:value-type="float" office:value="NaN">
                <text:p>NaN</text:p>
              </table:table-cell>
              <table:table-cell office:value-type="float" office:value="81.530499405093">
                <text:p>81.53049940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3874224723526">
                <text:p>81.3874224723526</text:p>
              </table:table-cell>
              <table:table-cell office:value-type="float" office:value="NaN">
                <text:p>NaN</text:p>
              </table:table-cell>
              <table:table-cell office:value-type="float" office:value="81.3874224723526">
                <text:p>81.3874224723526</text:p>
              </table:table-cell>
              <table:table-cell office:value-type="float" office:value="NaN">
                <text:p>NaN</text:p>
              </table:table-cell>
              <table:table-cell office:value-type="float" office:value="81.3874224723526">
                <text:p>81.387422472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912167118095">
                <text:p>83.6912167118095</text:p>
              </table:table-cell>
              <table:table-cell office:value-type="float" office:value="NaN">
                <text:p>NaN</text:p>
              </table:table-cell>
              <table:table-cell office:value-type="float" office:value="83.6912167118095">
                <text:p>83.6912167118095</text:p>
              </table:table-cell>
              <table:table-cell office:value-type="float" office:value="NaN">
                <text:p>NaN</text:p>
              </table:table-cell>
              <table:table-cell office:value-type="float" office:value="83.6912167118095">
                <text:p>83.6912167118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687507886593">
                <text:p>80.2687507886593</text:p>
              </table:table-cell>
              <table:table-cell office:value-type="float" office:value="NaN">
                <text:p>NaN</text:p>
              </table:table-cell>
              <table:table-cell office:value-type="float" office:value="80.2687507886593">
                <text:p>80.2687507886593</text:p>
              </table:table-cell>
              <table:table-cell office:value-type="float" office:value="NaN">
                <text:p>NaN</text:p>
              </table:table-cell>
              <table:table-cell office:value-type="float" office:value="80.2687507886593">
                <text:p>80.2687507886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0614913209689">
                <text:p>85.0614913209689</text:p>
              </table:table-cell>
              <table:table-cell office:value-type="float" office:value="NaN">
                <text:p>NaN</text:p>
              </table:table-cell>
              <table:table-cell office:value-type="float" office:value="85.0614913209689">
                <text:p>85.0614913209689</text:p>
              </table:table-cell>
              <table:table-cell office:value-type="float" office:value="NaN">
                <text:p>NaN</text:p>
              </table:table-cell>
              <table:table-cell office:value-type="float" office:value="85.0614913209689">
                <text:p>85.0614913209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6184981329414">
                <text:p>89.6184981329414</text:p>
              </table:table-cell>
              <table:table-cell office:value-type="float" office:value="NaN">
                <text:p>NaN</text:p>
              </table:table-cell>
              <table:table-cell office:value-type="float" office:value="89.6184981329414">
                <text:p>89.6184981329414</text:p>
              </table:table-cell>
              <table:table-cell office:value-type="float" office:value="NaN">
                <text:p>NaN</text:p>
              </table:table-cell>
              <table:table-cell office:value-type="float" office:value="89.6184981329414">
                <text:p>89.618498132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8426142989265">
                <text:p>93.8426142989265</text:p>
              </table:table-cell>
              <table:table-cell office:value-type="float" office:value="NaN">
                <text:p>NaN</text:p>
              </table:table-cell>
              <table:table-cell office:value-type="float" office:value="93.8426142989265">
                <text:p>93.8426142989265</text:p>
              </table:table-cell>
              <table:table-cell office:value-type="float" office:value="NaN">
                <text:p>NaN</text:p>
              </table:table-cell>
              <table:table-cell office:value-type="float" office:value="93.8426142989265">
                <text:p>93.84261429892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title svg:x="5.276cm" svg:y="0.315cm" chart:style-name="ch2">
          <text:p>Roll damping consolidation</text:p>
        </chart:title>
        <chart:legend chart:legend-position="end" svg:x="13.397cm" svg:y="3.699cm" style:legend-expansion="high" chart:style-name="ch3"/>
        <chart:plot-area chart:style-name="ch4" table:cell-range-address="'Computed Data'.A94:'Computed Data'.D116 'Computed Data'.B93:'Computed Data'.D93" chart:data-source-has-labels="row" svg:x="1.331cm" svg:y="1.273cm" svg:width="11.746cm" svg:height="6.559cm">
          <chartooo:coordinate-region svg:x="2.349cm" svg:y="1.472cm" svg:width="10.488cm" svg:height="6.161cm"/>
          <chart:axis chart:dimension="x" chart:name="primary-x" chart:style-name="ch5">
            <chart:title svg:x="6.75cm" svg:y="8.011cm" chart:style-name="ch6">
              <text:p>Mach</text:p>
            </chart:title>
          </chart:axis>
          <chart:axis chart:dimension="y" chart:name="primary-y" chart:style-name="ch5">
            <chart:title svg:x="0.451cm" svg:y="4.9cm" chart:style-name="ch7">
              <text:p>Cl p</text:p>
            </chart:title>
            <chart:grid chart:style-name="ch8" chart:class="major"/>
          </chart:axis>
          <chart:series chart:style-name="ch9" chart:values-cell-range-address="'Computed Data'.B94:'Computed Data'.B116" chart:label-cell-address="'Computed Data'.B93:'Computed Data'.B93" chart:class="chart:scatter">
            <chart:domain table:cell-range-address="'Computed Data'.A94:'Computed Data'.A116"/>
            <chart:data-point chart:repeated="23"/>
          </chart:series>
          <chart:series chart:style-name="ch10" chart:values-cell-range-address="'Computed Data'.C94:'Computed Data'.C116" chart:label-cell-address="'Computed Data'.C93:'Computed Data'.C93" chart:class="chart:scatter">
            <chart:data-point chart:repeated="23"/>
          </chart:series>
          <chart:series chart:style-name="ch11" chart:values-cell-range-address="'Computed Data'.D94:'Computed Data'.D116" chart:label-cell-address="'Computed Data'.D93:'Computed Data'.D93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lp min</text:p>
                <draw:g>
                  <svg:desc>'Computed Data'.B93:'Computed Data'.B93</svg:desc>
                </draw:g>
              </table:table-cell>
              <table:table-cell office:value-type="string">
                <text:p>Clp max</text:p>
                <draw:g>
                  <svg:desc>'Computed Data'.C93:'Computed Data'.C93</svg:desc>
                </draw:g>
              </table:table-cell>
              <table:table-cell office:value-type="string">
                <text:p>Clp avg</text:p>
                <draw:g>
                  <svg:desc>'Computed Data'.D93:'Computed Data'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Data'.A94:'Computed Data'.A116</svg:desc>
                </draw:g>
              </table:table-cell>
              <table:table-cell office:value-type="float" office:value="NaN">
                <text:p>NaN</text:p>
                <draw:g>
                  <svg:desc>'Computed Data'.B94:'Computed Data'.B116</svg:desc>
                </draw:g>
              </table:table-cell>
              <table:table-cell office:value-type="float" office:value="NaN">
                <text:p>NaN</text:p>
                <draw:g>
                  <svg:desc>'Computed Data'.C94:'Computed Data'.C116</svg:desc>
                </draw:g>
              </table:table-cell>
              <table:table-cell office:value-type="float" office:value="NaN">
                <text:p>NaN</text:p>
                <draw:g>
                  <svg:desc>'Computed Data'.D94:'Computed Data'.D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0.12">
                <text:p>-0.12</text:p>
              </table:table-cell>
              <table:table-cell office:value-type="float" office:value="-0.12">
                <text:p>-0.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0.32">
                <text:p>-0.32</text:p>
              </table:table-cell>
              <table:table-cell office:value-type="float" office:value="-0.15">
                <text:p>-0.15</text:p>
              </table:table-cell>
              <table:table-cell office:value-type="float" office:value="-0.235">
                <text:p>-0.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34">
                <text:p>-0.34</text:p>
              </table:table-cell>
              <table:table-cell office:value-type="float" office:value="-0.29">
                <text:p>-0.29</text:p>
              </table:table-cell>
              <table:table-cell office:value-type="float" office:value="-0.315">
                <text:p>-0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35">
                <text:p>-0.35</text:p>
              </table:table-cell>
              <table:table-cell office:value-type="float" office:value="-0.1">
                <text:p>-0.1</text:p>
              </table:table-cell>
              <table:table-cell office:value-type="float" office:value="-0.196">
                <text:p>-0.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35">
                <text:p>-0.35</text:p>
              </table:table-cell>
              <table:table-cell office:value-type="float" office:value="-0.24">
                <text:p>-0.24</text:p>
              </table:table-cell>
              <table:table-cell office:value-type="float" office:value="-0.276">
                <text:p>-0.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36">
                <text:p>-0.36</text:p>
              </table:table-cell>
              <table:table-cell office:value-type="float" office:value="-0.31">
                <text:p>-0.31</text:p>
              </table:table-cell>
              <table:table-cell office:value-type="float" office:value="-0.348">
                <text:p>-0.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4">
                <text:p>-0.4</text:p>
              </table:table-cell>
              <table:table-cell office:value-type="float" office:value="-0.33">
                <text:p>-0.33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0.42">
                <text:p>-0.42</text:p>
              </table:table-cell>
              <table:table-cell office:value-type="float" office:value="-0.38">
                <text:p>-0.38</text:p>
              </table:table-cell>
              <table:table-cell office:value-type="float" office:value="-0.404">
                <text:p>-0.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39">
                <text:p>-0.39</text:p>
              </table:table-cell>
              <table:table-cell office:value-type="float" office:value="-0.38">
                <text:p>-0.38</text:p>
              </table:table-cell>
              <table:table-cell office:value-type="float" office:value="-0.388">
                <text:p>-0.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38">
                <text:p>-0.38</text:p>
              </table:table-cell>
              <table:table-cell office:value-type="float" office:value="-0.35">
                <text:p>-0.35</text:p>
              </table:table-cell>
              <table:table-cell office:value-type="float" office:value="-0.3725">
                <text:p>-0.3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0.35">
                <text:p>-0.35</text:p>
              </table:table-cell>
              <table:table-cell office:value-type="float" office:value="-0.35">
                <text:p>-0.3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0.32">
                <text:p>-0.32</text:p>
              </table:table-cell>
              <table:table-cell office:value-type="float" office:value="-0.32">
                <text:p>-0.3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0.31">
                <text:p>-0.31</text:p>
              </table:table-cell>
              <table:table-cell office:value-type="float" office:value="-0.31">
                <text:p>-0.3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29">
                <text:p>-0.29</text:p>
              </table:table-cell>
              <table:table-cell office:value-type="float" office:value="-0.29">
                <text:p>-0.2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0.27">
                <text:p>-0.27</text:p>
              </table:table-cell>
              <table:table-cell office:value-type="float" office:value="-0.27">
                <text:p>-0.2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0.26">
                <text:p>-0.26</text:p>
              </table:table-cell>
              <table:table-cell office:value-type="float" office:value="-0.26">
                <text:p>-0.2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0.25">
                <text:p>-0.25</text:p>
              </table:table-cell>
              <table:table-cell office:value-type="float" office:value="-0.25">
                <text:p>-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  <table:table-cell office:value-type="float" office:value="-0.24">
                <text:p>-0.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79cm" svg:y="0.316cm" chart:style-name="ch2">
          <text:p>Aileron control power coefficient consolidation</text:p>
        </chart:title>
        <chart:legend chart:legend-position="end" svg:x="13.201cm" svg:y="3.703cm" style:legend-expansion="high" chart:style-name="ch3"/>
        <chart:plot-area chart:style-name="ch4" table:cell-range-address="'Computed Data'.A66:'Computed Data'.D88 'Computed Data'.B65:'Computed Data'.D65" chart:data-source-has-labels="row" svg:x="1.331cm" svg:y="1.275cm" svg:width="11.55cm" svg:height="6.564cm">
          <chartooo:coordinate-region svg:x="2.243cm" svg:y="1.474cm" svg:width="10.398cm" svg:height="5.718cm"/>
          <chart:axis chart:dimension="x" chart:name="primary-x" chart:style-name="ch5">
            <chart:title svg:x="6.652cm" svg:y="8.019cm" chart:style-name="ch6">
              <text:p>Mach</text:p>
            </chart:title>
          </chart:axis>
          <chart:axis chart:dimension="y" chart:name="primary-y" chart:style-name="ch5">
            <chart:title svg:x="0.451cm" svg:y="5.302cm" chart:style-name="ch7">
              <text:p>Cl delta a</text:p>
            </chart:title>
            <chart:grid chart:style-name="ch8" chart:class="major"/>
          </chart:axis>
          <chart:series chart:style-name="ch9" chart:values-cell-range-address="'Computed Data'.B66:'Computed Data'.B88" chart:label-cell-address="'Computed Data'.B65:'Computed Data'.B65" chart:class="chart:scatter">
            <chart:domain table:cell-range-address="'Computed Data'.A66:'Computed Data'.A88"/>
            <chart:data-point chart:repeated="23"/>
          </chart:series>
          <chart:series chart:style-name="ch10" chart:values-cell-range-address="'Computed Data'.C66:'Computed Data'.C88" chart:label-cell-address="'Computed Data'.C65:'Computed Data'.C65" chart:class="chart:scatter">
            <chart:data-point chart:repeated="23"/>
          </chart:series>
          <chart:series chart:style-name="ch11" chart:values-cell-range-address="'Computed Data'.D66:'Computed Data'.D88" chart:label-cell-address="'Computed Data'.D65:'Computed Data'.D65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lδa min</text:p>
                <draw:g>
                  <svg:desc>'Computed Data'.B65:'Computed Data'.B65</svg:desc>
                </draw:g>
              </table:table-cell>
              <table:table-cell office:value-type="string">
                <text:p>Clδa max</text:p>
                <draw:g>
                  <svg:desc>'Computed Data'.C65:'Computed Data'.C65</svg:desc>
                </draw:g>
              </table:table-cell>
              <table:table-cell office:value-type="string">
                <text:p>Clδa avg</text:p>
                <draw:g>
                  <svg:desc>'Computed Data'.D65:'Computed Data'.D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Data'.A66:'Computed Data'.A88</svg:desc>
                </draw:g>
              </table:table-cell>
              <table:table-cell office:value-type="float" office:value="0.049">
                <text:p>0.049</text:p>
                <draw:g>
                  <svg:desc>'Computed Data'.B66:'Computed Data'.B88</svg:desc>
                </draw:g>
              </table:table-cell>
              <table:table-cell office:value-type="float" office:value="0.049">
                <text:p>0.049</text:p>
                <draw:g>
                  <svg:desc>'Computed Data'.C66:'Computed Data'.C88</svg:desc>
                </draw:g>
              </table:table-cell>
              <table:table-cell office:value-type="float" office:value="0.049">
                <text:p>0.049</text:p>
                <draw:g>
                  <svg:desc>'Computed Data'.D66:'Computed Data'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82cm" xlink:href=".." xlink:type="simple" chart:class="chart:scatter" chart:style-name="ch1">
        <chart:title svg:x="4.649cm" svg:y="0.315cm" chart:style-name="ch2">
          <text:p>Thrust Specific Fuel Consumption</text:p>
        </chart:title>
        <chart:subtitle svg:x="6.964cm" svg:y="1.273cm" chart:style-name="ch3">
          <text:p>Afterburner</text:p>
        </chart:subtitle>
        <chart:legend chart:legend-position="end" svg:x="13.149cm" svg:y="3.196cm" style:legend-expansion="high" chart:style-name="ch4"/>
        <chart:plot-area chart:style-name="ch5" table:cell-range-address="'Engine Simulation Data'.A142:'Engine Simulation Data'.F158 'Engine Simulation Data'.B141:'Engine Simulation Data'.F141" chart:data-source-has-labels="row" svg:x="1.33cm" svg:y="2.314cm" svg:width="11.181cm" svg:height="5.508cm">
          <chartooo:coordinate-region svg:x="2.057cm" svg:y="2.513cm" svg:width="10.214cm" svg:height="4.662cm"/>
          <chart:axis chart:dimension="x" chart:name="primary-x" chart:style-name="ch6">
            <chart:title svg:x="6.479cm" svg:y="8.001cm" chart:style-name="ch7">
              <text:p>Mach</text:p>
            </chart:title>
          </chart:axis>
          <chart:axis chart:dimension="y" chart:name="primary-y" chart:style-name="ch6">
            <chart:title svg:x="0.451cm" svg:y="5.8cm" chart:style-name="ch8">
              <text:p>lb / (h-lbf)</text:p>
            </chart:title>
            <chart:grid chart:style-name="ch9" chart:class="major"/>
          </chart:axis>
          <chart:series chart:style-name="ch10" chart:values-cell-range-address="'Engine Simulation Data'.B142:'Engine Simulation Data'.B158" chart:label-cell-address="'Engine Simulation Data'.B141:'Engine Simulation Data'.B141" chart:class="chart:scatter">
            <chart:domain table:cell-range-address="'Engine Simulation Data'.A142:'Engine Simulation Data'.A158"/>
            <chart:data-point chart:repeated="17"/>
          </chart:series>
          <chart:series chart:style-name="ch11" chart:values-cell-range-address="'Engine Simulation Data'.C142:'Engine Simulation Data'.C158" chart:label-cell-address="'Engine Simulation Data'.C141:'Engine Simulation Data'.C141" chart:class="chart:scatter">
            <chart:data-point chart:repeated="17"/>
          </chart:series>
          <chart:series chart:style-name="ch12" chart:values-cell-range-address="'Engine Simulation Data'.D142:'Engine Simulation Data'.D158" chart:label-cell-address="'Engine Simulation Data'.D141:'Engine Simulation Data'.D141" chart:class="chart:scatter">
            <chart:data-point chart:repeated="17"/>
          </chart:series>
          <chart:series chart:style-name="ch13" chart:values-cell-range-address="'Engine Simulation Data'.E142:'Engine Simulation Data'.E158" chart:label-cell-address="'Engine Simulation Data'.E141:'Engine Simulation Data'.E141" chart:class="chart:scatter">
            <chart:data-point chart:repeated="17"/>
          </chart:series>
          <chart:series chart:style-name="ch14" chart:values-cell-range-address="'Engine Simulation Data'.F142:'Engine Simulation Data'.F158" chart:label-cell-address="'Engine Simulation Data'.F141:'Engine Simulation Data'.F141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Engine Simulation Data'.B141:'Engine Simulation Data'.B141</svg:desc>
                </draw:g>
              </table:table-cell>
              <table:table-cell office:value-type="string">
                <text:p>15,000 ft</text:p>
                <draw:g>
                  <svg:desc>'Engine Simulation Data'.C141:'Engine Simulation Data'.C141</svg:desc>
                </draw:g>
              </table:table-cell>
              <table:table-cell office:value-type="string">
                <text:p>35,000 ft</text:p>
                <draw:g>
                  <svg:desc>'Engine Simulation Data'.D141:'Engine Simulation Data'.D141</svg:desc>
                </draw:g>
              </table:table-cell>
              <table:table-cell office:value-type="string">
                <text:p>45,000 ft</text:p>
                <draw:g>
                  <svg:desc>'Engine Simulation Data'.E141:'Engine Simulation Data'.E141</svg:desc>
                </draw:g>
              </table:table-cell>
              <table:table-cell office:value-type="string">
                <text:p>55,000 ft</text:p>
                <draw:g>
                  <svg:desc>'Engine Simulation Data'.F141:'Engine Simulation Data'.F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gine Simulation Data'.A142:'Engine Simulation Data'.A158</svg:desc>
                </draw:g>
              </table:table-cell>
              <table:table-cell office:value-type="float" office:value="1.208">
                <text:p>1.208</text:p>
                <draw:g>
                  <svg:desc>'Engine Simulation Data'.B142:'Engine Simulation Data'.B158</svg:desc>
                </draw:g>
              </table:table-cell>
              <table:table-cell office:value-type="float" office:value="NaN">
                <text:p>NaN</text:p>
                <draw:g>
                  <svg:desc>'Engine Simulation Data'.C142:'Engine Simulation Data'.C158</svg:desc>
                </draw:g>
              </table:table-cell>
              <table:table-cell office:value-type="float" office:value="NaN">
                <text:p>NaN</text:p>
                <draw:g>
                  <svg:desc>'Engine Simulation Data'.D142:'Engine Simulation Data'.D158</svg:desc>
                </draw:g>
              </table:table-cell>
              <table:table-cell office:value-type="float" office:value="NaN">
                <text:p>NaN</text:p>
                <draw:g>
                  <svg:desc>'Engine Simulation Data'.E142:'Engine Simulation Data'.E158</svg:desc>
                </draw:g>
              </table:table-cell>
              <table:table-cell office:value-type="float" office:value="NaN">
                <text:p>NaN</text:p>
                <draw:g>
                  <svg:desc>'Engine Simulation Data'.F142:'Engine Simulation Data'.F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.291">
                <text:p>1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.363">
                <text:p>1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423">
                <text:p>1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.449">
                <text:p>1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.472">
                <text:p>1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.493">
                <text:p>1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13">
                <text:p>1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1.532">
                <text:p>1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552">
                <text:p>1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1.571">
                <text:p>1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727">
                <text:p>1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7.393cm" xlink:href=".." xlink:type="simple" chart:class="chart:scatter" chart:style-name="ch1">
        <chart:title svg:x="6.056cm" svg:y="0.283cm" chart:style-name="ch2">
          <text:p>Consolidated TSFC</text:p>
        </chart:title>
        <chart:subtitle svg:x="7.088cm" svg:y="1.209cm" chart:style-name="ch3">
          <text:p>Dry thrust</text:p>
        </chart:subtitle>
        <chart:legend chart:legend-position="end" svg:x="13.158cm" svg:y="2.899cm" style:legend-expansion="high" chart:style-name="ch4"/>
        <chart:plot-area chart:style-name="ch5" table:cell-range-address="'Computed Data'.A257:'Computed Data'.D272 'Computed Data'.B256:'Computed Data'.D256" chart:data-source-has-labels="row" svg:x="1.331cm" svg:y="2.186cm" svg:width="11.187cm" svg:height="4.079cm">
          <chartooo:coordinate-region svg:x="2.058cm" svg:y="2.386cm" svg:width="10.22cm" svg:height="3.232cm"/>
          <chart:axis chart:dimension="x" chart:name="primary-x" chart:style-name="ch6">
            <chart:title svg:x="6.483cm" svg:y="6.412cm" chart:style-name="ch7">
              <text:p>Mach</text:p>
            </chart:title>
          </chart:axis>
          <chart:axis chart:dimension="y" chart:name="primary-y" chart:style-name="ch6">
            <chart:title svg:x="0.451cm" svg:y="4.692cm" chart:style-name="ch8">
              <text:p>TSFC</text:p>
            </chart:title>
            <chart:grid chart:style-name="ch9" chart:class="major"/>
          </chart:axis>
          <chart:series chart:style-name="ch10" chart:values-cell-range-address="'Computed Data'.B257:'Computed Data'.B272" chart:label-cell-address="'Computed Data'.B256:'Computed Data'.B256" chart:class="chart:scatter">
            <chart:domain table:cell-range-address="'Computed Data'.A257:'Computed Data'.A272"/>
            <chart:data-point chart:repeated="16"/>
          </chart:series>
          <chart:series chart:style-name="ch11" chart:values-cell-range-address="'Computed Data'.C257:'Computed Data'.C272" chart:label-cell-address="'Computed Data'.C256:'Computed Data'.C256" chart:class="chart:scatter">
            <chart:data-point chart:repeated="16"/>
          </chart:series>
          <chart:series chart:style-name="ch12" chart:values-cell-range-address="'Computed Data'.D257:'Computed Data'.D272" chart:label-cell-address="'Computed Data'.D256:'Computed Data'.D256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omputed Data'.B256:'Computed Data'.B256</svg:desc>
                </draw:g>
              </table:table-cell>
              <table:table-cell office:value-type="string">
                <text:p/>
                <draw:g>
                  <svg:desc>'Computed Data'.C256:'Computed Data'.C256</svg:desc>
                </draw:g>
              </table:table-cell>
              <table:table-cell office:value-type="string">
                <text:p/>
                <draw:g>
                  <svg:desc>'Computed Data'.D256:'Computed Data'.D2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uted Data'.A257:'Computed Data'.A272</svg:desc>
                </draw:g>
              </table:table-cell>
              <table:table-cell office:value-type="float" office:value="NaN">
                <text:p>NaN</text:p>
                <draw:g>
                  <svg:desc>'Computed Data'.B257:'Computed Data'.B272</svg:desc>
                </draw:g>
              </table:table-cell>
              <table:table-cell office:value-type="float" office:value="NaN">
                <text:p>NaN</text:p>
                <draw:g>
                  <svg:desc>'Computed Data'.C257:'Computed Data'.C272</svg:desc>
                </draw:g>
              </table:table-cell>
              <table:table-cell office:value-type="float" office:value="NaN">
                <text:p>NaN</text:p>
                <draw:g>
                  <svg:desc>'Computed Data'.D257:'Computed Data'.D2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931">
                <text:p>0.931</text:p>
              </table:table-cell>
              <table:table-cell office:value-type="float" office:value="0.95">
                <text:p>0.95</text:p>
              </table:table-cell>
              <table:table-cell office:value-type="float" office:value="0.9405">
                <text:p>0.9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96">
                <text:p>0.996</text:p>
              </table:table-cell>
              <table:table-cell office:value-type="float" office:value="1.039">
                <text:p>1.039</text:p>
              </table:table-cell>
              <table:table-cell office:value-type="float" office:value="1.0175">
                <text:p>1.0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  <table:table-cell office:value-type="float" office:value="1.131">
                <text:p>1.131</text:p>
              </table:table-cell>
              <table:table-cell office:value-type="float" office:value="1.0905">
                <text:p>1.0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.059">
                <text:p>1.059</text:p>
              </table:table-cell>
              <table:table-cell office:value-type="float" office:value="1.176">
                <text:p>1.176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065">
                <text:p>1.065</text:p>
              </table:table-cell>
              <table:table-cell office:value-type="float" office:value="1.151">
                <text:p>1.151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02">
                <text:p>1.02</text:p>
              </table:table-cell>
              <table:table-cell office:value-type="float" office:value="1.069">
                <text:p>1.069</text:p>
              </table:table-cell>
              <table:table-cell office:value-type="float" office:value="1.0445">
                <text:p>1.0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069">
                <text:p>1.069</text:p>
              </table:table-cell>
              <table:table-cell office:value-type="float" office:value="1.069">
                <text:p>1.069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.073">
                <text:p>1.073</text:p>
              </table:table-cell>
              <table:table-cell office:value-type="float" office:value="1.073">
                <text:p>1.073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.101">
                <text:p>1.101</text:p>
              </table:table-cell>
              <table:table-cell office:value-type="float" office:value="1.101">
                <text:p>1.101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7.526cm" xlink:href=".." xlink:type="simple" chart:class="chart:scatter" chart:style-name="ch1">
        <chart:title svg:x="6.017cm" svg:y="0.286cm" chart:style-name="ch2">
          <text:p>Consolidated Thrust</text:p>
        </chart:title>
        <chart:subtitle svg:x="6.44cm" svg:y="1.215cm" chart:style-name="ch3">
          <text:p>Afterburner thrust</text:p>
        </chart:subtitle>
        <chart:legend chart:legend-position="end" svg:x="13.159cm" svg:y="2.966cm" style:legend-expansion="high" chart:style-name="ch4"/>
        <chart:plot-area chart:style-name="ch5" table:cell-range-address="'Computed Data'.A277:'Computed Data'.D292 'Computed Data'.B276:'Computed Data'.D276" chart:data-source-has-labels="row" svg:x="1.331cm" svg:y="2.198cm" svg:width="11.188cm" svg:height="4.197cm">
          <chartooo:coordinate-region svg:x="2.508cm" svg:y="2.397cm" svg:width="9.771cm" svg:height="3.351cm"/>
          <chart:axis chart:dimension="x" chart:name="primary-x" chart:style-name="ch6">
            <chart:title svg:x="6.484cm" svg:y="6.545cm" chart:style-name="ch7">
              <text:p>Mach</text:p>
            </chart:title>
          </chart:axis>
          <chart:axis chart:dimension="y" chart:name="primary-y" chart:style-name="ch6">
            <chart:title svg:x="0.451cm" svg:y="5.597cm" chart:style-name="ch8">
              <text:p>Pounds of Thrust</text:p>
            </chart:title>
            <chart:grid chart:style-name="ch9" chart:class="major"/>
          </chart:axis>
          <chart:series chart:style-name="ch10" chart:values-cell-range-address="'Computed Data'.B277:'Computed Data'.B292" chart:label-cell-address="'Computed Data'.B276:'Computed Data'.B276" chart:class="chart:scatter">
            <chart:domain table:cell-range-address="'Computed Data'.A277:'Computed Data'.A292"/>
            <chart:data-point chart:repeated="16"/>
          </chart:series>
          <chart:series chart:style-name="ch11" chart:values-cell-range-address="'Computed Data'.C277:'Computed Data'.C292" chart:label-cell-address="'Computed Data'.C276:'Computed Data'.C276" chart:class="chart:scatter">
            <chart:data-point chart:repeated="16"/>
          </chart:series>
          <chart:series chart:style-name="ch12" chart:values-cell-range-address="'Computed Data'.D277:'Computed Data'.D292" chart:label-cell-address="'Computed Data'.D276:'Computed Data'.D276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omputed Data'.B276:'Computed Data'.B276</svg:desc>
                </draw:g>
              </table:table-cell>
              <table:table-cell office:value-type="string">
                <text:p/>
                <draw:g>
                  <svg:desc>'Computed Data'.C276:'Computed Data'.C276</svg:desc>
                </draw:g>
              </table:table-cell>
              <table:table-cell office:value-type="string">
                <text:p/>
                <draw:g>
                  <svg:desc>'Computed Data'.D276:'Computed Data'.D2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uted Data'.A277:'Computed Data'.A292</svg:desc>
                </draw:g>
              </table:table-cell>
              <table:table-cell office:value-type="float" office:value="NaN">
                <text:p>NaN</text:p>
                <draw:g>
                  <svg:desc>'Computed Data'.B277:'Computed Data'.B292</svg:desc>
                </draw:g>
              </table:table-cell>
              <table:table-cell office:value-type="float" office:value="NaN">
                <text:p>NaN</text:p>
                <draw:g>
                  <svg:desc>'Computed Data'.C277:'Computed Data'.C292</svg:desc>
                </draw:g>
              </table:table-cell>
              <table:table-cell office:value-type="float" office:value="NaN">
                <text:p>NaN</text:p>
                <draw:g>
                  <svg:desc>'Computed Data'.D277:'Computed Data'.D2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663">
                <text:p>15663</text:p>
              </table:table-cell>
              <table:table-cell office:value-type="float" office:value="15663">
                <text:p>15663</text:p>
              </table:table-cell>
              <table:table-cell office:value-type="float" office:value="15663">
                <text:p>15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4986">
                <text:p>14986</text:p>
              </table:table-cell>
              <table:table-cell office:value-type="float" office:value="14986">
                <text:p>14986</text:p>
              </table:table-cell>
              <table:table-cell office:value-type="float" office:value="14986">
                <text:p>14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5134">
                <text:p>15134</text:p>
              </table:table-cell>
              <table:table-cell office:value-type="float" office:value="15134">
                <text:p>15134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6068">
                <text:p>16068</text:p>
              </table:table-cell>
              <table:table-cell office:value-type="float" office:value="16068">
                <text:p>16068</text:p>
              </table:table-cell>
              <table:table-cell office:value-type="float" office:value="16068">
                <text:p>16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6836">
                <text:p>16836</text:p>
              </table:table-cell>
              <table:table-cell office:value-type="float" office:value="16836">
                <text:p>16836</text:p>
              </table:table-cell>
              <table:table-cell office:value-type="float" office:value="16836">
                <text:p>16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7812">
                <text:p>17812</text:p>
              </table:table-cell>
              <table:table-cell office:value-type="float" office:value="17812">
                <text:p>17812</text:p>
              </table:table-cell>
              <table:table-cell office:value-type="float" office:value="17812">
                <text:p>17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9008">
                <text:p>19008</text:p>
              </table:table-cell>
              <table:table-cell office:value-type="float" office:value="19008">
                <text:p>19008</text:p>
              </table:table-cell>
              <table:table-cell office:value-type="float" office:value="19008">
                <text:p>19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0434">
                <text:p>20434</text:p>
              </table:table-cell>
              <table:table-cell office:value-type="float" office:value="20434">
                <text:p>20434</text:p>
              </table:table-cell>
              <table:table-cell office:value-type="float" office:value="20434">
                <text:p>2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22009">
                <text:p>22009</text:p>
              </table:table-cell>
              <table:table-cell office:value-type="float" office:value="22009">
                <text:p>22009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23768">
                <text:p>23768</text:p>
              </table:table-cell>
              <table:table-cell office:value-type="float" office:value="23768">
                <text:p>23768</text:p>
              </table:table-cell>
              <table:table-cell office:value-type="float" office:value="23768">
                <text:p>23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25732">
                <text:p>25732</text:p>
              </table:table-cell>
              <table:table-cell office:value-type="float" office:value="25732">
                <text:p>25732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30293">
                <text:p>30293</text:p>
              </table:table-cell>
              <table:table-cell office:value-type="float" office:value="30293">
                <text:p>30293</text:p>
              </table:table-cell>
              <table:table-cell office:value-type="float" office:value="30293">
                <text:p>30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38578">
                <text:p>38578</text:p>
              </table:table-cell>
              <table:table-cell office:value-type="float" office:value="38578">
                <text:p>38578</text:p>
              </table:table-cell>
              <table:table-cell office:value-type="float" office:value="38578">
                <text:p>38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4728">
                <text:p>44728</text:p>
              </table:table-cell>
              <table:table-cell office:value-type="float" office:value="44728">
                <text:p>44728</text:p>
              </table:table-cell>
              <table:table-cell office:value-type="float" office:value="44728">
                <text:p>4472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7.525cm" xlink:href=".." xlink:type="simple" chart:class="chart:scatter" chart:style-name="ch1">
        <chart:title svg:x="6.056cm" svg:y="0.286cm" chart:style-name="ch2">
          <text:p>Consolidated TSFC</text:p>
        </chart:title>
        <chart:subtitle svg:x="6.44cm" svg:y="1.215cm" chart:style-name="ch3">
          <text:p>Afterburner thrust</text:p>
        </chart:subtitle>
        <chart:legend chart:legend-position="end" svg:x="13.158cm" svg:y="2.965cm" style:legend-expansion="high" chart:style-name="ch4"/>
        <chart:plot-area chart:style-name="ch5" table:cell-range-address="'Computed Data'.A297:'Computed Data'.D312 'Computed Data'.B296:'Computed Data'.D296" chart:data-source-has-labels="row" svg:x="1.331cm" svg:y="2.198cm" svg:width="11.187cm" svg:height="4.196cm">
          <chartooo:coordinate-region svg:x="2.058cm" svg:y="2.397cm" svg:width="10.22cm" svg:height="3.35cm"/>
          <chart:axis chart:dimension="x" chart:name="primary-x" chart:style-name="ch6">
            <chart:title svg:x="6.483cm" svg:y="6.544cm" chart:style-name="ch7">
              <text:p>Mach</text:p>
            </chart:title>
          </chart:axis>
          <chart:axis chart:dimension="y" chart:name="primary-y" chart:style-name="ch6">
            <chart:title svg:x="0.451cm" svg:y="4.763cm" chart:style-name="ch8">
              <text:p>TSFC</text:p>
            </chart:title>
            <chart:grid chart:style-name="ch9" chart:class="major"/>
          </chart:axis>
          <chart:series chart:style-name="ch10" chart:values-cell-range-address="'Computed Data'.B297:'Computed Data'.B312" chart:label-cell-address="'Computed Data'.B296:'Computed Data'.B296" chart:class="chart:scatter">
            <chart:domain table:cell-range-address="'Computed Data'.A297:'Computed Data'.A312"/>
            <chart:data-point chart:repeated="16"/>
          </chart:series>
          <chart:series chart:style-name="ch11" chart:values-cell-range-address="'Computed Data'.C297:'Computed Data'.C312" chart:label-cell-address="'Computed Data'.C296:'Computed Data'.C296" chart:class="chart:scatter">
            <chart:data-point chart:repeated="16"/>
          </chart:series>
          <chart:series chart:style-name="ch12" chart:values-cell-range-address="'Computed Data'.D297:'Computed Data'.D312" chart:label-cell-address="'Computed Data'.D296:'Computed Data'.D296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omputed Data'.B296:'Computed Data'.B296</svg:desc>
                </draw:g>
              </table:table-cell>
              <table:table-cell office:value-type="string">
                <text:p/>
                <draw:g>
                  <svg:desc>'Computed Data'.C296:'Computed Data'.C296</svg:desc>
                </draw:g>
              </table:table-cell>
              <table:table-cell office:value-type="string">
                <text:p/>
                <draw:g>
                  <svg:desc>'Computed Data'.D296:'Computed Data'.D2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uted Data'.A297:'Computed Data'.A312</svg:desc>
                </draw:g>
              </table:table-cell>
              <table:table-cell office:value-type="float" office:value="NaN">
                <text:p>NaN</text:p>
                <draw:g>
                  <svg:desc>'Computed Data'.B297:'Computed Data'.B312</svg:desc>
                </draw:g>
              </table:table-cell>
              <table:table-cell office:value-type="float" office:value="NaN">
                <text:p>NaN</text:p>
                <draw:g>
                  <svg:desc>'Computed Data'.C297:'Computed Data'.C312</svg:desc>
                </draw:g>
              </table:table-cell>
              <table:table-cell office:value-type="float" office:value="NaN">
                <text:p>NaN</text:p>
                <draw:g>
                  <svg:desc>'Computed Data'.D297:'Computed Data'.D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208">
                <text:p>1.208</text:p>
              </table:table-cell>
              <table:table-cell office:value-type="float" office:value="1.208">
                <text:p>1.208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.291">
                <text:p>1.291</text:p>
              </table:table-cell>
              <table:table-cell office:value-type="float" office:value="1.291">
                <text:p>1.291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363">
                <text:p>1.363</text:p>
              </table:table-cell>
              <table:table-cell office:value-type="float" office:value="1.363">
                <text:p>1.363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.423">
                <text:p>1.423</text:p>
              </table:table-cell>
              <table:table-cell office:value-type="float" office:value="1.423">
                <text:p>1.423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.449">
                <text:p>1.449</text:p>
              </table:table-cell>
              <table:table-cell office:value-type="float" office:value="1.449">
                <text:p>1.449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472">
                <text:p>1.472</text:p>
              </table:table-cell>
              <table:table-cell office:value-type="float" office:value="1.472">
                <text:p>1.472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493">
                <text:p>1.493</text:p>
              </table:table-cell>
              <table:table-cell office:value-type="float" office:value="1.493">
                <text:p>1.493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513">
                <text:p>1.513</text:p>
              </table:table-cell>
              <table:table-cell office:value-type="float" office:value="1.513">
                <text:p>1.513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.532">
                <text:p>1.532</text:p>
              </table:table-cell>
              <table:table-cell office:value-type="float" office:value="1.532">
                <text:p>1.532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.552">
                <text:p>1.552</text:p>
              </table:table-cell>
              <table:table-cell office:value-type="float" office:value="1.552">
                <text:p>1.552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1.571">
                <text:p>1.571</text:p>
              </table:table-cell>
              <table:table-cell office:value-type="float" office:value="1.571">
                <text:p>1.571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1.675">
                <text:p>1.675</text:p>
              </table:table-cell>
              <table:table-cell office:value-type="float" office:value="1.675">
                <text:p>1.67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727">
                <text:p>1.727</text:p>
              </table:table-cell>
              <table:table-cell office:value-type="float" office:value="1.727">
                <text:p>1.727</text:p>
              </table:table-cell>
              <table:table-cell office:value-type="float" office:value="1.727">
                <text:p>1.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8.99cm" xlink:href=".." xlink:type="simple" chart:class="chart:scatter" chart:style-name="ch1">
        <chart:title svg:x="3.939cm" svg:y="0.315cm" chart:style-name="ch2">
          <text:p>Minimum Drag Coefficient Consolidation</text:p>
        </chart:title>
        <chart:legend chart:legend-position="end" svg:x="13.607cm" svg:y="4.196cm" style:legend-expansion="high" chart:style-name="ch3"/>
        <chart:plot-area chart:style-name="ch4" table:cell-range-address="'Computed Data'.A37:'Computed Data'.B59 'Computed Data'.B36:'Computed Data'.B36" chart:data-source-has-labels="row" svg:x="1.33cm" svg:y="1.273cm" svg:width="11.958cm" svg:height="6.557cm">
          <chartooo:coordinate-region svg:x="2.242cm" svg:y="1.472cm" svg:width="10.806cm" svg:height="5.711cm"/>
          <chart:axis chart:dimension="x" chart:name="primary-x" chart:style-name="ch5">
            <chart:title svg:x="6.855cm" svg:y="8.009cm" chart:style-name="ch6">
              <text:p>Mach</text:p>
            </chart:title>
          </chart:axis>
          <chart:axis chart:dimension="y" chart:name="primary-y" chart:style-name="ch5">
            <chart:title svg:x="0.451cm" svg:y="5.111cm" chart:style-name="ch7">
              <text:p>CDmin</text:p>
            </chart:title>
            <chart:grid chart:style-name="ch8" chart:class="major"/>
          </chart:axis>
          <chart:series chart:style-name="ch9" chart:values-cell-range-address="'Computed Data'.B37:'Computed Data'.B59" chart:label-cell-address="'Computed Data'.B36:'Computed Data'.B36" chart:class="chart:scatter">
            <chart:domain table:cell-range-address="'Computed Data'.A37:'Computed Data'.A59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Dmin</text:p>
                <draw:g>
                  <svg:desc>'Computed Data'.B36:'Computed Data'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Data'.A37:'Computed Data'.A59</svg:desc>
                </draw:g>
              </table:table-cell>
              <table:table-cell office:value-type="float" office:value="0.015">
                <text:p>0.015</text:p>
                <draw:g>
                  <svg:desc>'Computed Data'.B37:'Computed Data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539cm" svg:height="10.221cm" xlink:href="." xlink:type="simple" chart:class="chart:scatter" chart:style-name="ch1">
        <chart:title svg:x="4.455cm" svg:y="0.34cm" chart:style-name="ch2">
          <text:p>Dpdh_m variation of speed vs altitude</text:p>
        </chart:title>
        <chart:legend chart:legend-position="end" svg:x="13.078cm" svg:y="2.57cm" style:legend-expansion="high" chart:style-name="ch3"/>
        <chart:plot-area chart:style-name="ch4" chart:data-source-has-labels="both" svg:x="1.341cm" svg:y="1.323cm" svg:width="11.407cm" svg:height="7.713cm">
          <chartooo:coordinate-region svg:x="2.148cm" svg:y="1.522cm" svg:width="9.95cm" svg:height="6.867cm"/>
          <chart:axis chart:dimension="x" chart:name="primary-x" chart:style-name="ch5" chartooo:axis-type="auto">
            <chart:title svg:x="6.167cm" svg:y="9.24cm" chart:style-name="ch6">
              <text:p>Altitude (m)</text:p>
            </chart:title>
            <chart:categories table:cell-range-address="local-table.$A$2:.$A$18"/>
          </chart:axis>
          <chart:axis chart:dimension="y" chart:name="primary-y" chart:style-name="ch5">
            <chart:title svg:x="0.451cm" svg:y="6.361cm" chart:style-name="ch7">
              <text:p>Airspeed (KPH)</text:p>
            </chart:title>
            <chart:grid chart:style-name="ch8" chart:class="major"/>
          </chart:axis>
          <chart:series chart:style-name="ch9" chart:values-cell-range-address="local-table.$C$2:.$C$18" chart:label-cell-address="local-table.$B$1" chart:class="chart:scatter">
            <chart:domain table:cell-range-address="local-table.$B$2:.$B$18"/>
            <chart:data-point chart:repeated="17"/>
          </chart:series>
          <chart:series chart:style-name="ch10" chart:values-cell-range-address="local-table.$D$2:.$D$18" chart:label-cell-address="local-table.$C$1" chart:class="chart:scatter">
            <chart:data-point chart:repeated="17"/>
          </chart:series>
          <chart:series chart:style-name="ch11" chart:values-cell-range-address="local-table.$E$2:.$E$18" chart:label-cell-address="local-table.$D$1" chart:class="chart:scatter">
            <chart:data-point chart:repeated="17"/>
          </chart:series>
          <chart:series chart:style-name="ch12" chart:values-cell-range-address="local-table.$F$2:.$F$18" chart:label-cell-address="local-table.$E$1" chart:class="chart:scatter">
            <chart:data-point chart:repeated="17"/>
          </chart:series>
          <chart:series chart:style-name="ch13" chart:values-cell-range-address="local-table.$G$2:.$G$18" chart:label-cell-address="local-table.$F$1" chart:class="chart:scatter">
            <chart:data-point chart:repeated="17"/>
          </chart:series>
          <chart:series chart:style-name="ch14" chart:values-cell-range-address="local-table.$H$2:.$H$18" chart:label-cell-address="local-table.$G$1" chart:class="chart:scatter">
            <chart:data-point chart:repeated="17"/>
          </chart:series>
          <chart:series chart:style-name="ch15" chart:values-cell-range-address="local-table.$I$2:.$I$18" chart:label-cell-address="local-table.$H$1" chart:class="chart:scatter">
            <chart:data-point chart:repeated="17"/>
          </chart:series>
          <chart:series chart:style-name="ch16" chart:values-cell-range-address="local-table.$J$2:.$J$18" chart:label-cell-address="local-table.$I$1" chart:class="chart:scatter">
            <chart:data-point chart:repeated="17"/>
          </chart:series>
          <chart:series chart:style-name="ch17" chart:values-cell-range-address="local-table.$K$2:.$K$18" chart:label-cell-address="local-table.$J$1" chart:class="chart:scatter">
            <chart:data-point chart:repeated="17"/>
          </chart:series>
          <chart:series chart:style-name="ch18" chart:values-cell-range-address="local-table.$L$2:.$L$18" chart:label-cell-address="local-table.$K$1" chart:class="chart:scatter">
            <chart:data-point chart:repeated="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pdh_m 0</text:p>
              </table:table-cell>
              <table:table-cell office:value-type="string">
                <text:p>Dpdh_m 1000</text:p>
              </table:table-cell>
              <table:table-cell office:value-type="string">
                <text:p>2000</text:p>
              </table:table-cell>
              <table:table-cell office:value-type="string">
                <text:p>3000</text:p>
              </table:table-cell>
              <table:table-cell office:value-type="string">
                <text:p>4000</text:p>
              </table:table-cell>
              <table:table-cell office:value-type="string">
                <text:p>5000</text:p>
              </table:table-cell>
              <table:table-cell office:value-type="string">
                <text:p>6000</text:p>
              </table:table-cell>
              <table:table-cell office:value-type="string">
                <text:p>7000</text:p>
              </table:table-cell>
              <table:table-cell office:value-type="string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140">
                <text:p>114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100">
                <text:p>1100</text:p>
              </table:table-cell>
              <table:table-cell office:value-type="float" office:value="1080">
                <text:p>1080</text:p>
              </table:table-cell>
              <table:table-cell office:value-type="float" office:value="1070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060">
                <text:p>106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070">
                <text:p>1070</text:p>
              </table:table-cell>
              <table:table-cell office:value-type="float" office:value="1040">
                <text:p>1040</text:p>
              </table:table-cell>
              <table:table-cell office:value-type="float" office:value="1030">
                <text:p>1030</text:p>
              </table:table-cell>
              <table:table-cell office:value-type="float" office:value="1010">
                <text:p>1010</text:p>
              </table:table-cell>
              <table:table-cell office:value-type="float" office:value="1000">
                <text:p>100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050">
                <text:p>1050</text:p>
              </table:table-cell>
              <table:table-cell office:value-type="float" office:value="1020">
                <text:p>1020</text:p>
              </table:table-cell>
              <table:table-cell office:value-type="float" office:value="990">
                <text:p>990</text:p>
              </table:table-cell>
              <table:table-cell office:value-type="float" office:value="950">
                <text:p>950</text:p>
              </table:table-cell>
              <table:table-cell office:value-type="float" office:value="940">
                <text:p>94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1070">
                <text:p>1070</text:p>
              </table:table-cell>
              <table:table-cell office:value-type="float" office:value="990">
                <text:p>990</text:p>
              </table:table-cell>
              <table:table-cell office:value-type="float" office:value="950">
                <text:p>950</text:p>
              </table:table-cell>
              <table:table-cell office:value-type="float" office:value="900">
                <text:p>900</text:p>
              </table:table-cell>
              <table:table-cell office:value-type="float" office:value="870">
                <text:p>87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1030">
                <text:p>1030</text:p>
              </table:table-cell>
              <table:table-cell office:value-type="float" office:value="1000">
                <text:p>1000</text:p>
              </table:table-cell>
              <table:table-cell office:value-type="float" office:value="910">
                <text:p>910</text:p>
              </table:table-cell>
              <table:table-cell office:value-type="float" office:value="850">
                <text:p>850</text:p>
              </table:table-cell>
              <table:table-cell office:value-type="float" office:value="810">
                <text:p>81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90">
                <text:p>990</text:p>
              </table:table-cell>
              <table:table-cell office:value-type="float" office:value="950">
                <text:p>950</text:p>
              </table:table-cell>
              <table:table-cell office:value-type="float" office:value="890">
                <text:p>890</text:p>
              </table:table-cell>
              <table:table-cell office:value-type="float" office:value="800">
                <text:p>800</text:p>
              </table:table-cell>
              <table:table-cell office:value-type="float" office:value="750">
                <text:p>75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970">
                <text:p>970</text:p>
              </table:table-cell>
              <table:table-cell office:value-type="float" office:value="910">
                <text:p>910</text:p>
              </table:table-cell>
              <table:table-cell office:value-type="float" office:value="870">
                <text:p>870</text:p>
              </table:table-cell>
              <table:table-cell office:value-type="float" office:value="740">
                <text:p>74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1000">
                <text:p>1000</text:p>
              </table:table-cell>
              <table:table-cell office:value-type="float" office:value="870">
                <text:p>870</text:p>
              </table:table-cell>
              <table:table-cell office:value-type="float" office:value="820">
                <text:p>820</text:p>
              </table:table-cell>
              <table:table-cell office:value-type="float" office:value="690">
                <text:p>69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1170">
                <text:p>1170</text:p>
              </table:table-cell>
              <table:table-cell office:value-type="float" office:value="870">
                <text:p>870</text:p>
              </table:table-cell>
              <table:table-cell office:value-type="float" office:value="770">
                <text:p>77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1120">
                <text:p>1120</text:p>
              </table:table-cell>
              <table:table-cell office:value-type="float" office:value="1060">
                <text:p>1060</text:p>
              </table:table-cell>
              <table:table-cell office:value-type="float" office:value="720">
                <text:p>72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040">
                <text:p>1040</text:p>
              </table:table-cell>
              <table:table-cell office:value-type="float" office:value="980">
                <text:p>980</text:p>
              </table:table-cell>
              <table:table-cell office:value-type="float" office:value="660">
                <text:p>66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950">
                <text:p>950</text:p>
              </table:table-cell>
              <table:table-cell office:value-type="float" office:value="900">
                <text:p>900</text:p>
              </table:table-cell>
              <table:table-cell office:value-type="float" office:value="600">
                <text:p>60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880">
                <text:p>880</text:p>
              </table:table-cell>
              <table:table-cell office:value-type="float" office:value="830">
                <text:p>83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810">
                <text:p>81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>
        <chart:symbol-image xlink:href="Pictures/2000000A000000FD000000FDD4B68D62.svm" xlink:type="simple" xlink:actuate="onLoad"/>
      </style:chart-properties>
      <style:graphic-properties draw:stroke="dash" draw:stroke-dash="Fine_5f_5f_5f_20_5f_5f_5f_Dashed_5f_5f_5f_20_5f_5f_5f__5f_5f_5f_28_5f_5f_5f_var_5f_5f_5f_29_5f_5f_5f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dash" draw:stroke-dash="Fine_5f_5f_5f_20_5f_5f_5f_Dashed_5f_5f_5f_20_5f_5f_5f__5f_5f_5f_28_5f_5f_5f_var_5f_5f_5f_29_5f_5f_5f_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54cm" svg:height="8.53cm" xlink:href=".." xlink:type="simple" chart:class="chart:scatter" chart:style-name="ch1">
        <chart:title svg:x="6.708cm" svg:y="0.306cm" chart:style-name="ch2">
          <text:p>Engine Thrust</text:p>
        </chart:title>
        <chart:subtitle svg:x="5.887cm" svg:y="1.255cm" chart:style-name="ch3">
          <text:p>DCS computed vs. tuned</text:p>
        </chart:subtitle>
        <chart:legend chart:legend-position="end" svg:x="12.549cm" svg:y="3.219cm" style:legend-expansion="high" chart:style-name="ch4"/>
        <chart:plot-area chart:style-name="ch5" table:cell-range-address="'DCS World SFM'.A73:'DCS World SFM'.E86 'DCS World SFM'.B72:'DCS World SFM'.E72" chart:data-source-has-labels="row" svg:x="1.336cm" svg:y="2.278cm" svg:width="10.563cm" svg:height="5.101cm">
          <chartooo:coordinate-region svg:x="2.698cm" svg:y="2.477cm" svg:width="8.961cm" svg:height="4.255cm"/>
          <chart:axis chart:dimension="x" chart:name="primary-x" chart:style-name="ch6">
            <chart:title svg:x="6.176cm" svg:y="7.549cm" chart:style-name="ch7">
              <text:p>Mach</text:p>
            </chart:title>
          </chart:axis>
          <chart:axis chart:dimension="y" chart:name="primary-y" chart:style-name="ch6">
            <chart:title svg:x="0.451cm" svg:y="5.533cm" chart:style-name="ch8">
              <text:p>Newtons</text:p>
            </chart:title>
            <chart:grid chart:style-name="ch9" chart:class="major"/>
          </chart:axis>
          <chart:series chart:style-name="ch10" chart:values-cell-range-address="'DCS World SFM'.B73:'DCS World SFM'.B86" chart:label-cell-address="'DCS World SFM'.B72:'DCS World SFM'.B72" chart:class="chart:scatter">
            <chart:domain table:cell-range-address="'DCS World SFM'.A73:'DCS World SFM'.A86"/>
            <chart:data-point chart:repeated="14"/>
          </chart:series>
          <chart:series chart:style-name="ch11" chart:values-cell-range-address="'DCS World SFM'.C73:'DCS World SFM'.C86" chart:label-cell-address="'DCS World SFM'.C72:'DCS World SFM'.C72" chart:class="chart:scatter">
            <chart:data-point chart:repeated="14"/>
          </chart:series>
          <chart:series chart:style-name="ch12" chart:values-cell-range-address="'DCS World SFM'.D73:'DCS World SFM'.D86" chart:label-cell-address="'DCS World SFM'.D72:'DCS World SFM'.D72" chart:class="chart:scatter">
            <chart:data-point chart:repeated="14"/>
          </chart:series>
          <chart:series chart:style-name="ch13" chart:values-cell-range-address="'DCS World SFM'.E73:'DCS World SFM'.E86" chart:label-cell-address="'DCS World SFM'.E72:'DCS World SFM'.E72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max</text:p>
                <draw:g>
                  <svg:desc>'DCS World SFM'.B72:'DCS World SFM'.B72</svg:desc>
                </draw:g>
              </table:table-cell>
              <table:table-cell office:value-type="string">
                <text:p>Pfor</text:p>
                <draw:g>
                  <svg:desc>'DCS World SFM'.C72:'DCS World SFM'.C72</svg:desc>
                </draw:g>
              </table:table-cell>
              <table:table-cell office:value-type="string">
                <text:p>Tuned Dry</text:p>
                <draw:g>
                  <svg:desc>'DCS World SFM'.D72:'DCS World SFM'.D72</svg:desc>
                </draw:g>
              </table:table-cell>
              <table:table-cell office:value-type="string">
                <text:p>Tuned AB</text:p>
                <draw:g>
                  <svg:desc>'DCS World SFM'.E72:'DCS World SFM'.E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CS World SFM'.A73:'DCS World SFM'.A86</svg:desc>
                </draw:g>
              </table:table-cell>
              <table:table-cell office:value-type="float" office:value="48444.851">
                <text:p>48444.851</text:p>
                <draw:g>
                  <svg:desc>'DCS World SFM'.B73:'DCS World SFM'.B86</svg:desc>
                </draw:g>
              </table:table-cell>
              <table:table-cell office:value-type="float" office:value="69818.8904318182">
                <text:p>69818.8904318182</text:p>
                <draw:g>
                  <svg:desc>'DCS World SFM'.C73:'DCS World SFM'.C86</svg:desc>
                </draw:g>
              </table:table-cell>
              <table:table-cell office:value-type="float" office:value="48445">
                <text:p>48445</text:p>
                <draw:g>
                  <svg:desc>'DCS World SFM'.D73:'DCS World SFM'.D86</svg:desc>
                </draw:g>
              </table:table-cell>
              <table:table-cell office:value-type="float" office:value="68781">
                <text:p>68781</text:p>
                <draw:g>
                  <svg:desc>'DCS World SFM'.E73:'DCS World SFM'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44058.6039090909">
                <text:p>44058.6039090909</text:p>
              </table:table-cell>
              <table:table-cell office:value-type="float" office:value="66801.1167727273">
                <text:p>66801.1167727273</text:p>
              </table:table-cell>
              <table:table-cell office:value-type="float" office:value="44059">
                <text:p>44059</text:p>
              </table:table-cell>
              <table:table-cell office:value-type="float" office:value="67776">
                <text:p>67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1156.7270227273">
                <text:p>41156.7270227273</text:p>
              </table:table-cell>
              <table:table-cell office:value-type="float" office:value="67460.8368636364">
                <text:p>67460.8368636364</text:p>
              </table:table-cell>
              <table:table-cell office:value-type="float" office:value="41157">
                <text:p>41157</text:p>
              </table:table-cell>
              <table:table-cell office:value-type="float" office:value="69410">
                <text:p>69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9467.3086818182">
                <text:p>39467.3086818182</text:p>
              </table:table-cell>
              <table:table-cell office:value-type="float" office:value="71624.2055454545">
                <text:p>71624.2055454545</text:p>
              </table:table-cell>
              <table:table-cell office:value-type="float" office:value="42467">
                <text:p>42467</text:p>
              </table:table-cell>
              <table:table-cell office:value-type="float" office:value="74549">
                <text:p>74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39003.7215909091">
                <text:p>39003.7215909091</text:p>
              </table:table-cell>
              <table:table-cell office:value-type="float" office:value="75047.6179090909">
                <text:p>75047.6179090909</text:p>
              </table:table-cell>
              <table:table-cell office:value-type="float" office:value="41004">
                <text:p>41004</text:p>
              </table:table-cell>
              <table:table-cell office:value-type="float" office:value="78947">
                <text:p>78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8763.0129090909">
                <text:p>38763.0129090909</text:p>
              </table:table-cell>
              <table:table-cell office:value-type="float" office:value="79398.2044545454">
                <text:p>79398.2044545454</text:p>
              </table:table-cell>
              <table:table-cell office:value-type="float" office:value="41763">
                <text:p>41763</text:p>
              </table:table-cell>
              <table:table-cell office:value-type="float" office:value="84276">
                <text:p>84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38718.4372272727">
                <text:p>38718.4372272727</text:p>
              </table:table-cell>
              <table:table-cell office:value-type="float" office:value="84729.456">
                <text:p>84729.456</text:p>
              </table:table-cell>
              <table:table-cell office:value-type="float" office:value="42718">
                <text:p>42718</text:p>
              </table:table-cell>
              <table:table-cell office:value-type="float" office:value="85153">
                <text:p>85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8852.1642727273">
                <text:p>38852.1642727273</text:p>
              </table:table-cell>
              <table:table-cell office:value-type="float" office:value="91085.9482272727">
                <text:p>91085.9482272727</text:p>
              </table:table-cell>
              <table:table-cell office:value-type="float" office:value="41852">
                <text:p>41852</text:p>
              </table:table-cell>
              <table:table-cell office:value-type="float" office:value="87507">
                <text:p>87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38910.1126590909">
                <text:p>38910.1126590909</text:p>
              </table:table-cell>
              <table:table-cell office:value-type="float" office:value="98106.6181136363">
                <text:p>98106.6181136363</text:p>
              </table:table-cell>
              <table:table-cell office:value-type="float" office:value="38910">
                <text:p>38910</text:p>
              </table:table-cell>
              <table:table-cell office:value-type="float" office:value="87777">
                <text:p>8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38963.6034772727">
                <text:p>38963.6034772727</text:p>
              </table:table-cell>
              <table:table-cell office:value-type="float" office:value="105947.480545455">
                <text:p>105947.480545455</text:p>
              </table:table-cell>
              <table:table-cell office:value-type="float" office:value="38964">
                <text:p>38964</text:p>
              </table:table-cell>
              <table:table-cell office:value-type="float" office:value="92411">
                <text:p>92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39026.0094318182">
                <text:p>39026.0094318182</text:p>
              </table:table-cell>
              <table:table-cell office:value-type="float" office:value="114702.144454545">
                <text:p>114702.144454545</text:p>
              </table:table-cell>
              <table:table-cell office:value-type="float" office:value="39026">
                <text:p>39026</text:p>
              </table:table-cell>
              <table:table-cell office:value-type="float" office:value="97503">
                <text:p>97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39097.3305227273">
                <text:p>39097.3305227273</text:p>
              </table:table-cell>
              <table:table-cell office:value-type="float" office:value="135033.112931818">
                <text:p>135033.112931818</text:p>
              </table:table-cell>
              <table:table-cell office:value-type="float" office:value="39097">
                <text:p>39097</text:p>
              </table:table-cell>
              <table:table-cell office:value-type="float" office:value="109155">
                <text:p>109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38450.9831363636">
                <text:p>38450.9831363636</text:p>
              </table:table-cell>
              <table:table-cell office:value-type="float" office:value="171964.065318182">
                <text:p>171964.065318182</text:p>
              </table:table-cell>
              <table:table-cell office:value-type="float" office:value="38451">
                <text:p>38451</text:p>
              </table:table-cell>
              <table:table-cell office:value-type="float" office:value="109458">
                <text:p>1094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6850.7161590909">
                <text:p>36850.7161590909</text:p>
              </table:table-cell>
              <table:table-cell office:value-type="float" office:value="199378.109636364">
                <text:p>199378.109636364</text:p>
              </table:table-cell>
              <table:table-cell office:value-type="float" office:value="36851">
                <text:p>36851</text:p>
              </table:table-cell>
              <table:table-cell office:value-type="float" office:value="105541">
                <text:p>10554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dash" draw:stroke-dash="Fine_5f_20_5f_Dashed_5f_20_5f__5f_28_5f_var_5f_29_5f_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00dcff" draw:fill-color="#00dc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cc99" draw:fill-color="#ffcc99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596cm" svg:height="14.719cm" xlink:href=".." xlink:type="simple" chart:class="chart:scatter" chart:column-mapping="1 2 4 8 5 6 3 7" chart:style-name="ch1">
        <chart:title svg:x="11.005cm" svg:y="0.43cm" chart:style-name="ch2">
          <text:p>F-104T Flight Envelope</text:p>
        </chart:title>
        <chart:subtitle svg:x="11.429cm" svg:y="1.503cm" chart:style-name="ch3">
          <text:p>Sea Level Net Thrust</text:p>
        </chart:subtitle>
        <chart:legend chart:legend-position="end" svg:x="18.843cm" svg:y="5.317cm" style:legend-expansion="high" chart:style-name="ch4"/>
        <chart:plot-area chart:style-name="ch5" table:cell-range-address="'Flight Test Data'.A3:'Flight Test Data'.C153 'Flight Test Data'.B2:'Flight Test Data'.C2 'Flight Test Data'.E2:'Flight Test Data'.J153" chart:data-source-has-labels="row" svg:x="1.542cm" svg:y="2.774cm" svg:width="16.239cm" svg:height="10.67cm">
          <chartooo:coordinate-region svg:x="2.719cm" svg:y="2.973cm" svg:width="14.822cm" svg:height="9.824cm"/>
          <chart:axis chart:dimension="x" chart:name="primary-x" chart:style-name="ch6">
            <chart:title svg:x="9.22cm" svg:y="13.738cm" chart:style-name="ch7">
              <text:p>Mach</text:p>
            </chart:title>
          </chart:axis>
          <chart:axis chart:dimension="y" chart:name="primary-y" chart:style-name="ch6">
            <chart:title svg:x="0.451cm" svg:y="8.92cm" chart:style-name="ch8">
              <text:p>Altitude (ft)</text:p>
            </chart:title>
            <chart:grid chart:style-name="ch9" chart:class="major"/>
          </chart:axis>
          <chart:series chart:style-name="ch10" chart:values-cell-range-address="'Flight Test Data'.B3:'Flight Test Data'.B153" chart:label-cell-address="'Flight Test Data'.B2:'Flight Test Data'.B2" chart:class="chart:scatter">
            <chart:domain table:cell-range-address="'Flight Test Data'.A3:'Flight Test Data'.A153"/>
            <chart:data-point chart:repeated="151"/>
          </chart:series>
          <chart:series chart:style-name="ch11" chart:values-cell-range-address="'Flight Test Data'.C3:'Flight Test Data'.C153" chart:label-cell-address="'Flight Test Data'.C2:'Flight Test Data'.C2" chart:class="chart:scatter">
            <chart:data-point chart:repeated="151"/>
          </chart:series>
          <chart:series chart:style-name="ch12" chart:values-cell-range-address="'Flight Test Data'.F3:'Flight Test Data'.F153" chart:label-cell-address="'Flight Test Data'.F2:'Flight Test Data'.F2" chart:class="chart:scatter">
            <chart:data-point chart:repeated="151"/>
          </chart:series>
          <chart:series chart:style-name="ch13" chart:values-cell-range-address="'Flight Test Data'.J3:'Flight Test Data'.J153" chart:label-cell-address="'Flight Test Data'.J2:'Flight Test Data'.J2" chart:class="chart:scatter">
            <chart:data-point chart:repeated="151"/>
          </chart:series>
          <chart:series chart:style-name="ch14" chart:values-cell-range-address="'Flight Test Data'.G3:'Flight Test Data'.G153" chart:label-cell-address="'Flight Test Data'.G2:'Flight Test Data'.G2" chart:class="chart:scatter">
            <chart:data-point chart:repeated="151"/>
          </chart:series>
          <chart:series chart:style-name="ch15" chart:values-cell-range-address="'Flight Test Data'.H3:'Flight Test Data'.H153" chart:label-cell-address="'Flight Test Data'.H2:'Flight Test Data'.H2" chart:class="chart:scatter">
            <chart:data-point chart:repeated="151"/>
          </chart:series>
          <chart:series chart:style-name="ch16" chart:values-cell-range-address="'Flight Test Data'.E3:'Flight Test Data'.E153" chart:label-cell-address="'Flight Test Data'.E2:'Flight Test Data'.E2" chart:class="chart:scatter">
            <chart:data-point chart:repeated="151"/>
          </chart:series>
          <chart:series chart:style-name="ch17" chart:values-cell-range-address="'Flight Test Data'.I3:'Flight Test Data'.I153" chart:label-cell-address="'Flight Test Data'.I2:'Flight Test Data'.I2" chart:class="chart:scatter">
            <chart:data-point chart:repeated="15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04 Actual MIL Power</text:p>
                <draw:g>
                  <svg:desc>'Flight Test Data'.B2:'Flight Test Data'.B2</svg:desc>
                </draw:g>
              </table:table-cell>
              <table:table-cell office:value-type="string">
                <text:p>F-104 Actual Afterburner</text:p>
                <draw:g>
                  <svg:desc>'Flight Test Data'.C2:'Flight Test Data'.C2</svg:desc>
                </draw:g>
              </table:table-cell>
              <table:table-cell office:value-type="string">
                <text:p>F-104T MIL dpdh_m 2250 +2 to 4 kN</text:p>
                <draw:g>
                  <svg:desc>'Flight Test Data'.F2:'Flight Test Data'.F2</svg:desc>
                </draw:g>
              </table:table-cell>
              <table:table-cell office:value-type="string">
                <text:p>F-104T Afterburner @5000 + tuning</text:p>
                <draw:g>
                  <svg:desc>'Flight Test Data'.J2:'Flight Test Data'.J2</svg:desc>
                </draw:g>
              </table:table-cell>
              <table:table-cell office:value-type="string">
                <text:p>F-104T MIL dpdh_m 1750</text:p>
                <draw:g>
                  <svg:desc>'Flight Test Data'.G2:'Flight Test Data'.G2</svg:desc>
                </draw:g>
              </table:table-cell>
              <table:table-cell office:value-type="string">
                <text:p>F-104T MIL dpdh_m 1750 +3 kN</text:p>
                <draw:g>
                  <svg:desc>'Flight Test Data'.H2:'Flight Test Data'.H2</svg:desc>
                </draw:g>
              </table:table-cell>
              <table:table-cell office:value-type="string">
                <text:p>F-104T Afterburner @ 3000</text:p>
                <draw:g>
                  <svg:desc>'Flight Test Data'.E2:'Flight Test Data'.E2</svg:desc>
                </draw:g>
              </table:table-cell>
              <table:table-cell office:value-type="string">
                <text:p>F-104T Afterburner @3000 + tuning</text:p>
                <draw:g>
                  <svg:desc>'Flight Test Data'.I2:'Flight Test 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'Flight Test Data'.A3:'Flight Test Data'.A153</svg:desc>
                </draw:g>
              </table:table-cell>
              <table:table-cell office:value-type="float" office:value="20000">
                <text:p>20000</text:p>
                <draw:g>
                  <svg:desc>'Flight Test Data'.B3:'Flight Test Data'.B153</svg:desc>
                </draw:g>
              </table:table-cell>
              <table:table-cell office:value-type="float" office:value="NaN">
                <text:p>NaN</text:p>
                <draw:g>
                  <svg:desc>'Flight Test Data'.C3:'Flight Test Data'.C153</svg:desc>
                </draw:g>
              </table:table-cell>
              <table:table-cell office:value-type="float" office:value="NaN">
                <text:p>NaN</text:p>
                <draw:g>
                  <svg:desc>'Flight Test Data'.F3:'Flight Test Data'.F153</svg:desc>
                </draw:g>
              </table:table-cell>
              <table:table-cell office:value-type="float" office:value="NaN">
                <text:p>NaN</text:p>
                <draw:g>
                  <svg:desc>'Flight Test Data'.J3:'Flight Test Data'.J153</svg:desc>
                </draw:g>
              </table:table-cell>
              <table:table-cell office:value-type="float" office:value="NaN">
                <text:p>NaN</text:p>
                <draw:g>
                  <svg:desc>'Flight Test Data'.G3:'Flight Test Data'.G153</svg:desc>
                </draw:g>
              </table:table-cell>
              <table:table-cell office:value-type="float" office:value="NaN">
                <text:p>NaN</text:p>
                <draw:g>
                  <svg:desc>'Flight Test Data'.H3:'Flight Test Data'.H153</svg:desc>
                </draw:g>
              </table:table-cell>
              <table:table-cell office:value-type="float" office:value="NaN">
                <text:p>NaN</text:p>
                <draw:g>
                  <svg:desc>'Flight Test Data'.E3:'Flight Test Data'.E153</svg:desc>
                </draw:g>
              </table:table-cell>
              <table:table-cell office:value-type="float" office:value="NaN">
                <text:p>NaN</text:p>
                <draw:g>
                  <svg:desc>'Flight Test Data'.I3:'Flight Test Data'.I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38000">
                <text:p>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">
                <text:p>0.66</text:p>
              </table:table-cell>
              <table:table-cell office:value-type="float" office:value="42000">
                <text:p>42000</text:p>
              </table:table-cell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43000">
                <text:p>43000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45000">
                <text:p>45000</text:p>
              </table:table-cell>
              <table:table-cell office:value-type="float" office:value="52000">
                <text:p>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43000">
                <text:p>4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">
                <text:p>0.99</text:p>
              </table:table-cell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1000">
                <text:p>5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52000">
                <text:p>5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56000">
                <text:p>5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58000">
                <text:p>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5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84">
                <text:p>2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47">
                <text:p>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68">
                <text:p>3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53">
                <text:p>4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45">
                <text:p>4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2">
                <text:p>42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8">
                <text:p>0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83">
                <text:p>3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7">
                <text:p>0.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2">
                <text:p>36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3">
                <text:p>1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25">
                <text:p>3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6">
                <text:p>1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49">
                <text:p>2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4">
                <text:p>1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91">
                <text:p>39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4">
                <text:p>0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6">
                <text:p>4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1">
                <text:p>0.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0">
                <text:p>36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5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8">
                <text:p>3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49">
                <text:p>2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3">
                <text:p>0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8">
                <text:p>1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3">
                <text:p>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8">
                <text:p>0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8">
                <text:p>0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84">
                <text:p>4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8">
                <text:p>1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2">
                <text:p>4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32">
                <text:p>1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71">
                <text:p>42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6">
                <text:p>1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88">
                <text:p>39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4">
                <text:p>1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6">
                <text:p>36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67">
                <text:p>1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37">
                <text:p>3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55">
                <text:p>1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55">
                <text:p>29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8">
                <text:p>1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86">
                <text:p>2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3">
                <text:p>1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6">
                <text:p>19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">
                <text:p>0.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43">
                <text:p>1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83">
                <text:p>0.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0">
                <text:p>9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33">
                <text:p>53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15">
                <text:p>5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80">
                <text:p>58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16">
                <text:p>5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80">
                <text:p>58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23">
                <text:p>5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81">
                <text:p>5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62">
                <text:p>59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86">
                <text:p>60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">
                <text:p>509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69">
                <text:p>51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69">
                <text:p>525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46">
                <text:p>52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19">
                <text:p>543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38">
                <text:p>57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68">
                <text:p>57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25">
                <text:p>57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37">
                <text:p>61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48">
                <text:p>1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44">
                <text:p>1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06">
                <text:p>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23">
                <text:p>5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72">
                <text:p>5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6">
                <text:p>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02">
                <text:p>5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61">
                <text:p>5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93">
                <text:p>5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42">
                <text:p>5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81">
                <text:p>5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21">
                <text:p>1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44">
                <text:p>1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6cm" svg:height="9.794cm" xlink:href=".." xlink:type="simple" chart:class="chart:scatter" chart:style-name="ch1">
        <chart:title svg:x="8.064cm" svg:y="0.331cm" chart:style-name="ch2">
          <text:p>Wing Pitch Coefficient</text:p>
        </chart:title>
        <chart:subtitle svg:x="9.294cm" svg:y="1.305cm" chart:style-name="ch3">
          <text:p>C_m_alpha</text:p>
        </chart:subtitle>
        <chart:legend chart:legend-position="end" svg:x="17.807cm" svg:y="3.602cm" style:legend-expansion="high" chart:style-name="ch4"/>
        <chart:plot-area chart:style-name="ch5" table:cell-range-address="'Aerodynamic Coefficients'.A143:'Aerodynamic Coefficients'.F165 'Aerodynamic Coefficients'.B142:'Aerodynamic Coefficients'.F142" chart:data-source-has-labels="row" svg:x="1.424cm" svg:y="2.183cm" svg:width="15.97cm" svg:height="6.435cm">
          <chartooo:coordinate-region svg:x="2.257cm" svg:y="2.382cm" svg:width="14.897cm" svg:height="6.037cm"/>
          <chart:axis chart:dimension="x" chart:name="primary-x" chart:style-name="ch6">
            <chart:title svg:x="8.955cm" svg:y="8.813cm" chart:style-name="ch7">
              <text:p>Mach</text:p>
            </chart:title>
          </chart:axis>
          <chart:axis chart:dimension="y" chart:name="primary-y" chart:style-name="ch6">
            <chart:title svg:x="0.451cm" svg:y="6.304cm" chart:style-name="ch8">
              <text:p>C_m_alpha</text:p>
            </chart:title>
            <chart:grid chart:style-name="ch9" chart:class="major"/>
          </chart:axis>
          <chart:series chart:style-name="ch10" chart:values-cell-range-address="'Aerodynamic Coefficients'.B143:'Aerodynamic Coefficients'.B165" chart:label-cell-address="'Aerodynamic Coefficients'.B142:'Aerodynamic Coefficients'.B142" chart:class="chart:scatter">
            <chart:domain table:cell-range-address="'Aerodynamic Coefficients'.A143:'Aerodynamic Coefficients'.A165"/>
            <chart:data-point chart:repeated="23"/>
          </chart:series>
          <chart:series chart:style-name="ch11" chart:values-cell-range-address="'Aerodynamic Coefficients'.C143:'Aerodynamic Coefficients'.C165" chart:label-cell-address="'Aerodynamic Coefficients'.C142:'Aerodynamic Coefficients'.C142" chart:class="chart:scatter">
            <chart:data-point chart:repeated="23"/>
          </chart:series>
          <chart:series chart:style-name="ch12" chart:values-cell-range-address="'Aerodynamic Coefficients'.D143:'Aerodynamic Coefficients'.D165" chart:label-cell-address="'Aerodynamic Coefficients'.D142:'Aerodynamic Coefficients'.D142" chart:class="chart:scatter">
            <chart:data-point chart:repeated="23"/>
          </chart:series>
          <chart:series chart:style-name="ch13" chart:values-cell-range-address="'Aerodynamic Coefficients'.E143:'Aerodynamic Coefficients'.E165" chart:label-cell-address="'Aerodynamic Coefficients'.E142:'Aerodynamic Coefficients'.E142" chart:class="chart:scatter">
            <chart:data-point chart:repeated="23"/>
          </chart:series>
          <chart:series chart:style-name="ch14" chart:values-cell-range-address="'Aerodynamic Coefficients'.F143:'Aerodynamic Coefficients'.F165" chart:label-cell-address="'Aerodynamic Coefficients'.F142:'Aerodynamic Coefficients'.F142" chart:class="chart:scatter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a Level</text:p>
                <draw:g>
                  <svg:desc>'Aerodynamic Coefficients'.B142:'Aerodynamic Coefficients'.B142</svg:desc>
                </draw:g>
              </table:table-cell>
              <table:table-cell office:value-type="string">
                <text:p>15,000 ft</text:p>
                <draw:g>
                  <svg:desc>'Aerodynamic Coefficients'.C142:'Aerodynamic Coefficients'.C142</svg:desc>
                </draw:g>
              </table:table-cell>
              <table:table-cell office:value-type="string">
                <text:p>35,000 ft</text:p>
                <draw:g>
                  <svg:desc>'Aerodynamic Coefficients'.D142:'Aerodynamic Coefficients'.D142</svg:desc>
                </draw:g>
              </table:table-cell>
              <table:table-cell office:value-type="string">
                <text:p>45,000 ft</text:p>
                <draw:g>
                  <svg:desc>'Aerodynamic Coefficients'.E142:'Aerodynamic Coefficients'.E142</svg:desc>
                </draw:g>
              </table:table-cell>
              <table:table-cell office:value-type="string">
                <text:p>55,000 ft</text:p>
                <draw:g>
                  <svg:desc>'Aerodynamic Coefficients'.F142:'Aerodynamic Coefficients'.F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143:'Aerodynamic Coefficients'.A165</svg:desc>
                </draw:g>
              </table:table-cell>
              <table:table-cell office:value-type="float" office:value="NaN">
                <text:p>NaN</text:p>
                <draw:g>
                  <svg:desc>'Aerodynamic Coefficients'.B143:'Aerodynamic Coefficients'.B165</svg:desc>
                </draw:g>
              </table:table-cell>
              <table:table-cell office:value-type="float" office:value="NaN">
                <text:p>NaN</text:p>
                <draw:g>
                  <svg:desc>'Aerodynamic Coefficients'.C143:'Aerodynamic Coefficients'.C165</svg:desc>
                </draw:g>
              </table:table-cell>
              <table:table-cell office:value-type="float" office:value="NaN">
                <text:p>NaN</text:p>
                <draw:g>
                  <svg:desc>'Aerodynamic Coefficients'.D143:'Aerodynamic Coefficients'.D165</svg:desc>
                </draw:g>
              </table:table-cell>
              <table:table-cell office:value-type="float" office:value="NaN">
                <text:p>NaN</text:p>
                <draw:g>
                  <svg:desc>'Aerodynamic Coefficients'.E143:'Aerodynamic Coefficients'.E165</svg:desc>
                </draw:g>
              </table:table-cell>
              <table:table-cell office:value-type="float" office:value="NaN">
                <text:p>NaN</text:p>
                <draw:g>
                  <svg:desc>'Aerodynamic Coefficients'.F143:'Aerodynamic Coefficients'.F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.1">
                <text:p>-1.1</text:p>
              </table:table-cell>
              <table:table-cell office:value-type="float" office:value="-1.2">
                <text:p>-1.2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  <table:table-cell office:value-type="float" office:value="-1.1">
                <text:p>-1.1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8">
                <text:p>-0.8</text:p>
              </table:table-cell>
              <table:table-cell office:value-type="float" office:value="-1">
                <text:p>-1</text:p>
              </table:table-cell>
              <table:table-cell office:value-type="float" office:value="-1.25">
                <text:p>-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6">
                <text:p>-0.6</text:p>
              </table:table-cell>
              <table:table-cell office:value-type="float" office:value="-0.8">
                <text:p>-0.8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.35">
                <text:p>-1.35</text:p>
              </table:table-cell>
              <table:table-cell office:value-type="float" office:value="-1.45">
                <text:p>-1.45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1.7">
                <text:p>-1.7</text:p>
              </table:table-cell>
              <table:table-cell office:value-type="float" office:value="-1.8">
                <text:p>-1.8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2">
                <text:p>-2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1.9">
                <text:p>-1.9</text:p>
              </table:table-cell>
              <table:table-cell office:value-type="float" office:value="-2.1">
                <text:p>-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1.8">
                <text:p>-1.8</text:p>
              </table:table-cell>
              <table:table-cell office:value-type="float" office:value="-1.95">
                <text:p>-1.9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">
                <text:p>-1.65</text:p>
              </table:table-cell>
              <table:table-cell office:value-type="float" office:value="-1.8">
                <text:p>-1.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6">
                <text:p>-1.6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4">
                <text:p>-1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2">
                <text:p>-1.2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">
                <text:p>-0.85</text:p>
              </table:table-cell>
              <table:table-cell office:value-type="float" office:value="-0.95">
                <text:p>-0.9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-0.75">
                <text:p>-0.7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23cm" xlink:href=".." xlink:type="simple" chart:class="chart:scatter" chart:style-name="ch1">
        <chart:title svg:x="6.291cm" svg:y="0.316cm" chart:style-name="ch2">
          <text:p>Lift to Drag Ratio</text:p>
        </chart:title>
        <chart:legend chart:legend-position="end" svg:x="13.177cm" svg:y="3.216cm" style:legend-expansion="high" chart:style-name="ch3"/>
        <chart:plot-area chart:style-name="ch4" table:cell-range-address="'Aerodynamic Coefficients'.R62:'Aerodynamic Coefficients'.W84 'Aerodynamic Coefficients'.S61:'Aerodynamic Coefficients'.W61" chart:data-source-has-labels="row" svg:x="1.331cm" svg:y="1.635cm" svg:width="11.206cm" svg:height="6.227cm">
          <chartooo:coordinate-region svg:x="2.138cm" svg:y="1.835cm" svg:width="10.159cm" svg:height="5.38cm"/>
          <chart:axis chart:dimension="x" chart:name="primary-x" chart:style-name="ch5">
            <chart:title svg:x="6.493cm" svg:y="8.042cm" chart:style-name="ch6">
              <text:p>Mach</text:p>
            </chart:title>
          </chart:axis>
          <chart:axis chart:dimension="y" chart:name="primary-y" chart:style-name="ch5">
            <chart:title svg:x="0.451cm" svg:y="6.446cm" chart:style-name="ch7">
              <text:p>Aerodynamic efficiency</text:p>
            </chart:title>
            <chart:grid chart:style-name="ch8" chart:class="major"/>
          </chart:axis>
          <chart:series chart:style-name="ch9" chart:values-cell-range-address="'Aerodynamic Coefficients'.S62:'Aerodynamic Coefficients'.S84" chart:label-cell-address="'Aerodynamic Coefficients'.S61:'Aerodynamic Coefficients'.S61" chart:class="chart:scatter">
            <chart:domain table:cell-range-address="'Aerodynamic Coefficients'.R62:'Aerodynamic Coefficients'.R84"/>
            <chart:data-point chart:repeated="23"/>
          </chart:series>
          <chart:series chart:style-name="ch10" chart:values-cell-range-address="'Aerodynamic Coefficients'.T62:'Aerodynamic Coefficients'.T84" chart:label-cell-address="'Aerodynamic Coefficients'.T61:'Aerodynamic Coefficients'.T61" chart:class="chart:scatter">
            <chart:data-point chart:repeated="23"/>
          </chart:series>
          <chart:series chart:style-name="ch11" chart:values-cell-range-address="'Aerodynamic Coefficients'.U62:'Aerodynamic Coefficients'.U84" chart:label-cell-address="'Aerodynamic Coefficients'.U61:'Aerodynamic Coefficients'.U61" chart:class="chart:scatter">
            <chart:data-point chart:repeated="23"/>
          </chart:series>
          <chart:series chart:style-name="ch12" chart:values-cell-range-address="'Aerodynamic Coefficients'.V62:'Aerodynamic Coefficients'.V84" chart:label-cell-address="'Aerodynamic Coefficients'.V61:'Aerodynamic Coefficients'.V61" chart:class="chart:scatter">
            <chart:data-point chart:repeated="23"/>
          </chart:series>
          <chart:series chart:style-name="ch13" chart:values-cell-range-address="'Aerodynamic Coefficients'.W62:'Aerodynamic Coefficients'.W84" chart:label-cell-address="'Aerodynamic Coefficients'.W61:'Aerodynamic Coefficients'.W61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Sea Level</text:p>
                <draw:g>
                  <svg:desc>'Aerodynamic Coefficients'.S61:'Aerodynamic Coefficients'.S61</svg:desc>
                </draw:g>
              </table:table-cell>
              <table:table-cell office:value-type="string">
                <text:p>15,000 ft</text:p>
                <draw:g>
                  <svg:desc>'Aerodynamic Coefficients'.T61:'Aerodynamic Coefficients'.T61</svg:desc>
                </draw:g>
              </table:table-cell>
              <table:table-cell office:value-type="string">
                <text:p>35,000 ft</text:p>
                <draw:g>
                  <svg:desc>'Aerodynamic Coefficients'.U61:'Aerodynamic Coefficients'.U61</svg:desc>
                </draw:g>
              </table:table-cell>
              <table:table-cell office:value-type="string">
                <text:p>45,000 ft</text:p>
                <draw:g>
                  <svg:desc>'Aerodynamic Coefficients'.V61:'Aerodynamic Coefficients'.V61</svg:desc>
                </draw:g>
              </table:table-cell>
              <table:table-cell office:value-type="string">
                <text:p>55,000 ft</text:p>
                <draw:g>
                  <svg:desc>'Aerodynamic Coefficients'.W61:'Aerodynamic Coefficients'.W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R62:'Aerodynamic Coefficients'.R84</svg:desc>
                </draw:g>
              </table:table-cell>
              <table:table-cell office:value-type="float" office:value="NaN">
                <text:p>NaN</text:p>
                <draw:g>
                  <svg:desc>'Aerodynamic Coefficients'.S62:'Aerodynamic Coefficients'.S84</svg:desc>
                </draw:g>
              </table:table-cell>
              <table:table-cell office:value-type="float" office:value="NaN">
                <text:p>NaN</text:p>
                <draw:g>
                  <svg:desc>'Aerodynamic Coefficients'.T62:'Aerodynamic Coefficients'.T84</svg:desc>
                </draw:g>
              </table:table-cell>
              <table:table-cell office:value-type="float" office:value="NaN">
                <text:p>NaN</text:p>
                <draw:g>
                  <svg:desc>'Aerodynamic Coefficients'.U62:'Aerodynamic Coefficients'.U84</svg:desc>
                </draw:g>
              </table:table-cell>
              <table:table-cell office:value-type="float" office:value="NaN">
                <text:p>NaN</text:p>
                <draw:g>
                  <svg:desc>'Aerodynamic Coefficients'.V62:'Aerodynamic Coefficients'.V84</svg:desc>
                </draw:g>
              </table:table-cell>
              <table:table-cell office:value-type="float" office:value="NaN">
                <text:p>NaN</text:p>
                <draw:g>
                  <svg:desc>'Aerodynamic Coefficients'.W62:'Aerodynamic Coefficients'.W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7.5">
                <text:p>97.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85.714285714286">
                <text:p>185.714285714286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21.052631578947">
                <text:p>221.052631578947</text:p>
              </table:table-cell>
              <table:table-cell office:value-type="float" office:value="155.555555555556">
                <text:p>155.555555555556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210">
                <text:p>210</text:p>
              </table:table-cell>
              <table:table-cell office:value-type="float" office:value="47.5">
                <text:p>4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102">
                <text:p>10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61.25">
                <text:p>61.25</text:p>
              </table:table-cell>
              <table:table-cell office:value-type="float" office:value="40.8333333333333">
                <text:p>40.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95.3125">
                <text:p>95.3125</text:p>
              </table:table-cell>
              <table:table-cell office:value-type="float" office:value="95.3125">
                <text:p>95.3125</text:p>
              </table:table-cell>
              <table:table-cell office:value-type="float" office:value="70.3846153846154">
                <text:p>70.3846153846154</text:p>
              </table:table-cell>
              <table:table-cell office:value-type="float" office:value="61">
                <text:p>61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60.7142857142857">
                <text:p>60.7142857142857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3636363636364">
                <text:p>71.3636363636364</text:p>
              </table:table-cell>
              <table:table-cell office:value-type="float" office:value="60.3846153846154">
                <text:p>60.3846153846154</text:p>
              </table:table-cell>
              <table:table-cell office:value-type="float" office:value="49.0625">
                <text:p>49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5.4545454545455">
                <text:p>65.4545454545455</text:p>
              </table:table-cell>
              <table:table-cell office:value-type="float" office:value="51.4285714285714">
                <text:p>51.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7777777777778">
                <text:p>72.7777777777778</text:p>
              </table:table-cell>
              <table:table-cell office:value-type="float" office:value="64.2156862745098">
                <text:p>64.2156862745098</text:p>
              </table:table-cell>
              <table:table-cell office:value-type="float" office:value="50.3846153846154">
                <text:p>50.3846153846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75">
                <text:p>73.75</text:p>
              </table:table-cell>
              <table:table-cell office:value-type="float" office:value="59">
                <text:p>59</text:p>
              </table:table-cell>
              <table:table-cell office:value-type="float" office:value="49.1666666666667">
                <text:p>49.1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47.7272727272727">
                <text:p>47.7272727272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41.5789473684211">
                <text:p>41.578947368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5000000000001">
                <text:p>82.5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tru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Lift to Drag Ratio</text:p>
        </chart:title>
        <chart:legend chart:legend-position="end" svg:x="13.148cm" svg:y="4.201cm" style:legend-expansion="high" chart:style-name="ch3"/>
        <chart:plot-area chart:style-name="ch4" table:cell-range-address="'DCS World SFM'.W32:'DCS World SFM'.W55 'DCS World SFM'.Z31:'DCS World SFM'.Z55" chart:data-source-has-labels="row" svg:x="1.331cm" svg:y="1.275cm" svg:width="11.497cm" svg:height="6.564cm">
          <chartooo:coordinate-region svg:x="2.138cm" svg:y="1.474cm" svg:width="10.45cm" svg:height="5.718cm"/>
          <chart:axis chart:dimension="x" chart:name="primary-x" chart:style-name="ch5">
            <chart:title svg:x="6.625cm" svg:y="8.019cm" chart:style-name="ch6">
              <text:p>Mach</text:p>
            </chart:title>
          </chart:axis>
          <chart:axis chart:dimension="y" chart:name="primary-y" chart:style-name="ch5">
            <chart:title svg:x="0.451cm" svg:y="6.281cm" chart:style-name="ch7">
              <text:p>Aerodynamic efficiency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DCS World SFM'.Z32:'DCS World SFM'.Z55" chart:label-cell-address="'DCS World SFM'.Z31:'DCS World SFM'.Z31" chart:class="chart:scatter">
            <chart:domain table:cell-range-address="'DCS World SFM'.W32:'DCS World SFM'.W55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W</text:p>
              </table:table-cell>
              <table:table-cell office:value-type="string">
                <text:p>Lift / Drag</text:p>
                <draw:g>
                  <svg:desc>'DCS World SFM'.Z31:'DCS World SFM'.Z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CS World SFM'.W32:'DCS World SFM'.W55</svg:desc>
                </draw:g>
              </table:table-cell>
              <table:table-cell office:value-type="float" office:value="33.2928667656757">
                <text:p>33.2928667656757</text:p>
                <draw:g>
                  <svg:desc>'DCS World SFM'.Z32:'DCS World SFM'.Z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8.9179118872812">
                <text:p>98.9179118872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61.751552136043">
                <text:p>161.751552136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20.217579938622">
                <text:p>220.217579938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8.530813152994">
                <text:p>228.530813152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42.097077606348">
                <text:p>242.097077606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33.093549592719">
                <text:p>233.093549592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50.934737734069">
                <text:p>250.934737734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54.422533701248">
                <text:p>254.42253370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29.589630733158">
                <text:p>229.589630733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8.74926993306">
                <text:p>108.74926993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">
                <text:p>1.05</text:p>
              </table:table-cell>
              <table:table-cell office:value-type="float" office:value="103.755234700756">
                <text:p>103.755234700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98.9983097561375">
                <text:p>98.998309756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90.7852933310895">
                <text:p>90.7852933310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81.2703041373662">
                <text:p>81.2703041373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72.4228222823586">
                <text:p>72.422822282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0.45475432584">
                <text:p>70.45475432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">
                <text:p>1.6</text:p>
              </table:table-cell>
              <table:table-cell office:value-type="float" office:value="71.1993327927728">
                <text:p>71.1993327927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72.1295706275031">
                <text:p>72.1295706275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">
                <text:p>1.8</text:p>
              </table:table-cell>
              <table:table-cell office:value-type="float" office:value="73.3247991653895">
                <text:p>73.3247991653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74.9170536325399">
                <text:p>74.9170536325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77.1435575550096">
                <text:p>77.1435575550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0.4775243938858">
                <text:p>80.4775243938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86.0187517642792">
                <text:p>86.018751764279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151cm" xlink:href=".." xlink:type="simple" chart:class="chart:scatter" chart:style-name="ch1">
        <chart:title svg:x="4.186cm" svg:y="0.299cm" chart:style-name="ch2">
          <text:p>Net MIL Thrust Engine Simulation Data</text:p>
        </chart:title>
        <chart:subtitle svg:x="6.157cm" svg:y="1.241cm" chart:style-name="ch3">
          <text:p>by Altitude and Mach</text:p>
        </chart:subtitle>
        <chart:legend chart:legend-position="end" svg:x="13.149cm" svg:y="2.531cm" style:legend-expansion="high" chart:style-name="ch4"/>
        <chart:plot-area chart:style-name="ch5" table:cell-range-address="'Engine Simulation Data'.A35:'Engine Simulation Data'.G48 'Engine Simulation Data'.B34:'Engine Simulation Data'.G34" chart:data-source-has-labels="row" svg:x="1.33cm" svg:y="2.25cm" svg:width="11.181cm" svg:height="4.757cm">
          <chartooo:coordinate-region svg:x="2.507cm" svg:y="2.449cm" svg:width="9.764cm" svg:height="3.911cm"/>
          <chart:axis chart:dimension="x" chart:name="primary-x" chart:style-name="ch6">
            <chart:title svg:x="6.479cm" svg:y="7.17cm" chart:style-name="ch7">
              <text:p>Mach</text:p>
            </chart:title>
          </chart:axis>
          <chart:axis chart:dimension="y" chart:name="primary-y" chart:style-name="ch6">
            <chart:title svg:x="0.451cm" svg:y="5.254cm" chart:style-name="ch8">
              <text:p>Pounds</text:p>
            </chart:title>
            <chart:grid chart:style-name="ch9" chart:class="major"/>
          </chart:axis>
          <chart:series chart:style-name="ch10" chart:values-cell-range-address="'Engine Simulation Data'.B35:'Engine Simulation Data'.B48" chart:label-cell-address="'Engine Simulation Data'.B34:'Engine Simulation Data'.B34" chart:class="chart:scatter">
            <chart:domain table:cell-range-address="'Engine Simulation Data'.A35:'Engine Simulation Data'.A48"/>
            <chart:data-point chart:repeated="14"/>
          </chart:series>
          <chart:series chart:style-name="ch11" chart:values-cell-range-address="'Engine Simulation Data'.C35:'Engine Simulation Data'.C48" chart:label-cell-address="'Engine Simulation Data'.C34:'Engine Simulation Data'.C34" chart:class="chart:scatter">
            <chart:data-point chart:repeated="14"/>
          </chart:series>
          <chart:series chart:style-name="ch12" chart:values-cell-range-address="'Engine Simulation Data'.D35:'Engine Simulation Data'.D48" chart:label-cell-address="'Engine Simulation Data'.D34:'Engine Simulation Data'.D34" chart:class="chart:scatter">
            <chart:data-point chart:repeated="14"/>
          </chart:series>
          <chart:series chart:style-name="ch13" chart:values-cell-range-address="'Engine Simulation Data'.E35:'Engine Simulation Data'.E48" chart:label-cell-address="'Engine Simulation Data'.E34:'Engine Simulation Data'.E34" chart:class="chart:scatter">
            <chart:data-point chart:repeated="14"/>
          </chart:series>
          <chart:series chart:style-name="ch14" chart:values-cell-range-address="'Engine Simulation Data'.F35:'Engine Simulation Data'.F48" chart:label-cell-address="'Engine Simulation Data'.F34:'Engine Simulation Data'.F34" chart:class="chart:scatter">
            <chart:data-point chart:repeated="14"/>
          </chart:series>
          <chart:series chart:style-name="ch15" chart:values-cell-range-address="'Engine Simulation Data'.G35:'Engine Simulation Data'.G48" chart:label-cell-address="'Engine Simulation Data'.G34:'Engine Simulation Data'.G34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Engine Simulation Data'.B34:'Engine Simulation Data'.B34</svg:desc>
                </draw:g>
              </table:table-cell>
              <table:table-cell office:value-type="string">
                <text:p>10000 Ft.</text:p>
                <draw:g>
                  <svg:desc>'Engine Simulation Data'.C34:'Engine Simulation Data'.C34</svg:desc>
                </draw:g>
              </table:table-cell>
              <table:table-cell office:value-type="string">
                <text:p>20000 Ft.</text:p>
                <draw:g>
                  <svg:desc>'Engine Simulation Data'.D34:'Engine Simulation Data'.D34</svg:desc>
                </draw:g>
              </table:table-cell>
              <table:table-cell office:value-type="string">
                <text:p>30000 Ft.</text:p>
                <draw:g>
                  <svg:desc>'Engine Simulation Data'.E34:'Engine Simulation Data'.E34</svg:desc>
                </draw:g>
              </table:table-cell>
              <table:table-cell office:value-type="string">
                <text:p>40000 Ft.</text:p>
                <draw:g>
                  <svg:desc>'Engine Simulation Data'.F34:'Engine Simulation Data'.F34</svg:desc>
                </draw:g>
              </table:table-cell>
              <table:table-cell office:value-type="string">
                <text:p>50000 Ft.</text:p>
                <draw:g>
                  <svg:desc>'Engine Simulation Data'.G34:'Engine Simulation Data'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gine Simulation Data'.A35:'Engine Simulation Data'.A48</svg:desc>
                </draw:g>
              </table:table-cell>
              <table:table-cell office:value-type="float" office:value="10868">
                <text:p>10868</text:p>
                <draw:g>
                  <svg:desc>'Engine Simulation Data'.B35:'Engine Simulation Data'.B48</svg:desc>
                </draw:g>
              </table:table-cell>
              <table:table-cell office:value-type="float" office:value="9152">
                <text:p>9152</text:p>
                <draw:g>
                  <svg:desc>'Engine Simulation Data'.C35:'Engine Simulation Data'.C48</svg:desc>
                </draw:g>
              </table:table-cell>
              <table:table-cell office:value-type="float" office:value="7576">
                <text:p>7576</text:p>
                <draw:g>
                  <svg:desc>'Engine Simulation Data'.D35:'Engine Simulation Data'.D48</svg:desc>
                </draw:g>
              </table:table-cell>
              <table:table-cell office:value-type="float" office:value="6156">
                <text:p>6156</text:p>
                <draw:g>
                  <svg:desc>'Engine Simulation Data'.E35:'Engine Simulation Data'.E48</svg:desc>
                </draw:g>
              </table:table-cell>
              <table:table-cell office:value-type="float" office:value="4429">
                <text:p>4429</text:p>
                <draw:g>
                  <svg:desc>'Engine Simulation Data'.F35:'Engine Simulation Data'.F48</svg:desc>
                </draw:g>
              </table:table-cell>
              <table:table-cell office:value-type="float" office:value="2739">
                <text:p>2739</text:p>
                <draw:g>
                  <svg:desc>'Engine Simulation Data'.G35:'Engine Simulation Data'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9884">
                <text:p>9884</text:p>
              </table:table-cell>
              <table:table-cell office:value-type="float" office:value="8404">
                <text:p>8404</text:p>
              </table:table-cell>
              <table:table-cell office:value-type="float" office:value="7017">
                <text:p>7017</text:p>
              </table:table-cell>
              <table:table-cell office:value-type="float" office:value="5746">
                <text:p>5746</text:p>
              </table:table-cell>
              <table:table-cell office:value-type="float" office:value="4152">
                <text:p>4152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9233">
                <text:p>9233</text:p>
              </table:table-cell>
              <table:table-cell office:value-type="float" office:value="7916">
                <text:p>7916</text:p>
              </table:table-cell>
              <table:table-cell office:value-type="float" office:value="6658">
                <text:p>6658</text:p>
              </table:table-cell>
              <table:table-cell office:value-type="float" office:value="5487">
                <text:p>5487</text:p>
              </table:table-cell>
              <table:table-cell office:value-type="float" office:value="3980">
                <text:p>398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854">
                <text:p>8854</text:p>
              </table:table-cell>
              <table:table-cell office:value-type="float" office:value="7645">
                <text:p>7645</text:p>
              </table:table-cell>
              <table:table-cell office:value-type="float" office:value="6468">
                <text:p>6468</text:p>
              </table:table-cell>
              <table:table-cell office:value-type="float" office:value="5359">
                <text:p>5359</text:p>
              </table:table-cell>
              <table:table-cell office:value-type="float" office:value="3897">
                <text:p>3897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8750">
                <text:p>8750</text:p>
              </table:table-cell>
              <table:table-cell office:value-type="float" office:value="7578">
                <text:p>7578</text:p>
              </table:table-cell>
              <table:table-cell office:value-type="float" office:value="6429">
                <text:p>6429</text:p>
              </table:table-cell>
              <table:table-cell office:value-type="float" office:value="5338">
                <text:p>5338</text:p>
              </table:table-cell>
              <table:table-cell office:value-type="float" office:value="3887">
                <text:p>388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8696">
                <text:p>8696</text:p>
              </table:table-cell>
              <table:table-cell office:value-type="float" office:value="7553">
                <text:p>7553</text:p>
              </table:table-cell>
              <table:table-cell office:value-type="float" office:value="6422">
                <text:p>6422</text:p>
              </table:table-cell>
              <table:table-cell office:value-type="float" office:value="5343">
                <text:p>5343</text:p>
              </table:table-cell>
              <table:table-cell office:value-type="float" office:value="3894">
                <text:p>3894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8686">
                <text:p>8686</text:p>
              </table:table-cell>
              <table:table-cell office:value-type="float" office:value="7565">
                <text:p>7565</text:p>
              </table:table-cell>
              <table:table-cell office:value-type="float" office:value="6447">
                <text:p>6447</text:p>
              </table:table-cell>
              <table:table-cell office:value-type="float" office:value="5373">
                <text:p>5373</text:p>
              </table:table-cell>
              <table:table-cell office:value-type="float" office:value="3920">
                <text:p>392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716">
                <text:p>8716</text:p>
              </table:table-cell>
              <table:table-cell office:value-type="float" office:value="7611">
                <text:p>7611</text:p>
              </table:table-cell>
              <table:table-cell office:value-type="float" office:value="6500">
                <text:p>6500</text:p>
              </table:table-cell>
              <table:table-cell office:value-type="float" office:value="5426">
                <text:p>5426</text:p>
              </table:table-cell>
              <table:table-cell office:value-type="float" office:value="3962">
                <text:p>396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8729">
                <text:p>8729</text:p>
              </table:table-cell>
              <table:table-cell office:value-type="float" office:value="7647">
                <text:p>7647</text:p>
              </table:table-cell>
              <table:table-cell office:value-type="float" office:value="6547">
                <text:p>6547</text:p>
              </table:table-cell>
              <table:table-cell office:value-type="float" office:value="5475">
                <text:p>5475</text:p>
              </table:table-cell>
              <table:table-cell office:value-type="float" office:value="4001">
                <text:p>4001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741">
                <text:p>8741</text:p>
              </table:table-cell>
              <table:table-cell office:value-type="float" office:value="7686">
                <text:p>7686</text:p>
              </table:table-cell>
              <table:table-cell office:value-type="float" office:value="6598">
                <text:p>6598</text:p>
              </table:table-cell>
              <table:table-cell office:value-type="float" office:value="5530">
                <text:p>5530</text:p>
              </table:table-cell>
              <table:table-cell office:value-type="float" office:value="4045">
                <text:p>4045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8755">
                <text:p>8755</text:p>
              </table:table-cell>
              <table:table-cell office:value-type="float" office:value="7731">
                <text:p>7731</text:p>
              </table:table-cell>
              <table:table-cell office:value-type="float" office:value="6658">
                <text:p>6658</text:p>
              </table:table-cell>
              <table:table-cell office:value-type="float" office:value="5592">
                <text:p>5592</text:p>
              </table:table-cell>
              <table:table-cell office:value-type="float" office:value="4095">
                <text:p>4095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8771">
                <text:p>8771</text:p>
              </table:table-cell>
              <table:table-cell office:value-type="float" office:value="7828">
                <text:p>7828</text:p>
              </table:table-cell>
              <table:table-cell office:value-type="float" office:value="6795">
                <text:p>6795</text:p>
              </table:table-cell>
              <table:table-cell office:value-type="float" office:value="5740">
                <text:p>5740</text:p>
              </table:table-cell>
              <table:table-cell office:value-type="float" office:value="4214">
                <text:p>4214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8626">
                <text:p>8626</text:p>
              </table:table-cell>
              <table:table-cell office:value-type="float" office:value="7903">
                <text:p>7903</text:p>
              </table:table-cell>
              <table:table-cell office:value-type="float" office:value="6989">
                <text:p>6989</text:p>
              </table:table-cell>
              <table:table-cell office:value-type="float" office:value="5982">
                <text:p>5982</text:p>
              </table:table-cell>
              <table:table-cell office:value-type="float" office:value="4418">
                <text:p>4418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8267">
                <text:p>8267</text:p>
              </table:table-cell>
              <table:table-cell office:value-type="float" office:value="7806">
                <text:p>7806</text:p>
              </table:table-cell>
              <table:table-cell office:value-type="float" office:value="7046">
                <text:p>7046</text:p>
              </table:table-cell>
              <table:table-cell office:value-type="float" office:value="6117">
                <text:p>6117</text:p>
              </table:table-cell>
              <table:table-cell office:value-type="float" office:value="4547">
                <text:p>4547</text:p>
              </table:table-cell>
              <table:table-cell office:value-type="float" office:value="2812">
                <text:p>281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4cm" svg:height="9.01cm" xlink:href=".." xlink:type="simple" chart:class="chart:scatter" chart:style-name="ch1">
        <chart:title svg:x="3.935cm" svg:y="0.316cm" chart:style-name="ch2">
          <text:p>Gross MIL Thrust Engine Simulation Data</text:p>
        </chart:title>
        <chart:subtitle svg:x="6.157cm" svg:y="1.275cm" chart:style-name="ch3">
          <text:p>by Altitude and Mach</text:p>
        </chart:subtitle>
        <chart:legend chart:legend-position="end" svg:x="13.148cm" svg:y="2.961cm" style:legend-expansion="high" chart:style-name="ch4"/>
        <chart:plot-area chart:style-name="ch5" table:cell-range-address="'Engine Simulation Data'.A53:'Engine Simulation Data'.G66 'Engine Simulation Data'.B52:'Engine Simulation Data'.G52" chart:data-source-has-labels="row" svg:x="1.33cm" svg:y="2.318cm" svg:width="11.18cm" svg:height="5.531cm">
          <chartooo:coordinate-region svg:x="2.507cm" svg:y="2.517cm" svg:width="9.763cm" svg:height="4.685cm"/>
          <chart:axis chart:dimension="x" chart:name="primary-x" chart:style-name="ch6">
            <chart:title svg:x="6.479cm" svg:y="8.029cm" chart:style-name="ch7">
              <text:p>Mach</text:p>
            </chart:title>
          </chart:axis>
          <chart:axis chart:dimension="y" chart:name="primary-y" chart:style-name="ch6">
            <chart:title svg:x="0.451cm" svg:y="5.788cm" chart:style-name="ch8">
              <text:p>Newtons</text:p>
            </chart:title>
            <chart:grid chart:style-name="ch9" chart:class="major"/>
          </chart:axis>
          <chart:series chart:style-name="ch10" chart:values-cell-range-address="'Engine Simulation Data'.B53:'Engine Simulation Data'.B66" chart:label-cell-address="'Engine Simulation Data'.B52:'Engine Simulation Data'.B52" chart:class="chart:scatter">
            <chart:domain table:cell-range-address="'Engine Simulation Data'.A53:'Engine Simulation Data'.A66"/>
            <chart:data-point chart:repeated="14"/>
          </chart:series>
          <chart:series chart:style-name="ch11" chart:values-cell-range-address="'Engine Simulation Data'.C53:'Engine Simulation Data'.C66" chart:label-cell-address="'Engine Simulation Data'.C52:'Engine Simulation Data'.C52" chart:class="chart:scatter">
            <chart:data-point chart:repeated="14"/>
          </chart:series>
          <chart:series chart:style-name="ch12" chart:values-cell-range-address="'Engine Simulation Data'.D53:'Engine Simulation Data'.D66" chart:label-cell-address="'Engine Simulation Data'.D52:'Engine Simulation Data'.D52" chart:class="chart:scatter">
            <chart:data-point chart:repeated="14"/>
          </chart:series>
          <chart:series chart:style-name="ch13" chart:values-cell-range-address="'Engine Simulation Data'.E53:'Engine Simulation Data'.E66" chart:label-cell-address="'Engine Simulation Data'.E52:'Engine Simulation Data'.E52" chart:class="chart:scatter">
            <chart:data-point chart:repeated="14"/>
          </chart:series>
          <chart:series chart:style-name="ch14" chart:values-cell-range-address="'Engine Simulation Data'.F53:'Engine Simulation Data'.F66" chart:label-cell-address="'Engine Simulation Data'.F52:'Engine Simulation Data'.F52" chart:class="chart:scatter">
            <chart:data-point chart:repeated="14"/>
          </chart:series>
          <chart:series chart:style-name="ch15" chart:values-cell-range-address="'Engine Simulation Data'.G53:'Engine Simulation Data'.G66" chart:label-cell-address="'Engine Simulation Data'.G52:'Engine Simulation Data'.G52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Engine Simulation Data'.B52:'Engine Simulation Data'.B52</svg:desc>
                </draw:g>
              </table:table-cell>
              <table:table-cell office:value-type="string">
                <text:p>10000 Ft.</text:p>
                <draw:g>
                  <svg:desc>'Engine Simulation Data'.C52:'Engine Simulation Data'.C52</svg:desc>
                </draw:g>
              </table:table-cell>
              <table:table-cell office:value-type="string">
                <text:p>20000 Ft.</text:p>
                <draw:g>
                  <svg:desc>'Engine Simulation Data'.D52:'Engine Simulation Data'.D52</svg:desc>
                </draw:g>
              </table:table-cell>
              <table:table-cell office:value-type="string">
                <text:p>30000 Ft.</text:p>
                <draw:g>
                  <svg:desc>'Engine Simulation Data'.E52:'Engine Simulation Data'.E52</svg:desc>
                </draw:g>
              </table:table-cell>
              <table:table-cell office:value-type="string">
                <text:p>40000 Ft.</text:p>
                <draw:g>
                  <svg:desc>'Engine Simulation Data'.F52:'Engine Simulation Data'.F52</svg:desc>
                </draw:g>
              </table:table-cell>
              <table:table-cell office:value-type="string">
                <text:p>50000 Ft.</text:p>
                <draw:g>
                  <svg:desc>'Engine Simulation Data'.G52:'Engine Simulation Data'.G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gine Simulation Data'.A53:'Engine Simulation Data'.A66</svg:desc>
                </draw:g>
              </table:table-cell>
              <table:table-cell office:value-type="float" office:value="10868">
                <text:p>10868</text:p>
                <draw:g>
                  <svg:desc>'Engine Simulation Data'.B53:'Engine Simulation Data'.B66</svg:desc>
                </draw:g>
              </table:table-cell>
              <table:table-cell office:value-type="float" office:value="9152">
                <text:p>9152</text:p>
                <draw:g>
                  <svg:desc>'Engine Simulation Data'.C53:'Engine Simulation Data'.C66</svg:desc>
                </draw:g>
              </table:table-cell>
              <table:table-cell office:value-type="float" office:value="7576">
                <text:p>7576</text:p>
                <draw:g>
                  <svg:desc>'Engine Simulation Data'.D53:'Engine Simulation Data'.D66</svg:desc>
                </draw:g>
              </table:table-cell>
              <table:table-cell office:value-type="float" office:value="6156">
                <text:p>6156</text:p>
                <draw:g>
                  <svg:desc>'Engine Simulation Data'.E53:'Engine Simulation Data'.E66</svg:desc>
                </draw:g>
              </table:table-cell>
              <table:table-cell office:value-type="float" office:value="4429">
                <text:p>4429</text:p>
                <draw:g>
                  <svg:desc>'Engine Simulation Data'.F53:'Engine Simulation Data'.F66</svg:desc>
                </draw:g>
              </table:table-cell>
              <table:table-cell office:value-type="float" office:value="2739">
                <text:p>2739</text:p>
                <draw:g>
                  <svg:desc>'Engine Simulation Data'.G53:'Engine Simulation Data'.G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1074">
                <text:p>11074</text:p>
              </table:table-cell>
              <table:table-cell office:value-type="float" office:value="9312">
                <text:p>9312</text:p>
              </table:table-cell>
              <table:table-cell office:value-type="float" office:value="7697">
                <text:p>7697</text:p>
              </table:table-cell>
              <table:table-cell office:value-type="float" office:value="6247">
                <text:p>6247</text:p>
              </table:table-cell>
              <table:table-cell office:value-type="float" office:value="4491">
                <text:p>4491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1704">
                <text:p>11704</text:p>
              </table:table-cell>
              <table:table-cell office:value-type="float" office:value="9798">
                <text:p>9798</text:p>
              </table:table-cell>
              <table:table-cell office:value-type="float" office:value="8067">
                <text:p>8067</text:p>
              </table:table-cell>
              <table:table-cell office:value-type="float" office:value="6523">
                <text:p>6523</text:p>
              </table:table-cell>
              <table:table-cell office:value-type="float" office:value="4680">
                <text:p>4680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2795">
                <text:p>12795</text:p>
              </table:table-cell>
              <table:table-cell office:value-type="float" office:value="10640">
                <text:p>10640</text:p>
              </table:table-cell>
              <table:table-cell office:value-type="float" office:value="8707">
                <text:p>8707</text:p>
              </table:table-cell>
              <table:table-cell office:value-type="float" office:value="7000">
                <text:p>7000</text:p>
              </table:table-cell>
              <table:table-cell office:value-type="float" office:value="5006">
                <text:p>5006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3533">
                <text:p>13533</text:p>
              </table:table-cell>
              <table:table-cell office:value-type="float" office:value="11208">
                <text:p>11208</text:p>
              </table:table-cell>
              <table:table-cell office:value-type="float" office:value="9138">
                <text:p>9138</text:p>
              </table:table-cell>
              <table:table-cell office:value-type="float" office:value="7321">
                <text:p>7321</text:p>
              </table:table-cell>
              <table:table-cell office:value-type="float" office:value="5224">
                <text:p>522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4412">
                <text:p>14412</text:p>
              </table:table-cell>
              <table:table-cell office:value-type="float" office:value="11885">
                <text:p>11885</text:p>
              </table:table-cell>
              <table:table-cell office:value-type="float" office:value="9650">
                <text:p>9650</text:p>
              </table:table-cell>
              <table:table-cell office:value-type="float" office:value="7702">
                <text:p>7702</text:p>
              </table:table-cell>
              <table:table-cell office:value-type="float" office:value="5484">
                <text:p>548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5447">
                <text:p>15447</text:p>
              </table:table-cell>
              <table:table-cell office:value-type="float" office:value="12680">
                <text:p>12680</text:p>
              </table:table-cell>
              <table:table-cell office:value-type="float" office:value="10251">
                <text:p>10251</text:p>
              </table:table-cell>
              <table:table-cell office:value-type="float" office:value="8148">
                <text:p>8148</text:p>
              </table:table-cell>
              <table:table-cell office:value-type="float" office:value="5787">
                <text:p>578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651">
                <text:p>16651</text:p>
              </table:table-cell>
              <table:table-cell office:value-type="float" office:value="13604">
                <text:p>13604</text:p>
              </table:table-cell>
              <table:table-cell office:value-type="float" office:value="10949">
                <text:p>10949</text:p>
              </table:table-cell>
              <table:table-cell office:value-type="float" office:value="8665">
                <text:p>8665</text:p>
              </table:table-cell>
              <table:table-cell office:value-type="float" office:value="6138">
                <text:p>6138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17964">
                <text:p>17964</text:p>
              </table:table-cell>
              <table:table-cell office:value-type="float" office:value="14608">
                <text:p>14608</text:p>
              </table:table-cell>
              <table:table-cell office:value-type="float" office:value="11704">
                <text:p>11704</text:p>
              </table:table-cell>
              <table:table-cell office:value-type="float" office:value="9221">
                <text:p>9221</text:p>
              </table:table-cell>
              <table:table-cell office:value-type="float" office:value="6515">
                <text:p>6515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9427">
                <text:p>19427</text:p>
              </table:table-cell>
              <table:table-cell office:value-type="float" office:value="15723">
                <text:p>15723</text:p>
              </table:table-cell>
              <table:table-cell office:value-type="float" office:value="12539">
                <text:p>12539</text:p>
              </table:table-cell>
              <table:table-cell office:value-type="float" office:value="9835">
                <text:p>9835</text:p>
              </table:table-cell>
              <table:table-cell office:value-type="float" office:value="6930">
                <text:p>6930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21072">
                <text:p>21072</text:p>
              </table:table-cell>
              <table:table-cell office:value-type="float" office:value="16974">
                <text:p>16974</text:p>
              </table:table-cell>
              <table:table-cell office:value-type="float" office:value="13475">
                <text:p>13475</text:p>
              </table:table-cell>
              <table:table-cell office:value-type="float" office:value="10521">
                <text:p>10521</text:p>
              </table:table-cell>
              <table:table-cell office:value-type="float" office:value="7392">
                <text:p>7392</text:p>
              </table:table-cell>
              <table:table-cell office:value-type="float" office:value="4571">
                <text:p>4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25004">
                <text:p>25004</text:p>
              </table:table-cell>
              <table:table-cell office:value-type="float" office:value="19955">
                <text:p>19955</text:p>
              </table:table-cell>
              <table:table-cell office:value-type="float" office:value="15694">
                <text:p>15694</text:p>
              </table:table-cell>
              <table:table-cell office:value-type="float" office:value="12139">
                <text:p>12139</text:p>
              </table:table-cell>
              <table:table-cell office:value-type="float" office:value="8480">
                <text:p>8480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32877">
                <text:p>32877</text:p>
              </table:table-cell>
              <table:table-cell office:value-type="float" office:value="25888">
                <text:p>25888</text:p>
              </table:table-cell>
              <table:table-cell office:value-type="float" office:value="20084">
                <text:p>20084</text:p>
              </table:table-cell>
              <table:table-cell office:value-type="float" office:value="15319">
                <text:p>15319</text:p>
              </table:table-cell>
              <table:table-cell office:value-type="float" office:value="10607">
                <text:p>10607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9779">
                <text:p>39779</text:p>
              </table:table-cell>
              <table:table-cell office:value-type="float" office:value="31059">
                <text:p>31059</text:p>
              </table:table-cell>
              <table:table-cell office:value-type="float" office:value="23885">
                <text:p>23885</text:p>
              </table:table-cell>
              <table:table-cell office:value-type="float" office:value="18053">
                <text:p>18053</text:p>
              </table:table-cell>
              <table:table-cell office:value-type="float" office:value="12429">
                <text:p>12429</text:p>
              </table:table-cell>
              <table:table-cell office:value-type="float" office:value="7686">
                <text:p>768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96cm" xlink:href=".." xlink:type="simple" chart:class="chart:scatter" chart:style-name="ch1">
        <chart:title svg:x="4.887cm" svg:y="0.315cm" chart:style-name="ch2">
          <text:p>Horizontal Tail Pitch Coefficient</text:p>
        </chart:title>
        <chart:subtitle svg:x="6.977cm" svg:y="1.273cm" chart:style-name="ch3">
          <text:p>C_m_delta</text:p>
        </chart:subtitle>
        <chart:legend chart:legend-position="end" svg:x="13.149cm" svg:y="3.203cm" style:legend-expansion="high" chart:style-name="ch4"/>
        <chart:plot-area chart:style-name="ch5" table:cell-range-address="'Aerodynamic Coefficients'.A170:'Aerodynamic Coefficients'.F192 'Aerodynamic Coefficients'.B169:'Aerodynamic Coefficients'.F169" chart:data-source-has-labels="row" svg:x="1.33cm" svg:y="2.314cm" svg:width="11.181cm" svg:height="5.522cm">
          <chartooo:coordinate-region svg:x="2.163cm" svg:y="2.513cm" svg:width="10.108cm" svg:height="5.124cm"/>
          <chart:axis chart:dimension="x" chart:name="primary-x" chart:style-name="ch6">
            <chart:title svg:x="6.479cm" svg:y="8.015cm" chart:style-name="ch7">
              <text:p>Mach</text:p>
            </chart:title>
          </chart:axis>
          <chart:axis chart:dimension="y" chart:name="primary-y" chart:style-name="ch6">
            <chart:title svg:x="0.451cm" svg:y="5.939cm" chart:style-name="ch8">
              <text:p>C_m_delta</text:p>
            </chart:title>
            <chart:grid chart:style-name="ch9" chart:class="major"/>
          </chart:axis>
          <chart:series chart:style-name="ch10" chart:values-cell-range-address="'Aerodynamic Coefficients'.B170:'Aerodynamic Coefficients'.B192" chart:label-cell-address="'Aerodynamic Coefficients'.B169:'Aerodynamic Coefficients'.B169" chart:class="chart:scatter">
            <chart:domain table:cell-range-address="'Aerodynamic Coefficients'.A170:'Aerodynamic Coefficients'.A192"/>
            <chart:data-point chart:repeated="23"/>
          </chart:series>
          <chart:series chart:style-name="ch11" chart:values-cell-range-address="'Aerodynamic Coefficients'.C170:'Aerodynamic Coefficients'.C192" chart:label-cell-address="'Aerodynamic Coefficients'.C169:'Aerodynamic Coefficients'.C169" chart:class="chart:scatter">
            <chart:data-point chart:repeated="23"/>
          </chart:series>
          <chart:series chart:style-name="ch12" chart:values-cell-range-address="'Aerodynamic Coefficients'.D170:'Aerodynamic Coefficients'.D192" chart:label-cell-address="'Aerodynamic Coefficients'.D169:'Aerodynamic Coefficients'.D169" chart:class="chart:scatter">
            <chart:data-point chart:repeated="23"/>
          </chart:series>
          <chart:series chart:style-name="ch13" chart:values-cell-range-address="'Aerodynamic Coefficients'.E170:'Aerodynamic Coefficients'.E192" chart:label-cell-address="'Aerodynamic Coefficients'.E169:'Aerodynamic Coefficients'.E169" chart:class="chart:scatter">
            <chart:data-point chart:repeated="23"/>
          </chart:series>
          <chart:series chart:style-name="ch14" chart:values-cell-range-address="'Aerodynamic Coefficients'.F170:'Aerodynamic Coefficients'.F192" chart:label-cell-address="'Aerodynamic Coefficients'.F169:'Aerodynamic Coefficients'.F169" chart:class="chart:scatter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169:'Aerodynamic Coefficients'.B169</svg:desc>
                </draw:g>
              </table:table-cell>
              <table:table-cell office:value-type="string">
                <text:p>15,000 ft</text:p>
                <draw:g>
                  <svg:desc>'Aerodynamic Coefficients'.C169:'Aerodynamic Coefficients'.C169</svg:desc>
                </draw:g>
              </table:table-cell>
              <table:table-cell office:value-type="string">
                <text:p>35,000 ft</text:p>
                <draw:g>
                  <svg:desc>'Aerodynamic Coefficients'.D169:'Aerodynamic Coefficients'.D169</svg:desc>
                </draw:g>
              </table:table-cell>
              <table:table-cell office:value-type="string">
                <text:p>45,000 ft</text:p>
                <draw:g>
                  <svg:desc>'Aerodynamic Coefficients'.E169:'Aerodynamic Coefficients'.E169</svg:desc>
                </draw:g>
              </table:table-cell>
              <table:table-cell office:value-type="string">
                <text:p>55,000 ft</text:p>
                <draw:g>
                  <svg:desc>'Aerodynamic Coefficients'.F169:'Aerodynamic Coefficients'.F1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170:'Aerodynamic Coefficients'.A192</svg:desc>
                </draw:g>
              </table:table-cell>
              <table:table-cell office:value-type="float" office:value="NaN">
                <text:p>NaN</text:p>
                <draw:g>
                  <svg:desc>'Aerodynamic Coefficients'.B170:'Aerodynamic Coefficients'.B192</svg:desc>
                </draw:g>
              </table:table-cell>
              <table:table-cell office:value-type="float" office:value="NaN">
                <text:p>NaN</text:p>
                <draw:g>
                  <svg:desc>'Aerodynamic Coefficients'.C170:'Aerodynamic Coefficients'.C192</svg:desc>
                </draw:g>
              </table:table-cell>
              <table:table-cell office:value-type="float" office:value="NaN">
                <text:p>NaN</text:p>
                <draw:g>
                  <svg:desc>'Aerodynamic Coefficients'.D170:'Aerodynamic Coefficients'.D192</svg:desc>
                </draw:g>
              </table:table-cell>
              <table:table-cell office:value-type="float" office:value="NaN">
                <text:p>NaN</text:p>
                <draw:g>
                  <svg:desc>'Aerodynamic Coefficients'.E170:'Aerodynamic Coefficients'.E192</svg:desc>
                </draw:g>
              </table:table-cell>
              <table:table-cell office:value-type="float" office:value="NaN">
                <text:p>NaN</text:p>
                <draw:g>
                  <svg:desc>'Aerodynamic Coefficients'.F170:'Aerodynamic Coefficients'.F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.46">
                <text:p>-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.35">
                <text:p>-1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  <table:table-cell office:value-type="float" office:value="-1.45">
                <text:p>-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.25">
                <text:p>-1.25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-1.55">
                <text:p>-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-1.65">
                <text:p>-1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1.25">
                <text:p>-1.25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.3">
                <text:p>-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">
                <text:p>-0.9</text:p>
              </table:table-cell>
              <table:table-cell office:value-type="float" office:value="-1.1">
                <text:p>-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-0.9">
                <text:p>-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">
                <text:p>-0.55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39cm" svg:y="0.316cm" chart:style-name="ch2">
          <text:p>Pitch Effectiveness (C_m_alpha + C_m_delta)</text:p>
        </chart:title>
        <chart:subtitle svg:x="4.477cm" svg:y="1.275cm" chart:style-name="ch3">
          <text:p>Filtered by required minimum C_m_delta</text:p>
        </chart:subtitle>
        <chart:legend chart:legend-position="end" svg:x="13.121cm" svg:y="3.205cm" style:legend-expansion="high" chart:style-name="ch4"/>
        <chart:plot-area chart:style-name="ch5" table:cell-range-address="'Computed Data'.A121:'Computed Data'.F143 'Computed Data'.B120:'Computed Data'.F120" chart:data-source-has-labels="row" svg:x="1.331cm" svg:y="2.138cm" svg:width="11.47cm" svg:height="5.701cm">
          <chartooo:coordinate-region svg:x="2.164cm" svg:y="2.337cm" svg:width="10.397cm" svg:height="5.303cm"/>
          <chart:axis chart:dimension="x" chart:name="primary-x" chart:style-name="ch6">
            <chart:title svg:x="6.612cm" svg:y="8.019cm" chart:style-name="ch7">
              <text:p>Mach</text:p>
            </chart:title>
          </chart:axis>
          <chart:axis chart:dimension="y" chart:name="primary-y" chart:style-name="ch6">
            <chart:title svg:x="0.451cm" svg:y="5.998cm" chart:style-name="ch8">
              <text:p>Effectiveness</text:p>
            </chart:title>
            <chart:grid chart:style-name="ch9" chart:class="major"/>
          </chart:axis>
          <chart:series chart:style-name="ch10" chart:values-cell-range-address="'Computed Data'.B121:'Computed Data'.B143" chart:label-cell-address="'Computed Data'.B120:'Computed Data'.B120" chart:class="chart:scatter">
            <chart:domain table:cell-range-address="'Computed Data'.A121:'Computed Data'.A143"/>
            <chart:data-point chart:repeated="23"/>
          </chart:series>
          <chart:series chart:style-name="ch11" chart:values-cell-range-address="'Computed Data'.C121:'Computed Data'.C143" chart:label-cell-address="'Computed Data'.C120:'Computed Data'.C120" chart:class="chart:scatter">
            <chart:data-point chart:repeated="23"/>
          </chart:series>
          <chart:series chart:style-name="ch12" chart:values-cell-range-address="'Computed Data'.D121:'Computed Data'.D143" chart:label-cell-address="'Computed Data'.D120:'Computed Data'.D120" chart:class="chart:scatter">
            <chart:data-point chart:repeated="23"/>
          </chart:series>
          <chart:series chart:style-name="ch13" chart:values-cell-range-address="'Computed Data'.E121:'Computed Data'.E143" chart:label-cell-address="'Computed Data'.E120:'Computed Data'.E120" chart:class="chart:scatter">
            <chart:data-point chart:repeated="23"/>
          </chart:series>
          <chart:series chart:style-name="ch14" chart:values-cell-range-address="'Computed Data'.F121:'Computed Data'.F143" chart:label-cell-address="'Computed Data'.F120:'Computed Data'.F120" chart:class="chart:scatter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a Level</text:p>
                <draw:g>
                  <svg:desc>'Computed Data'.B120:'Computed Data'.B120</svg:desc>
                </draw:g>
              </table:table-cell>
              <table:table-cell office:value-type="string">
                <text:p>15,000 ft</text:p>
                <draw:g>
                  <svg:desc>'Computed Data'.C120:'Computed Data'.C120</svg:desc>
                </draw:g>
              </table:table-cell>
              <table:table-cell office:value-type="string">
                <text:p>35,000 ft</text:p>
                <draw:g>
                  <svg:desc>'Computed Data'.D120:'Computed Data'.D120</svg:desc>
                </draw:g>
              </table:table-cell>
              <table:table-cell office:value-type="string">
                <text:p>45,000 ft</text:p>
                <draw:g>
                  <svg:desc>'Computed Data'.E120:'Computed Data'.E120</svg:desc>
                </draw:g>
              </table:table-cell>
              <table:table-cell office:value-type="string">
                <text:p>55,000 ft</text:p>
                <draw:g>
                  <svg:desc>'Computed Data'.F120:'Computed Data'.F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d Data'.A121:'Computed Data'.A143</svg:desc>
                </draw:g>
              </table:table-cell>
              <table:table-cell office:value-type="float" office:value="NaN">
                <text:p>NaN</text:p>
                <draw:g>
                  <svg:desc>'Computed Data'.B121:'Computed Data'.B143</svg:desc>
                </draw:g>
              </table:table-cell>
              <table:table-cell office:value-type="float" office:value="NaN">
                <text:p>NaN</text:p>
                <draw:g>
                  <svg:desc>'Computed Data'.C121:'Computed Data'.C143</svg:desc>
                </draw:g>
              </table:table-cell>
              <table:table-cell office:value-type="float" office:value="NaN">
                <text:p>NaN</text:p>
                <draw:g>
                  <svg:desc>'Computed Data'.D121:'Computed Data'.D143</svg:desc>
                </draw:g>
              </table:table-cell>
              <table:table-cell office:value-type="float" office:value="NaN">
                <text:p>NaN</text:p>
                <draw:g>
                  <svg:desc>'Computed Data'.E121:'Computed Data'.E143</svg:desc>
                </draw:g>
              </table:table-cell>
              <table:table-cell office:value-type="float" office:value="NaN">
                <text:p>NaN</text:p>
                <draw:g>
                  <svg:desc>'Computed Data'.F121:'Computed Data'.F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.46">
                <text:p>-1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">
                <text:p>-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3cm" svg:height="8.985cm" xlink:href=".." xlink:type="simple" chart:class="chart:scatter" chart:style-name="ch1">
        <chart:title svg:x="3.473cm" svg:y="0.315cm" chart:style-name="ch2">
          <text:p>Pitch Rate Variations by Altitude and kjz Value</text:p>
        </chart:title>
        <chart:subtitle svg:x="7.15cm" svg:y="1.273cm" chart:style-name="ch3">
          <text:p>Mach 0.9</text:p>
        </chart:subtitle>
        <chart:legend chart:legend-position="end" svg:x="13.521cm" svg:y="2.699cm" style:legend-expansion="high" chart:style-name="ch4"/>
        <chart:plot-area chart:style-name="ch5" table:cell-range-address="Constants.A119:Constants.H121 Constants.B117:Constants.H118" chart:data-source-has-labels="row" svg:x="1.331cm" svg:y="2.314cm" svg:width="11.55cm" svg:height="5.511cm">
          <chartooo:coordinate-region svg:x="2.243cm" svg:y="2.514cm" svg:width="10.173cm" svg:height="4.664cm"/>
          <chart:axis chart:dimension="x" chart:name="primary-x" chart:style-name="ch6">
            <chart:title svg:x="6.295cm" svg:y="8.004cm" chart:style-name="ch7">
              <text:p>Altitude (ft)</text:p>
            </chart:title>
          </chart:axis>
          <chart:axis chart:dimension="y" chart:name="primary-y" chart:style-name="ch6">
            <chart:title svg:x="0.451cm" svg:y="5.761cm" chart:style-name="ch8">
              <text:p>rads/sec</text:p>
            </chart:title>
            <chart:grid chart:style-name="ch9" chart:class="major"/>
          </chart:axis>
          <chart:series chart:style-name="ch10" chart:values-cell-range-address="Constants.B119:Constants.B121" chart:label-cell-address="Constants.B117:Constants.B118" chart:class="chart:scatter">
            <chart:domain table:cell-range-address="Constants.A119:Constants.A121"/>
            <chart:data-point chart:repeated="3"/>
          </chart:series>
          <chart:series chart:style-name="ch11" chart:values-cell-range-address="Constants.C119:Constants.C121" chart:label-cell-address="Constants.C117:Constants.C118" chart:class="chart:scatter">
            <chart:data-point chart:repeated="3"/>
          </chart:series>
          <chart:series chart:style-name="ch12" chart:values-cell-range-address="Constants.D119:Constants.D121" chart:label-cell-address="Constants.D117:Constants.D118" chart:class="chart:scatter">
            <chart:data-point chart:repeated="3"/>
          </chart:series>
          <chart:series chart:style-name="ch13" chart:values-cell-range-address="Constants.E119:Constants.E121" chart:label-cell-address="Constants.E117:Constants.E118" chart:class="chart:scatter">
            <chart:data-point chart:repeated="3"/>
          </chart:series>
          <chart:series chart:style-name="ch14" chart:values-cell-range-address="Constants.F119:Constants.F121" chart:label-cell-address="Constants.F117:Constants.F118" chart:class="chart:scatter">
            <chart:data-point chart:repeated="3"/>
          </chart:series>
          <chart:series chart:style-name="ch15" chart:values-cell-range-address="Constants.G119:Constants.G121" chart:label-cell-address="Constants.G117:Constants.G118" chart:class="chart:scatter">
            <chart:data-point chart:repeated="3"/>
          </chart:series>
          <chart:series chart:style-name="ch16" chart:values-cell-range-address="Constants.H119:Constants.H121" chart:label-cell-address="Constants.H117:Constants.H118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01</text:p>
                <text:list>
                  <text:list-item>
                    <text:p/>
                  </text:list-item>
                  <text:list-item>
                    <text:p>0.0001</text:p>
                  </text:list-item>
                </text:list>
                <draw:g>
                  <svg:desc>Constants.B117:Constants.B118</svg:desc>
                </draw:g>
              </table:table-cell>
              <table:table-cell office:value-type="string">
                <text:p>0.001</text:p>
                <text:list>
                  <text:list-item>
                    <text:p/>
                  </text:list-item>
                  <text:list-item>
                    <text:p>0.001</text:p>
                  </text:list-item>
                </text:list>
                <draw:g>
                  <svg:desc>Constants.C117:Constants.C118</svg:desc>
                </draw:g>
              </table:table-cell>
              <table:table-cell office:value-type="string">
                <text:p>0.01</text:p>
                <text:list>
                  <text:list-item>
                    <text:p/>
                  </text:list-item>
                  <text:list-item>
                    <text:p>0.01</text:p>
                  </text:list-item>
                </text:list>
                <draw:g>
                  <svg:desc>Constants.D117:Constants.D118</svg:desc>
                </draw:g>
              </table:table-cell>
              <table:table-cell office:value-type="string">
                <text:p>0.1</text:p>
                <text:list>
                  <text:list-item>
                    <text:p/>
                  </text:list-item>
                  <text:list-item>
                    <text:p>0.1</text:p>
                  </text:list-item>
                </text:list>
                <draw:g>
                  <svg:desc>Constants.E117:Constants.E118</svg:desc>
                </draw:g>
              </table:table-cell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>1</text:p>
                  </text:list-item>
                </text:list>
                <draw:g>
                  <svg:desc>Constants.F117:Constants.F118</svg:desc>
                </draw:g>
              </table:table-cell>
              <table:table-cell office:value-type="string">
                <text:p>10</text:p>
                <text:list>
                  <text:list-item>
                    <text:p/>
                  </text:list-item>
                  <text:list-item>
                    <text:p>10</text:p>
                  </text:list-item>
                </text:list>
                <draw:g>
                  <svg:desc>Constants.G117:Constants.G118</svg:desc>
                </draw:g>
              </table:table-cell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>100</text:p>
                  </text:list-item>
                </text:list>
                <draw:g>
                  <svg:desc>Constants.H117:Constants.H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Constants.A119:Constants.A121</svg:desc>
                </draw:g>
              </table:table-cell>
              <table:table-cell office:value-type="float" office:value="0.04">
                <text:p>0.04</text:p>
                <draw:g>
                  <svg:desc>Constants.B119:Constants.B121</svg:desc>
                </draw:g>
              </table:table-cell>
              <table:table-cell office:value-type="float" office:value="0.05">
                <text:p>0.05</text:p>
                <draw:g>
                  <svg:desc>Constants.C119:Constants.C121</svg:desc>
                </draw:g>
              </table:table-cell>
              <table:table-cell office:value-type="float" office:value="0.05">
                <text:p>0.05</text:p>
                <draw:g>
                  <svg:desc>Constants.D119:Constants.D121</svg:desc>
                </draw:g>
              </table:table-cell>
              <table:table-cell office:value-type="float" office:value="0.05">
                <text:p>0.05</text:p>
                <draw:g>
                  <svg:desc>Constants.E119:Constants.E121</svg:desc>
                </draw:g>
              </table:table-cell>
              <table:table-cell office:value-type="float" office:value="0.05">
                <text:p>0.05</text:p>
                <draw:g>
                  <svg:desc>Constants.F119:Constants.F121</svg:desc>
                </draw:g>
              </table:table-cell>
              <table:table-cell office:value-type="float" office:value="0.05">
                <text:p>0.05</text:p>
                <draw:g>
                  <svg:desc>Constants.G119:Constants.G121</svg:desc>
                </draw:g>
              </table:table-cell>
              <table:table-cell office:value-type="float" office:value="NaN">
                <text:p>NaN</text:p>
                <draw:g>
                  <svg:desc>Constants.H119:Constants.H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86cm" xlink:href=".." xlink:type="simple" chart:class="chart:scatter" chart:style-name="ch1">
        <chart:title svg:x="4.649cm" svg:y="0.315cm" chart:style-name="ch2">
          <text:p>Thrust Specific Fuel Consumption</text:p>
        </chart:title>
        <chart:subtitle svg:x="6.356cm" svg:y="1.273cm" chart:style-name="ch3">
          <text:p>Dry Thrust Setting</text:p>
        </chart:subtitle>
        <chart:legend chart:legend-position="end" svg:x="13.043cm" svg:y="3.198cm" style:legend-expansion="high" chart:style-name="ch4"/>
        <chart:plot-area chart:style-name="ch5" table:cell-range-address="'Engine Simulation Data'.A74:'Engine Simulation Data'.F90 'Engine Simulation Data'.B72:'Engine Simulation Data'.F73" chart:data-source-has-labels="row" svg:x="1.33cm" svg:y="2.314cm" svg:width="11.075cm" svg:height="5.512cm">
          <chartooo:coordinate-region svg:x="2.057cm" svg:y="2.514cm" svg:width="10.108cm" svg:height="4.665cm"/>
          <chart:axis chart:dimension="x" chart:name="primary-x" chart:style-name="ch6">
            <chart:title svg:x="6.426cm" svg:y="8.005cm" chart:style-name="ch7">
              <text:p>Mach</text:p>
            </chart:title>
          </chart:axis>
          <chart:axis chart:dimension="y" chart:name="primary-y" chart:style-name="ch6">
            <chart:title svg:x="0.451cm" svg:y="5.802cm" chart:style-name="ch8">
              <text:p>lb / (h-lbf)</text:p>
            </chart:title>
            <chart:grid chart:style-name="ch9" chart:class="major"/>
          </chart:axis>
          <chart:series chart:style-name="ch10" chart:values-cell-range-address="'Engine Simulation Data'.B74:'Engine Simulation Data'.B90" chart:label-cell-address="'Engine Simulation Data'.B72:'Engine Simulation Data'.B73" chart:class="chart:scatter">
            <chart:domain table:cell-range-address="'Engine Simulation Data'.A74:'Engine Simulation Data'.A90"/>
            <chart:data-point chart:repeated="17"/>
          </chart:series>
          <chart:series chart:style-name="ch11" chart:values-cell-range-address="'Engine Simulation Data'.C74:'Engine Simulation Data'.C90" chart:label-cell-address="'Engine Simulation Data'.C72:'Engine Simulation Data'.C73" chart:class="chart:scatter">
            <chart:data-point chart:repeated="17"/>
          </chart:series>
          <chart:series chart:style-name="ch12" chart:values-cell-range-address="'Engine Simulation Data'.D74:'Engine Simulation Data'.D90" chart:label-cell-address="'Engine Simulation Data'.D72:'Engine Simulation Data'.D73" chart:class="chart:scatter">
            <chart:data-point chart:repeated="17"/>
          </chart:series>
          <chart:series chart:style-name="ch13" chart:values-cell-range-address="'Engine Simulation Data'.E74:'Engine Simulation Data'.E90" chart:label-cell-address="'Engine Simulation Data'.E72:'Engine Simulation Data'.E73" chart:class="chart:scatter">
            <chart:data-point chart:repeated="17"/>
          </chart:series>
          <chart:series chart:style-name="ch14" chart:values-cell-range-address="'Engine Simulation Data'.F74:'Engine Simulation Data'.F90" chart:label-cell-address="'Engine Simulation Data'.F72:'Engine Simulation Data'.F73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text:list>
                  <text:list-item>
                    <text:p/>
                  </text:list-item>
                  <text:list-item>
                    <text:p>Sea Level</text:p>
                  </text:list-item>
                </text:list>
                <draw:g>
                  <svg:desc>'Engine Simulation Data'.B72:'Engine Simulation Data'.B73</svg:desc>
                </draw:g>
              </table:table-cell>
              <table:table-cell office:value-type="string">
                <text:p>10000 Ft.</text:p>
                <text:list>
                  <text:list-item>
                    <text:p/>
                  </text:list-item>
                  <text:list-item>
                    <text:p>10000 Ft.</text:p>
                  </text:list-item>
                </text:list>
                <draw:g>
                  <svg:desc>'Engine Simulation Data'.C72:'Engine Simulation Data'.C7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ngine Simulation Data'.D72:'Engine Simulation Data'.D7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ngine Simulation Data'.E72:'Engine Simulation Data'.E7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ngine Simulation Data'.F72:'Engine Simulation Data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gine Simulation Data'.A74:'Engine Simulation Data'.A90</svg:desc>
                </draw:g>
              </table:table-cell>
              <table:table-cell office:value-type="float" office:value="0.857">
                <text:p>0.857</text:p>
                <draw:g>
                  <svg:desc>'Engine Simulation Data'.B74:'Engine Simulation Data'.B90</svg:desc>
                </draw:g>
              </table:table-cell>
              <table:table-cell office:value-type="float" office:value="0.857">
                <text:p>0.857</text:p>
                <draw:g>
                  <svg:desc>'Engine Simulation Data'.C74:'Engine Simulation Data'.C90</svg:desc>
                </draw:g>
              </table:table-cell>
              <table:table-cell office:value-type="float" office:value="NaN">
                <text:p>NaN</text:p>
                <draw:g>
                  <svg:desc>'Engine Simulation Data'.D74:'Engine Simulation Data'.D90</svg:desc>
                </draw:g>
              </table:table-cell>
              <table:table-cell office:value-type="float" office:value="NaN">
                <text:p>NaN</text:p>
                <draw:g>
                  <svg:desc>'Engine Simulation Data'.E74:'Engine Simulation Data'.E90</svg:desc>
                </draw:g>
              </table:table-cell>
              <table:table-cell office:value-type="float" office:value="NaN">
                <text:p>NaN</text:p>
                <draw:g>
                  <svg:desc>'Engine Simulation Data'.F74:'Engine Simulation Data'.F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31">
                <text:p>0.931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996">
                <text:p>0.996</text:p>
              </table:table-cell>
              <table:table-cell office:value-type="float" office:value="1.039">
                <text:p>1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  <table:table-cell office:value-type="float" office:value="1.131">
                <text:p>1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.059">
                <text:p>1.059</text:p>
              </table:table-cell>
              <table:table-cell office:value-type="float" office:value="1.176">
                <text:p>1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.065">
                <text:p>1.065</text:p>
              </table:table-cell>
              <table:table-cell office:value-type="float" office:value="1.151">
                <text:p>1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.069">
                <text:p>1.069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069">
                <text:p>1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1.073">
                <text:p>1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101">
                <text:p>1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title svg:x="4.253cm" svg:y="0.316cm" chart:style-name="ch2">
          <text:p>Pitch Rate Variations by Mach and kjz</text:p>
        </chart:title>
        <chart:legend chart:legend-position="end" svg:x="13.627cm" svg:y="3.958cm" style:legend-expansion="high" chart:style-name="ch3"/>
        <chart:plot-area chart:style-name="ch4" table:cell-range-address="Constants.A142:Constants.C145 Constants.B141:Constants.C141" chart:data-source-has-labels="row" svg:x="1.331cm" svg:y="1.635cm" svg:width="11.656cm" svg:height="6.216cm">
          <chartooo:coordinate-region svg:x="2.243cm" svg:y="1.835cm" svg:width="10.505cm" svg:height="5.369cm"/>
          <chart:axis chart:dimension="x" chart:name="primary-x" chart:style-name="ch5">
            <chart:title svg:x="6.718cm" svg:y="8.031cm" chart:style-name="ch6">
              <text:p>Mach</text:p>
            </chart:title>
          </chart:axis>
          <chart:axis chart:dimension="y" chart:name="primary-y" chart:style-name="ch5">
            <chart:title svg:x="0.451cm" svg:y="5.435cm" chart:style-name="ch7">
              <text:p>rads/sec</text:p>
            </chart:title>
            <chart:grid chart:style-name="ch8" chart:class="major"/>
          </chart:axis>
          <chart:series chart:style-name="ch9" chart:values-cell-range-address="Constants.B142:Constants.B145" chart:label-cell-address="Constants.B141:Constants.B141" chart:class="chart:scatter">
            <chart:domain table:cell-range-address="Constants.A142:Constants.A145"/>
            <chart:data-point chart:repeated="4"/>
          </chart:series>
          <chart:series chart:style-name="ch10" chart:values-cell-range-address="Constants.C142:Constants.C145" chart:label-cell-address="Constants.C141:Constants.C14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01</text:p>
                <draw:g>
                  <svg:desc>Constants.B141:Constants.B141</svg:desc>
                </draw:g>
              </table:table-cell>
              <table:table-cell office:value-type="string">
                <text:p>10</text:p>
                <draw:g>
                  <svg:desc>Constants.C141:Constants.C1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Constants.A142:Constants.A145</svg:desc>
                </draw:g>
              </table:table-cell>
              <table:table-cell office:value-type="float" office:value="0.17">
                <text:p>0.17</text:p>
                <draw:g>
                  <svg:desc>Constants.B142:Constants.B145</svg:desc>
                </draw:g>
              </table:table-cell>
              <table:table-cell office:value-type="float" office:value="0.17">
                <text:p>0.17</text:p>
                <draw:g>
                  <svg:desc>Constants.C142:Constants.C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Directional Stability Coefficient</text:p>
        </chart:title>
        <chart:legend chart:legend-position="end" svg:x="13.121cm" svg:y="3.205cm" style:legend-expansion="high" chart:style-name="ch3"/>
        <chart:plot-area chart:style-name="ch4" table:cell-range-address="'Aerodynamic Coefficients'.A197:'Aerodynamic Coefficients'.F219 'Aerodynamic Coefficients'.B196:'Aerodynamic Coefficients'.F196" chart:data-source-has-labels="row" svg:x="1.331cm" svg:y="1.275cm" svg:width="11.47cm" svg:height="6.564cm">
          <chartooo:coordinate-region svg:x="2.058cm" svg:y="1.475cm" svg:width="10.503cm" svg:height="5.717cm"/>
          <chart:axis chart:dimension="x" chart:name="primary-x" chart:style-name="ch5">
            <chart:title svg:x="6.612cm" svg:y="8.019cm" chart:style-name="ch6">
              <text:p>Mach</text:p>
            </chart:title>
          </chart:axis>
          <chart:axis chart:dimension="y" chart:name="primary-y" chart:style-name="ch5">
            <chart:title svg:x="0.451cm" svg:y="5.329cm" chart:style-name="ch7">
              <text:p>C_n_beta</text:p>
            </chart:title>
            <chart:grid chart:style-name="ch8" chart:class="major"/>
          </chart:axis>
          <chart:series chart:style-name="ch9" chart:values-cell-range-address="'Aerodynamic Coefficients'.B197:'Aerodynamic Coefficients'.B219" chart:label-cell-address="'Aerodynamic Coefficients'.B196:'Aerodynamic Coefficients'.B196" chart:class="chart:scatter">
            <chart:domain table:cell-range-address="'Aerodynamic Coefficients'.A197:'Aerodynamic Coefficients'.A219"/>
            <chart:data-point chart:repeated="23"/>
          </chart:series>
          <chart:series chart:style-name="ch10" chart:values-cell-range-address="'Aerodynamic Coefficients'.C197:'Aerodynamic Coefficients'.C219" chart:label-cell-address="'Aerodynamic Coefficients'.C196:'Aerodynamic Coefficients'.C196" chart:class="chart:scatter">
            <chart:data-point chart:repeated="23"/>
          </chart:series>
          <chart:series chart:style-name="ch11" chart:values-cell-range-address="'Aerodynamic Coefficients'.D197:'Aerodynamic Coefficients'.D219" chart:label-cell-address="'Aerodynamic Coefficients'.D196:'Aerodynamic Coefficients'.D196" chart:class="chart:scatter">
            <chart:data-point chart:repeated="23"/>
          </chart:series>
          <chart:series chart:style-name="ch12" chart:values-cell-range-address="'Aerodynamic Coefficients'.E197:'Aerodynamic Coefficients'.E219" chart:label-cell-address="'Aerodynamic Coefficients'.E196:'Aerodynamic Coefficients'.E196" chart:class="chart:scatter">
            <chart:data-point chart:repeated="23"/>
          </chart:series>
          <chart:series chart:style-name="ch13" chart:values-cell-range-address="'Aerodynamic Coefficients'.F197:'Aerodynamic Coefficients'.F219" chart:label-cell-address="'Aerodynamic Coefficients'.F196:'Aerodynamic Coefficients'.F196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ea Level</text:p>
                <draw:g>
                  <svg:desc>'Aerodynamic Coefficients'.B196:'Aerodynamic Coefficients'.B196</svg:desc>
                </draw:g>
              </table:table-cell>
              <table:table-cell office:value-type="string">
                <text:p>15,000 ft</text:p>
                <draw:g>
                  <svg:desc>'Aerodynamic Coefficients'.C196:'Aerodynamic Coefficients'.C196</svg:desc>
                </draw:g>
              </table:table-cell>
              <table:table-cell office:value-type="string">
                <text:p>35,000 ft</text:p>
                <draw:g>
                  <svg:desc>'Aerodynamic Coefficients'.D196:'Aerodynamic Coefficients'.D196</svg:desc>
                </draw:g>
              </table:table-cell>
              <table:table-cell office:value-type="string">
                <text:p>45,000 ft</text:p>
                <draw:g>
                  <svg:desc>'Aerodynamic Coefficients'.E196:'Aerodynamic Coefficients'.E196</svg:desc>
                </draw:g>
              </table:table-cell>
              <table:table-cell office:value-type="string">
                <text:p>55,000 ft</text:p>
                <draw:g>
                  <svg:desc>'Aerodynamic Coefficients'.F196:'Aerodynamic Coefficients'.F1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197:'Aerodynamic Coefficients'.A219</svg:desc>
                </draw:g>
              </table:table-cell>
              <table:table-cell office:value-type="float" office:value="NaN">
                <text:p>NaN</text:p>
                <draw:g>
                  <svg:desc>'Aerodynamic Coefficients'.B197:'Aerodynamic Coefficients'.B219</svg:desc>
                </draw:g>
              </table:table-cell>
              <table:table-cell office:value-type="float" office:value="NaN">
                <text:p>NaN</text:p>
                <draw:g>
                  <svg:desc>'Aerodynamic Coefficients'.C197:'Aerodynamic Coefficients'.C219</svg:desc>
                </draw:g>
              </table:table-cell>
              <table:table-cell office:value-type="float" office:value="NaN">
                <text:p>NaN</text:p>
                <draw:g>
                  <svg:desc>'Aerodynamic Coefficients'.D197:'Aerodynamic Coefficients'.D219</svg:desc>
                </draw:g>
              </table:table-cell>
              <table:table-cell office:value-type="float" office:value="NaN">
                <text:p>NaN</text:p>
                <draw:g>
                  <svg:desc>'Aerodynamic Coefficients'.E197:'Aerodynamic Coefficients'.E219</svg:desc>
                </draw:g>
              </table:table-cell>
              <table:table-cell office:value-type="float" office:value="NaN">
                <text:p>NaN</text:p>
                <draw:g>
                  <svg:desc>'Aerodynamic Coefficients'.F197:'Aerodynamic Coefficients'.F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3cm" svg:height="7.476cm" xlink:href=".." xlink:type="simple" chart:class="chart:scatter" chart:style-name="ch1">
        <chart:title svg:x="6.003cm" svg:y="0.285cm" chart:style-name="ch2">
          <text:p>Consolidated Thrust</text:p>
        </chart:title>
        <chart:subtitle svg:x="7.021cm" svg:y="1.213cm" chart:style-name="ch3">
          <text:p>MIL Power</text:p>
        </chart:subtitle>
        <chart:legend chart:legend-position="end" svg:x="13.131cm" svg:y="2.941cm" style:legend-expansion="high" chart:style-name="ch4"/>
        <chart:plot-area chart:style-name="ch5" table:cell-range-address="'Computed Data'.A237:'Computed Data'.D252 'Computed Data'.B236:'Computed Data'.D236" chart:data-source-has-labels="row" svg:x="1.33cm" svg:y="2.194cm" svg:width="11.163cm" svg:height="4.152cm">
          <chartooo:coordinate-region svg:x="2.507cm" svg:y="2.393cm" svg:width="9.746cm" svg:height="3.306cm"/>
          <chart:axis chart:dimension="x" chart:name="primary-x" chart:style-name="ch6">
            <chart:title svg:x="6.47cm" svg:y="6.495cm" chart:style-name="ch7">
              <text:p>Mach</text:p>
            </chart:title>
          </chart:axis>
          <chart:axis chart:dimension="y" chart:name="primary-y" chart:style-name="ch6">
            <chart:title svg:x="0.451cm" svg:y="4.896cm" chart:style-name="ch8">
              <text:p>Pounds</text:p>
            </chart:title>
            <chart:grid chart:style-name="ch9" chart:class="major"/>
          </chart:axis>
          <chart:series chart:style-name="ch10" chart:values-cell-range-address="'Computed Data'.B237:'Computed Data'.B252" chart:label-cell-address="'Computed Data'.B236:'Computed Data'.B236" chart:class="chart:scatter">
            <chart:domain table:cell-range-address="'Computed Data'.A237:'Computed Data'.A252"/>
            <chart:data-point chart:repeated="16"/>
          </chart:series>
          <chart:series chart:style-name="ch11" chart:values-cell-range-address="'Computed Data'.C237:'Computed Data'.C252" chart:label-cell-address="'Computed Data'.C236:'Computed Data'.C236" chart:class="chart:scatter">
            <chart:data-point chart:repeated="16"/>
          </chart:series>
          <chart:series chart:style-name="ch12" chart:values-cell-range-address="'Computed Data'.D237:'Computed Data'.D252" chart:label-cell-address="'Computed Data'.D236:'Computed Data'.D236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Computed Data'.B236:'Computed Data'.B236</svg:desc>
                </draw:g>
              </table:table-cell>
              <table:table-cell office:value-type="string">
                <text:p/>
                <draw:g>
                  <svg:desc>'Computed Data'.C236:'Computed Data'.C236</svg:desc>
                </draw:g>
              </table:table-cell>
              <table:table-cell office:value-type="string">
                <text:p/>
                <draw:g>
                  <svg:desc>'Computed Data'.D236:'Computed Data'.D2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uted Data'.A237:'Computed Data'.A252</svg:desc>
                </draw:g>
              </table:table-cell>
              <table:table-cell office:value-type="float" office:value="NaN">
                <text:p>NaN</text:p>
                <draw:g>
                  <svg:desc>'Computed Data'.B237:'Computed Data'.B252</svg:desc>
                </draw:g>
              </table:table-cell>
              <table:table-cell office:value-type="float" office:value="NaN">
                <text:p>NaN</text:p>
                <draw:g>
                  <svg:desc>'Computed Data'.C237:'Computed Data'.C252</svg:desc>
                </draw:g>
              </table:table-cell>
              <table:table-cell office:value-type="float" office:value="NaN">
                <text:p>NaN</text:p>
                <draw:g>
                  <svg:desc>'Computed Data'.D237:'Computed Data'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739">
                <text:p>2739</text:p>
              </table:table-cell>
              <table:table-cell office:value-type="float" office:value="10868">
                <text:p>10868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567">
                <text:p>2567</text:p>
              </table:table-cell>
              <table:table-cell office:value-type="float" office:value="9884">
                <text:p>9884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61">
                <text:p>2461</text:p>
              </table:table-cell>
              <table:table-cell office:value-type="float" office:value="9233">
                <text:p>9233</text:p>
              </table:table-cell>
              <table:table-cell office:value-type="float" office:value="5955.83333333333">
                <text:p>5955.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2410">
                <text:p>2410</text:p>
              </table:table-cell>
              <table:table-cell office:value-type="float" office:value="8854">
                <text:p>8854</text:p>
              </table:table-cell>
              <table:table-cell office:value-type="float" office:value="5772.16666666667">
                <text:p>5772.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2403">
                <text:p>2403</text:p>
              </table:table-cell>
              <table:table-cell office:value-type="float" office:value="8750">
                <text:p>8750</text:p>
              </table:table-cell>
              <table:table-cell office:value-type="float" office:value="5730.83333333333">
                <text:p>5730.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408">
                <text:p>2408</text:p>
              </table:table-cell>
              <table:table-cell office:value-type="float" office:value="8696">
                <text:p>8696</text:p>
              </table:table-cell>
              <table:table-cell office:value-type="float" office:value="5719.33333333333">
                <text:p>5719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424">
                <text:p>2424</text:p>
              </table:table-cell>
              <table:table-cell office:value-type="float" office:value="8686">
                <text:p>8686</text:p>
              </table:table-cell>
              <table:table-cell office:value-type="float" office:value="5735.83333333333">
                <text:p>5735.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450">
                <text:p>2450</text:p>
              </table:table-cell>
              <table:table-cell office:value-type="float" office:value="8716">
                <text:p>8716</text:p>
              </table:table-cell>
              <table:table-cell office:value-type="float" office:value="5777.5">
                <text:p>577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2474">
                <text:p>2474</text:p>
              </table:table-cell>
              <table:table-cell office:value-type="float" office:value="8729">
                <text:p>8729</text:p>
              </table:table-cell>
              <table:table-cell office:value-type="float" office:value="5812.16666666667">
                <text:p>5812.1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2501">
                <text:p>2501</text:p>
              </table:table-cell>
              <table:table-cell office:value-type="float" office:value="8741">
                <text:p>8741</text:p>
              </table:table-cell>
              <table:table-cell office:value-type="float" office:value="5850.16666666667">
                <text:p>5850.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2532">
                <text:p>2532</text:p>
              </table:table-cell>
              <table:table-cell office:value-type="float" office:value="8755">
                <text:p>8755</text:p>
              </table:table-cell>
              <table:table-cell office:value-type="float" office:value="5893.83333333333">
                <text:p>5893.8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2606">
                <text:p>2606</text:p>
              </table:table-cell>
              <table:table-cell office:value-type="float" office:value="8771">
                <text:p>8771</text:p>
              </table:table-cell>
              <table:table-cell office:value-type="float" office:value="5992.33333333333">
                <text:p>5992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">
                <text:p>1.8</text:p>
              </table:table-cell>
              <table:table-cell office:value-type="float" office:value="2732">
                <text:p>2732</text:p>
              </table:table-cell>
              <table:table-cell office:value-type="float" office:value="8626">
                <text:p>8626</text:p>
              </table:table-cell>
              <table:table-cell office:value-type="float" office:value="6108.33333333333">
                <text:p>6108.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812">
                <text:p>2812</text:p>
              </table:table-cell>
              <table:table-cell office:value-type="float" office:value="8267">
                <text:p>8267</text:p>
              </table:table-cell>
              <table:table-cell office:value-type="float" office:value="6099.16666666667">
                <text:p>6099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8.982cm" xlink:href=".." xlink:type="simple" chart:class="chart:scatter" chart:style-name="ch1">
        <chart:title svg:x="6.925cm" svg:y="0.315cm" chart:style-name="ch2">
          <text:p>Net Thrust</text:p>
        </chart:title>
        <chart:subtitle svg:x="6.065cm" svg:y="1.273cm" chart:style-name="ch3">
          <text:p>Pounds in afterburner</text:p>
        </chart:subtitle>
        <chart:legend chart:legend-position="end" svg:x="13.149cm" svg:y="3.196cm" style:legend-expansion="high" chart:style-name="ch4"/>
        <chart:plot-area chart:style-name="ch5" table:cell-range-address="'Engine Simulation Data'.A121:'Engine Simulation Data'.F137 'Engine Simulation Data'.B120:'Engine Simulation Data'.F120" chart:data-source-has-labels="row" svg:x="1.33cm" svg:y="2.314cm" svg:width="11.181cm" svg:height="5.508cm">
          <chartooo:coordinate-region svg:x="2.507cm" svg:y="2.513cm" svg:width="9.764cm" svg:height="4.662cm"/>
          <chart:axis chart:dimension="x" chart:name="primary-x" chart:style-name="ch6">
            <chart:title svg:x="6.479cm" svg:y="8.001cm" chart:style-name="ch7">
              <text:p>Mach</text:p>
            </chart:title>
          </chart:axis>
          <chart:axis chart:dimension="y" chart:name="primary-y" chart:style-name="ch6">
            <chart:title svg:x="0.451cm" svg:y="5.694cm" chart:style-name="ch8">
              <text:p>Pounds</text:p>
            </chart:title>
            <chart:grid chart:style-name="ch9" chart:class="major"/>
          </chart:axis>
          <chart:series chart:style-name="ch10" chart:values-cell-range-address="'Engine Simulation Data'.B121:'Engine Simulation Data'.B137" chart:label-cell-address="'Engine Simulation Data'.B120:'Engine Simulation Data'.B120" chart:class="chart:scatter">
            <chart:domain table:cell-range-address="'Engine Simulation Data'.A121:'Engine Simulation Data'.A137"/>
            <chart:data-point chart:repeated="17"/>
          </chart:series>
          <chart:series chart:style-name="ch11" chart:values-cell-range-address="'Engine Simulation Data'.C121:'Engine Simulation Data'.C137" chart:label-cell-address="'Engine Simulation Data'.C120:'Engine Simulation Data'.C120" chart:class="chart:scatter">
            <chart:data-point chart:repeated="17"/>
          </chart:series>
          <chart:series chart:style-name="ch12" chart:values-cell-range-address="'Engine Simulation Data'.D121:'Engine Simulation Data'.D137" chart:label-cell-address="'Engine Simulation Data'.D120:'Engine Simulation Data'.D120" chart:class="chart:scatter">
            <chart:data-point chart:repeated="17"/>
          </chart:series>
          <chart:series chart:style-name="ch13" chart:values-cell-range-address="'Engine Simulation Data'.E121:'Engine Simulation Data'.E137" chart:label-cell-address="'Engine Simulation Data'.E120:'Engine Simulation Data'.E120" chart:class="chart:scatter">
            <chart:data-point chart:repeated="17"/>
          </chart:series>
          <chart:series chart:style-name="ch14" chart:values-cell-range-address="'Engine Simulation Data'.F121:'Engine Simulation Data'.F137" chart:label-cell-address="'Engine Simulation Data'.F120:'Engine Simulation Data'.F120" chart:class="chart:scatter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Engine Simulation Data'.B120:'Engine Simulation Data'.B120</svg:desc>
                </draw:g>
              </table:table-cell>
              <table:table-cell office:value-type="string">
                <text:p>15,000 ft</text:p>
                <draw:g>
                  <svg:desc>'Engine Simulation Data'.C120:'Engine Simulation Data'.C120</svg:desc>
                </draw:g>
              </table:table-cell>
              <table:table-cell office:value-type="string">
                <text:p>35,000 ft</text:p>
                <draw:g>
                  <svg:desc>'Engine Simulation Data'.D120:'Engine Simulation Data'.D120</svg:desc>
                </draw:g>
              </table:table-cell>
              <table:table-cell office:value-type="string">
                <text:p>45,000 ft</text:p>
                <draw:g>
                  <svg:desc>'Engine Simulation Data'.E120:'Engine Simulation Data'.E120</svg:desc>
                </draw:g>
              </table:table-cell>
              <table:table-cell office:value-type="string">
                <text:p>55,000 ft</text:p>
                <draw:g>
                  <svg:desc>'Engine Simulation Data'.F120:'Engine Simulation Data'.F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gine Simulation Data'.A121:'Engine Simulation Data'.A137</svg:desc>
                </draw:g>
              </table:table-cell>
              <table:table-cell office:value-type="float" office:value="15663">
                <text:p>15663</text:p>
                <draw:g>
                  <svg:desc>'Engine Simulation Data'.B121:'Engine Simulation Data'.B137</svg:desc>
                </draw:g>
              </table:table-cell>
              <table:table-cell office:value-type="float" office:value="NaN">
                <text:p>NaN</text:p>
                <draw:g>
                  <svg:desc>'Engine Simulation Data'.C121:'Engine Simulation Data'.C137</svg:desc>
                </draw:g>
              </table:table-cell>
              <table:table-cell office:value-type="float" office:value="NaN">
                <text:p>NaN</text:p>
                <draw:g>
                  <svg:desc>'Engine Simulation Data'.D121:'Engine Simulation Data'.D137</svg:desc>
                </draw:g>
              </table:table-cell>
              <table:table-cell office:value-type="float" office:value="NaN">
                <text:p>NaN</text:p>
                <draw:g>
                  <svg:desc>'Engine Simulation Data'.E121:'Engine Simulation Data'.E137</svg:desc>
                </draw:g>
              </table:table-cell>
              <table:table-cell office:value-type="float" office:value="NaN">
                <text:p>NaN</text:p>
                <draw:g>
                  <svg:desc>'Engine Simulation Data'.F121:'Engine Simulation Data'.F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4986">
                <text:p>1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5134">
                <text:p>1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6068">
                <text:p>1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6836">
                <text:p>1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7812">
                <text:p>1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9008">
                <text:p>19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0434">
                <text:p>20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22009">
                <text:p>2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23768">
                <text:p>2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25732">
                <text:p>2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30293">
                <text:p>3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">
                <text:p>1.8</text:p>
              </table:table-cell>
              <table:table-cell office:value-type="float" office:value="38578">
                <text:p>3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4728">
                <text:p>4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8.998cm" xlink:href=".." xlink:type="simple" chart:class="chart:scatter" chart:style-name="ch1">
        <chart:title svg:x="6.25cm" svg:y="0.315cm" chart:style-name="ch2">
          <text:p>Coefficient of Lift</text:p>
        </chart:title>
        <chart:legend chart:legend-position="end" svg:x="13.149cm" svg:y="3.204cm" style:legend-expansion="high" chart:style-name="ch3"/>
        <chart:plot-area chart:style-name="ch4" table:cell-range-address="'Aerodynamic Coefficients'.A8:'Aerodynamic Coefficients'.F30 'Aerodynamic Coefficients'.B7:'Aerodynamic Coefficients'.F7" chart:data-source-has-labels="row" svg:x="1.33cm" svg:y="1.631cm" svg:width="11.181cm" svg:height="6.207cm">
          <chartooo:coordinate-region svg:x="1.766cm" svg:y="1.83cm" svg:width="10.505cm" svg:height="5.361cm"/>
          <chart:axis chart:dimension="x" chart:name="primary-x" chart:style-name="ch5">
            <chart:title svg:x="6.479cm" svg:y="8.017cm" chart:style-name="ch6">
              <text:p>Mach</text:p>
            </chart:title>
          </chart:axis>
          <chart:axis chart:dimension="y" chart:name="primary-y" chart:style-name="ch5">
            <chart:title svg:x="0.451cm" svg:y="5.413cm" chart:style-name="ch7">
              <text:p>CLalpha</text:p>
            </chart:title>
            <chart:grid chart:style-name="ch8" chart:class="major"/>
          </chart:axis>
          <chart:series chart:style-name="ch9" chart:values-cell-range-address="'Aerodynamic Coefficients'.B8:'Aerodynamic Coefficients'.B30" chart:label-cell-address="'Aerodynamic Coefficients'.B7:'Aerodynamic Coefficients'.B7" chart:class="chart:scatter">
            <chart:domain table:cell-range-address="'Aerodynamic Coefficients'.A8:'Aerodynamic Coefficients'.A30"/>
            <chart:data-point chart:repeated="23"/>
          </chart:series>
          <chart:series chart:style-name="ch10" chart:values-cell-range-address="'Aerodynamic Coefficients'.C8:'Aerodynamic Coefficients'.C30" chart:label-cell-address="'Aerodynamic Coefficients'.C7:'Aerodynamic Coefficients'.C7" chart:class="chart:scatter">
            <chart:data-point chart:repeated="23"/>
          </chart:series>
          <chart:series chart:style-name="ch11" chart:values-cell-range-address="'Aerodynamic Coefficients'.D8:'Aerodynamic Coefficients'.D30" chart:label-cell-address="'Aerodynamic Coefficients'.D7:'Aerodynamic Coefficients'.D7" chart:class="chart:scatter">
            <chart:data-point chart:repeated="23"/>
          </chart:series>
          <chart:series chart:style-name="ch12" chart:values-cell-range-address="'Aerodynamic Coefficients'.E8:'Aerodynamic Coefficients'.E30" chart:label-cell-address="'Aerodynamic Coefficients'.E7:'Aerodynamic Coefficients'.E7" chart:class="chart:scatter">
            <chart:data-point chart:repeated="23"/>
          </chart:series>
          <chart:series chart:style-name="ch13" chart:values-cell-range-address="'Aerodynamic Coefficients'.F8:'Aerodynamic Coefficients'.F30" chart:label-cell-address="'Aerodynamic Coefficients'.F7:'Aerodynamic Coefficients'.F7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7:'Aerodynamic Coefficients'.B7</svg:desc>
                </draw:g>
              </table:table-cell>
              <table:table-cell office:value-type="string">
                <text:p>15,000 ft</text:p>
                <draw:g>
                  <svg:desc>'Aerodynamic Coefficients'.C7:'Aerodynamic Coefficients'.C7</svg:desc>
                </draw:g>
              </table:table-cell>
              <table:table-cell office:value-type="string">
                <text:p>35,000 ft</text:p>
                <draw:g>
                  <svg:desc>'Aerodynamic Coefficients'.D7:'Aerodynamic Coefficients'.D7</svg:desc>
                </draw:g>
              </table:table-cell>
              <table:table-cell office:value-type="string">
                <text:p>45,000 ft</text:p>
                <draw:g>
                  <svg:desc>'Aerodynamic Coefficients'.E7:'Aerodynamic Coefficients'.E7</svg:desc>
                </draw:g>
              </table:table-cell>
              <table:table-cell office:value-type="string">
                <text:p>55,000 ft</text:p>
                <draw:g>
                  <svg:desc>'Aerodynamic Coefficients'.F7:'Aerodynamic Coefficients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8:'Aerodynamic Coefficients'.A30</svg:desc>
                </draw:g>
              </table:table-cell>
              <table:table-cell office:value-type="float" office:value="0.5">
                <text:p>0.5</text:p>
                <draw:g>
                  <svg:desc>'Aerodynamic Coefficients'.B8:'Aerodynamic Coefficients'.B30</svg:desc>
                </draw:g>
              </table:table-cell>
              <table:table-cell office:value-type="float" office:value="NaN">
                <text:p>NaN</text:p>
                <draw:g>
                  <svg:desc>'Aerodynamic Coefficients'.C8:'Aerodynamic Coefficients'.C30</svg:desc>
                </draw:g>
              </table:table-cell>
              <table:table-cell office:value-type="float" office:value="NaN">
                <text:p>NaN</text:p>
                <draw:g>
                  <svg:desc>'Aerodynamic Coefficients'.D8:'Aerodynamic Coefficients'.D30</svg:desc>
                </draw:g>
              </table:table-cell>
              <table:table-cell office:value-type="float" office:value="NaN">
                <text:p>NaN</text:p>
                <draw:g>
                  <svg:desc>'Aerodynamic Coefficients'.E8:'Aerodynamic Coefficients'.E30</svg:desc>
                </draw:g>
              </table:table-cell>
              <table:table-cell office:value-type="float" office:value="NaN">
                <text:p>NaN</text:p>
                <draw:g>
                  <svg:desc>'Aerodynamic Coefficients'.F8:'Aerodynamic Coefficients'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9">
                <text:p>3.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5">
                <text:p>1.975</text:p>
              </table:table-cell>
              <table:table-cell office:value-type="float" office:value="1.975">
                <text:p>1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98cm" xlink:href=".." xlink:type="simple" chart:class="chart:scatter" chart:style-name="ch1">
        <chart:title svg:x="5.284cm" svg:y="0.315cm" chart:style-name="ch2">
          <text:p>Maximum Coefficient of Lift</text:p>
        </chart:title>
        <chart:legend chart:legend-position="end" svg:x="13.149cm" svg:y="2.955cm" style:legend-expansion="high" chart:style-name="ch3"/>
        <chart:plot-area chart:style-name="ch4" table:cell-range-address="'Aerodynamic Coefficients'.A35:'Aerodynamic Coefficients'.G57 'Aerodynamic Coefficients'.B34:'Aerodynamic Coefficients'.G34" chart:data-source-has-labels="row" svg:x="1.33cm" svg:y="1.631cm" svg:width="11.181cm" svg:height="6.207cm">
          <chartooo:coordinate-region svg:x="2.242cm" svg:y="1.83cm" svg:width="10.03cm" svg:height="5.361cm"/>
          <chart:axis chart:dimension="x" chart:name="primary-x" chart:style-name="ch5">
            <chart:title svg:x="6.479cm" svg:y="8.017cm" chart:style-name="ch6">
              <text:p>Mach</text:p>
            </chart:title>
          </chart:axis>
          <chart:axis chart:dimension="y" chart:name="primary-y" chart:style-name="ch7">
            <chart:title svg:x="0.451cm" svg:y="5.003cm" chart:style-name="ch8">
              <text:p>CL</text:p>
            </chart:title>
            <chart:grid chart:style-name="ch9" chart:class="major"/>
          </chart:axis>
          <chart:series chart:style-name="ch10" chart:values-cell-range-address="'Aerodynamic Coefficients'.B35:'Aerodynamic Coefficients'.B57" chart:label-cell-address="'Aerodynamic Coefficients'.B34:'Aerodynamic Coefficients'.B34" chart:class="chart:scatter">
            <chart:domain table:cell-range-address="'Aerodynamic Coefficients'.A35:'Aerodynamic Coefficients'.A57"/>
            <chart:data-point chart:repeated="23"/>
          </chart:series>
          <chart:series chart:style-name="ch11" chart:values-cell-range-address="'Aerodynamic Coefficients'.C35:'Aerodynamic Coefficients'.C57" chart:label-cell-address="'Aerodynamic Coefficients'.C34:'Aerodynamic Coefficients'.C34" chart:class="chart:scatter">
            <chart:data-point chart:repeated="23"/>
          </chart:series>
          <chart:series chart:style-name="ch12" chart:values-cell-range-address="'Aerodynamic Coefficients'.D35:'Aerodynamic Coefficients'.D57" chart:label-cell-address="'Aerodynamic Coefficients'.D34:'Aerodynamic Coefficients'.D34" chart:class="chart:scatter">
            <chart:data-point chart:repeated="23"/>
          </chart:series>
          <chart:series chart:style-name="ch13" chart:values-cell-range-address="'Aerodynamic Coefficients'.E35:'Aerodynamic Coefficients'.E57" chart:label-cell-address="'Aerodynamic Coefficients'.E34:'Aerodynamic Coefficients'.E34" chart:class="chart:scatter">
            <chart:data-point chart:repeated="23"/>
          </chart:series>
          <chart:series chart:style-name="ch14" chart:values-cell-range-address="'Aerodynamic Coefficients'.F35:'Aerodynamic Coefficients'.F57" chart:label-cell-address="'Aerodynamic Coefficients'.F34:'Aerodynamic Coefficients'.F34" chart:class="chart:scatter">
            <chart:data-point chart:repeated="23"/>
          </chart:series>
          <chart:series chart:style-name="ch15" chart:values-cell-range-address="'Aerodynamic Coefficients'.G35:'Aerodynamic Coefficients'.G57" chart:label-cell-address="'Aerodynamic Coefficients'.G34:'Aerodynamic Coefficients'.G34" chart:class="chart:scatte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34:'Aerodynamic Coefficients'.B34</svg:desc>
                </draw:g>
              </table:table-cell>
              <table:table-cell office:value-type="string">
                <text:p>15,000 ft</text:p>
                <draw:g>
                  <svg:desc>'Aerodynamic Coefficients'.C34:'Aerodynamic Coefficients'.C34</svg:desc>
                </draw:g>
              </table:table-cell>
              <table:table-cell office:value-type="string">
                <text:p>35,000 ft</text:p>
                <draw:g>
                  <svg:desc>'Aerodynamic Coefficients'.D34:'Aerodynamic Coefficients'.D34</svg:desc>
                </draw:g>
              </table:table-cell>
              <table:table-cell office:value-type="string">
                <text:p>45,000 ft</text:p>
                <draw:g>
                  <svg:desc>'Aerodynamic Coefficients'.E34:'Aerodynamic Coefficients'.E34</svg:desc>
                </draw:g>
              </table:table-cell>
              <table:table-cell office:value-type="string">
                <text:p>55,000 ft</text:p>
                <draw:g>
                  <svg:desc>'Aerodynamic Coefficients'.F34:'Aerodynamic Coefficients'.F34</svg:desc>
                </draw:g>
              </table:table-cell>
              <table:table-cell office:value-type="string">
                <text:p>CLmax</text:p>
                <draw:g>
                  <svg:desc>'Aerodynamic Coefficients'.G34:'Aerodynamic Coefficients'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35:'Aerodynamic Coefficients'.A57</svg:desc>
                </draw:g>
              </table:table-cell>
              <table:table-cell office:value-type="float" office:value="NaN">
                <text:p>NaN</text:p>
                <draw:g>
                  <svg:desc>'Aerodynamic Coefficients'.B35:'Aerodynamic Coefficients'.B57</svg:desc>
                </draw:g>
              </table:table-cell>
              <table:table-cell office:value-type="float" office:value="NaN">
                <text:p>NaN</text:p>
                <draw:g>
                  <svg:desc>'Aerodynamic Coefficients'.C35:'Aerodynamic Coefficients'.C57</svg:desc>
                </draw:g>
              </table:table-cell>
              <table:table-cell office:value-type="float" office:value="NaN">
                <text:p>NaN</text:p>
                <draw:g>
                  <svg:desc>'Aerodynamic Coefficients'.D35:'Aerodynamic Coefficients'.D57</svg:desc>
                </draw:g>
              </table:table-cell>
              <table:table-cell office:value-type="float" office:value="NaN">
                <text:p>NaN</text:p>
                <draw:g>
                  <svg:desc>'Aerodynamic Coefficients'.E35:'Aerodynamic Coefficients'.E57</svg:desc>
                </draw:g>
              </table:table-cell>
              <table:table-cell office:value-type="float" office:value="NaN">
                <text:p>NaN</text:p>
                <draw:g>
                  <svg:desc>'Aerodynamic Coefficients'.F35:'Aerodynamic Coefficients'.F57</svg:desc>
                </draw:g>
              </table:table-cell>
              <table:table-cell office:value-type="float" office:value="0.8">
                <text:p>0.8</text:p>
                <draw:g>
                  <svg:desc>'Aerodynamic Coefficients'.G35:'Aerodynamic Coefficients'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748">
                <text:p>0.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5cm" svg:height="8.997cm" xlink:href=".." xlink:type="simple" chart:class="chart:scatter" chart:style-name="ch1">
        <chart:title svg:x="5.139cm" svg:y="0.315cm" chart:style-name="ch2">
          <text:p>Minimum Coefficient of Drag</text:p>
        </chart:title>
        <chart:legend chart:legend-position="end" svg:x="13.149cm" svg:y="2.954cm" style:legend-expansion="high" chart:style-name="ch3"/>
        <chart:plot-area chart:style-name="ch4" table:cell-range-address="'Aerodynamic Coefficients'.A62:'Aerodynamic Coefficients'.G84 'Aerodynamic Coefficients'.B61:'Aerodynamic Coefficients'.G61" chart:data-source-has-labels="row" svg:x="1.33cm" svg:y="1.631cm" svg:width="11.181cm" svg:height="6.206cm">
          <chartooo:coordinate-region svg:x="2.242cm" svg:y="1.83cm" svg:width="10.03cm" svg:height="5.36cm"/>
          <chart:axis chart:dimension="x" chart:name="primary-x" chart:style-name="ch5">
            <chart:title svg:x="6.479cm" svg:y="8.016cm" chart:style-name="ch6">
              <text:p>Mach</text:p>
            </chart:title>
          </chart:axis>
          <chart:axis chart:dimension="y" chart:name="primary-y" chart:style-name="ch7">
            <chart:title svg:x="0.451cm" svg:y="5.029cm" chart:style-name="ch8">
              <text:p>CD</text:p>
            </chart:title>
            <chart:grid chart:style-name="ch9" chart:class="major"/>
          </chart:axis>
          <chart:series chart:style-name="ch10" chart:values-cell-range-address="'Aerodynamic Coefficients'.B62:'Aerodynamic Coefficients'.B84" chart:label-cell-address="'Aerodynamic Coefficients'.B61:'Aerodynamic Coefficients'.B61" chart:class="chart:scatter">
            <chart:domain table:cell-range-address="'Aerodynamic Coefficients'.A62:'Aerodynamic Coefficients'.A84"/>
            <chart:data-point chart:repeated="23"/>
          </chart:series>
          <chart:series chart:style-name="ch11" chart:values-cell-range-address="'Aerodynamic Coefficients'.C62:'Aerodynamic Coefficients'.C84" chart:label-cell-address="'Aerodynamic Coefficients'.C61:'Aerodynamic Coefficients'.C61" chart:class="chart:scatter">
            <chart:data-point chart:repeated="23"/>
          </chart:series>
          <chart:series chart:style-name="ch12" chart:values-cell-range-address="'Aerodynamic Coefficients'.D62:'Aerodynamic Coefficients'.D84" chart:label-cell-address="'Aerodynamic Coefficients'.D61:'Aerodynamic Coefficients'.D61" chart:class="chart:scatter">
            <chart:data-point chart:repeated="23"/>
          </chart:series>
          <chart:series chart:style-name="ch13" chart:values-cell-range-address="'Aerodynamic Coefficients'.E62:'Aerodynamic Coefficients'.E84" chart:label-cell-address="'Aerodynamic Coefficients'.E61:'Aerodynamic Coefficients'.E61" chart:class="chart:scatter">
            <chart:data-point chart:repeated="23"/>
          </chart:series>
          <chart:series chart:style-name="ch14" chart:values-cell-range-address="'Aerodynamic Coefficients'.F62:'Aerodynamic Coefficients'.F84" chart:label-cell-address="'Aerodynamic Coefficients'.F61:'Aerodynamic Coefficients'.F61" chart:class="chart:scatter">
            <chart:data-point chart:repeated="23"/>
          </chart:series>
          <chart:series chart:style-name="ch15" chart:values-cell-range-address="'Aerodynamic Coefficients'.G62:'Aerodynamic Coefficients'.G84" chart:label-cell-address="'Aerodynamic Coefficients'.G61:'Aerodynamic Coefficients'.G61" chart:class="chart:scatter"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61:'Aerodynamic Coefficients'.B61</svg:desc>
                </draw:g>
              </table:table-cell>
              <table:table-cell office:value-type="string">
                <text:p>15,000 ft</text:p>
                <draw:g>
                  <svg:desc>'Aerodynamic Coefficients'.C61:'Aerodynamic Coefficients'.C61</svg:desc>
                </draw:g>
              </table:table-cell>
              <table:table-cell office:value-type="string">
                <text:p>35,000 ft</text:p>
                <draw:g>
                  <svg:desc>'Aerodynamic Coefficients'.D61:'Aerodynamic Coefficients'.D61</svg:desc>
                </draw:g>
              </table:table-cell>
              <table:table-cell office:value-type="string">
                <text:p>45,000 ft</text:p>
                <draw:g>
                  <svg:desc>'Aerodynamic Coefficients'.E61:'Aerodynamic Coefficients'.E61</svg:desc>
                </draw:g>
              </table:table-cell>
              <table:table-cell office:value-type="string">
                <text:p>55,000 ft</text:p>
                <draw:g>
                  <svg:desc>'Aerodynamic Coefficients'.F61:'Aerodynamic Coefficients'.F61</svg:desc>
                </draw:g>
              </table:table-cell>
              <table:table-cell office:value-type="string">
                <text:p>CDmin</text:p>
                <draw:g>
                  <svg:desc>'Aerodynamic Coefficients'.G61:'Aerodynamic Coefficients'.G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62:'Aerodynamic Coefficients'.A84</svg:desc>
                </draw:g>
              </table:table-cell>
              <table:table-cell office:value-type="float" office:value="NaN">
                <text:p>NaN</text:p>
                <draw:g>
                  <svg:desc>'Aerodynamic Coefficients'.B62:'Aerodynamic Coefficients'.B84</svg:desc>
                </draw:g>
              </table:table-cell>
              <table:table-cell office:value-type="float" office:value="NaN">
                <text:p>NaN</text:p>
                <draw:g>
                  <svg:desc>'Aerodynamic Coefficients'.C62:'Aerodynamic Coefficients'.C84</svg:desc>
                </draw:g>
              </table:table-cell>
              <table:table-cell office:value-type="float" office:value="NaN">
                <text:p>NaN</text:p>
                <draw:g>
                  <svg:desc>'Aerodynamic Coefficients'.D62:'Aerodynamic Coefficients'.D84</svg:desc>
                </draw:g>
              </table:table-cell>
              <table:table-cell office:value-type="float" office:value="NaN">
                <text:p>NaN</text:p>
                <draw:g>
                  <svg:desc>'Aerodynamic Coefficients'.E62:'Aerodynamic Coefficients'.E84</svg:desc>
                </draw:g>
              </table:table-cell>
              <table:table-cell office:value-type="float" office:value="NaN">
                <text:p>NaN</text:p>
                <draw:g>
                  <svg:desc>'Aerodynamic Coefficients'.F62:'Aerodynamic Coefficients'.F84</svg:desc>
                </draw:g>
              </table:table-cell>
              <table:table-cell office:value-type="float" office:value="0.015">
                <text:p>0.015</text:p>
                <draw:g>
                  <svg:desc>'Aerodynamic Coefficients'.G62:'Aerodynamic Coefficients'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21">
                <text:p>0.021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5">
                <text:p>0.05</text:p>
              </table:table-cell>
              <table:table-cell office:value-type="float" office:value="0.075">
                <text:p>0.075</text:p>
              </table:table-cell>
              <table:table-cell office:value-type="float" office:value="0.14">
                <text:p>0.1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48">
                <text:p>0.048</text:p>
              </table:table-cell>
              <table:table-cell office:value-type="float" office:value="0.048">
                <text:p>0.048</text:p>
              </table:table-cell>
              <table:table-cell office:value-type="float" office:value="0.065">
                <text:p>0.065</text:p>
              </table:table-cell>
              <table:table-cell office:value-type="float" office:value="0.075">
                <text:p>0.075</text:p>
              </table:table-cell>
              <table:table-cell office:value-type="float" office:value="0.1">
                <text:p>0.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0.065">
                <text:p>0.065</text:p>
              </table:table-cell>
              <table:table-cell office:value-type="float" office:value="0.08">
                <text:p>0.0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5">
                <text:p>0.055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  <table:table-cell office:value-type="float" office:value="0.065">
                <text:p>0.06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049">
                <text:p>0.049</text:p>
              </table:table-cell>
              <table:table-cell office:value-type="float" office:value="0.055">
                <text:p>0.05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  <table:table-cell office:value-type="float" office:value="0.048">
                <text:p>0.048</text:p>
              </table:table-cell>
              <table:table-cell office:value-type="float" office:value="0.052">
                <text:p>0.05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  <table:table-cell office:value-type="float" office:value="0.0475">
                <text:p>0.04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8.997cm" xlink:href=".." xlink:type="simple" chart:class="chart:scatter" chart:style-name="ch1">
        <chart:title svg:x="3.565cm" svg:y="0.315cm" chart:style-name="ch2">
          <text:p>Aileron Control Power Coefficient (Cl delta a)</text:p>
        </chart:title>
        <chart:legend chart:legend-position="end" svg:x="13.149cm" svg:y="3.203cm" style:legend-expansion="high" chart:style-name="ch3"/>
        <chart:plot-area chart:style-name="ch4" table:cell-range-address="'Aerodynamic Coefficients'.A89:'Aerodynamic Coefficients'.F111 'Aerodynamic Coefficients'.B88:'Aerodynamic Coefficients'.F88" chart:data-source-has-labels="row" svg:x="1.33cm" svg:y="1.631cm" svg:width="11.181cm" svg:height="6.206cm">
          <chartooo:coordinate-region svg:x="2.242cm" svg:y="1.83cm" svg:width="10.03cm" svg:height="5.36cm"/>
          <chart:axis chart:dimension="x" chart:name="primary-x" chart:style-name="ch5">
            <chart:title svg:x="6.479cm" svg:y="8.016cm" chart:style-name="ch6">
              <text:p>Mach</text:p>
            </chart:title>
          </chart:axis>
          <chart:axis chart:dimension="y" chart:name="primary-y" chart:style-name="ch5">
            <chart:title svg:x="0.451cm" svg:y="5.479cm" chart:style-name="ch7">
              <text:p>Cl delta a</text:p>
            </chart:title>
            <chart:grid chart:style-name="ch8" chart:class="major"/>
          </chart:axis>
          <chart:series chart:style-name="ch9" chart:values-cell-range-address="'Aerodynamic Coefficients'.B89:'Aerodynamic Coefficients'.B111" chart:label-cell-address="'Aerodynamic Coefficients'.B88:'Aerodynamic Coefficients'.B88" chart:class="chart:scatter">
            <chart:domain table:cell-range-address="'Aerodynamic Coefficients'.A89:'Aerodynamic Coefficients'.A111"/>
            <chart:data-point chart:repeated="23"/>
          </chart:series>
          <chart:series chart:style-name="ch10" chart:values-cell-range-address="'Aerodynamic Coefficients'.C89:'Aerodynamic Coefficients'.C111" chart:label-cell-address="'Aerodynamic Coefficients'.C88:'Aerodynamic Coefficients'.C88" chart:class="chart:scatter">
            <chart:data-point chart:repeated="23"/>
          </chart:series>
          <chart:series chart:style-name="ch11" chart:values-cell-range-address="'Aerodynamic Coefficients'.D89:'Aerodynamic Coefficients'.D111" chart:label-cell-address="'Aerodynamic Coefficients'.D88:'Aerodynamic Coefficients'.D88" chart:class="chart:scatter">
            <chart:data-point chart:repeated="23"/>
          </chart:series>
          <chart:series chart:style-name="ch12" chart:values-cell-range-address="'Aerodynamic Coefficients'.E89:'Aerodynamic Coefficients'.E111" chart:label-cell-address="'Aerodynamic Coefficients'.E88:'Aerodynamic Coefficients'.E88" chart:class="chart:scatter">
            <chart:data-point chart:repeated="23"/>
          </chart:series>
          <chart:series chart:style-name="ch13" chart:values-cell-range-address="'Aerodynamic Coefficients'.F89:'Aerodynamic Coefficients'.F111" chart:label-cell-address="'Aerodynamic Coefficients'.F88:'Aerodynamic Coefficients'.F88" chart:class="chart:scatter"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a Level</text:p>
                <draw:g>
                  <svg:desc>'Aerodynamic Coefficients'.B88:'Aerodynamic Coefficients'.B88</svg:desc>
                </draw:g>
              </table:table-cell>
              <table:table-cell office:value-type="string">
                <text:p>15,000 ft</text:p>
                <draw:g>
                  <svg:desc>'Aerodynamic Coefficients'.C88:'Aerodynamic Coefficients'.C88</svg:desc>
                </draw:g>
              </table:table-cell>
              <table:table-cell office:value-type="string">
                <text:p>35,000 ft</text:p>
                <draw:g>
                  <svg:desc>'Aerodynamic Coefficients'.D88:'Aerodynamic Coefficients'.D88</svg:desc>
                </draw:g>
              </table:table-cell>
              <table:table-cell office:value-type="string">
                <text:p>45,000 ft</text:p>
                <draw:g>
                  <svg:desc>'Aerodynamic Coefficients'.E88:'Aerodynamic Coefficients'.E88</svg:desc>
                </draw:g>
              </table:table-cell>
              <table:table-cell office:value-type="string">
                <text:p>55,000 ft</text:p>
                <draw:g>
                  <svg:desc>'Aerodynamic Coefficients'.F88:'Aerodynamic Coefficients'.F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erodynamic Coefficients'.A89:'Aerodynamic Coefficients'.A111</svg:desc>
                </draw:g>
              </table:table-cell>
              <table:table-cell office:value-type="float" office:value="0.049">
                <text:p>0.049</text:p>
                <draw:g>
                  <svg:desc>'Aerodynamic Coefficients'.B89:'Aerodynamic Coefficients'.B111</svg:desc>
                </draw:g>
              </table:table-cell>
              <table:table-cell office:value-type="float" office:value="NaN">
                <text:p>NaN</text:p>
                <draw:g>
                  <svg:desc>'Aerodynamic Coefficients'.C89:'Aerodynamic Coefficients'.C111</svg:desc>
                </draw:g>
              </table:table-cell>
              <table:table-cell office:value-type="float" office:value="NaN">
                <text:p>NaN</text:p>
                <draw:g>
                  <svg:desc>'Aerodynamic Coefficients'.D89:'Aerodynamic Coefficients'.D111</svg:desc>
                </draw:g>
              </table:table-cell>
              <table:table-cell office:value-type="float" office:value="NaN">
                <text:p>NaN</text:p>
                <draw:g>
                  <svg:desc>'Aerodynamic Coefficients'.E89:'Aerodynamic Coefficients'.E111</svg:desc>
                </draw:g>
              </table:table-cell>
              <table:table-cell office:value-type="float" office:value="NaN">
                <text:p>NaN</text:p>
                <draw:g>
                  <svg:desc>'Aerodynamic Coefficients'.F89:'Aerodynamic Coefficients'.F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